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2807in" svg:y="29.2366in">
            <draw:object draw:notify-on-update-of-ranges="Sheet1.A5:Sheet1.A201 Sheet1.I5:Sheet1.I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E/dx</text:p>
          </table:table-cell>
          <table:table-cell office:value-type="string" calcext:value-type="string">
            <text:p>(F/RT)*x*(1-x)*dE/dx</text:p>
          </table:table-cell>
          <table:table-cell table:number-columns-repeated="2"/>
          <table:table-cell table:style-name="Default" office:value-type="string" calcext:value-type="string">
            <text:p>*Do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56345908" calcext:value-type="float">
            <text:p>3.9756345908</text:p>
          </table:table-cell>
          <table:table-cell table:number-columns-repeated="4"/>
          <table:table-cell office:value-type="float" office:value="0.00000000000001" calcext:value-type="float">
            <text:p>1.00E-014</text:p>
          </table:table-cell>
          <table:table-cell table:number-columns-repeated="2"/>
        </table:table-row>
        <table:table-row table:style-name="ro1">
          <table:table-cell office:value-type="float" office:value="0.0060150754" calcext:value-type="float">
            <text:p>0.0060150754</text:p>
          </table:table-cell>
          <table:table-cell office:value-type="float" office:value="3.8739042467" calcext:value-type="float">
            <text:p>3.8739042467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0110301508" calcext:value-type="float">
            <text:p>0.0110301508</text:p>
          </table:table-cell>
          <table:table-cell office:value-type="float" office:value="3.7701699768" calcext:value-type="float">
            <text:p>3.7701699768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0.0160452261" calcext:value-type="float">
            <text:p>0.0160452261</text:p>
          </table:table-cell>
          <table:table-cell office:value-type="float" office:value="3.6671742892" calcext:value-type="float">
            <text:p>3.6671742892</text:p>
          </table:table-cell>
          <table:table-cell table:formula="of:=([.B8]-[.B2])/([.A8]-[.A2])" office:value-type="float" office:value="-16.0694745216042" calcext:value-type="float">
            <text:p>-16.0694745216</text:p>
          </table:table-cell>
          <table:table-cell table:formula="of:=[.C5]*[.A5]*(1-[.A5])*96485/8.314/298.15" office:value-type="float" office:value="-9.8750117527008" calcext:value-type="float">
            <text:p>-9.8750117527</text:p>
          </table:table-cell>
          <table:table-cell table:formula="of:=ABS([.D5])" office:value-type="float" office:value="9.8750117527008" calcext:value-type="float">
            <text:p>9.8750117527</text:p>
          </table:table-cell>
          <table:table-cell office:value-type="float" office:value="1" calcext:value-type="float">
            <text:p>1</text:p>
          </table:table-cell>
          <table:table-cell table:formula="of:=[.E5]*[.F5]*[.$G$2]" office:value-type="float" office:value="0.000000000000098750117527008" calcext:value-type="float">
            <text:p>9.88E-014</text:p>
          </table:table-cell>
          <table:table-cell table:formula="of:=ABS([.C5]*96485/8.314/298.15*[.A5])" office:value-type="float" office:value="10.0360423208886" calcext:value-type="float">
            <text:p>10.0360423209</text:p>
          </table:table-cell>
          <table:table-cell table:formula="of:=[.$G$2]*[.H5]" office:value-type="float" office:value="0.000000000000100360423208886" calcext:value-type="float">
            <text:p>1.00360423208886E-013</text:p>
          </table:table-cell>
        </table:table-row>
        <table:table-row table:style-name="ro1">
          <table:table-cell office:value-type="float" office:value="0.0210603015" calcext:value-type="float">
            <text:p>0.0210603015</text:p>
          </table:table-cell>
          <table:table-cell office:value-type="float" office:value="3.5699952062" calcext:value-type="float">
            <text:p>3.5699952062</text:p>
          </table:table-cell>
          <table:table-cell table:formula="of:=([.B9]-[.B3])/([.A9]-[.A3])" office:value-type="float" office:value="-13.6166310421882" calcext:value-type="float">
            <text:p>-13.6166310422</text:p>
          </table:table-cell>
          <table:table-cell table:formula="of:=[.C6]*[.A6]*(1-[.A6])*96485/8.314/298.15" office:value-type="float" office:value="-10.9271061536212" calcext:value-type="float">
            <text:p>-10.9271061536</text:p>
          </table:table-cell>
          <table:table-cell table:formula="of:=ABS([.D6])" office:value-type="float" office:value="10.9271061536212" calcext:value-type="float">
            <text:p>10.9271061536</text:p>
          </table:table-cell>
          <table:table-cell office:value-type="float" office:value="1" calcext:value-type="float">
            <text:p>1</text:p>
          </table:table-cell>
          <table:table-cell table:formula="of:=[.E6]*[.F6]*[.$G$2]" office:value-type="float" office:value="0.000000000000109271061536212" calcext:value-type="float">
            <text:p>1.09E-013</text:p>
          </table:table-cell>
          <table:table-cell table:formula="of:=ABS([.C6]*96485/8.314/298.15*[.A6])" office:value-type="float" office:value="11.1621851380269" calcext:value-type="float">
            <text:p>11.162185138</text:p>
          </table:table-cell>
          <table:table-cell table:formula="of:=[.$G$2]*[.H6]" office:value-type="float" office:value="0.000000000000111621851380269" calcext:value-type="float">
            <text:p>1.11621851380269E-013</text:p>
          </table:table-cell>
        </table:table-row>
        <table:table-row table:style-name="ro1">
          <table:table-cell office:value-type="float" office:value="0.0260753769" calcext:value-type="float">
            <text:p>0.0260753769</text:p>
          </table:table-cell>
          <table:table-cell office:value-type="float" office:value="3.5008653063" calcext:value-type="float">
            <text:p>3.5008653063</text:p>
          </table:table-cell>
          <table:table-cell table:formula="of:=([.B10]-[.B4])/([.A10]-[.A4])" office:value-type="float" office:value="-10.4734133506973" calcext:value-type="float">
            <text:p>-10.4734133507</text:p>
          </table:table-cell>
          <table:table-cell table:formula="of:=[.C7]*[.A7]*(1-[.A7])*96485/8.314/298.15" office:value-type="float" office:value="-10.3528316490797" calcext:value-type="float">
            <text:p>-10.3528316491</text:p>
          </table:table-cell>
          <table:table-cell table:formula="of:=ABS([.D7])" office:value-type="float" office:value="10.3528316490797" calcext:value-type="float">
            <text:p>10.3528316491</text:p>
          </table:table-cell>
          <table:table-cell office:value-type="float" office:value="1" calcext:value-type="float">
            <text:p>1</text:p>
          </table:table-cell>
          <table:table-cell table:formula="of:=[.E7]*[.F7]*[.$G$2]" office:value-type="float" office:value="0.000000000000103528316490797" calcext:value-type="float">
            <text:p>1.04E-013</text:p>
          </table:table-cell>
          <table:table-cell table:formula="of:=ABS([.C7]*96485/8.314/298.15*[.A7])" office:value-type="float" office:value="10.6300132510529" calcext:value-type="float">
            <text:p>10.6300132511</text:p>
          </table:table-cell>
          <table:table-cell table:formula="of:=[.$G$2]*[.H7]" office:value-type="float" office:value="0.000000000000106300132510529" calcext:value-type="float">
            <text:p>1.06300132510529E-013</text:p>
          </table:table-cell>
        </table:table-row>
        <table:table-row table:style-name="ro1">
          <table:table-cell office:value-type="float" office:value="0.0310904523" calcext:value-type="float">
            <text:p>0.0310904523</text:p>
          </table:table-cell>
          <table:table-cell office:value-type="float" office:value="3.4760273597" calcext:value-type="float">
            <text:p>3.4760273597</text:p>
          </table:table-cell>
          <table:table-cell table:formula="of:=([.B11]-[.B5])/([.A11]-[.A5])" office:value-type="float" office:value="-7.3236077046273" calcext:value-type="float">
            <text:p>-7.3236077046</text:p>
          </table:table-cell>
          <table:table-cell table:formula="of:=[.C8]*[.A8]*(1-[.A8])*96485/8.314/298.15" office:value-type="float" office:value="-8.58717504535174" calcext:value-type="float">
            <text:p>-8.5871750454</text:p>
          </table:table-cell>
          <table:table-cell table:formula="of:=ABS([.D8])" office:value-type="float" office:value="8.58717504535174" calcext:value-type="float">
            <text:p>8.5871750454</text:p>
          </table:table-cell>
          <table:table-cell office:value-type="float" office:value="1" calcext:value-type="float">
            <text:p>1</text:p>
          </table:table-cell>
          <table:table-cell table:formula="of:=[.E8]*[.F8]*[.$G$2]" office:value-type="float" office:value="0.0000000000000858717504535174" calcext:value-type="float">
            <text:p>8.59E-014</text:p>
          </table:table-cell>
          <table:table-cell table:formula="of:=ABS([.C8]*96485/8.314/298.15*[.A8])" office:value-type="float" office:value="8.86272105145006" calcext:value-type="float">
            <text:p>8.8627210515</text:p>
          </table:table-cell>
          <table:table-cell table:formula="of:=[.$G$2]*[.H8]" office:value-type="float" office:value="0.0000000000000886272105145006" calcext:value-type="float">
            <text:p>8.86272105145006E-014</text:p>
          </table:table-cell>
        </table:table-row>
        <table:table-row table:style-name="ro1">
          <table:table-cell office:value-type="float" office:value="0.0361055276" calcext:value-type="float">
            <text:p>0.0361055276</text:p>
          </table:table-cell>
          <table:table-cell office:value-type="float" office:value="3.4641736612" calcext:value-type="float">
            <text:p>3.4641736612</text:p>
          </table:table-cell>
          <table:table-cell table:formula="of:=([.B12]-[.B6])/([.A12]-[.A6])" office:value-type="float" office:value="-4.2977704525897" calcext:value-type="float">
            <text:p>-4.2977704526</text:p>
          </table:table-cell>
          <table:table-cell table:formula="of:=[.C9]*[.A9]*(1-[.A9])*96485/8.314/298.15" office:value-type="float" office:value="-5.82185478286309" calcext:value-type="float">
            <text:p>-5.8218547829</text:p>
          </table:table-cell>
          <table:table-cell table:formula="of:=ABS([.D9])" office:value-type="float" office:value="5.82185478286309" calcext:value-type="float">
            <text:p>5.8218547829</text:p>
          </table:table-cell>
          <table:table-cell office:value-type="float" office:value="1" calcext:value-type="float">
            <text:p>1</text:p>
          </table:table-cell>
          <table:table-cell table:formula="of:=[.E9]*[.F9]*[.$G$2]" office:value-type="float" office:value="0.000000000000058218547828631" calcext:value-type="float">
            <text:p>5.82E-014</text:p>
          </table:table-cell>
          <table:table-cell table:formula="of:=ABS([.C9]*96485/8.314/298.15*[.A9])" office:value-type="float" office:value="6.03992962877696" calcext:value-type="float">
            <text:p>6.0399296288</text:p>
          </table:table-cell>
          <table:table-cell table:formula="of:=[.$G$2]*[.H9]" office:value-type="float" office:value="0.0000000000000603992962877696" calcext:value-type="float">
            <text:p>6.03992962877696E-014</text:p>
          </table:table-cell>
        </table:table-row>
        <table:table-row table:style-name="ro1">
          <table:table-cell office:value-type="float" office:value="0.041120603" calcext:value-type="float">
            <text:p>0.041120603</text:p>
          </table:table-cell>
          <table:table-cell office:value-type="float" office:value="3.455020233" calcext:value-type="float">
            <text:p>3.455020233</text:p>
          </table:table-cell>
          <table:table-cell table:formula="of:=([.B13]-[.B7])/([.A13]-[.A7])" office:value-type="float" office:value="-2.0829182154996" calcext:value-type="float">
            <text:p>-2.0829182155</text:p>
          </table:table-cell>
          <table:table-cell table:formula="of:=[.C10]*[.A10]*(1-[.A10])*96485/8.314/298.15" office:value-type="float" office:value="-3.1967645251397" calcext:value-type="float">
            <text:p>-3.1967645251</text:p>
          </table:table-cell>
          <table:table-cell table:formula="of:=ABS([.D10])" office:value-type="float" office:value="3.1967645251397" calcext:value-type="float">
            <text:p>3.1967645251</text:p>
          </table:table-cell>
          <table:table-cell office:value-type="float" office:value="1" calcext:value-type="float">
            <text:p>1</text:p>
          </table:table-cell>
          <table:table-cell table:formula="of:=[.E10]*[.F10]*[.$G$2]" office:value-type="float" office:value="0.000000000000031967645251397" calcext:value-type="float">
            <text:p>3.20E-014</text:p>
          </table:table-cell>
          <table:table-cell table:formula="of:=ABS([.C10]*96485/8.314/298.15*[.A10])" office:value-type="float" office:value="3.33385463817584" calcext:value-type="float">
            <text:p>3.3338546382</text:p>
          </table:table-cell>
          <table:table-cell table:formula="of:=[.$G$2]*[.H10]" office:value-type="float" office:value="0.0000000000000333385463817584" calcext:value-type="float">
            <text:p>3.33385463817584E-014</text:p>
          </table:table-cell>
        </table:table-row>
        <table:table-row table:style-name="ro1">
          <table:table-cell office:value-type="float" office:value="0.0461356784" calcext:value-type="float">
            <text:p>0.0461356784</text:p>
          </table:table-cell>
          <table:table-cell office:value-type="float" office:value="3.4468036209" calcext:value-type="float">
            <text:p>3.4468036209</text:p>
          </table:table-cell>
          <table:table-cell table:formula="of:=([.B14]-[.B8])/([.A14]-[.A8])" office:value-type="float" office:value="-1.30056277452688" calcext:value-type="float">
            <text:p>-1.3005627745</text:p>
          </table:table-cell>
          <table:table-cell table:formula="of:=[.C11]*[.A11]*(1-[.A11])*96485/8.314/298.15" office:value-type="float" office:value="-2.22776718406618" calcext:value-type="float">
            <text:p>-2.2277671841</text:p>
          </table:table-cell>
          <table:table-cell table:formula="of:=ABS([.D11])" office:value-type="float" office:value="2.22776718406618" calcext:value-type="float">
            <text:p>2.2277671841</text:p>
          </table:table-cell>
          <table:table-cell office:value-type="float" office:value="1" calcext:value-type="float">
            <text:p>1</text:p>
          </table:table-cell>
          <table:table-cell table:formula="of:=[.E11]*[.F11]*[.$G$2]" office:value-type="float" office:value="0.0000000000000222776718406618" calcext:value-type="float">
            <text:p>2.23E-014</text:p>
          </table:table-cell>
          <table:table-cell table:formula="of:=ABS([.C11]*96485/8.314/298.15*[.A11])" office:value-type="float" office:value="2.33551788615948" calcext:value-type="float">
            <text:p>2.3355178862</text:p>
          </table:table-cell>
          <table:table-cell table:formula="of:=[.$G$2]*[.H11]" office:value-type="float" office:value="0.0000000000000233551788615948" calcext:value-type="float">
            <text:p>2.33551788615948E-014</text:p>
          </table:table-cell>
        </table:table-row>
        <table:table-row table:style-name="ro1">
          <table:table-cell office:value-type="float" office:value="0.0511507538" calcext:value-type="float">
            <text:p>0.0511507538</text:p>
          </table:table-cell>
          <table:table-cell office:value-type="float" office:value="3.4406733494" calcext:value-type="float">
            <text:p>3.4406733494</text:p>
          </table:table-cell>
          <table:table-cell table:formula="of:=([.B15]-[.B9])/([.A15]-[.A9])" office:value-type="float" office:value="-0.941615922469877" calcext:value-type="float">
            <text:p>-0.9416159225</text:p>
          </table:table-cell>
          <table:table-cell table:formula="of:=[.C12]*[.A12]*(1-[.A12])*96485/8.314/298.15" office:value-type="float" office:value="-1.77884462629223" calcext:value-type="float">
            <text:p>-1.7788446263</text:p>
          </table:table-cell>
          <table:table-cell table:formula="of:=ABS([.D12])" office:value-type="float" office:value="1.77884462629223" calcext:value-type="float">
            <text:p>1.7788446263</text:p>
          </table:table-cell>
          <table:table-cell office:value-type="float" office:value="1" calcext:value-type="float">
            <text:p>1</text:p>
          </table:table-cell>
          <table:table-cell table:formula="of:=[.E12]*[.F12]*[.$G$2]" office:value-type="float" office:value="0.0000000000000177884462629223" calcext:value-type="float">
            <text:p>1.78E-014</text:p>
          </table:table-cell>
          <table:table-cell table:formula="of:=ABS([.C12]*96485/8.314/298.15*[.A12])" office:value-type="float" office:value="1.87473893604936" calcext:value-type="float">
            <text:p>1.874738936</text:p>
          </table:table-cell>
          <table:table-cell table:formula="of:=[.$G$2]*[.H12]" office:value-type="float" office:value="0.0000000000000187473893604936" calcext:value-type="float">
            <text:p>1.87473893604936E-014</text:p>
          </table:table-cell>
        </table:table-row>
        <table:table-row table:style-name="ro1">
          <table:table-cell office:value-type="float" office:value="0.0561658291" calcext:value-type="float">
            <text:p>0.0561658291</text:p>
          </table:table-cell>
          <table:table-cell office:value-type="float" office:value="3.4381893553" calcext:value-type="float">
            <text:p>3.4381893553</text:p>
          </table:table-cell>
          <table:table-cell table:formula="of:=([.B16]-[.B10])/([.A16]-[.A10])" office:value-type="float" office:value="-0.670118046048773" calcext:value-type="float">
            <text:p>-0.670118046</text:p>
          </table:table-cell>
          <table:table-cell table:formula="of:=[.C13]*[.A13]*(1-[.A13])*96485/8.314/298.15" office:value-type="float" office:value="-1.3827197039086" calcext:value-type="float">
            <text:p>-1.3827197039</text:p>
          </table:table-cell>
          <table:table-cell table:formula="of:=ABS([.D13])" office:value-type="float" office:value="1.3827197039086" calcext:value-type="float">
            <text:p>1.3827197039</text:p>
          </table:table-cell>
          <table:table-cell office:value-type="float" office:value="1" calcext:value-type="float">
            <text:p>1</text:p>
          </table:table-cell>
          <table:table-cell table:formula="of:=[.E13]*[.F13]*[.$G$2]" office:value-type="float" office:value="0.000000000000013827197039086" calcext:value-type="float">
            <text:p>1.38E-014</text:p>
          </table:table-cell>
          <table:table-cell table:formula="of:=ABS([.C13]*96485/8.314/298.15*[.A13])" office:value-type="float" office:value="1.46500280085229" calcext:value-type="float">
            <text:p>1.4650028009</text:p>
          </table:table-cell>
          <table:table-cell table:formula="of:=[.$G$2]*[.H13]" office:value-type="float" office:value="0.0000000000000146500280085229" calcext:value-type="float">
            <text:p>1.46500280085229E-014</text:p>
          </table:table-cell>
        </table:table-row>
        <table:table-row table:style-name="ro1">
          <table:table-cell office:value-type="float" office:value="0.0611809045" calcext:value-type="float">
            <text:p>0.0611809045</text:p>
          </table:table-cell>
          <table:table-cell office:value-type="float" office:value="3.4368928377" calcext:value-type="float">
            <text:p>3.4368928377</text:p>
          </table:table-cell>
          <table:table-cell table:formula="of:=([.B17]-[.B11])/([.A17]-[.A11])" office:value-type="float" office:value="-0.426082624886299" calcext:value-type="float">
            <text:p>-0.4260826249</text:p>
          </table:table-cell>
          <table:table-cell table:formula="of:=[.C14]*[.A14]*(1-[.A14])*96485/8.314/298.15" office:value-type="float" office:value="-0.952591275795072" calcext:value-type="float">
            <text:p>-0.9525912758</text:p>
          </table:table-cell>
          <table:table-cell table:formula="of:=ABS([.D14])" office:value-type="float" office:value="0.952591275795072" calcext:value-type="float">
            <text:p>0.9525912758</text:p>
          </table:table-cell>
          <table:table-cell office:value-type="float" office:value="1" calcext:value-type="float">
            <text:p>1</text:p>
          </table:table-cell>
          <table:table-cell table:formula="of:=[.E14]*[.F14]*[.$G$2]" office:value-type="float" office:value="9.52591275795071E-015" calcext:value-type="float">
            <text:p>9.53E-015</text:p>
          </table:table-cell>
          <table:table-cell table:formula="of:=ABS([.C14]*96485/8.314/298.15*[.A14])" office:value-type="float" office:value="1.01466968488507" calcext:value-type="float">
            <text:p>1.0146696849</text:p>
          </table:table-cell>
          <table:table-cell table:formula="of:=[.$G$2]*[.H14]" office:value-type="float" office:value="0.0000000000000101466968488507" calcext:value-type="float">
            <text:p>1.01466968488507E-014</text:p>
          </table:table-cell>
        </table:table-row>
        <table:table-row table:style-name="ro1">
          <table:table-cell office:value-type="float" office:value="0.0661959799" calcext:value-type="float">
            <text:p>0.0661959799</text:p>
          </table:table-cell>
          <table:table-cell office:value-type="float" office:value="3.4358400122" calcext:value-type="float">
            <text:p>3.4358400122</text:p>
          </table:table-cell>
          <table:table-cell table:formula="of:=([.B18]-[.B12])/([.A18]-[.A12])" office:value-type="float" office:value="-0.244074690243435" calcext:value-type="float">
            <text:p>-0.2440746902</text:p>
          </table:table-cell>
          <table:table-cell table:formula="of:=[.C15]*[.A15]*(1-[.A15])*96485/8.314/298.15" office:value-type="float" office:value="-0.587252763060297" calcext:value-type="float">
            <text:p>-0.5872527631</text:p>
          </table:table-cell>
          <table:table-cell table:formula="of:=ABS([.D15])" office:value-type="float" office:value="0.587252763060297" calcext:value-type="float">
            <text:p>0.5872527631</text:p>
          </table:table-cell>
          <table:table-cell office:value-type="float" office:value="1" calcext:value-type="float">
            <text:p>1</text:p>
          </table:table-cell>
          <table:table-cell table:formula="of:=[.E15]*[.F15]*[.$G$2]" office:value-type="float" office:value="5.87252763060297E-015" calcext:value-type="float">
            <text:p>5.87E-015</text:p>
          </table:table-cell>
          <table:table-cell table:formula="of:=ABS([.C15]*96485/8.314/298.15*[.A15])" office:value-type="float" office:value="0.628882239120591" calcext:value-type="float">
            <text:p>0.6288822391</text:p>
          </table:table-cell>
          <table:table-cell table:formula="of:=[.$G$2]*[.H15]" office:value-type="float" office:value="6.28882239120591E-015" calcext:value-type="float">
            <text:p>6.28882239120591E-015</text:p>
          </table:table-cell>
        </table:table-row>
        <table:table-row table:style-name="ro1">
          <table:table-cell office:value-type="float" office:value="0.0712110553" calcext:value-type="float">
            <text:p>0.0712110553</text:p>
          </table:table-cell>
          <table:table-cell office:value-type="float" office:value="3.4348560779" calcext:value-type="float">
            <text:p>3.4348560779</text:p>
          </table:table-cell>
          <table:table-cell table:formula="of:=([.B19]-[.B13])/([.A19]-[.A13])" office:value-type="float" office:value="-0.18052670481128" calcext:value-type="float">
            <text:p>-0.1805267048</text:p>
          </table:table-cell>
          <table:table-cell table:formula="of:=[.C16]*[.A16]*(1-[.A16])*96485/8.314/298.15" office:value-type="float" office:value="-0.46475158700995" calcext:value-type="float">
            <text:p>-0.464751587</text:p>
          </table:table-cell>
          <table:table-cell table:formula="of:=ABS([.D16])" office:value-type="float" office:value="0.46475158700995" calcext:value-type="float">
            <text:p>0.464751587</text:p>
          </table:table-cell>
          <table:table-cell office:value-type="float" office:value="1" calcext:value-type="float">
            <text:p>1</text:p>
          </table:table-cell>
          <table:table-cell table:formula="of:=[.E16]*[.F16]*[.$G$2]" office:value-type="float" office:value="4.6475158700995E-015" calcext:value-type="float">
            <text:p>4.65E-015</text:p>
          </table:table-cell>
          <table:table-cell table:formula="of:=ABS([.C16]*96485/8.314/298.15*[.A16])" office:value-type="float" office:value="0.500384494951181" calcext:value-type="float">
            <text:p>0.500384495</text:p>
          </table:table-cell>
          <table:table-cell table:formula="of:=[.$G$2]*[.H16]" office:value-type="float" office:value="5.00384494951181E-015" calcext:value-type="float">
            <text:p>5.00384494951181E-015</text:p>
          </table:table-cell>
        </table:table-row>
        <table:table-row table:style-name="ro1">
          <table:table-cell office:value-type="float" office:value="0.0762261307" calcext:value-type="float">
            <text:p>0.0762261307</text:p>
          </table:table-cell>
          <table:table-cell office:value-type="float" office:value="3.433982602" calcext:value-type="float">
            <text:p>3.433982602</text:p>
          </table:table-cell>
          <table:table-cell table:formula="of:=([.B20]-[.B14])/([.A20]-[.A14])" office:value-type="float" office:value="-0.155842871793591" calcext:value-type="float">
            <text:p>-0.1558428718</text:p>
          </table:table-cell>
          <table:table-cell table:formula="of:=[.C17]*[.A17]*(1-[.A17])*96485/8.314/298.15" office:value-type="float" office:value="-0.42714119499274" calcext:value-type="float">
            <text:p>-0.427141195</text:p>
          </table:table-cell>
          <table:table-cell table:formula="of:=ABS([.D17])" office:value-type="float" office:value="0.42714119499274" calcext:value-type="float">
            <text:p>0.427141195</text:p>
          </table:table-cell>
          <table:table-cell office:value-type="float" office:value="1" calcext:value-type="float">
            <text:p>1</text:p>
          </table:table-cell>
          <table:table-cell table:formula="of:=[.E17]*[.F17]*[.$G$2]" office:value-type="float" office:value="4.2714119499274E-015" calcext:value-type="float">
            <text:p>4.27E-015</text:p>
          </table:table-cell>
          <table:table-cell table:formula="of:=ABS([.C17]*96485/8.314/298.15*[.A17])" office:value-type="float" office:value="0.462387180659712" calcext:value-type="float">
            <text:p>0.4623871807</text:p>
          </table:table-cell>
          <table:table-cell table:formula="of:=[.$G$2]*[.H17]" office:value-type="float" office:value="4.62387180659712E-015" calcext:value-type="float">
            <text:p>4.62387180659712E-015</text:p>
          </table:table-cell>
        </table:table-row>
        <table:table-row table:style-name="ro1">
          <table:table-cell office:value-type="float" office:value="0.081241206" calcext:value-type="float">
            <text:p>0.081241206</text:p>
          </table:table-cell>
          <table:table-cell office:value-type="float" office:value="3.4333290316" calcext:value-type="float">
            <text:p>3.4333290316</text:p>
          </table:table-cell>
          <table:table-cell table:formula="of:=([.B21]-[.B15])/([.A21]-[.A15])" office:value-type="float" office:value="-0.138884386260952" calcext:value-type="float">
            <text:p>-0.1388843863</text:p>
          </table:table-cell>
          <table:table-cell table:formula="of:=[.C18]*[.A18]*(1-[.A18])*96485/8.314/298.15" office:value-type="float" office:value="-0.403502529935984" calcext:value-type="float">
            <text:p>-0.4035025299</text:p>
          </table:table-cell>
          <table:table-cell table:formula="of:=ABS([.D18])" office:value-type="float" office:value="0.403502529935984" calcext:value-type="float">
            <text:p>0.4035025299</text:p>
          </table:table-cell>
          <table:table-cell office:value-type="float" office:value="1" calcext:value-type="float">
            <text:p>1</text:p>
          </table:table-cell>
          <table:table-cell table:formula="of:=[.E18]*[.F18]*[.$G$2]" office:value-type="float" office:value="4.03502529935984E-015" calcext:value-type="float">
            <text:p>4.04E-015</text:p>
          </table:table-cell>
          <table:table-cell table:formula="of:=ABS([.C18]*96485/8.314/298.15*[.A18])" office:value-type="float" office:value="0.43918222342042" calcext:value-type="float">
            <text:p>0.4391822234</text:p>
          </table:table-cell>
          <table:table-cell table:formula="of:=[.$G$2]*[.H18]" office:value-type="float" office:value="4.3918222342042E-015" calcext:value-type="float">
            <text:p>4.3918222342042E-015</text:p>
          </table:table-cell>
        </table:table-row>
        <table:table-row table:style-name="ro1">
          <table:table-cell office:value-type="float" office:value="0.0862562814" calcext:value-type="float">
            <text:p>0.0862562814</text:p>
          </table:table-cell>
          <table:table-cell office:value-type="float" office:value="3.4327572251" calcext:value-type="float">
            <text:p>3.4327572251</text:p>
          </table:table-cell>
          <table:table-cell table:formula="of:=([.B22]-[.B16])/([.A22]-[.A16])" office:value-type="float" office:value="-0.123100828640929" calcext:value-type="float">
            <text:p>-0.1231008286</text:p>
          </table:table-cell>
          <table:table-cell table:formula="of:=[.C19]*[.A19]*(1-[.A19])*96485/8.314/298.15" office:value-type="float" office:value="-0.377651383008665" calcext:value-type="float">
            <text:p>-0.377651383</text:p>
          </table:table-cell>
          <table:table-cell table:formula="of:=ABS([.D19])" office:value-type="float" office:value="0.377651383008665" calcext:value-type="float">
            <text:p>0.377651383</text:p>
          </table:table-cell>
          <table:table-cell office:value-type="float" office:value="1" calcext:value-type="float">
            <text:p>1</text:p>
          </table:table-cell>
          <table:table-cell table:formula="of:=[.E19]*[.F19]*[.$G$2]" office:value-type="float" office:value="3.77651383008665E-015" calcext:value-type="float">
            <text:p>3.78E-015</text:p>
          </table:table-cell>
          <table:table-cell table:formula="of:=ABS([.C19]*96485/8.314/298.15*[.A19])" office:value-type="float" office:value="0.41330120833803" calcext:value-type="float">
            <text:p>0.4133012083</text:p>
          </table:table-cell>
          <table:table-cell table:formula="of:=[.$G$2]*[.H19]" office:value-type="float" office:value="4.1330120833803E-015" calcext:value-type="float">
            <text:p>4.1330120833803E-015</text:p>
          </table:table-cell>
        </table:table-row>
        <table:table-row table:style-name="ro1">
          <table:table-cell office:value-type="float" office:value="0.0912713568" calcext:value-type="float">
            <text:p>0.0912713568</text:p>
          </table:table-cell>
          <table:table-cell office:value-type="float" office:value="3.4322034552" calcext:value-type="float">
            <text:p>3.4322034552</text:p>
          </table:table-cell>
          <table:table-cell table:formula="of:=([.B23]-[.B17])/([.A23]-[.A17])" office:value-type="float" office:value="-0.109902213433672" calcext:value-type="float">
            <text:p>-0.1099022134</text:p>
          </table:table-cell>
          <table:table-cell table:formula="of:=[.C20]*[.A20]*(1-[.A20])*96485/8.314/298.15" office:value-type="float" office:value="-0.35480532599651" calcext:value-type="float">
            <text:p>-0.354805326</text:p>
          </table:table-cell>
          <table:table-cell table:formula="of:=ABS([.D20])" office:value-type="float" office:value="0.35480532599651" calcext:value-type="float">
            <text:p>0.354805326</text:p>
          </table:table-cell>
          <table:table-cell office:value-type="float" office:value="1" calcext:value-type="float">
            <text:p>1</text:p>
          </table:table-cell>
          <table:table-cell table:formula="of:=[.E20]*[.F20]*[.$G$2]" office:value-type="float" office:value="3.5480532599651E-015" calcext:value-type="float">
            <text:p>3.55E-015</text:p>
          </table:table-cell>
          <table:table-cell table:formula="of:=ABS([.C20]*96485/8.314/298.15*[.A20])" office:value-type="float" office:value="0.390441446576502" calcext:value-type="float">
            <text:p>0.3904414466</text:p>
          </table:table-cell>
          <table:table-cell table:formula="of:=[.$G$2]*[.H20]" office:value-type="float" office:value="3.90441446576502E-015" calcext:value-type="float">
            <text:p>3.90441446576502E-015</text:p>
          </table:table-cell>
        </table:table-row>
        <table:table-row table:style-name="ro1">
          <table:table-cell office:value-type="float" office:value="0.0962864322" calcext:value-type="float">
            <text:p>0.0962864322</text:p>
          </table:table-cell>
          <table:table-cell office:value-type="float" office:value="3.4316609182" calcext:value-type="float">
            <text:p>3.4316609182</text:p>
          </table:table-cell>
          <table:table-cell table:formula="of:=([.B24]-[.B18])/([.A24]-[.A18])" office:value-type="float" office:value="-0.103724040731678" calcext:value-type="float">
            <text:p>-0.1037240407</text:p>
          </table:table-cell>
          <table:table-cell table:formula="of:=[.C21]*[.A21]*(1-[.A21])*96485/8.314/298.15" office:value-type="float" office:value="-0.351309821607395" calcext:value-type="float">
            <text:p>-0.3513098216</text:p>
          </table:table-cell>
          <table:table-cell table:formula="of:=ABS([.D21])" office:value-type="float" office:value="0.351309821607395" calcext:value-type="float">
            <text:p>0.3513098216</text:p>
          </table:table-cell>
          <table:table-cell office:value-type="float" office:value="1" calcext:value-type="float">
            <text:p>1</text:p>
          </table:table-cell>
          <table:table-cell table:formula="of:=[.E21]*[.F21]*[.$G$2]" office:value-type="float" office:value="3.51309821607395E-015" calcext:value-type="float">
            <text:p>3.51E-015</text:p>
          </table:table-cell>
          <table:table-cell table:formula="of:=ABS([.C21]*96485/8.314/298.15*[.A21])" office:value-type="float" office:value="0.38874023155658" calcext:value-type="float">
            <text:p>0.3887402316</text:p>
          </table:table-cell>
          <table:table-cell table:formula="of:=[.$G$2]*[.H21]" office:value-type="float" office:value="3.8874023155658E-015" calcext:value-type="float">
            <text:p>3.8874023155658E-015</text:p>
          </table:table-cell>
        </table:table-row>
        <table:table-row table:style-name="ro1">
          <table:table-cell office:value-type="float" office:value="0.1013015075" calcext:value-type="float">
            <text:p>0.1013015075</text:p>
          </table:table-cell>
          <table:table-cell office:value-type="float" office:value="3.4311519183" calcext:value-type="float">
            <text:p>3.4311519183</text:p>
          </table:table-cell>
          <table:table-cell table:formula="of:=([.B25]-[.B19])/([.A25]-[.A19])" office:value-type="float" office:value="-0.10005351764022" calcext:value-type="float">
            <text:p>-0.1000535176</text:p>
          </table:table-cell>
          <table:table-cell table:formula="of:=[.C22]*[.A22]*(1-[.A22])*96485/8.314/298.15" office:value-type="float" office:value="-0.354549804953219" calcext:value-type="float">
            <text:p>-0.354549805</text:p>
          </table:table-cell>
          <table:table-cell table:formula="of:=ABS([.D22])" office:value-type="float" office:value="0.354549804953219" calcext:value-type="float">
            <text:p>0.354549805</text:p>
          </table:table-cell>
          <table:table-cell office:value-type="float" office:value="1" calcext:value-type="float">
            <text:p>1</text:p>
          </table:table-cell>
          <table:table-cell table:formula="of:=[.E22]*[.F22]*[.$G$2]" office:value-type="float" office:value="3.54549804953219E-015" calcext:value-type="float">
            <text:p>3.55E-015</text:p>
          </table:table-cell>
          <table:table-cell table:formula="of:=ABS([.C22]*96485/8.314/298.15*[.A22])" office:value-type="float" office:value="0.394514743167012" calcext:value-type="float">
            <text:p>0.3945147432</text:p>
          </table:table-cell>
          <table:table-cell table:formula="of:=[.$G$2]*[.H22]" office:value-type="float" office:value="3.94514743167012E-015" calcext:value-type="float">
            <text:p>3.94514743167012E-015</text:p>
          </table:table-cell>
        </table:table-row>
        <table:table-row table:style-name="ro1">
          <table:table-cell office:value-type="float" office:value="0.1063165829" calcext:value-type="float">
            <text:p>0.1063165829</text:p>
          </table:table-cell>
          <table:table-cell office:value-type="float" office:value="3.4306755947" calcext:value-type="float">
            <text:p>3.4306755947</text:p>
          </table:table-cell>
          <table:table-cell table:formula="of:=([.B26]-[.B20])/([.A26]-[.A20])" office:value-type="float" office:value="-0.0961889067256934" calcext:value-type="float">
            <text:p>-0.0961889067</text:p>
          </table:table-cell>
          <table:table-cell table:formula="of:=[.C23]*[.A23]*(1-[.A23])*96485/8.314/298.15" office:value-type="float" office:value="-0.35573341774859" calcext:value-type="float">
            <text:p>-0.3557334177</text:p>
          </table:table-cell>
          <table:table-cell table:formula="of:=ABS([.D23])" office:value-type="float" office:value="0.35573341774859" calcext:value-type="float">
            <text:p>0.3557334177</text:p>
          </table:table-cell>
          <table:table-cell office:value-type="float" office:value="1" calcext:value-type="float">
            <text:p>1</text:p>
          </table:table-cell>
          <table:table-cell table:formula="of:=[.E23]*[.F23]*[.$G$2]" office:value-type="float" office:value="3.5573341774859E-015" calcext:value-type="float">
            <text:p>3.56E-015</text:p>
          </table:table-cell>
          <table:table-cell table:formula="of:=ABS([.C23]*96485/8.314/298.15*[.A23])" office:value-type="float" office:value="0.398053058769898" calcext:value-type="float">
            <text:p>0.3980530588</text:p>
          </table:table-cell>
          <table:table-cell table:formula="of:=[.$G$2]*[.H23]" office:value-type="float" office:value="3.98053058769898E-015" calcext:value-type="float">
            <text:p>3.98053058769898E-015</text:p>
          </table:table-cell>
        </table:table-row>
        <table:table-row table:style-name="ro1">
          <table:table-cell office:value-type="float" office:value="0.1113316583" calcext:value-type="float">
            <text:p>0.1113316583</text:p>
          </table:table-cell>
          <table:table-cell office:value-type="float" office:value="3.4302079283" calcext:value-type="float">
            <text:p>3.4302079283</text:p>
          </table:table-cell>
          <table:table-cell table:formula="of:=([.B27]-[.B21])/([.A27]-[.A21])" office:value-type="float" office:value="-0.0889057825458677" calcext:value-type="float">
            <text:p>-0.0889057825</text:p>
          </table:table-cell>
          <table:table-cell table:formula="of:=[.C24]*[.A24]*(1-[.A24])*96485/8.314/298.15" office:value-type="float" office:value="-0.34237603901949" calcext:value-type="float">
            <text:p>-0.342376039</text:p>
          </table:table-cell>
          <table:table-cell table:formula="of:=ABS([.D24])" office:value-type="float" office:value="0.34237603901949" calcext:value-type="float">
            <text:p>0.342376039</text:p>
          </table:table-cell>
          <table:table-cell office:value-type="float" office:value="1" calcext:value-type="float">
            <text:p>1</text:p>
          </table:table-cell>
          <table:table-cell table:formula="of:=[.E24]*[.F24]*[.$G$2]" office:value-type="float" office:value="3.4237603901949E-015" calcext:value-type="float">
            <text:p>3.42E-015</text:p>
          </table:table-cell>
          <table:table-cell table:formula="of:=ABS([.C24]*96485/8.314/298.15*[.A24])" office:value-type="float" office:value="0.385268635050657" calcext:value-type="float">
            <text:p>0.3852686351</text:p>
          </table:table-cell>
          <table:table-cell table:formula="of:=[.$G$2]*[.H24]" office:value-type="float" office:value="3.85268635050657E-015" calcext:value-type="float">
            <text:p>3.85268635050657E-015</text:p>
          </table:table-cell>
        </table:table-row>
        <table:table-row table:style-name="ro1">
          <table:table-cell office:value-type="float" office:value="0.1163467337" calcext:value-type="float">
            <text:p>0.1163467337</text:p>
          </table:table-cell>
          <table:table-cell office:value-type="float" office:value="3.4297465695" calcext:value-type="float">
            <text:p>3.4297465695</text:p>
          </table:table-cell>
          <table:table-cell table:formula="of:=([.B28]-[.B22])/([.A28]-[.A22])" office:value-type="float" office:value="-0.0755365116263138" calcext:value-type="float">
            <text:p>-0.0755365116</text:p>
          </table:table-cell>
          <table:table-cell table:formula="of:=[.C25]*[.A25]*(1-[.A25])*96485/8.314/298.15" office:value-type="float" office:value="-0.302278998449386" calcext:value-type="float">
            <text:p>-0.3022789984</text:p>
          </table:table-cell>
          <table:table-cell table:formula="of:=ABS([.D25])" office:value-type="float" office:value="0.302278998449386" calcext:value-type="float">
            <text:p>0.3022789984</text:p>
          </table:table-cell>
          <table:table-cell office:value-type="float" office:value="1" calcext:value-type="float">
            <text:p>1</text:p>
          </table:table-cell>
          <table:table-cell table:formula="of:=[.E25]*[.F25]*[.$G$2]" office:value-type="float" office:value="3.02278998449386E-015" calcext:value-type="float">
            <text:p>3.02E-015</text:p>
          </table:table-cell>
          <table:table-cell table:formula="of:=ABS([.C25]*96485/8.314/298.15*[.A25])" office:value-type="float" office:value="0.342078742847946" calcext:value-type="float">
            <text:p>0.3420787428</text:p>
          </table:table-cell>
          <table:table-cell table:formula="of:=[.$G$2]*[.H25]" office:value-type="float" office:value="3.42078742847946E-015" calcext:value-type="float">
            <text:p>3.42078742847946E-015</text:p>
          </table:table-cell>
        </table:table-row>
        <table:table-row table:style-name="ro1">
          <table:table-cell office:value-type="float" office:value="0.121361809" calcext:value-type="float">
            <text:p>0.121361809</text:p>
          </table:table-cell>
          <table:table-cell office:value-type="float" office:value="3.4293090875" calcext:value-type="float">
            <text:p>3.4293090875</text:p>
          </table:table-cell>
          <table:table-cell table:formula="of:=([.B29]-[.B23])/([.A29]-[.A23])" office:value-type="float" office:value="-0.0607941709137946" calcext:value-type="float">
            <text:p>-0.0607941709</text:p>
          </table:table-cell>
          <table:table-cell table:formula="of:=[.C26]*[.A26]*(1-[.A26])*96485/8.314/298.15" office:value-type="float" office:value="-0.252330079907838" calcext:value-type="float">
            <text:p>-0.2523300799</text:p>
          </table:table-cell>
          <table:table-cell table:formula="of:=ABS([.D26])" office:value-type="float" office:value="0.252330079907838" calcext:value-type="float">
            <text:p>0.2523300799</text:p>
          </table:table-cell>
          <table:table-cell office:value-type="float" office:value="1" calcext:value-type="float">
            <text:p>1</text:p>
          </table:table-cell>
          <table:table-cell table:formula="of:=[.E26]*[.F26]*[.$G$2]" office:value-type="float" office:value="2.52330079907838E-015" calcext:value-type="float">
            <text:p>2.52E-015</text:p>
          </table:table-cell>
          <table:table-cell table:formula="of:=ABS([.C26]*96485/8.314/298.15*[.A26])" office:value-type="float" office:value="0.287183146023569" calcext:value-type="float">
            <text:p>0.287183146</text:p>
          </table:table-cell>
          <table:table-cell table:formula="of:=[.$G$2]*[.H26]" office:value-type="float" office:value="2.87183146023569E-015" calcext:value-type="float">
            <text:p>2.87183146023569E-015</text:p>
          </table:table-cell>
        </table:table-row>
        <table:table-row table:style-name="ro1">
          <table:table-cell office:value-type="float" office:value="0.1263768844" calcext:value-type="float">
            <text:p>0.1263768844</text:p>
          </table:table-cell>
          <table:table-cell office:value-type="float" office:value="3.428985703" calcext:value-type="float">
            <text:p>3.428985703</text:p>
          </table:table-cell>
          <table:table-cell table:formula="of:=([.B30]-[.B24])/([.A30]-[.A24])" office:value-type="float" office:value="-0.0458400022122718" calcext:value-type="float">
            <text:p>-0.0458400022</text:p>
          </table:table-cell>
          <table:table-cell table:formula="of:=[.C27]*[.A27]*(1-[.A27])*96485/8.314/298.15" office:value-type="float" office:value="-0.196993255940171" calcext:value-type="float">
            <text:p>-0.1969932559</text:p>
          </table:table-cell>
          <table:table-cell table:formula="of:=ABS([.D27])" office:value-type="float" office:value="0.196993255940171" calcext:value-type="float">
            <text:p>0.1969932559</text:p>
          </table:table-cell>
          <table:table-cell office:value-type="float" office:value="1" calcext:value-type="float">
            <text:p>1</text:p>
          </table:table-cell>
          <table:table-cell table:formula="of:=[.E27]*[.F27]*[.$G$2]" office:value-type="float" office:value="1.96993255940171E-015" calcext:value-type="float">
            <text:p>1.97E-015</text:p>
          </table:table-cell>
          <table:table-cell table:formula="of:=ABS([.C27]*96485/8.314/298.15*[.A27])" office:value-type="float" office:value="0.225489976653007" calcext:value-type="float">
            <text:p>0.2254899767</text:p>
          </table:table-cell>
          <table:table-cell table:formula="of:=[.$G$2]*[.H27]" office:value-type="float" office:value="2.25489976653007E-015" calcext:value-type="float">
            <text:p>2.25489976653007E-015</text:p>
          </table:table-cell>
        </table:table-row>
        <table:table-row table:style-name="ro1">
          <table:table-cell office:value-type="float" office:value="0.1313919598" calcext:value-type="float">
            <text:p>0.1313919598</text:p>
          </table:table-cell>
          <table:table-cell office:value-type="float" office:value="3.4288789905" calcext:value-type="float">
            <text:p>3.4288789905</text:p>
          </table:table-cell>
          <table:table-cell table:formula="of:=([.B31]-[.B25])/([.A31]-[.A25])" office:value-type="float" office:value="-0.0309788165961736" calcext:value-type="float">
            <text:p>-0.0309788166</text:p>
          </table:table-cell>
          <table:table-cell table:formula="of:=[.C28]*[.A28]*(1-[.A28])*96485/8.314/298.15" office:value-type="float" office:value="-0.137617107807682" calcext:value-type="float">
            <text:p>-0.1376171078</text:p>
          </table:table-cell>
          <table:table-cell table:formula="of:=ABS([.D28])" office:value-type="float" office:value="0.137617107807682" calcext:value-type="float">
            <text:p>0.1376171078</text:p>
          </table:table-cell>
          <table:table-cell office:value-type="float" office:value="1" calcext:value-type="float">
            <text:p>1</text:p>
          </table:table-cell>
          <table:table-cell table:formula="of:=[.E28]*[.F28]*[.$G$2]" office:value-type="float" office:value="1.37617107807682E-015" calcext:value-type="float">
            <text:p>1.38E-015</text:p>
          </table:table-cell>
          <table:table-cell table:formula="of:=ABS([.C28]*96485/8.314/298.15*[.A28])" office:value-type="float" office:value="0.158434070879651" calcext:value-type="float">
            <text:p>0.1584340709</text:p>
          </table:table-cell>
          <table:table-cell table:formula="of:=[.$G$2]*[.H28]" office:value-type="float" office:value="1.58434070879651E-015" calcext:value-type="float">
            <text:p>1.58434070879651E-015</text:p>
          </table:table-cell>
        </table:table-row>
        <table:table-row table:style-name="ro1">
          <table:table-cell office:value-type="float" office:value="0.1364070352" calcext:value-type="float">
            <text:p>0.1364070352</text:p>
          </table:table-cell>
          <table:table-cell office:value-type="float" office:value="3.4288462706" calcext:value-type="float">
            <text:p>3.4288462706</text:p>
          </table:table-cell>
          <table:table-cell table:formula="of:=([.B32]-[.B26])/([.A32]-[.A26])" office:value-type="float" office:value="-0.0168097473230796" calcext:value-type="float">
            <text:p>-0.0168097473</text:p>
          </table:table-cell>
          <table:table-cell table:formula="of:=[.C29]*[.A29]*(1-[.A29])*96485/8.314/298.15" office:value-type="float" office:value="-0.077076505805215" calcext:value-type="float">
            <text:p>-0.0770765058</text:p>
          </table:table-cell>
          <table:table-cell table:formula="of:=ABS([.D29])" office:value-type="float" office:value="0.077076505805215" calcext:value-type="float">
            <text:p>0.0770765058</text:p>
          </table:table-cell>
          <table:table-cell office:value-type="float" office:value="1" calcext:value-type="float">
            <text:p>1</text:p>
          </table:table-cell>
          <table:table-cell table:formula="of:=[.E29]*[.F29]*[.$G$2]" office:value-type="float" office:value="7.7076505805215E-016" calcext:value-type="float">
            <text:p>7.71E-016</text:p>
          </table:table-cell>
          <table:table-cell table:formula="of:=ABS([.C29]*96485/8.314/298.15*[.A29])" office:value-type="float" office:value="0.0892509653816659" calcext:value-type="float">
            <text:p>0.0892509654</text:p>
          </table:table-cell>
          <table:table-cell table:formula="of:=[.$G$2]*[.H29]" office:value-type="float" office:value="8.92509653816659E-016" calcext:value-type="float">
            <text:p>8.92509653816659E-016</text:p>
          </table:table-cell>
        </table:table-row>
        <table:table-row table:style-name="ro1">
          <table:table-cell office:value-type="float" office:value="0.1414221106" calcext:value-type="float">
            <text:p>0.1414221106</text:p>
          </table:table-cell>
          <table:table-cell office:value-type="float" office:value="3.4288285819" calcext:value-type="float">
            <text:p>3.4288285819</text:p>
          </table:table-cell>
          <table:table-cell table:formula="of:=([.B33]-[.B27])/([.A33]-[.A27])" office:value-type="float" office:value="-0.00624502078354424" calcext:value-type="float">
            <text:p>-0.0062450208</text:p>
          </table:table-cell>
          <table:table-cell table:formula="of:=[.C30]*[.A30]*(1-[.A30])*96485/8.314/298.15" office:value-type="float" office:value="-0.0295152094780308" calcext:value-type="float">
            <text:p>-0.0295152095</text:p>
          </table:table-cell>
          <table:table-cell table:formula="of:=ABS([.D30])" office:value-type="float" office:value="0.0295152094780308" calcext:value-type="float">
            <text:p>0.0295152095</text:p>
          </table:table-cell>
          <table:table-cell office:value-type="float" office:value="1" calcext:value-type="float">
            <text:p>1</text:p>
          </table:table-cell>
          <table:table-cell table:formula="of:=[.E30]*[.F30]*[.$G$2]" office:value-type="float" office:value="2.95152094780308E-016" calcext:value-type="float">
            <text:p>2.95E-016</text:p>
          </table:table-cell>
          <table:table-cell table:formula="of:=ABS([.C30]*96485/8.314/298.15*[.A30])" office:value-type="float" office:value="0.0343768571755987" calcext:value-type="float">
            <text:p>0.0343768572</text:p>
          </table:table-cell>
          <table:table-cell table:formula="of:=[.$G$2]*[.H30]" office:value-type="float" office:value="3.43768571755987E-016" calcext:value-type="float">
            <text:p>3.43768571755987E-016</text:p>
          </table:table-cell>
        </table:table-row>
        <table:table-row table:style-name="ro1">
          <table:table-cell office:value-type="float" office:value="0.1464371859" calcext:value-type="float">
            <text:p>0.1464371859</text:p>
          </table:table-cell>
          <table:table-cell office:value-type="float" office:value="3.4288144029" calcext:value-type="float">
            <text:p>3.4288144029</text:p>
          </table:table-cell>
          <table:table-cell table:formula="of:=([.B34]-[.B28])/([.A34]-[.A28])" office:value-type="float" office:value="-0.00280915684341453" calcext:value-type="float">
            <text:p>-0.0028091568</text:p>
          </table:table-cell>
          <table:table-cell table:formula="of:=[.C31]*[.A31]*(1-[.A31])*96485/8.314/298.15" office:value-type="float" office:value="-0.0136671454426445" calcext:value-type="float">
            <text:p>-0.0136671454</text:p>
          </table:table-cell>
          <table:table-cell table:formula="of:=ABS([.D31])" office:value-type="float" office:value="0.0136671454426445" calcext:value-type="float">
            <text:p>0.0136671454</text:p>
          </table:table-cell>
          <table:table-cell office:value-type="float" office:value="1" calcext:value-type="float">
            <text:p>1</text:p>
          </table:table-cell>
          <table:table-cell table:formula="of:=[.E31]*[.F31]*[.$G$2]" office:value-type="float" office:value="1.36671454426445E-016" calcext:value-type="float">
            <text:p>1.37E-016</text:p>
          </table:table-cell>
          <table:table-cell table:formula="of:=ABS([.C31]*96485/8.314/298.15*[.A31])" office:value-type="float" office:value="0.0160118801063929" calcext:value-type="float">
            <text:p>0.0160118801</text:p>
          </table:table-cell>
          <table:table-cell table:formula="of:=[.$G$2]*[.H31]" office:value-type="float" office:value="1.60118801063929E-016" calcext:value-type="float">
            <text:p>1.60118801063929E-016</text:p>
          </table:table-cell>
        </table:table-row>
        <table:table-row table:style-name="ro1">
          <table:table-cell office:value-type="float" office:value="0.1514522613" calcext:value-type="float">
            <text:p>0.1514522613</text:p>
          </table:table-cell>
          <table:table-cell office:value-type="float" office:value="3.4288032746" calcext:value-type="float">
            <text:p>3.4288032746</text:p>
          </table:table-cell>
          <table:table-cell table:formula="of:=([.B35]-[.B29])/([.A35]-[.A29])" office:value-type="float" office:value="-0.00181777926223545" calcext:value-type="float">
            <text:p>-0.0018177793</text:p>
          </table:table-cell>
          <table:table-cell table:formula="of:=[.C32]*[.A32]*(1-[.A32])*96485/8.314/298.15" office:value-type="float" office:value="-0.0090930201693055" calcext:value-type="float">
            <text:p>-0.0090930202</text:p>
          </table:table-cell>
          <table:table-cell table:formula="of:=ABS([.D32])" office:value-type="float" office:value="0.0090930201693055" calcext:value-type="float">
            <text:p>0.0090930202</text:p>
          </table:table-cell>
          <table:table-cell office:value-type="float" office:value="1" calcext:value-type="float">
            <text:p>1</text:p>
          </table:table-cell>
          <table:table-cell table:formula="of:=[.E32]*[.F32]*[.$G$2]" office:value-type="float" office:value="9.0930201693055E-017" calcext:value-type="float">
            <text:p>9.09E-017</text:p>
          </table:table-cell>
          <table:table-cell table:formula="of:=ABS([.C32]*96485/8.314/298.15*[.A32])" office:value-type="float" office:value="0.0107159794960225" calcext:value-type="float">
            <text:p>0.0107159795</text:p>
          </table:table-cell>
          <table:table-cell table:formula="of:=[.$G$2]*[.H32]" office:value-type="float" office:value="1.07159794960225E-016" calcext:value-type="float">
            <text:p>1.07159794960225E-016</text:p>
          </table:table-cell>
        </table:table-row>
        <table:table-row table:style-name="ro1">
          <table:table-cell office:value-type="float" office:value="0.1564673367" calcext:value-type="float">
            <text:p>0.1564673367</text:p>
          </table:table-cell>
          <table:table-cell office:value-type="float" office:value="3.4287977875" calcext:value-type="float">
            <text:p>3.4287977875</text:p>
          </table:table-cell>
          <table:table-cell table:formula="of:=([.B36]-[.B30])/([.A36]-[.A30])" office:value-type="float" office:value="-0.00132300437811526" calcext:value-type="float">
            <text:p>-0.0013230044</text:p>
          </table:table-cell>
          <table:table-cell table:formula="of:=[.C33]*[.A33]*(1-[.A33])*96485/8.314/298.15" office:value-type="float" office:value="-0.00679675856292988" calcext:value-type="float">
            <text:p>-0.0067967586</text:p>
          </table:table-cell>
          <table:table-cell table:formula="of:=ABS([.D33])" office:value-type="float" office:value="0.00679675856292988" calcext:value-type="float">
            <text:p>0.0067967586</text:p>
          </table:table-cell>
          <table:table-cell office:value-type="float" office:value="1" calcext:value-type="float">
            <text:p>1</text:p>
          </table:table-cell>
          <table:table-cell table:formula="of:=[.E33]*[.F33]*[.$G$2]" office:value-type="float" office:value="6.79675856292988E-017" calcext:value-type="float">
            <text:p>6.80E-017</text:p>
          </table:table-cell>
          <table:table-cell table:formula="of:=ABS([.C33]*96485/8.314/298.15*[.A33])" office:value-type="float" office:value="0.008057493039262" calcext:value-type="float">
            <text:p>0.008057493</text:p>
          </table:table-cell>
          <table:table-cell table:formula="of:=[.$G$2]*[.H33]" office:value-type="float" office:value="8.05749303926199E-017" calcext:value-type="float">
            <text:p>8.05749303926199E-017</text:p>
          </table:table-cell>
        </table:table-row>
        <table:table-row table:style-name="ro1">
          <table:table-cell office:value-type="float" office:value="0.1614824121" calcext:value-type="float">
            <text:p>0.1614824121</text:p>
          </table:table-cell>
          <table:table-cell office:value-type="float" office:value="3.4287944617" calcext:value-type="float">
            <text:p>3.4287944617</text:p>
          </table:table-cell>
          <table:table-cell table:formula="of:=([.B37]-[.B31])/([.A37]-[.A31])" office:value-type="float" office:value="-0.000944276267989226" calcext:value-type="float">
            <text:p>-0.0009442763</text:p>
          </table:table-cell>
          <table:table-cell table:formula="of:=[.C34]*[.A34]*(1-[.A34])*96485/8.314/298.15" office:value-type="float" office:value="-0.00497681441863791" calcext:value-type="float">
            <text:p>-0.0049768144</text:p>
          </table:table-cell>
          <table:table-cell table:formula="of:=ABS([.D34])" office:value-type="float" office:value="0.00497681441863791" calcext:value-type="float">
            <text:p>0.0049768144</text:p>
          </table:table-cell>
          <table:table-cell office:value-type="float" office:value="1" calcext:value-type="float">
            <text:p>1</text:p>
          </table:table-cell>
          <table:table-cell table:formula="of:=[.E34]*[.F34]*[.$G$2]" office:value-type="float" office:value="4.97681441863791E-017" calcext:value-type="float">
            <text:p>4.98E-017</text:p>
          </table:table-cell>
          <table:table-cell table:formula="of:=ABS([.C34]*96485/8.314/298.15*[.A34])" office:value-type="float" office:value="0.00593525346451222" calcext:value-type="float">
            <text:p>0.0059352535</text:p>
          </table:table-cell>
          <table:table-cell table:formula="of:=[.$G$2]*[.H34]" office:value-type="float" office:value="5.93525346451222E-017" calcext:value-type="float">
            <text:p>5.93525346451222E-017</text:p>
          </table:table-cell>
        </table:table-row>
        <table:table-row table:style-name="ro1">
          <table:table-cell office:value-type="float" office:value="0.1664974874" calcext:value-type="float">
            <text:p>0.1664974874</text:p>
          </table:table-cell>
          <table:table-cell office:value-type="float" office:value="3.4287915728" calcext:value-type="float">
            <text:p>3.4287915728</text:p>
          </table:table-cell>
          <table:table-cell table:formula="of:=([.B38]-[.B32])/([.A38]-[.A32])" office:value-type="float" office:value="-0.000666809518170748" calcext:value-type="float">
            <text:p>-0.0006668095</text:p>
          </table:table-cell>
          <table:table-cell table:formula="of:=[.C35]*[.A35]*(1-[.A35])*96485/8.314/298.15" office:value-type="float" office:value="-0.00360189754338148" calcext:value-type="float">
            <text:p>-0.0036018975</text:p>
          </table:table-cell>
          <table:table-cell table:formula="of:=ABS([.D35])" office:value-type="float" office:value="0.00360189754338148" calcext:value-type="float">
            <text:p>0.0036018975</text:p>
          </table:table-cell>
          <table:table-cell office:value-type="float" office:value="1" calcext:value-type="float">
            <text:p>1</text:p>
          </table:table-cell>
          <table:table-cell table:formula="of:=[.E35]*[.F35]*[.$G$2]" office:value-type="float" office:value="3.60189754338148E-017" calcext:value-type="float">
            <text:p>3.60E-017</text:p>
          </table:table-cell>
          <table:table-cell table:formula="of:=ABS([.C35]*96485/8.314/298.15*[.A35])" office:value-type="float" office:value="0.00432139974257047" calcext:value-type="float">
            <text:p>0.0043213997</text:p>
          </table:table-cell>
          <table:table-cell table:formula="of:=[.$G$2]*[.H35]" office:value-type="float" office:value="4.32139974257047E-017" calcext:value-type="float">
            <text:p>4.32139974257047E-017</text:p>
          </table:table-cell>
        </table:table-row>
        <table:table-row table:style-name="ro1">
          <table:table-cell office:value-type="float" office:value="0.1715125628" calcext:value-type="float">
            <text:p>0.1715125628</text:p>
          </table:table-cell>
          <table:table-cell office:value-type="float" office:value="3.4287887721" calcext:value-type="float">
            <text:p>3.4287887721</text:p>
          </table:table-cell>
          <table:table-cell table:formula="of:=([.B39]-[.B33])/([.A39]-[.A33])" office:value-type="float" office:value="-0.00057679757967578" calcext:value-type="float">
            <text:p>-0.0005767976</text:p>
          </table:table-cell>
          <table:table-cell table:formula="of:=[.C36]*[.A36]*(1-[.A36])*96485/8.314/298.15" office:value-type="float" office:value="-0.00319021726034356" calcext:value-type="float">
            <text:p>-0.0031902173</text:p>
          </table:table-cell>
          <table:table-cell table:formula="of:=ABS([.D36])" office:value-type="float" office:value="0.00319021726034356" calcext:value-type="float">
            <text:p>0.0031902173</text:p>
          </table:table-cell>
          <table:table-cell office:value-type="float" office:value="1" calcext:value-type="float">
            <text:p>1</text:p>
          </table:table-cell>
          <table:table-cell table:formula="of:=[.E36]*[.F36]*[.$G$2]" office:value-type="float" office:value="3.19021726034356E-017" calcext:value-type="float">
            <text:p>3.19E-017</text:p>
          </table:table-cell>
          <table:table-cell table:formula="of:=ABS([.C36]*96485/8.314/298.15*[.A36])" office:value-type="float" office:value="0.00385065254715917" calcext:value-type="float">
            <text:p>0.0038506525</text:p>
          </table:table-cell>
          <table:table-cell table:formula="of:=[.$G$2]*[.H36]" office:value-type="float" office:value="3.85065254715917E-017" calcext:value-type="float">
            <text:p>3.85065254715917E-017</text:p>
          </table:table-cell>
        </table:table-row>
        <table:table-row table:style-name="ro1">
          <table:table-cell office:value-type="float" office:value="0.1765276382" calcext:value-type="float">
            <text:p>0.1765276382</text:p>
          </table:table-cell>
          <table:table-cell office:value-type="float" office:value="3.4287859892" calcext:value-type="float">
            <text:p>3.4287859892</text:p>
          </table:table-cell>
          <table:table-cell table:formula="of:=([.B40]-[.B34])/([.A40]-[.A34])" office:value-type="float" office:value="-0.000558605762656856" calcext:value-type="float">
            <text:p>-0.0005586058</text:p>
          </table:table-cell>
          <table:table-cell table:formula="of:=[.C37]*[.A37]*(1-[.A37])*96485/8.314/298.15" office:value-type="float" office:value="-0.00316069156348421" calcext:value-type="float">
            <text:p>-0.0031606916</text:p>
          </table:table-cell>
          <table:table-cell table:formula="of:=ABS([.D37])" office:value-type="float" office:value="0.00316069156348421" calcext:value-type="float">
            <text:p>0.0031606916</text:p>
          </table:table-cell>
          <table:table-cell office:value-type="float" office:value="1" calcext:value-type="float">
            <text:p>1</text:p>
          </table:table-cell>
          <table:table-cell table:formula="of:=[.E37]*[.F37]*[.$G$2]" office:value-type="float" office:value="3.16069156348421E-017" calcext:value-type="float">
            <text:p>3.16E-017</text:p>
          </table:table-cell>
          <table:table-cell table:formula="of:=ABS([.C37]*96485/8.314/298.15*[.A37])" office:value-type="float" office:value="0.0038382485073031" calcext:value-type="float">
            <text:p>0.0038382485</text:p>
          </table:table-cell>
          <table:table-cell table:formula="of:=[.$G$2]*[.H37]" office:value-type="float" office:value="3.8382485073031E-017" calcext:value-type="float">
            <text:p>3.8382485073031E-017</text:p>
          </table:table-cell>
        </table:table-row>
        <table:table-row table:style-name="ro1">
          <table:table-cell office:value-type="float" office:value="0.1815427136" calcext:value-type="float">
            <text:p>0.1815427136</text:p>
          </table:table-cell>
          <table:table-cell office:value-type="float" office:value="3.42878321" calcext:value-type="float">
            <text:p>3.42878321</text:p>
          </table:table-cell>
          <table:table-cell table:formula="of:=([.B41]-[.B35])/([.A41]-[.A35])" office:value-type="float" office:value="-0.000554933499607436" calcext:value-type="float">
            <text:p>-0.0005549335</text:p>
          </table:table-cell>
          <table:table-cell table:formula="of:=[.C38]*[.A38]*(1-[.A38])*96485/8.314/298.15" office:value-type="float" office:value="-0.00320945101905284" calcext:value-type="float">
            <text:p>-0.003209451</text:p>
          </table:table-cell>
          <table:table-cell table:formula="of:=ABS([.D38])" office:value-type="float" office:value="0.00320945101905284" calcext:value-type="float">
            <text:p>0.003209451</text:p>
          </table:table-cell>
          <table:table-cell office:value-type="float" office:value="1" calcext:value-type="float">
            <text:p>1</text:p>
          </table:table-cell>
          <table:table-cell table:formula="of:=[.E38]*[.F38]*[.$G$2]" office:value-type="float" office:value="3.20945101905284E-017" calcext:value-type="float">
            <text:p>3.21E-017</text:p>
          </table:table-cell>
          <table:table-cell table:formula="of:=ABS([.C38]*96485/8.314/298.15*[.A38])" office:value-type="float" office:value="0.0039213421059145" calcext:value-type="float">
            <text:p>0.0039213421</text:p>
          </table:table-cell>
          <table:table-cell table:formula="of:=[.$G$2]*[.H38]" office:value-type="float" office:value="3.9213421059145E-017" calcext:value-type="float">
            <text:p>3.9213421059145E-017</text:p>
          </table:table-cell>
        </table:table-row>
        <table:table-row table:style-name="ro1">
          <table:table-cell office:value-type="float" office:value="0.1865577889" calcext:value-type="float">
            <text:p>0.1865577889</text:p>
          </table:table-cell>
          <table:table-cell office:value-type="float" office:value="3.4287804314" calcext:value-type="float">
            <text:p>3.4287804314</text:p>
          </table:table-cell>
          <table:table-cell table:formula="of:=([.B42]-[.B36])/([.A42]-[.A36])" office:value-type="float" office:value="-0.000554192400756468" calcext:value-type="float">
            <text:p>-0.0005541924</text:p>
          </table:table-cell>
          <table:table-cell table:formula="of:=[.C39]*[.A39]*(1-[.A39])*96485/8.314/298.15" office:value-type="float" office:value="-0.00327352471741346" calcext:value-type="float">
            <text:p>-0.0032735247</text:p>
          </table:table-cell>
          <table:table-cell table:formula="of:=ABS([.D39])" office:value-type="float" office:value="0.00327352471741346" calcext:value-type="float">
            <text:p>0.0032735247</text:p>
          </table:table-cell>
          <table:table-cell office:value-type="float" office:value="1" calcext:value-type="float">
            <text:p>1</text:p>
          </table:table-cell>
          <table:table-cell table:formula="of:=[.E39]*[.F39]*[.$G$2]" office:value-type="float" office:value="3.27352471741346E-017" calcext:value-type="float">
            <text:p>3.27E-017</text:p>
          </table:table-cell>
          <table:table-cell table:formula="of:=ABS([.C39]*96485/8.314/298.15*[.A39])" office:value-type="float" office:value="0.00402428675662988" calcext:value-type="float">
            <text:p>0.0040242868</text:p>
          </table:table-cell>
          <table:table-cell table:formula="of:=[.$G$2]*[.H39]" office:value-type="float" office:value="4.02428675662988E-017" calcext:value-type="float">
            <text:p>4.02428675662988E-017</text:p>
          </table:table-cell>
        </table:table-row>
        <table:table-row table:style-name="ro1">
          <table:table-cell office:value-type="float" office:value="0.1915728643" calcext:value-type="float">
            <text:p>0.1915728643</text:p>
          </table:table-cell>
          <table:table-cell office:value-type="float" office:value="3.428777653" calcext:value-type="float">
            <text:p>3.428777653</text:p>
          </table:table-cell>
          <table:table-cell table:formula="of:=([.B43]-[.B37])/([.A43]-[.A37])" office:value-type="float" office:value="-0.000554042851660848" calcext:value-type="float">
            <text:p>-0.0005540429</text:p>
          </table:table-cell>
          <table:table-cell table:formula="of:=[.C40]*[.A40]*(1-[.A40])*96485/8.314/298.15" office:value-type="float" office:value="-0.00333989796000293" calcext:value-type="float">
            <text:p>-0.003339898</text:p>
          </table:table-cell>
          <table:table-cell table:formula="of:=ABS([.D40])" office:value-type="float" office:value="0.00333989796000293" calcext:value-type="float">
            <text:p>0.003339898</text:p>
          </table:table-cell>
          <table:table-cell office:value-type="float" office:value="1" calcext:value-type="float">
            <text:p>1</text:p>
          </table:table-cell>
          <table:table-cell table:formula="of:=[.E40]*[.F40]*[.$G$2]" office:value-type="float" office:value="3.33989796000293E-017" calcext:value-type="float">
            <text:p>3.34E-017</text:p>
          </table:table-cell>
          <table:table-cell table:formula="of:=ABS([.C40]*96485/8.314/298.15*[.A40])" office:value-type="float" office:value="0.0041313531084171" calcext:value-type="float">
            <text:p>0.0041313531</text:p>
          </table:table-cell>
          <table:table-cell table:formula="of:=[.$G$2]*[.H40]" office:value-type="float" office:value="4.1313531084171E-017" calcext:value-type="float">
            <text:p>4.1313531084171E-017</text:p>
          </table:table-cell>
        </table:table-row>
        <table:table-row table:style-name="ro1">
          <table:table-cell office:value-type="float" office:value="0.1965879397" calcext:value-type="float">
            <text:p>0.1965879397</text:p>
          </table:table-cell>
          <table:table-cell office:value-type="float" office:value="3.4287748746" calcext:value-type="float">
            <text:p>3.4287748746</text:p>
          </table:table-cell>
          <table:table-cell table:formula="of:=([.B44]-[.B38])/([.A44]-[.A38])" office:value-type="float" office:value="-0.000554016266993507" calcext:value-type="float">
            <text:p>-0.0005540163</text:p>
          </table:table-cell>
          <table:table-cell table:formula="of:=[.C41]*[.A41]*(1-[.A41])*96485/8.314/298.15" office:value-type="float" office:value="-0.00340590634728922" calcext:value-type="float">
            <text:p>-0.0034059063</text:p>
          </table:table-cell>
          <table:table-cell table:formula="of:=ABS([.D41])" office:value-type="float" office:value="0.00340590634728922" calcext:value-type="float">
            <text:p>0.0034059063</text:p>
          </table:table-cell>
          <table:table-cell office:value-type="float" office:value="1" calcext:value-type="float">
            <text:p>1</text:p>
          </table:table-cell>
          <table:table-cell table:formula="of:=[.E41]*[.F41]*[.$G$2]" office:value-type="float" office:value="3.40590634728922E-017" calcext:value-type="float">
            <text:p>3.41E-017</text:p>
          </table:table-cell>
          <table:table-cell table:formula="of:=ABS([.C41]*96485/8.314/298.15*[.A41])" office:value-type="float" office:value="0.00423930199158004" calcext:value-type="float">
            <text:p>0.004239302</text:p>
          </table:table-cell>
          <table:table-cell table:formula="of:=[.$G$2]*[.H41]" office:value-type="float" office:value="4.23930199158004E-017" calcext:value-type="float">
            <text:p>4.23930199158004E-017</text:p>
          </table:table-cell>
        </table:table-row>
        <table:table-row table:style-name="ro1">
          <table:table-cell office:value-type="float" office:value="0.2016030151" calcext:value-type="float">
            <text:p>0.2016030151</text:p>
          </table:table-cell>
          <table:table-cell office:value-type="float" office:value="3.4287720962" calcext:value-type="float">
            <text:p>3.4287720962</text:p>
          </table:table-cell>
          <table:table-cell table:formula="of:=([.B45]-[.B39])/([.A45]-[.A39])" office:value-type="float" office:value="-0.000554006295211645" calcext:value-type="float">
            <text:p>-0.0005540063</text:p>
          </table:table-cell>
          <table:table-cell table:formula="of:=[.C42]*[.A42]*(1-[.A42])*96485/8.314/298.15" office:value-type="float" office:value="-0.00347092778654862" calcext:value-type="float">
            <text:p>-0.0034709278</text:p>
          </table:table-cell>
          <table:table-cell table:formula="of:=ABS([.D42])" office:value-type="float" office:value="0.00347092778654862" calcext:value-type="float">
            <text:p>0.0034709278</text:p>
          </table:table-cell>
          <table:table-cell office:value-type="float" office:value="1" calcext:value-type="float">
            <text:p>1</text:p>
          </table:table-cell>
          <table:table-cell table:formula="of:=[.E42]*[.F42]*[.$G$2]" office:value-type="float" office:value="3.47092778654862E-017" calcext:value-type="float">
            <text:p>3.47E-017</text:p>
          </table:table-cell>
          <table:table-cell table:formula="of:=ABS([.C42]*96485/8.314/298.15*[.A42])" office:value-type="float" office:value="0.00434737085960233" calcext:value-type="float">
            <text:p>0.0043473709</text:p>
          </table:table-cell>
          <table:table-cell table:formula="of:=[.$G$2]*[.H42]" office:value-type="float" office:value="4.34737085960233E-017" calcext:value-type="float">
            <text:p>4.34737085960233E-017</text:p>
          </table:table-cell>
        </table:table-row>
        <table:table-row table:style-name="ro1">
          <table:table-cell office:value-type="float" office:value="0.2066180905" calcext:value-type="float">
            <text:p>0.2066180905</text:p>
          </table:table-cell>
          <table:table-cell office:value-type="float" office:value="3.4287693178" calcext:value-type="float">
            <text:p>3.4287693178</text:p>
          </table:table-cell>
          <table:table-cell table:formula="of:=([.B46]-[.B40])/([.A46]-[.A40])" office:value-type="float" office:value="-0.000554006295211645" calcext:value-type="float">
            <text:p>-0.0005540063</text:p>
          </table:table-cell>
          <table:table-cell table:formula="of:=[.C43]*[.A43]*(1-[.A43])*96485/8.314/298.15" office:value-type="float" office:value="-0.00353492581660224" calcext:value-type="float">
            <text:p>-0.0035349258</text:p>
          </table:table-cell>
          <table:table-cell table:formula="of:=ABS([.D43])" office:value-type="float" office:value="0.00353492581660224" calcext:value-type="float">
            <text:p>0.0035349258</text:p>
          </table:table-cell>
          <table:table-cell office:value-type="float" office:value="1" calcext:value-type="float">
            <text:p>1</text:p>
          </table:table-cell>
          <table:table-cell table:formula="of:=[.E43]*[.F43]*[.$G$2]" office:value-type="float" office:value="3.53492581660224E-017" calcext:value-type="float">
            <text:p>3.53E-017</text:p>
          </table:table-cell>
          <table:table-cell table:formula="of:=ABS([.C43]*96485/8.314/298.15*[.A43])" office:value-type="float" office:value="0.00445551603115075" calcext:value-type="float">
            <text:p>0.004455516</text:p>
          </table:table-cell>
          <table:table-cell table:formula="of:=[.$G$2]*[.H43]" office:value-type="float" office:value="4.45551603115075E-017" calcext:value-type="float">
            <text:p>4.45551603115075E-017</text:p>
          </table:table-cell>
        </table:table-row>
        <table:table-row table:style-name="ro1">
          <table:table-cell office:value-type="float" office:value="0.2116331658" calcext:value-type="float">
            <text:p>0.2116331658</text:p>
          </table:table-cell>
          <table:table-cell office:value-type="float" office:value="3.4287665394" calcext:value-type="float">
            <text:p>3.4287665394</text:p>
          </table:table-cell>
          <table:table-cell table:formula="of:=([.B47]-[.B41])/([.A47]-[.A41])" office:value-type="float" office:value="-0.000554006295211645" calcext:value-type="float">
            <text:p>-0.0005540063</text:p>
          </table:table-cell>
          <table:table-cell table:formula="of:=[.C44]*[.A44]*(1-[.A44])*96485/8.314/298.15" office:value-type="float" office:value="-0.00359783913303328" calcext:value-type="float">
            <text:p>-0.0035978391</text:p>
          </table:table-cell>
          <table:table-cell table:formula="of:=ABS([.D44])" office:value-type="float" office:value="0.00359783913303328" calcext:value-type="float">
            <text:p>0.0035978391</text:p>
          </table:table-cell>
          <table:table-cell office:value-type="float" office:value="1" calcext:value-type="float">
            <text:p>1</text:p>
          </table:table-cell>
          <table:table-cell table:formula="of:=[.E44]*[.F44]*[.$G$2]" office:value-type="float" office:value="3.59783913303328E-017" calcext:value-type="float">
            <text:p>3.60E-017</text:p>
          </table:table-cell>
          <table:table-cell table:formula="of:=ABS([.C44]*96485/8.314/298.15*[.A44])" office:value-type="float" office:value="0.00456366120054277" calcext:value-type="float">
            <text:p>0.0045636612</text:p>
          </table:table-cell>
          <table:table-cell table:formula="of:=[.$G$2]*[.H44]" office:value-type="float" office:value="4.56366120054277E-017" calcext:value-type="float">
            <text:p>4.56366120054277E-017</text:p>
          </table:table-cell>
        </table:table-row>
        <table:table-row table:style-name="ro1">
          <table:table-cell office:value-type="float" office:value="0.2166482412" calcext:value-type="float">
            <text:p>0.2166482412</text:p>
          </table:table-cell>
          <table:table-cell office:value-type="float" office:value="3.4287637611" calcext:value-type="float">
            <text:p>3.4287637611</text:p>
          </table:table-cell>
          <table:table-cell table:formula="of:=([.B48]-[.B42])/([.A48]-[.A42])" office:value-type="float" office:value="-0.000554006297052781" calcext:value-type="float">
            <text:p>-0.0005540063</text:p>
          </table:table-cell>
          <table:table-cell table:formula="of:=[.C45]*[.A45]*(1-[.A45])*96485/8.314/298.15" office:value-type="float" office:value="-0.00365966775051291" calcext:value-type="float">
            <text:p>-0.0036596678</text:p>
          </table:table-cell>
          <table:table-cell table:formula="of:=ABS([.D45])" office:value-type="float" office:value="0.00365966775051291" calcext:value-type="float">
            <text:p>0.0036596678</text:p>
          </table:table-cell>
          <table:table-cell office:value-type="float" office:value="1" calcext:value-type="float">
            <text:p>1</text:p>
          </table:table-cell>
          <table:table-cell table:formula="of:=[.E45]*[.F45]*[.$G$2]" office:value-type="float" office:value="3.65966775051291E-017" calcext:value-type="float">
            <text:p>3.66E-017</text:p>
          </table:table-cell>
          <table:table-cell table:formula="of:=ABS([.C45]*96485/8.314/298.15*[.A45])" office:value-type="float" office:value="0.00467180638761707" calcext:value-type="float">
            <text:p>0.0046718064</text:p>
          </table:table-cell>
          <table:table-cell table:formula="of:=[.$G$2]*[.H45]" office:value-type="float" office:value="4.67180638761707E-017" calcext:value-type="float">
            <text:p>4.67180638761707E-017</text:p>
          </table:table-cell>
        </table:table-row>
        <table:table-row table:style-name="ro1">
          <table:table-cell office:value-type="float" office:value="0.2216633166" calcext:value-type="float">
            <text:p>0.2216633166</text:p>
          </table:table-cell>
          <table:table-cell office:value-type="float" office:value="3.4287609827" calcext:value-type="float">
            <text:p>3.4287609827</text:p>
          </table:table-cell>
          <table:table-cell table:formula="of:=([.B49]-[.B43])/([.A49]-[.A43])" office:value-type="float" office:value="-0.000554006297052782" calcext:value-type="float">
            <text:p>-0.0005540063</text:p>
          </table:table-cell>
          <table:table-cell table:formula="of:=[.C46]*[.A46]*(1-[.A46])*96485/8.314/298.15" office:value-type="float" office:value="-0.00372041164365326" calcext:value-type="float">
            <text:p>-0.0037204116</text:p>
          </table:table-cell>
          <table:table-cell table:formula="of:=ABS([.D46])" office:value-type="float" office:value="0.00372041164365326" calcext:value-type="float">
            <text:p>0.0037204116</text:p>
          </table:table-cell>
          <table:table-cell office:value-type="float" office:value="1" calcext:value-type="float">
            <text:p>1</text:p>
          </table:table-cell>
          <table:table-cell table:formula="of:=[.E46]*[.F46]*[.$G$2]" office:value-type="float" office:value="3.72041164365326E-017" calcext:value-type="float">
            <text:p>3.72E-017</text:p>
          </table:table-cell>
          <table:table-cell table:formula="of:=ABS([.C46]*96485/8.314/298.15*[.A46])" office:value-type="float" office:value="0.0047799515595249" calcext:value-type="float">
            <text:p>0.0047799516</text:p>
          </table:table-cell>
          <table:table-cell table:formula="of:=[.$G$2]*[.H46]" office:value-type="float" office:value="4.7799515595249E-017" calcext:value-type="float">
            <text:p>4.7799515595249E-017</text:p>
          </table:table-cell>
        </table:table-row>
        <table:table-row table:style-name="ro1">
          <table:table-cell office:value-type="float" office:value="0.226678392" calcext:value-type="float">
            <text:p>0.226678392</text:p>
          </table:table-cell>
          <table:table-cell office:value-type="float" office:value="3.4287582043" calcext:value-type="float">
            <text:p>3.4287582043</text:p>
          </table:table-cell>
          <table:table-cell table:formula="of:=([.B50]-[.B44])/([.A50]-[.A44])" office:value-type="float" office:value="-0.000554002971912839" calcext:value-type="float">
            <text:p>-0.000554003</text:p>
          </table:table-cell>
          <table:table-cell table:formula="of:=[.C47]*[.A47]*(1-[.A47])*96485/8.314/298.15" office:value-type="float" office:value="-0.00378004813646594" calcext:value-type="float">
            <text:p>-0.0037800481</text:p>
          </table:table-cell>
          <table:table-cell table:formula="of:=ABS([.D47])" office:value-type="float" office:value="0.00378004813646594" calcext:value-type="float">
            <text:p>0.0037800481</text:p>
          </table:table-cell>
          <table:table-cell office:value-type="float" office:value="1" calcext:value-type="float">
            <text:p>1</text:p>
          </table:table-cell>
          <table:table-cell table:formula="of:=[.E47]*[.F47]*[.$G$2]" office:value-type="float" office:value="3.78004813646594E-017" calcext:value-type="float">
            <text:p>3.78E-017</text:p>
          </table:table-cell>
          <table:table-cell table:formula="of:=ABS([.C47]*96485/8.314/298.15*[.A47])" office:value-type="float" office:value="0.00488806739312777" calcext:value-type="float">
            <text:p>0.0048880674</text:p>
          </table:table-cell>
          <table:table-cell table:formula="of:=[.$G$2]*[.H47]" office:value-type="float" office:value="4.88806739312777E-017" calcext:value-type="float">
            <text:p>4.88806739312777E-017</text:p>
          </table:table-cell>
        </table:table-row>
        <table:table-row table:style-name="ro1">
          <table:table-cell office:value-type="float" office:value="0.2316934673" calcext:value-type="float">
            <text:p>0.2316934673</text:p>
          </table:table-cell>
          <table:table-cell office:value-type="float" office:value="3.4287554259" calcext:value-type="float">
            <text:p>3.4287554259</text:p>
          </table:table-cell>
          <table:table-cell table:formula="of:=([.B51]-[.B45])/([.A51]-[.A45])" office:value-type="float" office:value="-0.000554006295211645" calcext:value-type="float">
            <text:p>-0.0005540063</text:p>
          </table:table-cell>
          <table:table-cell table:formula="of:=[.C48]*[.A48]*(1-[.A48])*96485/8.314/298.15" office:value-type="float" office:value="-0.00383864527887222" calcext:value-type="float">
            <text:p>-0.0038386453</text:p>
          </table:table-cell>
          <table:table-cell table:formula="of:=ABS([.D48])" office:value-type="float" office:value="0.00383864527887222" calcext:value-type="float">
            <text:p>0.0038386453</text:p>
          </table:table-cell>
          <table:table-cell office:value-type="float" office:value="1" calcext:value-type="float">
            <text:p>1</text:p>
          </table:table-cell>
          <table:table-cell table:formula="of:=[.E48]*[.F48]*[.$G$2]" office:value-type="float" office:value="3.83864527887221E-017" calcext:value-type="float">
            <text:p>3.84E-017</text:p>
          </table:table-cell>
          <table:table-cell table:formula="of:=ABS([.C48]*96485/8.314/298.15*[.A48])" office:value-type="float" office:value="0.00499624188458005" calcext:value-type="float">
            <text:p>0.0049962419</text:p>
          </table:table-cell>
          <table:table-cell table:formula="of:=[.$G$2]*[.H48]" office:value-type="float" office:value="4.99624188458005E-017" calcext:value-type="float">
            <text:p>4.99624188458005E-017</text:p>
          </table:table-cell>
        </table:table-row>
        <table:table-row table:style-name="ro1">
          <table:table-cell office:value-type="float" office:value="0.2367085427" calcext:value-type="float">
            <text:p>0.2367085427</text:p>
          </table:table-cell>
          <table:table-cell office:value-type="float" office:value="3.4287526475" calcext:value-type="float">
            <text:p>3.4287526475</text:p>
          </table:table-cell>
          <table:table-cell table:formula="of:=([.B52]-[.B46])/([.A52]-[.A46])" office:value-type="float" office:value="-0.000554002973739207" calcext:value-type="float">
            <text:p>-0.000554003</text:p>
          </table:table-cell>
          <table:table-cell table:formula="of:=[.C49]*[.A49]*(1-[.A49])*96485/8.314/298.15" office:value-type="float" office:value="-0.00389611167592646" calcext:value-type="float">
            <text:p>-0.0038961117</text:p>
          </table:table-cell>
          <table:table-cell table:formula="of:=ABS([.D49])" office:value-type="float" office:value="0.00389611167592646" calcext:value-type="float">
            <text:p>0.0038961117</text:p>
          </table:table-cell>
          <table:table-cell office:value-type="float" office:value="1" calcext:value-type="float">
            <text:p>1</text:p>
          </table:table-cell>
          <table:table-cell table:formula="of:=[.E49]*[.F49]*[.$G$2]" office:value-type="float" office:value="3.89611167592646E-017" calcext:value-type="float">
            <text:p>3.90E-017</text:p>
          </table:table-cell>
          <table:table-cell table:formula="of:=ABS([.C49]*96485/8.314/298.15*[.A49])" office:value-type="float" office:value="0.00510435645344207" calcext:value-type="float">
            <text:p>0.0051043565</text:p>
          </table:table-cell>
          <table:table-cell table:formula="of:=[.$G$2]*[.H49]" office:value-type="float" office:value="5.10435645344207E-017" calcext:value-type="float">
            <text:p>5.10435645344207E-017</text:p>
          </table:table-cell>
        </table:table-row>
        <table:table-row table:style-name="ro1">
          <table:table-cell office:value-type="float" office:value="0.2417236181" calcext:value-type="float">
            <text:p>0.2417236181</text:p>
          </table:table-cell>
          <table:table-cell office:value-type="float" office:value="3.4287498692" calcext:value-type="float">
            <text:p>3.4287498692</text:p>
          </table:table-cell>
          <table:table-cell table:formula="of:=([.B53]-[.B47])/([.A53]-[.A47])" office:value-type="float" office:value="-0.00055399300381324" calcext:value-type="float">
            <text:p>-0.000553993</text:p>
          </table:table-cell>
          <table:table-cell table:formula="of:=[.C50]*[.A50]*(1-[.A50])*96485/8.314/298.15" office:value-type="float" office:value="-0.00395244525108595" calcext:value-type="float">
            <text:p>-0.0039524453</text:p>
          </table:table-cell>
          <table:table-cell table:formula="of:=ABS([.D50])" office:value-type="float" office:value="0.00395244525108595" calcext:value-type="float">
            <text:p>0.0039524453</text:p>
          </table:table-cell>
          <table:table-cell office:value-type="float" office:value="1" calcext:value-type="float">
            <text:p>1</text:p>
          </table:table-cell>
          <table:table-cell table:formula="of:=[.E50]*[.F50]*[.$G$2]" office:value-type="float" office:value="3.95244525108595E-017" calcext:value-type="float">
            <text:p>3.95E-017</text:p>
          </table:table-cell>
          <table:table-cell table:formula="of:=ABS([.C50]*96485/8.314/298.15*[.A50])" office:value-type="float" office:value="0.00521240717162043" calcext:value-type="float">
            <text:p>0.0052124072</text:p>
          </table:table-cell>
          <table:table-cell table:formula="of:=[.$G$2]*[.H50]" office:value-type="float" office:value="5.21240717162043E-017" calcext:value-type="float">
            <text:p>5.21240717162043E-017</text:p>
          </table:table-cell>
        </table:table-row>
        <table:table-row table:style-name="ro1">
          <table:table-cell office:value-type="float" office:value="0.2467386935" calcext:value-type="float">
            <text:p>0.2467386935</text:p>
          </table:table-cell>
          <table:table-cell office:value-type="float" office:value="3.4287470908" calcext:value-type="float">
            <text:p>3.4287470908</text:p>
          </table:table-cell>
          <table:table-cell table:formula="of:=([.B54]-[.B48])/([.A54]-[.A48])" office:value-type="float" office:value="-0.000553949798881057" calcext:value-type="float">
            <text:p>-0.0005539498</text:p>
          </table:table-cell>
          <table:table-cell table:formula="of:=[.C51]*[.A51]*(1-[.A51])*96485/8.314/298.15" office:value-type="float" office:value="-0.00400745169650929" calcext:value-type="float">
            <text:p>-0.0040074517</text:p>
          </table:table-cell>
          <table:table-cell table:formula="of:=ABS([.D51])" office:value-type="float" office:value="0.00400745169650929" calcext:value-type="float">
            <text:p>0.0040074517</text:p>
          </table:table-cell>
          <table:table-cell office:value-type="float" office:value="1" calcext:value-type="float">
            <text:p>1</text:p>
          </table:table-cell>
          <table:table-cell table:formula="of:=[.E51]*[.F51]*[.$G$2]" office:value-type="float" office:value="4.00745169650929E-017" calcext:value-type="float">
            <text:p>4.01E-017</text:p>
          </table:table-cell>
          <table:table-cell table:formula="of:=ABS([.C51]*96485/8.314/298.15*[.A51])" office:value-type="float" office:value="0.0053201348083705" calcext:value-type="float">
            <text:p>0.0053201348</text:p>
          </table:table-cell>
          <table:table-cell table:formula="of:=[.$G$2]*[.H51]" office:value-type="float" office:value="5.3201348083705E-017" calcext:value-type="float">
            <text:p>5.3201348083705E-017</text:p>
          </table:table-cell>
        </table:table-row>
        <table:table-row table:style-name="ro1">
          <table:table-cell office:value-type="float" office:value="0.2517537688" calcext:value-type="float">
            <text:p>0.2517537688</text:p>
          </table:table-cell>
          <table:table-cell office:value-type="float" office:value="3.4287443125" calcext:value-type="float">
            <text:p>3.4287443125</text:p>
          </table:table-cell>
          <table:table-cell table:formula="of:=([.B55]-[.B49])/([.A55]-[.A49])" office:value-type="float" office:value="-0.000553727136901789" calcext:value-type="float">
            <text:p>-0.0005537271</text:p>
          </table:table-cell>
          <table:table-cell table:formula="of:=[.C52]*[.A52]*(1-[.A52])*96485/8.314/298.15" office:value-type="float" office:value="-0.00406004917668431" calcext:value-type="float">
            <text:p>-0.0040600492</text:p>
          </table:table-cell>
          <table:table-cell table:formula="of:=ABS([.D52])" office:value-type="float" office:value="0.00406004917668431" calcext:value-type="float">
            <text:p>0.0040600492</text:p>
          </table:table-cell>
          <table:table-cell office:value-type="float" office:value="1" calcext:value-type="float">
            <text:p>1</text:p>
          </table:table-cell>
          <table:table-cell table:formula="of:=[.E52]*[.F52]*[.$G$2]" office:value-type="float" office:value="4.06004917668431E-017" calcext:value-type="float">
            <text:p>4.06E-017</text:p>
          </table:table-cell>
          <table:table-cell table:formula="of:=ABS([.C52]*96485/8.314/298.15*[.A52])" office:value-type="float" office:value="0.00542608703845124" calcext:value-type="float">
            <text:p>0.005426087</text:p>
          </table:table-cell>
          <table:table-cell table:formula="of:=[.$G$2]*[.H52]" office:value-type="float" office:value="5.42608703845124E-017" calcext:value-type="float">
            <text:p>5.42608703845124E-017</text:p>
          </table:table-cell>
        </table:table-row>
        <table:table-row table:style-name="ro1">
          <table:table-cell office:value-type="float" office:value="0.2567688442" calcext:value-type="float">
            <text:p>0.2567688442</text:p>
          </table:table-cell>
          <table:table-cell office:value-type="float" office:value="3.4287415344" calcext:value-type="float">
            <text:p>3.4287415344</text:p>
          </table:table-cell>
          <table:table-cell table:formula="of:=([.B56]-[.B50])/([.A56]-[.A50])" office:value-type="float" office:value="-0.000552637090126606" calcext:value-type="float">
            <text:p>-0.0005526371</text:p>
          </table:table-cell>
          <table:table-cell table:formula="of:=[.C53]*[.A53]*(1-[.A53])*96485/8.314/298.15" office:value-type="float" office:value="-0.00410507625986458" calcext:value-type="float">
            <text:p>-0.0041050763</text:p>
          </table:table-cell>
          <table:table-cell table:formula="of:=ABS([.D53])" office:value-type="float" office:value="0.00410507625986458" calcext:value-type="float">
            <text:p>0.0041050763</text:p>
          </table:table-cell>
          <table:table-cell office:value-type="float" office:value="1" calcext:value-type="float">
            <text:p>1</text:p>
          </table:table-cell>
          <table:table-cell table:formula="of:=[.E53]*[.F53]*[.$G$2]" office:value-type="float" office:value="4.10507625986458E-017" calcext:value-type="float">
            <text:p>4.11E-017</text:p>
          </table:table-cell>
          <table:table-cell table:formula="of:=ABS([.C53]*96485/8.314/298.15*[.A53])" office:value-type="float" office:value="0.00552328333901174" calcext:value-type="float">
            <text:p>0.0055232833</text:p>
          </table:table-cell>
          <table:table-cell table:formula="of:=[.$G$2]*[.H53]" office:value-type="float" office:value="5.52328333901174E-017" calcext:value-type="float">
            <text:p>5.52328333901174E-017</text:p>
          </table:table-cell>
        </table:table-row>
        <table:table-row table:style-name="ro1">
          <table:table-cell office:value-type="float" office:value="0.2617839196" calcext:value-type="float">
            <text:p>0.2617839196</text:p>
          </table:table-cell>
          <table:table-cell office:value-type="float" office:value="3.4287387573" calcext:value-type="float">
            <text:p>3.4287387573</text:p>
          </table:table-cell>
          <table:table-cell table:formula="of:=([.B57]-[.B51])/([.A57]-[.A51])" office:value-type="float" office:value="-0.000547216767979887" calcext:value-type="float">
            <text:p>-0.0005472168</text:p>
          </table:table-cell>
          <table:table-cell table:formula="of:=[.C54]*[.A54]*(1-[.A54])*96485/8.314/298.15" office:value-type="float" office:value="-0.00411624135011178" calcext:value-type="float">
            <text:p>-0.0041162414</text:p>
          </table:table-cell>
          <table:table-cell table:formula="of:=ABS([.D54])" office:value-type="float" office:value="0.00411624135011178" calcext:value-type="float">
            <text:p>0.0041162414</text:p>
          </table:table-cell>
          <table:table-cell office:value-type="float" office:value="1" calcext:value-type="float">
            <text:p>1</text:p>
          </table:table-cell>
          <table:table-cell table:formula="of:=[.E54]*[.F54]*[.$G$2]" office:value-type="float" office:value="4.11624135011178E-017" calcext:value-type="float">
            <text:p>4.12E-017</text:p>
          </table:table-cell>
          <table:table-cell table:formula="of:=ABS([.C54]*96485/8.314/298.15*[.A54])" office:value-type="float" office:value="0.00557593021799445" calcext:value-type="float">
            <text:p>0.0055759302</text:p>
          </table:table-cell>
          <table:table-cell table:formula="of:=[.$G$2]*[.H54]" office:value-type="float" office:value="5.57593021799444E-017" calcext:value-type="float">
            <text:p>5.57593021799444E-017</text:p>
          </table:table-cell>
        </table:table-row>
        <table:table-row table:style-name="ro1">
          <table:table-cell office:value-type="float" office:value="0.266798995" calcext:value-type="float">
            <text:p>0.266798995</text:p>
          </table:table-cell>
          <table:table-cell office:value-type="float" office:value="3.4287359856" calcext:value-type="float">
            <text:p>3.4287359856</text:p>
          </table:table-cell>
          <table:table-cell table:formula="of:=([.B58]-[.B52])/([.A58]-[.A52])" office:value-type="float" office:value="-0.000521504291242238" calcext:value-type="float">
            <text:p>-0.0005215043</text:p>
          </table:table-cell>
          <table:table-cell table:formula="of:=[.C55]*[.A55]*(1-[.A55])*96485/8.314/298.15" office:value-type="float" office:value="-0.00397081903068684" calcext:value-type="float">
            <text:p>-0.003970819</text:p>
          </table:table-cell>
          <table:table-cell table:formula="of:=ABS([.D55])" office:value-type="float" office:value="0.00397081903068684" calcext:value-type="float">
            <text:p>0.003970819</text:p>
          </table:table-cell>
          <table:table-cell office:value-type="float" office:value="1" calcext:value-type="float">
            <text:p>1</text:p>
          </table:table-cell>
          <table:table-cell table:formula="of:=[.E55]*[.F55]*[.$G$2]" office:value-type="float" office:value="3.97081903068685E-017" calcext:value-type="float">
            <text:p>3.97E-017</text:p>
          </table:table-cell>
          <table:table-cell table:formula="of:=ABS([.C55]*96485/8.314/298.15*[.A55])" office:value-type="float" office:value="0.0054157304799205" calcext:value-type="float">
            <text:p>0.0054157305</text:p>
          </table:table-cell>
          <table:table-cell table:formula="of:=[.$G$2]*[.H55]" office:value-type="float" office:value="5.4157304799205E-017" calcext:value-type="float">
            <text:p>5.4157304799205E-017</text:p>
          </table:table-cell>
        </table:table-row>
        <table:table-row table:style-name="ro1">
          <table:table-cell office:value-type="float" office:value="0.2718140704" calcext:value-type="float">
            <text:p>0.2718140704</text:p>
          </table:table-cell>
          <table:table-cell office:value-type="float" office:value="3.4287332401" calcext:value-type="float">
            <text:p>3.4287332401</text:p>
          </table:table-cell>
          <table:table-cell table:formula="of:=([.B59]-[.B53])/([.A59]-[.A53])" office:value-type="float" office:value="-0.000465496492383118" calcext:value-type="float">
            <text:p>-0.0004654965</text:p>
          </table:table-cell>
          <table:table-cell table:formula="of:=[.C56]*[.A56]*(1-[.A56])*96485/8.314/298.15" office:value-type="float" office:value="-0.00358629158619402" calcext:value-type="float">
            <text:p>-0.0035862916</text:p>
          </table:table-cell>
          <table:table-cell table:formula="of:=ABS([.D56])" office:value-type="float" office:value="0.00358629158619402" calcext:value-type="float">
            <text:p>0.0035862916</text:p>
          </table:table-cell>
          <table:table-cell office:value-type="float" office:value="1" calcext:value-type="float">
            <text:p>1</text:p>
          </table:table-cell>
          <table:table-cell table:formula="of:=[.E56]*[.F56]*[.$G$2]" office:value-type="float" office:value="3.58629158619402E-017" calcext:value-type="float">
            <text:p>3.59E-017</text:p>
          </table:table-cell>
          <table:table-cell table:formula="of:=ABS([.C56]*96485/8.314/298.15*[.A56])" office:value-type="float" office:value="0.00492496688059326" calcext:value-type="float">
            <text:p>0.0049249669</text:p>
          </table:table-cell>
          <table:table-cell table:formula="of:=[.$G$2]*[.H56]" office:value-type="float" office:value="4.92496688059326E-017" calcext:value-type="float">
            <text:p>4.92496688059326E-017</text:p>
          </table:table-cell>
        </table:table-row>
        <table:table-row table:style-name="ro1">
          <table:table-cell office:value-type="float" office:value="0.2768291457" calcext:value-type="float">
            <text:p>0.2768291457</text:p>
          </table:table-cell>
          <table:table-cell office:value-type="float" office:value="3.4287306248" calcext:value-type="float">
            <text:p>3.4287306248</text:p>
          </table:table-cell>
          <table:table-cell table:formula="of:=([.B60]-[.B54])/([.A60]-[.A54])" office:value-type="float" office:value="-0.000400748379573971" calcext:value-type="float">
            <text:p>-0.0004007484</text:p>
          </table:table-cell>
          <table:table-cell table:formula="of:=[.C57]*[.A57]*(1-[.A57])*96485/8.314/298.15" office:value-type="float" office:value="-0.00312276619531208" calcext:value-type="float">
            <text:p>-0.0031227662</text:p>
          </table:table-cell>
          <table:table-cell table:formula="of:=ABS([.D57])" office:value-type="float" office:value="0.00312276619531208" calcext:value-type="float">
            <text:p>0.0031227662</text:p>
          </table:table-cell>
          <table:table-cell office:value-type="float" office:value="1" calcext:value-type="float">
            <text:p>1</text:p>
          </table:table-cell>
          <table:table-cell table:formula="of:=[.E57]*[.F57]*[.$G$2]" office:value-type="float" office:value="3.12276619531208E-017" calcext:value-type="float">
            <text:p>3.12E-017</text:p>
          </table:table-cell>
          <table:table-cell table:formula="of:=ABS([.C57]*96485/8.314/298.15*[.A57])" office:value-type="float" office:value="0.00431815825643968" calcext:value-type="float">
            <text:p>0.0043181583</text:p>
          </table:table-cell>
          <table:table-cell table:formula="of:=[.$G$2]*[.H57]" office:value-type="float" office:value="4.31815825643968E-017" calcext:value-type="float">
            <text:p>4.31815825643968E-017</text:p>
          </table:table-cell>
        </table:table-row>
        <table:table-row table:style-name="ro1">
          <table:table-cell office:value-type="float" office:value="0.2818442211" calcext:value-type="float">
            <text:p>0.2818442211</text:p>
          </table:table-cell>
          <table:table-cell office:value-type="float" office:value="3.4287286202" calcext:value-type="float">
            <text:p>3.4287286202</text:p>
          </table:table-cell>
          <table:table-cell table:formula="of:=([.B61]-[.B55])/([.A61]-[.A55])" office:value-type="float" office:value="-0.000334411724125436" calcext:value-type="float">
            <text:p>-0.0003344117</text:p>
          </table:table-cell>
          <table:table-cell table:formula="of:=[.C58]*[.A58]*(1-[.A58])*96485/8.314/298.15" office:value-type="float" office:value="-0.00263465804899272" calcext:value-type="float">
            <text:p>-0.002634658</text:p>
          </table:table-cell>
          <table:table-cell table:formula="of:=ABS([.D58])" office:value-type="float" office:value="0.00263465804899272" calcext:value-type="float">
            <text:p>0.002634658</text:p>
          </table:table-cell>
          <table:table-cell office:value-type="float" office:value="1" calcext:value-type="float">
            <text:p>1</text:p>
          </table:table-cell>
          <table:table-cell table:formula="of:=[.E58]*[.F58]*[.$G$2]" office:value-type="float" office:value="2.63465804899272E-017" calcext:value-type="float">
            <text:p>2.63E-017</text:p>
          </table:table-cell>
          <table:table-cell table:formula="of:=ABS([.C58]*96485/8.314/298.15*[.A58])" office:value-type="float" office:value="0.00366864422232768" calcext:value-type="float">
            <text:p>0.0036686442</text:p>
          </table:table-cell>
          <table:table-cell table:formula="of:=[.$G$2]*[.H58]" office:value-type="float" office:value="3.66864422232768E-017" calcext:value-type="float">
            <text:p>3.66864422232768E-017</text:p>
          </table:table-cell>
        </table:table-row>
        <table:table-row table:style-name="ro1">
          <table:table-cell office:value-type="float" office:value="0.2868592965" calcext:value-type="float">
            <text:p>0.2868592965</text:p>
          </table:table-cell>
          <table:table-cell office:value-type="float" office:value="3.4287275274" calcext:value-type="float">
            <text:p>3.4287275274</text:p>
          </table:table-cell>
          <table:table-cell table:formula="of:=([.B62]-[.B56])/([.A62]-[.A56])" office:value-type="float" office:value="-0.000268586857606119" calcext:value-type="float">
            <text:p>-0.0002685869</text:p>
          </table:table-cell>
          <table:table-cell table:formula="of:=[.C59]*[.A59]*(1-[.A59])*96485/8.314/298.15" office:value-type="float" office:value="-0.00213867050289302" calcext:value-type="float">
            <text:p>-0.0021386705</text:p>
          </table:table-cell>
          <table:table-cell table:formula="of:=ABS([.D59])" office:value-type="float" office:value="0.00213867050289302" calcext:value-type="float">
            <text:p>0.0021386705</text:p>
          </table:table-cell>
          <table:table-cell office:value-type="float" office:value="1" calcext:value-type="float">
            <text:p>1</text:p>
          </table:table-cell>
          <table:table-cell table:formula="of:=[.E59]*[.F59]*[.$G$2]" office:value-type="float" office:value="2.13867050289302E-017" calcext:value-type="float">
            <text:p>2.14E-017</text:p>
          </table:table-cell>
          <table:table-cell table:formula="of:=ABS([.C59]*96485/8.314/298.15*[.A59])" office:value-type="float" office:value="0.00299894605986829" calcext:value-type="float">
            <text:p>0.0029989461</text:p>
          </table:table-cell>
          <table:table-cell table:formula="of:=[.$G$2]*[.H59]" office:value-type="float" office:value="2.99894605986828E-017" calcext:value-type="float">
            <text:p>2.99894605986828E-017</text:p>
          </table:table-cell>
        </table:table-row>
        <table:table-row table:style-name="ro1">
          <table:table-cell office:value-type="float" office:value="0.2918743719" calcext:value-type="float">
            <text:p>0.2918743719</text:p>
          </table:table-cell>
          <table:table-cell office:value-type="float" office:value="3.4287266986" calcext:value-type="float">
            <text:p>3.4287266986</text:p>
          </table:table-cell>
          <table:table-cell table:formula="of:=([.B63]-[.B57])/([.A63]-[.A57])" office:value-type="float" office:value="-0.0002070158313911" calcext:value-type="float">
            <text:p>-0.0002070158</text:p>
          </table:table-cell>
          <table:table-cell table:formula="of:=[.C60]*[.A60]*(1-[.A60])*96485/8.314/298.15" office:value-type="float" office:value="-0.00166542393596774" calcext:value-type="float">
            <text:p>-0.0016654239</text:p>
          </table:table-cell>
          <table:table-cell table:formula="of:=ABS([.D60])" office:value-type="float" office:value="0.00166542393596774" calcext:value-type="float">
            <text:p>0.0016654239</text:p>
          </table:table-cell>
          <table:table-cell office:value-type="float" office:value="1" calcext:value-type="float">
            <text:p>1</text:p>
          </table:table-cell>
          <table:table-cell table:formula="of:=[.E60]*[.F60]*[.$G$2]" office:value-type="float" office:value="1.66542393596774E-017" calcext:value-type="float">
            <text:p>1.67E-017</text:p>
          </table:table-cell>
          <table:table-cell table:formula="of:=ABS([.C60]*96485/8.314/298.15*[.A60])" office:value-type="float" office:value="0.00235187637599885" calcext:value-type="float">
            <text:p>0.0023518764</text:p>
          </table:table-cell>
          <table:table-cell table:formula="of:=[.$G$2]*[.H60]" office:value-type="float" office:value="2.35187637599885E-017" calcext:value-type="float">
            <text:p>2.35187637599885E-017</text:p>
          </table:table-cell>
        </table:table-row>
        <table:table-row table:style-name="ro1">
          <table:table-cell office:value-type="float" office:value="0.2968894472" calcext:value-type="float">
            <text:p>0.2968894472</text:p>
          </table:table-cell>
          <table:table-cell office:value-type="float" office:value="3.428725923" calcext:value-type="float">
            <text:p>3.428725923</text:p>
          </table:table-cell>
          <table:table-cell table:formula="of:=([.B64]-[.B58])/([.A64]-[.A58])" office:value-type="float" office:value="-0.000165726987096528" calcext:value-type="float">
            <text:p>-0.000165727</text:p>
          </table:table-cell>
          <table:table-cell table:formula="of:=[.C61]*[.A61]*(1-[.A61])*96485/8.314/298.15" office:value-type="float" office:value="-0.00134656269787308" calcext:value-type="float">
            <text:p>-0.0013465627</text:p>
          </table:table-cell>
          <table:table-cell table:formula="of:=ABS([.D61])" office:value-type="float" office:value="0.00134656269787308" calcext:value-type="float">
            <text:p>0.0013465627</text:p>
          </table:table-cell>
          <table:table-cell office:value-type="float" office:value="1" calcext:value-type="float">
            <text:p>1</text:p>
          </table:table-cell>
          <table:table-cell table:formula="of:=[.E61]*[.F61]*[.$G$2]" office:value-type="float" office:value="1.34656269787308E-017" calcext:value-type="float">
            <text:p>1.35E-017</text:p>
          </table:table-cell>
          <table:table-cell table:formula="of:=ABS([.C61]*96485/8.314/298.15*[.A61])" office:value-type="float" office:value="0.00191515074337977" calcext:value-type="float">
            <text:p>0.0019151507</text:p>
          </table:table-cell>
          <table:table-cell table:formula="of:=[.$G$2]*[.H61]" office:value-type="float" office:value="1.91515074337977E-017" calcext:value-type="float">
            <text:p>1.91515074337977E-017</text:p>
          </table:table-cell>
        </table:table-row>
        <table:table-row table:style-name="ro1">
          <table:table-cell office:value-type="float" office:value="0.3019045226" calcext:value-type="float">
            <text:p>0.3019045226</text:p>
          </table:table-cell>
          <table:table-cell office:value-type="float" office:value="3.4287251582" calcext:value-type="float">
            <text:p>3.4287251582</text:p>
          </table:table-cell>
          <table:table-cell table:formula="of:=([.B65]-[.B59])/([.A65]-[.A59])" office:value-type="float" office:value="-0.00015473346724147" calcext:value-type="float">
            <text:p>-0.0001547335</text:p>
          </table:table-cell>
          <table:table-cell table:formula="of:=[.C62]*[.A62]*(1-[.A62])*96485/8.314/298.15" office:value-type="float" office:value="-0.00126935666564517" calcext:value-type="float">
            <text:p>-0.0012693567</text:p>
          </table:table-cell>
          <table:table-cell table:formula="of:=ABS([.D62])" office:value-type="float" office:value="0.00126935666564517" calcext:value-type="float">
            <text:p>0.0012693567</text:p>
          </table:table-cell>
          <table:table-cell office:value-type="float" office:value="1" calcext:value-type="float">
            <text:p>1</text:p>
          </table:table-cell>
          <table:table-cell table:formula="of:=[.E62]*[.F62]*[.$G$2]" office:value-type="float" office:value="1.26935666564517E-017" calcext:value-type="float">
            <text:p>1.27E-017</text:p>
          </table:table-cell>
          <table:table-cell table:formula="of:=ABS([.C62]*96485/8.314/298.15*[.A62])" office:value-type="float" office:value="0.0018183138363434" calcext:value-type="float">
            <text:p>0.0018183138</text:p>
          </table:table-cell>
          <table:table-cell table:formula="of:=[.$G$2]*[.H62]" office:value-type="float" office:value="1.8183138363434E-017" calcext:value-type="float">
            <text:p>1.8183138363434E-017</text:p>
          </table:table-cell>
        </table:table-row>
        <table:table-row table:style-name="ro1">
          <table:table-cell office:value-type="float" office:value="0.306919598" calcext:value-type="float">
            <text:p>0.306919598</text:p>
          </table:table-cell>
          <table:table-cell office:value-type="float" office:value="3.4287243956" calcext:value-type="float">
            <text:p>3.4287243956</text:p>
          </table:table-cell>
          <table:table-cell table:formula="of:=([.B66]-[.B60])/([.A66]-[.A60])" office:value-type="float" office:value="-0.000152516817278808" calcext:value-type="float">
            <text:p>-0.0001525168</text:p>
          </table:table-cell>
          <table:table-cell table:formula="of:=[.C63]*[.A63]*(1-[.A63])*96485/8.314/298.15" office:value-type="float" office:value="-0.00126281851426295" calcext:value-type="float">
            <text:p>-0.0012628185</text:p>
          </table:table-cell>
          <table:table-cell table:formula="of:=ABS([.D63])" office:value-type="float" office:value="0.00126281851426295" calcext:value-type="float">
            <text:p>0.0012628185</text:p>
          </table:table-cell>
          <table:table-cell office:value-type="float" office:value="1" calcext:value-type="float">
            <text:p>1</text:p>
          </table:table-cell>
          <table:table-cell table:formula="of:=[.E63]*[.F63]*[.$G$2]" office:value-type="float" office:value="1.26281851426295E-017" calcext:value-type="float">
            <text:p>1.26E-017</text:p>
          </table:table-cell>
          <table:table-cell table:formula="of:=ABS([.C63]*96485/8.314/298.15*[.A63])" office:value-type="float" office:value="0.0018220375451663" calcext:value-type="float">
            <text:p>0.0018220375</text:p>
          </table:table-cell>
          <table:table-cell table:formula="of:=[.$G$2]*[.H63]" office:value-type="float" office:value="1.8220375451663E-017" calcext:value-type="float">
            <text:p>1.8220375451663E-017</text:p>
          </table:table-cell>
        </table:table-row>
        <table:table-row table:style-name="ro1">
          <table:table-cell office:value-type="float" office:value="0.3119346734" calcext:value-type="float">
            <text:p>0.3119346734</text:p>
          </table:table-cell>
          <table:table-cell office:value-type="float" office:value="3.4287236334" calcext:value-type="float">
            <text:p>3.4287236334</text:p>
          </table:table-cell>
          <table:table-cell table:formula="of:=([.B67]-[.B61])/([.A67]-[.A61])" office:value-type="float" office:value="-0.000152068169485089" calcext:value-type="float">
            <text:p>-0.0001520682</text:p>
          </table:table-cell>
          <table:table-cell table:formula="of:=[.C64]*[.A64]*(1-[.A64])*96485/8.314/298.15" office:value-type="float" office:value="-0.00127041791832225" calcext:value-type="float">
            <text:p>-0.0012704179</text:p>
          </table:table-cell>
          <table:table-cell table:formula="of:=ABS([.D64])" office:value-type="float" office:value="0.00127041791832225" calcext:value-type="float">
            <text:p>0.0012704179</text:p>
          </table:table-cell>
          <table:table-cell office:value-type="float" office:value="1" calcext:value-type="float">
            <text:p>1</text:p>
          </table:table-cell>
          <table:table-cell table:formula="of:=[.E64]*[.F64]*[.$G$2]" office:value-type="float" office:value="1.27041791832225E-017" calcext:value-type="float">
            <text:p>1.27E-017</text:p>
          </table:table-cell>
          <table:table-cell table:formula="of:=ABS([.C64]*96485/8.314/298.15*[.A64])" office:value-type="float" office:value="0.00184636235719054" calcext:value-type="float">
            <text:p>0.0018463624</text:p>
          </table:table-cell>
          <table:table-cell table:formula="of:=[.$G$2]*[.H64]" office:value-type="float" office:value="1.84636235719054E-017" calcext:value-type="float">
            <text:p>1.84636235719054E-017</text:p>
          </table:table-cell>
        </table:table-row>
        <table:table-row table:style-name="ro1">
          <table:table-cell office:value-type="float" office:value="0.3169497487" calcext:value-type="float">
            <text:p>0.3169497487</text:p>
          </table:table-cell>
          <table:table-cell office:value-type="float" office:value="3.4287228714" calcext:value-type="float">
            <text:p>3.4287228714</text:p>
          </table:table-cell>
          <table:table-cell table:formula="of:=([.B68]-[.B62])/([.A68]-[.A62])" office:value-type="float" office:value="-0.000151978440018862" calcext:value-type="float">
            <text:p>-0.0001519784</text:p>
          </table:table-cell>
          <table:table-cell table:formula="of:=[.C65]*[.A65]*(1-[.A65])*96485/8.314/298.15" office:value-type="float" office:value="-0.00128067820003531" calcext:value-type="float">
            <text:p>-0.0012806782</text:p>
          </table:table-cell>
          <table:table-cell table:formula="of:=ABS([.D65])" office:value-type="float" office:value="0.00128067820003531" calcext:value-type="float">
            <text:p>0.0012806782</text:p>
          </table:table-cell>
          <table:table-cell office:value-type="float" office:value="1" calcext:value-type="float">
            <text:p>1</text:p>
          </table:table-cell>
          <table:table-cell table:formula="of:=[.E65]*[.F65]*[.$G$2]" office:value-type="float" office:value="1.28067820003531E-017" calcext:value-type="float">
            <text:p>1.28E-017</text:p>
          </table:table-cell>
          <table:table-cell table:formula="of:=ABS([.C65]*96485/8.314/298.15*[.A65])" office:value-type="float" office:value="0.00187493994416647" calcext:value-type="float">
            <text:p>0.0018749399</text:p>
          </table:table-cell>
          <table:table-cell table:formula="of:=[.$G$2]*[.H65]" office:value-type="float" office:value="1.87493994416647E-017" calcext:value-type="float">
            <text:p>1.87493994416647E-017</text:p>
          </table:table-cell>
        </table:table-row>
        <table:table-row table:style-name="ro1">
          <table:table-cell office:value-type="float" office:value="0.3219648241" calcext:value-type="float">
            <text:p>0.3219648241</text:p>
          </table:table-cell>
          <table:table-cell office:value-type="float" office:value="3.4287221093" calcext:value-type="float">
            <text:p>3.4287221093</text:p>
          </table:table-cell>
          <table:table-cell table:formula="of:=([.B69]-[.B63])/([.A69]-[.A63])" office:value-type="float" office:value="-0.000151958500152237" calcext:value-type="float">
            <text:p>-0.0001519585</text:p>
          </table:table-cell>
          <table:table-cell table:formula="of:=[.C66]*[.A66]*(1-[.A66])*96485/8.314/298.15" office:value-type="float" office:value="-0.0012912211078184" calcext:value-type="float">
            <text:p>-0.0012912211</text:p>
          </table:table-cell>
          <table:table-cell table:formula="of:=ABS([.D66])" office:value-type="float" office:value="0.0012912211078184" calcext:value-type="float">
            <text:p>0.0012912211</text:p>
          </table:table-cell>
          <table:table-cell office:value-type="float" office:value="1" calcext:value-type="float">
            <text:p>1</text:p>
          </table:table-cell>
          <table:table-cell table:formula="of:=[.E66]*[.F66]*[.$G$2]" office:value-type="float" office:value="1.2912211078184E-017" calcext:value-type="float">
            <text:p>1.29E-017</text:p>
          </table:table-cell>
          <table:table-cell table:formula="of:=ABS([.C66]*96485/8.314/298.15*[.A66])" office:value-type="float" office:value="0.00190435710965066" calcext:value-type="float">
            <text:p>0.0019043571</text:p>
          </table:table-cell>
          <table:table-cell table:formula="of:=[.$G$2]*[.H66]" office:value-type="float" office:value="1.90435710965066E-017" calcext:value-type="float">
            <text:p>1.90435710965066E-017</text:p>
          </table:table-cell>
        </table:table-row>
        <table:table-row table:style-name="ro1">
          <table:table-cell office:value-type="float" office:value="0.3269798995" calcext:value-type="float">
            <text:p>0.3269798995</text:p>
          </table:table-cell>
          <table:table-cell office:value-type="float" office:value="3.4287213472" calcext:value-type="float">
            <text:p>3.4287213472</text:p>
          </table:table-cell>
          <table:table-cell table:formula="of:=([.B70]-[.B64])/([.A70]-[.A64])" office:value-type="float" office:value="-0.000151955177343668" calcext:value-type="float">
            <text:p>-0.0001519552</text:p>
          </table:table-cell>
          <table:table-cell table:formula="of:=[.C67]*[.A67]*(1-[.A67])*96485/8.314/298.15" office:value-type="float" office:value="-0.00130160605482926" calcext:value-type="float">
            <text:p>-0.0013016061</text:p>
          </table:table-cell>
          <table:table-cell table:formula="of:=ABS([.D67])" office:value-type="float" office:value="0.00130160605482926" calcext:value-type="float">
            <text:p>0.0013016061</text:p>
          </table:table-cell>
          <table:table-cell office:value-type="float" office:value="1" calcext:value-type="float">
            <text:p>1</text:p>
          </table:table-cell>
          <table:table-cell table:formula="of:=[.E67]*[.F67]*[.$G$2]" office:value-type="float" office:value="1.30160605482926E-017" calcext:value-type="float">
            <text:p>1.30E-017</text:p>
          </table:table-cell>
          <table:table-cell table:formula="of:=ABS([.C67]*96485/8.314/298.15*[.A67])" office:value-type="float" office:value="0.00193397798054214" calcext:value-type="float">
            <text:p>0.001933978</text:p>
          </table:table-cell>
          <table:table-cell table:formula="of:=[.$G$2]*[.H67]" office:value-type="float" office:value="1.93397798054214E-017" calcext:value-type="float">
            <text:p>1.93397798054214E-017</text:p>
          </table:table-cell>
        </table:table-row>
        <table:table-row table:style-name="ro1">
          <table:table-cell office:value-type="float" office:value="0.3319949749" calcext:value-type="float">
            <text:p>0.3319949749</text:p>
          </table:table-cell>
          <table:table-cell office:value-type="float" office:value="3.4287205851" calcext:value-type="float">
            <text:p>3.4287205851</text:p>
          </table:table-cell>
          <table:table-cell table:formula="of:=([.B71]-[.B65])/([.A71]-[.A65])" office:value-type="float" office:value="-0.000151958500152237" calcext:value-type="float">
            <text:p>-0.0001519585</text:p>
          </table:table-cell>
          <table:table-cell table:formula="of:=[.C68]*[.A68]*(1-[.A68])*96485/8.314/298.15" office:value-type="float" office:value="-0.00131175040037942" calcext:value-type="float">
            <text:p>-0.0013117504</text:p>
          </table:table-cell>
          <table:table-cell table:formula="of:=ABS([.D68])" office:value-type="float" office:value="0.00131175040037942" calcext:value-type="float">
            <text:p>0.0013117504</text:p>
          </table:table-cell>
          <table:table-cell office:value-type="float" office:value="1" calcext:value-type="float">
            <text:p>1</text:p>
          </table:table-cell>
          <table:table-cell table:formula="of:=[.E68]*[.F68]*[.$G$2]" office:value-type="float" office:value="1.31175040037942E-017" calcext:value-type="float">
            <text:p>1.31E-017</text:p>
          </table:table-cell>
          <table:table-cell table:formula="of:=ABS([.C68]*96485/8.314/298.15*[.A68])" office:value-type="float" office:value="0.00196368343214642" calcext:value-type="float">
            <text:p>0.0019636834</text:p>
          </table:table-cell>
          <table:table-cell table:formula="of:=[.$G$2]*[.H68]" office:value-type="float" office:value="1.96368343214642E-017" calcext:value-type="float">
            <text:p>1.96368343214642E-017</text:p>
          </table:table-cell>
        </table:table-row>
        <table:table-row table:style-name="ro1">
          <table:table-cell office:value-type="float" office:value="0.3370100503" calcext:value-type="float">
            <text:p>0.3370100503</text:p>
          </table:table-cell>
          <table:table-cell office:value-type="float" office:value="3.4287198231" calcext:value-type="float">
            <text:p>3.4287198231</text:p>
          </table:table-cell>
          <table:table-cell table:formula="of:=([.B72]-[.B66])/([.A72]-[.A66])" office:value-type="float" office:value="-0.000151955176838673" calcext:value-type="float">
            <text:p>-0.0001519552</text:p>
          </table:table-cell>
          <table:table-cell table:formula="of:=[.C69]*[.A69]*(1-[.A69])*96485/8.314/298.15" office:value-type="float" office:value="-0.00132153985514423" calcext:value-type="float">
            <text:p>-0.0013215399</text:p>
          </table:table-cell>
          <table:table-cell table:formula="of:=ABS([.D69])" office:value-type="float" office:value="0.00132153985514423" calcext:value-type="float">
            <text:p>0.0013215399</text:p>
          </table:table-cell>
          <table:table-cell office:value-type="float" office:value="1" calcext:value-type="float">
            <text:p>1</text:p>
          </table:table-cell>
          <table:table-cell table:formula="of:=[.E69]*[.F69]*[.$G$2]" office:value-type="float" office:value="1.32153985514423E-017" calcext:value-type="float">
            <text:p>1.32E-017</text:p>
          </table:table-cell>
          <table:table-cell table:formula="of:=ABS([.C69]*96485/8.314/298.15*[.A69])" office:value-type="float" office:value="0.00199330299915137" calcext:value-type="float">
            <text:p>0.001993303</text:p>
          </table:table-cell>
          <table:table-cell table:formula="of:=[.$G$2]*[.H69]" office:value-type="float" office:value="1.99330299915137E-017" calcext:value-type="float">
            <text:p>1.99330299915137E-017</text:p>
          </table:table-cell>
        </table:table-row>
        <table:table-row table:style-name="ro1">
          <table:table-cell office:value-type="float" office:value="0.3420251256" calcext:value-type="float">
            <text:p>0.3420251256</text:p>
          </table:table-cell>
          <table:table-cell office:value-type="float" office:value="3.428719061" calcext:value-type="float">
            <text:p>3.428719061</text:p>
          </table:table-cell>
          <table:table-cell table:formula="of:=([.B73]-[.B67])/([.A73]-[.A67])" office:value-type="float" office:value="-0.000151955176823914" calcext:value-type="float">
            <text:p>-0.0001519552</text:p>
          </table:table-cell>
          <table:table-cell table:formula="of:=[.C70]*[.A70]*(1-[.A70])*96485/8.314/298.15" office:value-type="float" office:value="-0.00133106047793788" calcext:value-type="float">
            <text:p>-0.0013310605</text:p>
          </table:table-cell>
          <table:table-cell table:formula="of:=ABS([.D70])" office:value-type="float" office:value="0.00133106047793788" calcext:value-type="float">
            <text:p>0.0013310605</text:p>
          </table:table-cell>
          <table:table-cell office:value-type="float" office:value="1" calcext:value-type="float">
            <text:p>1</text:p>
          </table:table-cell>
          <table:table-cell table:formula="of:=[.E70]*[.F70]*[.$G$2]" office:value-type="float" office:value="1.33106047793788E-017" calcext:value-type="float">
            <text:p>1.33E-017</text:p>
          </table:table-cell>
          <table:table-cell table:formula="of:=ABS([.C70]*96485/8.314/298.15*[.A70])" office:value-type="float" office:value="0.00202296551088165" calcext:value-type="float">
            <text:p>0.0020229655</text:p>
          </table:table-cell>
          <table:table-cell table:formula="of:=[.$G$2]*[.H70]" office:value-type="float" office:value="2.02296551088164E-017" calcext:value-type="float">
            <text:p>2.02296551088164E-017</text:p>
          </table:table-cell>
        </table:table-row>
        <table:table-row table:style-name="ro1">
          <table:table-cell office:value-type="float" office:value="0.347040201" calcext:value-type="float">
            <text:p>0.347040201</text:p>
          </table:table-cell>
          <table:table-cell office:value-type="float" office:value="3.4287182989" calcext:value-type="float">
            <text:p>3.4287182989</text:p>
          </table:table-cell>
          <table:table-cell table:formula="of:=([.B74]-[.B68])/([.A74]-[.A68])" office:value-type="float" office:value="-0.000151955177328909" calcext:value-type="float">
            <text:p>-0.0001519552</text:p>
          </table:table-cell>
          <table:table-cell table:formula="of:=[.C71]*[.A71]*(1-[.A71])*96485/8.314/298.15" office:value-type="float" office:value="-0.00134028358603325" calcext:value-type="float">
            <text:p>-0.0013402836</text:p>
          </table:table-cell>
          <table:table-cell table:formula="of:=ABS([.D71])" office:value-type="float" office:value="0.00134028358603325" calcext:value-type="float">
            <text:p>0.0013402836</text:p>
          </table:table-cell>
          <table:table-cell office:value-type="float" office:value="1" calcext:value-type="float">
            <text:p>1</text:p>
          </table:table-cell>
          <table:table-cell table:formula="of:=[.E71]*[.F71]*[.$G$2]" office:value-type="float" office:value="1.34028358603325E-017" calcext:value-type="float">
            <text:p>1.34E-017</text:p>
          </table:table-cell>
          <table:table-cell table:formula="of:=ABS([.C71]*96485/8.314/298.15*[.A71])" office:value-type="float" office:value="0.00205262803021851" calcext:value-type="float">
            <text:p>0.002052628</text:p>
          </table:table-cell>
          <table:table-cell table:formula="of:=[.$G$2]*[.H71]" office:value-type="float" office:value="2.05262803021851E-017" calcext:value-type="float">
            <text:p>2.05262803021851E-017</text:p>
          </table:table-cell>
        </table:table-row>
        <table:table-row table:style-name="ro1">
          <table:table-cell office:value-type="float" office:value="0.3520552764" calcext:value-type="float">
            <text:p>0.3520552764</text:p>
          </table:table-cell>
          <table:table-cell office:value-type="float" office:value="3.4287175369" calcext:value-type="float">
            <text:p>3.4287175369</text:p>
          </table:table-cell>
          <table:table-cell table:formula="of:=([.B75]-[.B69])/([.A75]-[.A69])" office:value-type="float" office:value="-0.000151958500642484" calcext:value-type="float">
            <text:p>-0.0001519585</text:p>
          </table:table-cell>
          <table:table-cell table:formula="of:=[.C72]*[.A72]*(1-[.A72])*96485/8.314/298.15" office:value-type="float" office:value="-0.00134923867791311" calcext:value-type="float">
            <text:p>-0.0013492387</text:p>
          </table:table-cell>
          <table:table-cell table:formula="of:=ABS([.D72])" office:value-type="float" office:value="0.00134923867791311" calcext:value-type="float">
            <text:p>0.0013492387</text:p>
          </table:table-cell>
          <table:table-cell office:value-type="float" office:value="1" calcext:value-type="float">
            <text:p>1</text:p>
          </table:table-cell>
          <table:table-cell table:formula="of:=[.E72]*[.F72]*[.$G$2]" office:value-type="float" office:value="1.34923867791311E-017" calcext:value-type="float">
            <text:p>1.35E-017</text:p>
          </table:table-cell>
          <table:table-cell table:formula="of:=ABS([.C72]*96485/8.314/298.15*[.A72])" office:value-type="float" office:value="0.00208233608326448" calcext:value-type="float">
            <text:p>0.0020823361</text:p>
          </table:table-cell>
          <table:table-cell table:formula="of:=[.$G$2]*[.H72]" office:value-type="float" office:value="2.08233608326448E-017" calcext:value-type="float">
            <text:p>2.08233608326448E-017</text:p>
          </table:table-cell>
        </table:table-row>
        <table:table-row table:style-name="ro1">
          <table:table-cell office:value-type="float" office:value="0.3570703518" calcext:value-type="float">
            <text:p>0.3570703518</text:p>
          </table:table-cell>
          <table:table-cell office:value-type="float" office:value="3.4287167748" calcext:value-type="float">
            <text:p>3.4287167748</text:p>
          </table:table-cell>
          <table:table-cell table:formula="of:=([.B76]-[.B70])/([.A76]-[.A70])" office:value-type="float" office:value="-0.000151955176823915" calcext:value-type="float">
            <text:p>-0.0001519552</text:p>
          </table:table-cell>
          <table:table-cell table:formula="of:=[.C73]*[.A73]*(1-[.A73])*96485/8.314/298.15" office:value-type="float" office:value="-0.00135783723044052" calcext:value-type="float">
            <text:p>-0.0013578372</text:p>
          </table:table-cell>
          <table:table-cell table:formula="of:=ABS([.D73])" office:value-type="float" office:value="0.00135783723044052" calcext:value-type="float">
            <text:p>0.0013578372</text:p>
          </table:table-cell>
          <table:table-cell office:value-type="float" office:value="1" calcext:value-type="float">
            <text:p>1</text:p>
          </table:table-cell>
          <table:table-cell table:formula="of:=[.E73]*[.F73]*[.$G$2]" office:value-type="float" office:value="1.35783723044052E-017" calcext:value-type="float">
            <text:p>1.36E-017</text:p>
          </table:table-cell>
          <table:table-cell table:formula="of:=ABS([.C73]*96485/8.314/298.15*[.A73])" office:value-type="float" office:value="0.00211195304842767" calcext:value-type="float">
            <text:p>0.002111953</text:p>
          </table:table-cell>
          <table:table-cell table:formula="of:=[.$G$2]*[.H73]" office:value-type="float" office:value="2.11195304842767E-017" calcext:value-type="float">
            <text:p>2.11195304842767E-017</text:p>
          </table:table-cell>
        </table:table-row>
        <table:table-row table:style-name="ro1">
          <table:table-cell office:value-type="float" office:value="0.3620854271" calcext:value-type="float">
            <text:p>0.3620854271</text:p>
          </table:table-cell>
          <table:table-cell office:value-type="float" office:value="3.4287160127" calcext:value-type="float">
            <text:p>3.4287160127</text:p>
          </table:table-cell>
          <table:table-cell table:formula="of:=([.B77]-[.B71])/([.A77]-[.A71])" office:value-type="float" office:value="-0.000151955176823915" calcext:value-type="float">
            <text:p>-0.0001519552</text:p>
          </table:table-cell>
          <table:table-cell table:formula="of:=[.C74]*[.A74]*(1-[.A74])*96485/8.314/298.15" office:value-type="float" office:value="-0.00136616777549765" calcext:value-type="float">
            <text:p>-0.0013661678</text:p>
          </table:table-cell>
          <table:table-cell table:formula="of:=ABS([.D74])" office:value-type="float" office:value="0.00136616777549765" calcext:value-type="float">
            <text:p>0.0013661678</text:p>
          </table:table-cell>
          <table:table-cell office:value-type="float" office:value="1" calcext:value-type="float">
            <text:p>1</text:p>
          </table:table-cell>
          <table:table-cell table:formula="of:=[.E74]*[.F74]*[.$G$2]" office:value-type="float" office:value="1.36616777549765E-017" calcext:value-type="float">
            <text:p>1.37E-017</text:p>
          </table:table-cell>
          <table:table-cell table:formula="of:=ABS([.C74]*96485/8.314/298.15*[.A74])" office:value-type="float" office:value="0.00214161556035154" calcext:value-type="float">
            <text:p>0.0021416156</text:p>
          </table:table-cell>
          <table:table-cell table:formula="of:=[.$G$2]*[.H74]" office:value-type="float" office:value="2.14161556035154E-017" calcext:value-type="float">
            <text:p>2.14161556035154E-017</text:p>
          </table:table-cell>
        </table:table-row>
        <table:table-row table:style-name="ro1">
          <table:table-cell office:value-type="float" office:value="0.3671005025" calcext:value-type="float">
            <text:p>0.3671005025</text:p>
          </table:table-cell>
          <table:table-cell office:value-type="float" office:value="3.4287152506" calcext:value-type="float">
            <text:p>3.4287152506</text:p>
          </table:table-cell>
          <table:table-cell table:formula="of:=([.B78]-[.B72])/([.A78]-[.A72])" office:value-type="float" office:value="-0.000151958500642484" calcext:value-type="float">
            <text:p>-0.0001519585</text:p>
          </table:table-cell>
          <table:table-cell table:formula="of:=[.C75]*[.A75]*(1-[.A75])*96485/8.314/298.15" office:value-type="float" office:value="-0.0013742308600757" calcext:value-type="float">
            <text:p>-0.0013742309</text:p>
          </table:table-cell>
          <table:table-cell table:formula="of:=ABS([.D75])" office:value-type="float" office:value="0.0013742308600757" calcext:value-type="float">
            <text:p>0.0013742309</text:p>
          </table:table-cell>
          <table:table-cell office:value-type="float" office:value="1" calcext:value-type="float">
            <text:p>1</text:p>
          </table:table-cell>
          <table:table-cell table:formula="of:=[.E75]*[.F75]*[.$G$2]" office:value-type="float" office:value="1.3742308600757E-017" calcext:value-type="float">
            <text:p>1.37E-017</text:p>
          </table:table-cell>
          <table:table-cell table:formula="of:=ABS([.C75]*96485/8.314/298.15*[.A75])" office:value-type="float" office:value="0.00217132556670374" calcext:value-type="float">
            <text:p>0.0021713256</text:p>
          </table:table-cell>
          <table:table-cell table:formula="of:=[.$G$2]*[.H75]" office:value-type="float" office:value="2.17132556670374E-017" calcext:value-type="float">
            <text:p>2.17132556670374E-017</text:p>
          </table:table-cell>
        </table:table-row>
        <table:table-row table:style-name="ro1">
          <table:table-cell office:value-type="float" office:value="0.3721155779" calcext:value-type="float">
            <text:p>0.3721155779</text:p>
          </table:table-cell>
          <table:table-cell office:value-type="float" office:value="3.4287144886" calcext:value-type="float">
            <text:p>3.4287144886</text:p>
          </table:table-cell>
          <table:table-cell table:formula="of:=([.B79]-[.B73])/([.A79]-[.A73])" office:value-type="float" office:value="-0.000151955177328909" calcext:value-type="float">
            <text:p>-0.0001519552</text:p>
          </table:table-cell>
          <table:table-cell table:formula="of:=[.C76]*[.A76]*(1-[.A76])*96485/8.314/298.15" office:value-type="float" office:value="-0.00138193631212176" calcext:value-type="float">
            <text:p>-0.0013819363</text:p>
          </table:table-cell>
          <table:table-cell table:formula="of:=ABS([.D76])" office:value-type="float" office:value="0.00138193631212176" calcext:value-type="float">
            <text:p>0.0013819363</text:p>
          </table:table-cell>
          <table:table-cell office:value-type="float" office:value="1" calcext:value-type="float">
            <text:p>1</text:p>
          </table:table-cell>
          <table:table-cell table:formula="of:=[.E76]*[.F76]*[.$G$2]" office:value-type="float" office:value="1.38193631212176E-017" calcext:value-type="float">
            <text:p>1.38E-017</text:p>
          </table:table-cell>
          <table:table-cell table:formula="of:=ABS([.C76]*96485/8.314/298.15*[.A76])" office:value-type="float" office:value="0.00220094059269664" calcext:value-type="float">
            <text:p>0.0022009406</text:p>
          </table:table-cell>
          <table:table-cell table:formula="of:=[.$G$2]*[.H76]" office:value-type="float" office:value="2.20094059269664E-017" calcext:value-type="float">
            <text:p>2.20094059269664E-017</text:p>
          </table:table-cell>
        </table:table-row>
        <table:table-row table:style-name="ro1">
          <table:table-cell office:value-type="float" office:value="0.3771306533" calcext:value-type="float">
            <text:p>0.3771306533</text:p>
          </table:table-cell>
          <table:table-cell office:value-type="float" office:value="3.4287137265" calcext:value-type="float">
            <text:p>3.4287137265</text:p>
          </table:table-cell>
          <table:table-cell table:formula="of:=([.B80]-[.B74])/([.A80]-[.A74])" office:value-type="float" office:value="-0.000151955176823914" calcext:value-type="float">
            <text:p>-0.0001519552</text:p>
          </table:table-cell>
          <table:table-cell table:formula="of:=[.C77]*[.A77]*(1-[.A77])*96485/8.314/298.15" office:value-type="float" office:value="-0.00138937429433445" calcext:value-type="float">
            <text:p>-0.0013893743</text:p>
          </table:table-cell>
          <table:table-cell table:formula="of:=ABS([.D77])" office:value-type="float" office:value="0.00138937429433445" calcext:value-type="float">
            <text:p>0.0013893743</text:p>
          </table:table-cell>
          <table:table-cell office:value-type="float" office:value="1" calcext:value-type="float">
            <text:p>1</text:p>
          </table:table-cell>
          <table:table-cell table:formula="of:=[.E77]*[.F77]*[.$G$2]" office:value-type="float" office:value="1.38937429433445E-017" calcext:value-type="float">
            <text:p>1.39E-017</text:p>
          </table:table-cell>
          <table:table-cell table:formula="of:=ABS([.C77]*96485/8.314/298.15*[.A77])" office:value-type="float" office:value="0.00223060309789756" calcext:value-type="float">
            <text:p>0.0022306031</text:p>
          </table:table-cell>
          <table:table-cell table:formula="of:=[.$G$2]*[.H77]" office:value-type="float" office:value="2.23060309789756E-017" calcext:value-type="float">
            <text:p>2.23060309789756E-017</text:p>
          </table:table-cell>
        </table:table-row>
        <table:table-row table:style-name="ro1">
          <table:table-cell office:value-type="float" office:value="0.3821457286" calcext:value-type="float">
            <text:p>0.3821457286</text:p>
          </table:table-cell>
          <table:table-cell office:value-type="float" office:value="3.4287129644" calcext:value-type="float">
            <text:p>3.4287129644</text:p>
          </table:table-cell>
          <table:table-cell table:formula="of:=([.B81]-[.B75])/([.A81]-[.A75])" office:value-type="float" office:value="-0.000151955176823915" calcext:value-type="float">
            <text:p>-0.0001519552</text:p>
          </table:table-cell>
          <table:table-cell table:formula="of:=[.C78]*[.A78]*(1-[.A78])*96485/8.314/298.15" office:value-type="float" office:value="-0.0013965147615267" calcext:value-type="float">
            <text:p>-0.0013965148</text:p>
          </table:table-cell>
          <table:table-cell table:formula="of:=ABS([.D78])" office:value-type="float" office:value="0.0013965147615267" calcext:value-type="float">
            <text:p>0.0013965148</text:p>
          </table:table-cell>
          <table:table-cell office:value-type="float" office:value="1" calcext:value-type="float">
            <text:p>1</text:p>
          </table:table-cell>
          <table:table-cell table:formula="of:=[.E78]*[.F78]*[.$G$2]" office:value-type="float" office:value="1.3965147615267E-017" calcext:value-type="float">
            <text:p>1.40E-017</text:p>
          </table:table-cell>
          <table:table-cell table:formula="of:=ABS([.C78]*96485/8.314/298.15*[.A78])" office:value-type="float" office:value="0.00226026560982144" calcext:value-type="float">
            <text:p>0.0022602656</text:p>
          </table:table-cell>
          <table:table-cell table:formula="of:=[.$G$2]*[.H78]" office:value-type="float" office:value="2.26026560982144E-017" calcext:value-type="float">
            <text:p>2.26026560982144E-017</text:p>
          </table:table-cell>
        </table:table-row>
        <table:table-row table:style-name="ro1">
          <table:table-cell office:value-type="float" office:value="0.387160804" calcext:value-type="float">
            <text:p>0.387160804</text:p>
          </table:table-cell>
          <table:table-cell office:value-type="float" office:value="3.4287122024" calcext:value-type="float">
            <text:p>3.4287122024</text:p>
          </table:table-cell>
          <table:table-cell table:formula="of:=([.B82]-[.B76])/([.A82]-[.A76])" office:value-type="float" office:value="-0.000151955176823914" calcext:value-type="float">
            <text:p>-0.0001519552</text:p>
          </table:table-cell>
          <table:table-cell table:formula="of:=[.C79]*[.A79]*(1-[.A79])*96485/8.314/298.15" office:value-type="float" office:value="-0.00140335770939066" calcext:value-type="float">
            <text:p>-0.0014033577</text:p>
          </table:table-cell>
          <table:table-cell table:formula="of:=ABS([.D79])" office:value-type="float" office:value="0.00140335770939066" calcext:value-type="float">
            <text:p>0.0014033577</text:p>
          </table:table-cell>
          <table:table-cell office:value-type="float" office:value="1" calcext:value-type="float">
            <text:p>1</text:p>
          </table:table-cell>
          <table:table-cell table:formula="of:=[.E79]*[.F79]*[.$G$2]" office:value-type="float" office:value="1.40335770939066E-017" calcext:value-type="float">
            <text:p>1.40E-017</text:p>
          </table:table-cell>
          <table:table-cell table:formula="of:=ABS([.C79]*96485/8.314/298.15*[.A79])" office:value-type="float" office:value="0.00228992812233678" calcext:value-type="float">
            <text:p>0.0022899281</text:p>
          </table:table-cell>
          <table:table-cell table:formula="of:=[.$G$2]*[.H79]" office:value-type="float" office:value="2.28992812233678E-017" calcext:value-type="float">
            <text:p>2.28992812233678E-017</text:p>
          </table:table-cell>
        </table:table-row>
        <table:table-row table:style-name="ro1">
          <table:table-cell office:value-type="float" office:value="0.3921758794" calcext:value-type="float">
            <text:p>0.3921758794</text:p>
          </table:table-cell>
          <table:table-cell office:value-type="float" office:value="3.4287114403" calcext:value-type="float">
            <text:p>3.4287114403</text:p>
          </table:table-cell>
          <table:table-cell table:formula="of:=([.B83]-[.B77])/([.A83]-[.A77])" office:value-type="float" office:value="-0.000151955177328909" calcext:value-type="float">
            <text:p>-0.0001519552</text:p>
          </table:table-cell>
          <table:table-cell table:formula="of:=[.C80]*[.A80]*(1-[.A80])*96485/8.314/298.15" office:value-type="float" office:value="-0.00140990314246653" calcext:value-type="float">
            <text:p>-0.0014099031</text:p>
          </table:table-cell>
          <table:table-cell table:formula="of:=ABS([.D80])" office:value-type="float" office:value="0.00140990314246653" calcext:value-type="float">
            <text:p>0.0014099031</text:p>
          </table:table-cell>
          <table:table-cell office:value-type="float" office:value="1" calcext:value-type="float">
            <text:p>1</text:p>
          </table:table-cell>
          <table:table-cell table:formula="of:=[.E80]*[.F80]*[.$G$2]" office:value-type="float" office:value="1.40990314246653E-017" calcext:value-type="float">
            <text:p>1.41E-017</text:p>
          </table:table-cell>
          <table:table-cell table:formula="of:=ABS([.C80]*96485/8.314/298.15*[.A80])" office:value-type="float" office:value="0.00231959064256085" calcext:value-type="float">
            <text:p>0.0023195906</text:p>
          </table:table-cell>
          <table:table-cell table:formula="of:=[.$G$2]*[.H80]" office:value-type="float" office:value="2.31959064256085E-017" calcext:value-type="float">
            <text:p>2.31959064256085E-017</text:p>
          </table:table-cell>
        </table:table-row>
        <table:table-row table:style-name="ro1">
          <table:table-cell office:value-type="float" office:value="0.3971909548" calcext:value-type="float">
            <text:p>0.3971909548</text:p>
          </table:table-cell>
          <table:table-cell office:value-type="float" office:value="3.4287106782" calcext:value-type="float">
            <text:p>3.4287106782</text:p>
          </table:table-cell>
          <table:table-cell table:formula="of:=([.B84]-[.B78])/([.A84]-[.A78])" office:value-type="float" office:value="-0.000151955176823914" calcext:value-type="float">
            <text:p>-0.0001519552</text:p>
          </table:table-cell>
          <table:table-cell table:formula="of:=[.C81]*[.A81]*(1-[.A81])*96485/8.314/298.15" office:value-type="float" office:value="-0.00141615104669767" calcext:value-type="float">
            <text:p>-0.001416151</text:p>
          </table:table-cell>
          <table:table-cell table:formula="of:=ABS([.D81])" office:value-type="float" office:value="0.00141615104669767" calcext:value-type="float">
            <text:p>0.001416151</text:p>
          </table:table-cell>
          <table:table-cell office:value-type="float" office:value="1" calcext:value-type="float">
            <text:p>1</text:p>
          </table:table-cell>
          <table:table-cell table:formula="of:=[.E81]*[.F81]*[.$G$2]" office:value-type="float" office:value="1.41615104669767E-017" calcext:value-type="float">
            <text:p>1.42E-017</text:p>
          </table:table-cell>
          <table:table-cell table:formula="of:=ABS([.C81]*96485/8.314/298.15*[.A81])" office:value-type="float" office:value="0.00234925314736746" calcext:value-type="float">
            <text:p>0.0023492531</text:p>
          </table:table-cell>
          <table:table-cell table:formula="of:=[.$G$2]*[.H81]" office:value-type="float" office:value="2.34925314736746E-017" calcext:value-type="float">
            <text:p>2.34925314736746E-017</text:p>
          </table:table-cell>
        </table:table-row>
        <table:table-row table:style-name="ro1">
          <table:table-cell office:value-type="float" office:value="0.4022060302" calcext:value-type="float">
            <text:p>0.4022060302</text:p>
          </table:table-cell>
          <table:table-cell office:value-type="float" office:value="3.4287099162" calcext:value-type="float">
            <text:p>3.4287099162</text:p>
          </table:table-cell>
          <table:table-cell table:formula="of:=([.B85]-[.B79])/([.A85]-[.A79])" office:value-type="float" office:value="-0.000151958500137478" calcext:value-type="float">
            <text:p>-0.0001519585</text:p>
          </table:table-cell>
          <table:table-cell table:formula="of:=[.C82]*[.A82]*(1-[.A82])*96485/8.314/298.15" office:value-type="float" office:value="-0.00142213253800307" calcext:value-type="float">
            <text:p>-0.0014221325</text:p>
          </table:table-cell>
          <table:table-cell table:formula="of:=ABS([.D82])" office:value-type="float" office:value="0.00142213253800307" calcext:value-type="float">
            <text:p>0.0014221325</text:p>
          </table:table-cell>
          <table:table-cell office:value-type="float" office:value="1" calcext:value-type="float">
            <text:p>1</text:p>
          </table:table-cell>
          <table:table-cell table:formula="of:=[.E82]*[.F82]*[.$G$2]" office:value-type="float" office:value="1.42213253800307E-017" calcext:value-type="float">
            <text:p>1.42E-017</text:p>
          </table:table-cell>
          <table:table-cell table:formula="of:=ABS([.C82]*96485/8.314/298.15*[.A82])" office:value-type="float" office:value="0.00237896768761127" calcext:value-type="float">
            <text:p>0.0023789677</text:p>
          </table:table-cell>
          <table:table-cell table:formula="of:=[.$G$2]*[.H82]" office:value-type="float" office:value="2.37896768761127E-017" calcext:value-type="float">
            <text:p>2.37896768761127E-017</text:p>
          </table:table-cell>
        </table:table-row>
        <table:table-row table:style-name="ro1">
          <table:table-cell office:value-type="float" office:value="0.4072211055" calcext:value-type="float">
            <text:p>0.4072211055</text:p>
          </table:table-cell>
          <table:table-cell office:value-type="float" office:value="3.4287091541" calcext:value-type="float">
            <text:p>3.4287091541</text:p>
          </table:table-cell>
          <table:table-cell table:formula="of:=([.B86]-[.B80])/([.A86]-[.A80])" office:value-type="float" office:value="-0.000151955176823915" calcext:value-type="float">
            <text:p>-0.0001519552</text:p>
          </table:table-cell>
          <table:table-cell table:formula="of:=[.C83]*[.A83]*(1-[.A83])*96485/8.314/298.15" office:value-type="float" office:value="-0.00142775430600039" calcext:value-type="float">
            <text:p>-0.0014277543</text:p>
          </table:table-cell>
          <table:table-cell table:formula="of:=ABS([.D83])" office:value-type="float" office:value="0.00142775430600039" calcext:value-type="float">
            <text:p>0.0014277543</text:p>
          </table:table-cell>
          <table:table-cell office:value-type="float" office:value="1" calcext:value-type="float">
            <text:p>1</text:p>
          </table:table-cell>
          <table:table-cell table:formula="of:=[.E83]*[.F83]*[.$G$2]" office:value-type="float" office:value="1.42775430600039E-017" calcext:value-type="float">
            <text:p>1.43E-017</text:p>
          </table:table-cell>
          <table:table-cell table:formula="of:=ABS([.C83]*96485/8.314/298.15*[.A83])" office:value-type="float" office:value="0.00240857817180668" calcext:value-type="float">
            <text:p>0.0024085782</text:p>
          </table:table-cell>
          <table:table-cell table:formula="of:=[.$G$2]*[.H83]" office:value-type="float" office:value="2.40857817180668E-017" calcext:value-type="float">
            <text:p>2.40857817180668E-017</text:p>
          </table:table-cell>
        </table:table-row>
        <table:table-row table:style-name="ro1">
          <table:table-cell office:value-type="float" office:value="0.4122361809" calcext:value-type="float">
            <text:p>0.4122361809</text:p>
          </table:table-cell>
          <table:table-cell office:value-type="float" office:value="3.428708392" calcext:value-type="float">
            <text:p>3.428708392</text:p>
          </table:table-cell>
          <table:table-cell table:formula="of:=([.B87]-[.B81])/([.A87]-[.A81])" office:value-type="float" office:value="-0.000151955177328909" calcext:value-type="float">
            <text:p>-0.0001519552</text:p>
          </table:table-cell>
          <table:table-cell table:formula="of:=[.C84]*[.A84]*(1-[.A84])*96485/8.314/298.15" office:value-type="float" office:value="-0.00143310966126478" calcext:value-type="float">
            <text:p>-0.0014331097</text:p>
          </table:table-cell>
          <table:table-cell table:formula="of:=ABS([.D84])" office:value-type="float" office:value="0.00143310966126478" calcext:value-type="float">
            <text:p>0.0014331097</text:p>
          </table:table-cell>
          <table:table-cell office:value-type="float" office:value="1" calcext:value-type="float">
            <text:p>1</text:p>
          </table:table-cell>
          <table:table-cell table:formula="of:=[.E84]*[.F84]*[.$G$2]" office:value-type="float" office:value="1.43310966126478E-017" calcext:value-type="float">
            <text:p>1.43E-017</text:p>
          </table:table-cell>
          <table:table-cell table:formula="of:=ABS([.C84]*96485/8.314/298.15*[.A84])" office:value-type="float" office:value="0.00243824069242505" calcext:value-type="float">
            <text:p>0.0024382407</text:p>
          </table:table-cell>
          <table:table-cell table:formula="of:=[.$G$2]*[.H84]" office:value-type="float" office:value="2.43824069242505E-017" calcext:value-type="float">
            <text:p>2.43824069242505E-017</text:p>
          </table:table-cell>
        </table:table-row>
        <table:table-row table:style-name="ro1">
          <table:table-cell office:value-type="float" office:value="0.4172512563" calcext:value-type="float">
            <text:p>0.4172512563</text:p>
          </table:table-cell>
          <table:table-cell office:value-type="float" office:value="3.4287076299" calcext:value-type="float">
            <text:p>3.4287076299</text:p>
          </table:table-cell>
          <table:table-cell table:formula="of:=([.B88]-[.B82])/([.A88]-[.A82])" office:value-type="float" office:value="-0.000151958500642484" calcext:value-type="float">
            <text:p>-0.0001519585</text:p>
          </table:table-cell>
          <table:table-cell table:formula="of:=[.C85]*[.A85]*(1-[.A85])*96485/8.314/298.15" office:value-type="float" office:value="-0.00143819894554235" calcext:value-type="float">
            <text:p>-0.0014381989</text:p>
          </table:table-cell>
          <table:table-cell table:formula="of:=ABS([.D85])" office:value-type="float" office:value="0.00143819894554235" calcext:value-type="float">
            <text:p>0.0014381989</text:p>
          </table:table-cell>
          <table:table-cell office:value-type="float" office:value="1" calcext:value-type="float">
            <text:p>1</text:p>
          </table:table-cell>
          <table:table-cell table:formula="of:=[.E85]*[.F85]*[.$G$2]" office:value-type="float" office:value="1.43819894554235E-017" calcext:value-type="float">
            <text:p>1.44E-017</text:p>
          </table:table-cell>
          <table:table-cell table:formula="of:=ABS([.C85]*96485/8.314/298.15*[.A85])" office:value-type="float" office:value="0.00246795717895659" calcext:value-type="float">
            <text:p>0.0024679572</text:p>
          </table:table-cell>
          <table:table-cell table:formula="of:=[.$G$2]*[.H85]" office:value-type="float" office:value="2.46795717895659E-017" calcext:value-type="float">
            <text:p>2.46795717895659E-017</text:p>
          </table:table-cell>
        </table:table-row>
        <table:table-row table:style-name="ro1">
          <table:table-cell office:value-type="float" office:value="0.4222663317" calcext:value-type="float">
            <text:p>0.4222663317</text:p>
          </table:table-cell>
          <table:table-cell office:value-type="float" office:value="3.4287068679" calcext:value-type="float">
            <text:p>3.4287068679</text:p>
          </table:table-cell>
          <table:table-cell table:formula="of:=([.B89]-[.B83])/([.A89]-[.A83])" office:value-type="float" office:value="-0.000151955176823914" calcext:value-type="float">
            <text:p>-0.0001519552</text:p>
          </table:table-cell>
          <table:table-cell table:formula="of:=[.C86]*[.A86]*(1-[.A86])*96485/8.314/298.15" office:value-type="float" office:value="-0.00144292779908462" calcext:value-type="float">
            <text:p>-0.0014429278</text:p>
          </table:table-cell>
          <table:table-cell table:formula="of:=ABS([.D86])" office:value-type="float" office:value="0.00144292779908462" calcext:value-type="float">
            <text:p>0.0014429278</text:p>
          </table:table-cell>
          <table:table-cell office:value-type="float" office:value="1" calcext:value-type="float">
            <text:p>1</text:p>
          </table:table-cell>
          <table:table-cell table:formula="of:=[.E86]*[.F86]*[.$G$2]" office:value-type="float" office:value="1.44292779908462E-017" calcext:value-type="float">
            <text:p>1.44E-017</text:p>
          </table:table-cell>
          <table:table-cell table:formula="of:=ABS([.C86]*96485/8.314/298.15*[.A86])" office:value-type="float" office:value="0.00249756570935269" calcext:value-type="float">
            <text:p>0.0024975657</text:p>
          </table:table-cell>
          <table:table-cell table:formula="of:=[.$G$2]*[.H86]" office:value-type="float" office:value="2.49756570935269E-017" calcext:value-type="float">
            <text:p>2.49756570935269E-017</text:p>
          </table:table-cell>
        </table:table-row>
        <table:table-row table:style-name="ro1">
          <table:table-cell office:value-type="float" office:value="0.427281407" calcext:value-type="float">
            <text:p>0.427281407</text:p>
          </table:table-cell>
          <table:table-cell office:value-type="float" office:value="3.4287061058" calcext:value-type="float">
            <text:p>3.4287061058</text:p>
          </table:table-cell>
          <table:table-cell table:formula="of:=([.B90]-[.B84])/([.A90]-[.A84])" office:value-type="float" office:value="-0.000151955176823914" calcext:value-type="float">
            <text:p>-0.0001519552</text:p>
          </table:table-cell>
          <table:table-cell table:formula="of:=[.C87]*[.A87]*(1-[.A87])*96485/8.314/298.15" office:value-type="float" office:value="-0.00144739059107941" calcext:value-type="float">
            <text:p>-0.0014473906</text:p>
          </table:table-cell>
          <table:table-cell table:formula="of:=ABS([.D87])" office:value-type="float" office:value="0.00144739059107941" calcext:value-type="float">
            <text:p>0.0014473906</text:p>
          </table:table-cell>
          <table:table-cell office:value-type="float" office:value="1" calcext:value-type="float">
            <text:p>1</text:p>
          </table:table-cell>
          <table:table-cell table:formula="of:=[.E87]*[.F87]*[.$G$2]" office:value-type="float" office:value="1.44739059107941E-017" calcext:value-type="float">
            <text:p>1.45E-017</text:p>
          </table:table-cell>
          <table:table-cell table:formula="of:=ABS([.C87]*96485/8.314/298.15*[.A87])" office:value-type="float" office:value="0.00252722822127657" calcext:value-type="float">
            <text:p>0.0025272282</text:p>
          </table:table-cell>
          <table:table-cell table:formula="of:=[.$G$2]*[.H87]" office:value-type="float" office:value="2.52722822127657E-017" calcext:value-type="float">
            <text:p>2.52722822127657E-017</text:p>
          </table:table-cell>
        </table:table-row>
        <table:table-row table:style-name="ro1">
          <table:table-cell office:value-type="float" office:value="0.4322964824" calcext:value-type="float">
            <text:p>0.4322964824</text:p>
          </table:table-cell>
          <table:table-cell office:value-type="float" office:value="3.4287053437" calcext:value-type="float">
            <text:p>3.4287053437</text:p>
          </table:table-cell>
          <table:table-cell table:formula="of:=([.B91]-[.B85])/([.A91]-[.A85])" office:value-type="float" office:value="-0.000151955177328909" calcext:value-type="float">
            <text:p>-0.0001519552</text:p>
          </table:table-cell>
          <table:table-cell table:formula="of:=[.C88]*[.A88]*(1-[.A88])*96485/8.314/298.15" office:value-type="float" office:value="-0.00145155586851649" calcext:value-type="float">
            <text:p>-0.0014515559</text:p>
          </table:table-cell>
          <table:table-cell table:formula="of:=ABS([.D88])" office:value-type="float" office:value="0.00145155586851649" calcext:value-type="float">
            <text:p>0.0014515559</text:p>
          </table:table-cell>
          <table:table-cell office:value-type="float" office:value="1" calcext:value-type="float">
            <text:p>1</text:p>
          </table:table-cell>
          <table:table-cell table:formula="of:=[.E88]*[.F88]*[.$G$2]" office:value-type="float" office:value="1.45155586851649E-017" calcext:value-type="float">
            <text:p>1.45E-017</text:p>
          </table:table-cell>
          <table:table-cell table:formula="of:=ABS([.C88]*96485/8.314/298.15*[.A88])" office:value-type="float" office:value="0.00255689074228926" calcext:value-type="float">
            <text:p>0.0025568907</text:p>
          </table:table-cell>
          <table:table-cell table:formula="of:=[.$G$2]*[.H88]" office:value-type="float" office:value="2.55689074228926E-017" calcext:value-type="float">
            <text:p>2.55689074228926E-017</text:p>
          </table:table-cell>
        </table:table-row>
        <table:table-row table:style-name="ro1">
          <table:table-cell office:value-type="float" office:value="0.4373115578" calcext:value-type="float">
            <text:p>0.4373115578</text:p>
          </table:table-cell>
          <table:table-cell office:value-type="float" office:value="3.4287045817" calcext:value-type="float">
            <text:p>3.4287045817</text:p>
          </table:table-cell>
          <table:table-cell table:formula="of:=([.B92]-[.B86])/([.A92]-[.A86])" office:value-type="float" office:value="-0.000151955177328909" calcext:value-type="float">
            <text:p>-0.0001519552</text:p>
          </table:table-cell>
          <table:table-cell table:formula="of:=[.C89]*[.A89]*(1-[.A89])*96485/8.314/298.15" office:value-type="float" office:value="-0.00145542362166881" calcext:value-type="float">
            <text:p>-0.0014554236</text:p>
          </table:table-cell>
          <table:table-cell table:formula="of:=ABS([.D89])" office:value-type="float" office:value="0.00145542362166881" calcext:value-type="float">
            <text:p>0.0014554236</text:p>
          </table:table-cell>
          <table:table-cell office:value-type="float" office:value="1" calcext:value-type="float">
            <text:p>1</text:p>
          </table:table-cell>
          <table:table-cell table:formula="of:=[.E89]*[.F89]*[.$G$2]" office:value-type="float" office:value="1.45542362166881E-017" calcext:value-type="float">
            <text:p>1.46E-017</text:p>
          </table:table-cell>
          <table:table-cell table:formula="of:=ABS([.C89]*96485/8.314/298.15*[.A89])" office:value-type="float" office:value="0.00258655325490318" calcext:value-type="float">
            <text:p>0.0025865533</text:p>
          </table:table-cell>
          <table:table-cell table:formula="of:=[.$G$2]*[.H89]" office:value-type="float" office:value="2.58655325490318E-017" calcext:value-type="float">
            <text:p>2.58655325490318E-017</text:p>
          </table:table-cell>
        </table:table-row>
        <table:table-row table:style-name="ro1">
          <table:table-cell office:value-type="float" office:value="0.4423266332" calcext:value-type="float">
            <text:p>0.4423266332</text:p>
          </table:table-cell>
          <table:table-cell office:value-type="float" office:value="3.4287038196" calcext:value-type="float">
            <text:p>3.4287038196</text:p>
          </table:table-cell>
          <table:table-cell table:formula="of:=([.B93]-[.B87])/([.A93]-[.A87])" office:value-type="float" office:value="-0.000151955176823914" calcext:value-type="float">
            <text:p>-0.0001519552</text:p>
          </table:table-cell>
          <table:table-cell table:formula="of:=[.C90]*[.A90]*(1-[.A90])*96485/8.314/298.15" office:value-type="float" office:value="-0.00145899385049781" calcext:value-type="float">
            <text:p>-0.0014589939</text:p>
          </table:table-cell>
          <table:table-cell table:formula="of:=ABS([.D90])" office:value-type="float" office:value="0.00145899385049781" calcext:value-type="float">
            <text:p>0.0014589939</text:p>
          </table:table-cell>
          <table:table-cell office:value-type="float" office:value="1" calcext:value-type="float">
            <text:p>1</text:p>
          </table:table-cell>
          <table:table-cell table:formula="of:=[.E90]*[.F90]*[.$G$2]" office:value-type="float" office:value="1.45899385049781E-017" calcext:value-type="float">
            <text:p>1.46E-017</text:p>
          </table:table-cell>
          <table:table-cell table:formula="of:=ABS([.C90]*96485/8.314/298.15*[.A90])" office:value-type="float" office:value="0.00261621575882259" calcext:value-type="float">
            <text:p>0.0026162158</text:p>
          </table:table-cell>
          <table:table-cell table:formula="of:=[.$G$2]*[.H90]" office:value-type="float" office:value="2.61621575882259E-017" calcext:value-type="float">
            <text:p>2.61621575882259E-017</text:p>
          </table:table-cell>
        </table:table-row>
        <table:table-row table:style-name="ro1">
          <table:table-cell office:value-type="float" office:value="0.4473417085" calcext:value-type="float">
            <text:p>0.4473417085</text:p>
          </table:table-cell>
          <table:table-cell office:value-type="float" office:value="3.4287030575" calcext:value-type="float">
            <text:p>3.4287030575</text:p>
          </table:table-cell>
          <table:table-cell table:formula="of:=([.B94]-[.B88])/([.A94]-[.A88])" office:value-type="float" office:value="-0.000151955176823914" calcext:value-type="float">
            <text:p>-0.0001519552</text:p>
          </table:table-cell>
          <table:table-cell table:formula="of:=[.C91]*[.A91]*(1-[.A91])*96485/8.314/298.15" office:value-type="float" office:value="-0.00146226656462772" calcext:value-type="float">
            <text:p>-0.0014622666</text:p>
          </table:table-cell>
          <table:table-cell table:formula="of:=ABS([.D91])" office:value-type="float" office:value="0.00146226656462772" calcext:value-type="float">
            <text:p>0.0014622666</text:p>
          </table:table-cell>
          <table:table-cell office:value-type="float" office:value="1" calcext:value-type="float">
            <text:p>1</text:p>
          </table:table-cell>
          <table:table-cell table:formula="of:=[.E91]*[.F91]*[.$G$2]" office:value-type="float" office:value="1.46226656462772E-017" calcext:value-type="float">
            <text:p>1.46E-017</text:p>
          </table:table-cell>
          <table:table-cell table:formula="of:=ABS([.C91]*96485/8.314/298.15*[.A91])" office:value-type="float" office:value="0.00264587827074646" calcext:value-type="float">
            <text:p>0.0026458783</text:p>
          </table:table-cell>
          <table:table-cell table:formula="of:=[.$G$2]*[.H91]" office:value-type="float" office:value="2.64587827074646E-017" calcext:value-type="float">
            <text:p>2.64587827074646E-017</text:p>
          </table:table-cell>
        </table:table-row>
        <table:table-row table:style-name="ro1">
          <table:table-cell office:value-type="float" office:value="0.4523567839" calcext:value-type="float">
            <text:p>0.4523567839</text:p>
          </table:table-cell>
          <table:table-cell office:value-type="float" office:value="3.4287022955" calcext:value-type="float">
            <text:p>3.4287022955</text:p>
          </table:table-cell>
          <table:table-cell table:formula="of:=([.B95]-[.B89])/([.A95]-[.A89])" office:value-type="float" office:value="-0.000151958500137478" calcext:value-type="float">
            <text:p>-0.0001519585</text:p>
          </table:table-cell>
          <table:table-cell table:formula="of:=[.C92]*[.A92]*(1-[.A92])*96485/8.314/298.15" office:value-type="float" office:value="-0.00146527380470871" calcext:value-type="float">
            <text:p>-0.0014652738</text:p>
          </table:table-cell>
          <table:table-cell table:formula="of:=ABS([.D92])" office:value-type="float" office:value="0.00146527380470871" calcext:value-type="float">
            <text:p>0.0014652738</text:p>
          </table:table-cell>
          <table:table-cell office:value-type="float" office:value="1" calcext:value-type="float">
            <text:p>1</text:p>
          </table:table-cell>
          <table:table-cell table:formula="of:=[.E92]*[.F92]*[.$G$2]" office:value-type="float" office:value="1.46527380470871E-017" calcext:value-type="float">
            <text:p>1.47E-017</text:p>
          </table:table-cell>
          <table:table-cell table:formula="of:=ABS([.C92]*96485/8.314/298.15*[.A92])" office:value-type="float" office:value="0.00267559929828684" calcext:value-type="float">
            <text:p>0.0026755993</text:p>
          </table:table-cell>
          <table:table-cell table:formula="of:=[.$G$2]*[.H92]" office:value-type="float" office:value="2.67559929828684E-017" calcext:value-type="float">
            <text:p>2.67559929828684E-017</text:p>
          </table:table-cell>
        </table:table-row>
        <table:table-row table:style-name="ro1">
          <table:table-cell office:value-type="float" office:value="0.4573718593" calcext:value-type="float">
            <text:p>0.4573718593</text:p>
          </table:table-cell>
          <table:table-cell office:value-type="float" office:value="3.4287015334" calcext:value-type="float">
            <text:p>3.4287015334</text:p>
          </table:table-cell>
          <table:table-cell table:formula="of:=([.B96]-[.B90])/([.A96]-[.A90])" office:value-type="float" office:value="-0.000151955177328909" calcext:value-type="float">
            <text:p>-0.0001519552</text:p>
          </table:table-cell>
          <table:table-cell table:formula="of:=[.C93]*[.A93]*(1-[.A93])*96485/8.314/298.15" office:value-type="float" office:value="-0.00146791943948142" calcext:value-type="float">
            <text:p>-0.0014679194</text:p>
          </table:table-cell>
          <table:table-cell table:formula="of:=ABS([.D93])" office:value-type="float" office:value="0.00146791943948142" calcext:value-type="float">
            <text:p>0.0014679194</text:p>
          </table:table-cell>
          <table:table-cell office:value-type="float" office:value="1" calcext:value-type="float">
            <text:p>1</text:p>
          </table:table-cell>
          <table:table-cell table:formula="of:=[.E93]*[.F93]*[.$G$2]" office:value-type="float" office:value="1.46791943948142E-017" calcext:value-type="float">
            <text:p>1.47E-017</text:p>
          </table:table-cell>
          <table:table-cell table:formula="of:=ABS([.C93]*96485/8.314/298.15*[.A93])" office:value-type="float" office:value="0.00270520330476739" calcext:value-type="float">
            <text:p>0.0027052033</text:p>
          </table:table-cell>
          <table:table-cell table:formula="of:=[.$G$2]*[.H93]" office:value-type="float" office:value="2.70520330476739E-017" calcext:value-type="float">
            <text:p>2.70520330476739E-017</text:p>
          </table:table-cell>
        </table:table-row>
        <table:table-row table:style-name="ro1">
          <table:table-cell office:value-type="float" office:value="0.4623869347" calcext:value-type="float">
            <text:p>0.4623869347</text:p>
          </table:table-cell>
          <table:table-cell office:value-type="float" office:value="3.4287007713" calcext:value-type="float">
            <text:p>3.4287007713</text:p>
          </table:table-cell>
          <table:table-cell table:formula="of:=([.B97]-[.B91])/([.A97]-[.A91])" office:value-type="float" office:value="-0.000151955176823914" calcext:value-type="float">
            <text:p>-0.0001519552</text:p>
          </table:table-cell>
          <table:table-cell table:formula="of:=[.C94]*[.A94]*(1-[.A94])*96485/8.314/298.15" office:value-type="float" office:value="-0.00147029959038029" calcext:value-type="float">
            <text:p>-0.0014702996</text:p>
          </table:table-cell>
          <table:table-cell table:formula="of:=ABS([.D94])" office:value-type="float" office:value="0.00147029959038029" calcext:value-type="float">
            <text:p>0.0014702996</text:p>
          </table:table-cell>
          <table:table-cell office:value-type="float" office:value="1" calcext:value-type="float">
            <text:p>1</text:p>
          </table:table-cell>
          <table:table-cell table:formula="of:=[.E94]*[.F94]*[.$G$2]" office:value-type="float" office:value="1.47029959038029E-017" calcext:value-type="float">
            <text:p>1.47E-017</text:p>
          </table:table-cell>
          <table:table-cell table:formula="of:=ABS([.C94]*96485/8.314/298.15*[.A94])" office:value-type="float" office:value="0.00273486580829249" calcext:value-type="float">
            <text:p>0.0027348658</text:p>
          </table:table-cell>
          <table:table-cell table:formula="of:=[.$G$2]*[.H94]" office:value-type="float" office:value="2.73486580829249E-017" calcext:value-type="float">
            <text:p>2.73486580829249E-017</text:p>
          </table:table-cell>
        </table:table-row>
        <table:table-row table:style-name="ro1">
          <table:table-cell office:value-type="float" office:value="0.4674020101" calcext:value-type="float">
            <text:p>0.4674020101</text:p>
          </table:table-cell>
          <table:table-cell office:value-type="float" office:value="3.4287000092" calcext:value-type="float">
            <text:p>3.4287000092</text:p>
          </table:table-cell>
          <table:table-cell table:formula="of:=([.B98]-[.B92])/([.A98]-[.A92])" office:value-type="float" office:value="-0.000151958500137478" calcext:value-type="float">
            <text:p>-0.0001519585</text:p>
          </table:table-cell>
          <table:table-cell table:formula="of:=[.C95]*[.A95]*(1-[.A95])*96485/8.314/298.15" office:value-type="float" office:value="-0.00147241442820492" calcext:value-type="float">
            <text:p>-0.0014724144</text:p>
          </table:table-cell>
          <table:table-cell table:formula="of:=ABS([.D95])" office:value-type="float" office:value="0.00147241442820492" calcext:value-type="float">
            <text:p>0.0014724144</text:p>
          </table:table-cell>
          <table:table-cell office:value-type="float" office:value="1" calcext:value-type="float">
            <text:p>1</text:p>
          </table:table-cell>
          <table:table-cell table:formula="of:=[.E95]*[.F95]*[.$G$2]" office:value-type="float" office:value="1.47241442820492E-017" calcext:value-type="float">
            <text:p>1.47E-017</text:p>
          </table:table-cell>
          <table:table-cell table:formula="of:=ABS([.C95]*96485/8.314/298.15*[.A95])" office:value-type="float" office:value="0.00276458878202184" calcext:value-type="float">
            <text:p>0.0027645888</text:p>
          </table:table-cell>
          <table:table-cell table:formula="of:=[.$G$2]*[.H95]" office:value-type="float" office:value="2.76458878202184E-017" calcext:value-type="float">
            <text:p>2.76458878202184E-017</text:p>
          </table:table-cell>
        </table:table-row>
        <table:table-row table:style-name="ro1">
          <table:table-cell office:value-type="float" office:value="0.4724170854" calcext:value-type="float">
            <text:p>0.4724170854</text:p>
          </table:table-cell>
          <table:table-cell office:value-type="float" office:value="3.4286992472" calcext:value-type="float">
            <text:p>3.4286992472</text:p>
          </table:table-cell>
          <table:table-cell table:formula="of:=([.B99]-[.B93])/([.A99]-[.A93])" office:value-type="float" office:value="-0.000151955176823914" calcext:value-type="float">
            <text:p>-0.0001519552</text:p>
          </table:table-cell>
          <table:table-cell table:formula="of:=[.C96]*[.A96]*(1-[.A96])*96485/8.314/298.15" office:value-type="float" office:value="-0.00147416734348119" calcext:value-type="float">
            <text:p>-0.0014741673</text:p>
          </table:table-cell>
          <table:table-cell table:formula="of:=ABS([.D96])" office:value-type="float" office:value="0.00147416734348119" calcext:value-type="float">
            <text:p>0.0014741673</text:p>
          </table:table-cell>
          <table:table-cell office:value-type="float" office:value="1" calcext:value-type="float">
            <text:p>1</text:p>
          </table:table-cell>
          <table:table-cell table:formula="of:=[.E96]*[.F96]*[.$G$2]" office:value-type="float" office:value="1.47416734348119E-017" calcext:value-type="float">
            <text:p>1.47E-017</text:p>
          </table:table-cell>
          <table:table-cell table:formula="of:=ABS([.C96]*96485/8.314/298.15*[.A96])" office:value-type="float" office:value="0.0027941908327317" calcext:value-type="float">
            <text:p>0.0027941908</text:p>
          </table:table-cell>
          <table:table-cell table:formula="of:=[.$G$2]*[.H96]" office:value-type="float" office:value="2.7941908327317E-017" calcext:value-type="float">
            <text:p>2.7941908327317E-017</text:p>
          </table:table-cell>
        </table:table-row>
        <table:table-row table:style-name="ro1">
          <table:table-cell office:value-type="float" office:value="0.4774321608" calcext:value-type="float">
            <text:p>0.4774321608</text:p>
          </table:table-cell>
          <table:table-cell office:value-type="float" office:value="3.4286984851" calcext:value-type="float">
            <text:p>3.4286984851</text:p>
          </table:table-cell>
          <table:table-cell table:formula="of:=([.B100]-[.B94])/([.A100]-[.A94])" office:value-type="float" office:value="-0.000151955177328909" calcext:value-type="float">
            <text:p>-0.0001519552</text:p>
          </table:table-cell>
          <table:table-cell table:formula="of:=[.C97]*[.A97]*(1-[.A97])*96485/8.314/298.15" office:value-type="float" office:value="-0.0014756549457475" calcext:value-type="float">
            <text:p>-0.0014756549</text:p>
          </table:table-cell>
          <table:table-cell table:formula="of:=ABS([.D97])" office:value-type="float" office:value="0.0014756549457475" calcext:value-type="float">
            <text:p>0.0014756549</text:p>
          </table:table-cell>
          <table:table-cell office:value-type="float" office:value="1" calcext:value-type="float">
            <text:p>1</text:p>
          </table:table-cell>
          <table:table-cell table:formula="of:=[.E97]*[.F97]*[.$G$2]" office:value-type="float" office:value="1.4756549457475E-017" calcext:value-type="float">
            <text:p>1.48E-017</text:p>
          </table:table-cell>
          <table:table-cell table:formula="of:=ABS([.C97]*96485/8.314/298.15*[.A97])" office:value-type="float" office:value="0.00282385335463159" calcext:value-type="float">
            <text:p>0.0028238534</text:p>
          </table:table-cell>
          <table:table-cell table:formula="of:=[.$G$2]*[.H97]" office:value-type="float" office:value="2.82385335463159E-017" calcext:value-type="float">
            <text:p>2.82385335463159E-017</text:p>
          </table:table-cell>
        </table:table-row>
        <table:table-row table:style-name="ro1">
          <table:table-cell office:value-type="float" office:value="0.4824472362" calcext:value-type="float">
            <text:p>0.4824472362</text:p>
          </table:table-cell>
          <table:table-cell office:value-type="float" office:value="3.428697723" calcext:value-type="float">
            <text:p>3.428697723</text:p>
          </table:table-cell>
          <table:table-cell table:formula="of:=([.B101]-[.B95])/([.A101]-[.A95])" office:value-type="float" office:value="-0.000151955177328909" calcext:value-type="float">
            <text:p>-0.0001519552</text:p>
          </table:table-cell>
          <table:table-cell table:formula="of:=[.C98]*[.A98]*(1-[.A98])*96485/8.314/298.15" office:value-type="float" office:value="-0.00147684502364007" calcext:value-type="float">
            <text:p>-0.001476845</text:p>
          </table:table-cell>
          <table:table-cell table:formula="of:=ABS([.D98])" office:value-type="float" office:value="0.00147684502364007" calcext:value-type="float">
            <text:p>0.001476845</text:p>
          </table:table-cell>
          <table:table-cell office:value-type="float" office:value="1" calcext:value-type="float">
            <text:p>1</text:p>
          </table:table-cell>
          <table:table-cell table:formula="of:=[.E98]*[.F98]*[.$G$2]" office:value-type="float" office:value="1.47684502364007E-017" calcext:value-type="float">
            <text:p>1.48E-017</text:p>
          </table:table-cell>
          <table:table-cell table:formula="of:=ABS([.C98]*96485/8.314/298.15*[.A98])" office:value-type="float" office:value="0.00285351586724552" calcext:value-type="float">
            <text:p>0.0028535159</text:p>
          </table:table-cell>
          <table:table-cell table:formula="of:=[.$G$2]*[.H98]" office:value-type="float" office:value="2.85351586724552E-017" calcext:value-type="float">
            <text:p>2.85351586724552E-017</text:p>
          </table:table-cell>
        </table:table-row>
        <table:table-row table:style-name="ro1">
          <table:table-cell office:value-type="float" office:value="0.4874623116" calcext:value-type="float">
            <text:p>0.4874623116</text:p>
          </table:table-cell>
          <table:table-cell office:value-type="float" office:value="3.428696961" calcext:value-type="float">
            <text:p>3.428696961</text:p>
          </table:table-cell>
          <table:table-cell table:formula="of:=([.B102]-[.B96])/([.A102]-[.A96])" office:value-type="float" office:value="-0.000151955176823914" calcext:value-type="float">
            <text:p>-0.0001519552</text:p>
          </table:table-cell>
          <table:table-cell table:formula="of:=[.C99]*[.A99]*(1-[.A99])*96485/8.314/298.15" office:value-type="float" office:value="-0.00147773757714702" calcext:value-type="float">
            <text:p>-0.0014777376</text:p>
          </table:table-cell>
          <table:table-cell table:formula="of:=ABS([.D99])" office:value-type="float" office:value="0.00147773757714702" calcext:value-type="float">
            <text:p>0.0014777376</text:p>
          </table:table-cell>
          <table:table-cell office:value-type="float" office:value="1" calcext:value-type="float">
            <text:p>1</text:p>
          </table:table-cell>
          <table:table-cell table:formula="of:=[.E99]*[.F99]*[.$G$2]" office:value-type="float" office:value="1.47773757714702E-017" calcext:value-type="float">
            <text:p>1.48E-017</text:p>
          </table:table-cell>
          <table:table-cell table:formula="of:=ABS([.C99]*96485/8.314/298.15*[.A99])" office:value-type="float" office:value="0.00288317837027772" calcext:value-type="float">
            <text:p>0.0028831784</text:p>
          </table:table-cell>
          <table:table-cell table:formula="of:=[.$G$2]*[.H99]" office:value-type="float" office:value="2.88317837027772E-017" calcext:value-type="float">
            <text:p>2.88317837027772E-017</text:p>
          </table:table-cell>
        </table:table-row>
        <table:table-row table:style-name="ro1">
          <table:table-cell office:value-type="float" office:value="0.4924773869" calcext:value-type="float">
            <text:p>0.4924773869</text:p>
          </table:table-cell>
          <table:table-cell office:value-type="float" office:value="3.4286961989" calcext:value-type="float">
            <text:p>3.4286961989</text:p>
          </table:table-cell>
          <table:table-cell table:formula="of:=([.B103]-[.B97])/([.A103]-[.A97])" office:value-type="float" office:value="-0.000151955176823914" calcext:value-type="float">
            <text:p>-0.0001519552</text:p>
          </table:table-cell>
          <table:table-cell table:formula="of:=[.C100]*[.A100]*(1-[.A100])*96485/8.314/298.15" office:value-type="float" office:value="-0.00147833261607946" calcext:value-type="float">
            <text:p>-0.0014783326</text:p>
          </table:table-cell>
          <table:table-cell table:formula="of:=ABS([.D100])" office:value-type="float" office:value="0.00147833261607946" calcext:value-type="float">
            <text:p>0.0014783326</text:p>
          </table:table-cell>
          <table:table-cell office:value-type="float" office:value="1" calcext:value-type="float">
            <text:p>1</text:p>
          </table:table-cell>
          <table:table-cell table:formula="of:=[.E100]*[.F100]*[.$G$2]" office:value-type="float" office:value="1.47833261607946E-017" calcext:value-type="float">
            <text:p>1.48E-017</text:p>
          </table:table-cell>
          <table:table-cell table:formula="of:=ABS([.C100]*96485/8.314/298.15*[.A100])" office:value-type="float" office:value="0.0029128408822016" calcext:value-type="float">
            <text:p>0.0029128409</text:p>
          </table:table-cell>
          <table:table-cell table:formula="of:=[.$G$2]*[.H100]" office:value-type="float" office:value="2.9128408822016E-017" calcext:value-type="float">
            <text:p>2.9128408822016E-017</text:p>
          </table:table-cell>
        </table:table-row>
        <table:table-row table:style-name="ro1">
          <table:table-cell office:value-type="float" office:value="0.4974924623" calcext:value-type="float">
            <text:p>0.4974924623</text:p>
          </table:table-cell>
          <table:table-cell office:value-type="float" office:value="3.4286954368" calcext:value-type="float">
            <text:p>3.4286954368</text:p>
          </table:table-cell>
          <table:table-cell table:formula="of:=([.B104]-[.B98])/([.A104]-[.A98])" office:value-type="float" office:value="-0.000151955177328909" calcext:value-type="float">
            <text:p>-0.0001519552</text:p>
          </table:table-cell>
          <table:table-cell table:formula="of:=[.C101]*[.A101]*(1-[.A101])*96485/8.314/298.15" office:value-type="float" office:value="-0.00147863014046705" calcext:value-type="float">
            <text:p>-0.0014786301</text:p>
          </table:table-cell>
          <table:table-cell table:formula="of:=ABS([.D101])" office:value-type="float" office:value="0.00147863014046705" calcext:value-type="float">
            <text:p>0.0014786301</text:p>
          </table:table-cell>
          <table:table-cell office:value-type="float" office:value="1" calcext:value-type="float">
            <text:p>1</text:p>
          </table:table-cell>
          <table:table-cell table:formula="of:=[.E101]*[.F101]*[.$G$2]" office:value-type="float" office:value="1.47863014046705E-017" calcext:value-type="float">
            <text:p>1.48E-017</text:p>
          </table:table-cell>
          <table:table-cell table:formula="of:=ABS([.C101]*96485/8.314/298.15*[.A101])" office:value-type="float" office:value="0.0029425034044958" calcext:value-type="float">
            <text:p>0.0029425034</text:p>
          </table:table-cell>
          <table:table-cell table:formula="of:=[.$G$2]*[.H101]" office:value-type="float" office:value="2.9425034044958E-017" calcext:value-type="float">
            <text:p>2.9425034044958E-017</text:p>
          </table:table-cell>
        </table:table-row>
        <table:table-row table:style-name="ro1">
          <table:table-cell office:value-type="float" office:value="0.5025075377" calcext:value-type="float">
            <text:p>0.5025075377</text:p>
          </table:table-cell>
          <table:table-cell office:value-type="float" office:value="3.4286946748" calcext:value-type="float">
            <text:p>3.4286946748</text:p>
          </table:table-cell>
          <table:table-cell table:formula="of:=([.B105]-[.B99])/([.A105]-[.A99])" office:value-type="float" office:value="-0.000151958500642484" calcext:value-type="float">
            <text:p>-0.0001519585</text:p>
          </table:table-cell>
          <table:table-cell table:formula="of:=[.C102]*[.A102]*(1-[.A102])*96485/8.314/298.15" office:value-type="float" office:value="-0.00147866247863219" calcext:value-type="float">
            <text:p>-0.0014786625</text:p>
          </table:table-cell>
          <table:table-cell table:formula="of:=ABS([.D102])" office:value-type="float" office:value="0.00147866247863219" calcext:value-type="float">
            <text:p>0.0014786625</text:p>
          </table:table-cell>
          <table:table-cell office:value-type="float" office:value="1" calcext:value-type="float">
            <text:p>1</text:p>
          </table:table-cell>
          <table:table-cell table:formula="of:=[.E102]*[.F102]*[.$G$2]" office:value-type="float" office:value="1.47866247863219E-017" calcext:value-type="float">
            <text:p>1.48E-017</text:p>
          </table:table-cell>
          <table:table-cell table:formula="of:=ABS([.C102]*96485/8.314/298.15*[.A102])" office:value-type="float" office:value="0.00297223091943154" calcext:value-type="float">
            <text:p>0.0029722309</text:p>
          </table:table-cell>
          <table:table-cell table:formula="of:=[.$G$2]*[.H102]" office:value-type="float" office:value="2.97223091943154E-017" calcext:value-type="float">
            <text:p>2.97223091943154E-017</text:p>
          </table:table-cell>
        </table:table-row>
        <table:table-row table:style-name="ro1">
          <table:table-cell office:value-type="float" office:value="0.5075226131" calcext:value-type="float">
            <text:p>0.5075226131</text:p>
          </table:table-cell>
          <table:table-cell office:value-type="float" office:value="3.4286939127" calcext:value-type="float">
            <text:p>3.4286939127</text:p>
          </table:table-cell>
          <table:table-cell table:formula="of:=([.B106]-[.B100])/([.A106]-[.A100])" office:value-type="float" office:value="-0.000151955176823914" calcext:value-type="float">
            <text:p>-0.0001519552</text:p>
          </table:table-cell>
          <table:table-cell table:formula="of:=[.C103]*[.A103]*(1-[.A103])*96485/8.314/298.15" office:value-type="float" office:value="-0.00147833261607946" calcext:value-type="float">
            <text:p>-0.0014783326</text:p>
          </table:table-cell>
          <table:table-cell table:formula="of:=ABS([.D103])" office:value-type="float" office:value="0.00147833261607946" calcext:value-type="float">
            <text:p>0.0014783326</text:p>
          </table:table-cell>
          <table:table-cell office:value-type="float" office:value="1" calcext:value-type="float">
            <text:p>1</text:p>
          </table:table-cell>
          <table:table-cell table:formula="of:=[.E103]*[.F103]*[.$G$2]" office:value-type="float" office:value="1.47833261607946E-017" calcext:value-type="float">
            <text:p>1.48E-017</text:p>
          </table:table-cell>
          <table:table-cell table:formula="of:=ABS([.C103]*96485/8.314/298.15*[.A103])" office:value-type="float" office:value="0.00300182841974762" calcext:value-type="float">
            <text:p>0.0030018284</text:p>
          </table:table-cell>
          <table:table-cell table:formula="of:=[.$G$2]*[.H103]" office:value-type="float" office:value="3.00182841974762E-017" calcext:value-type="float">
            <text:p>3.00182841974762E-017</text:p>
          </table:table-cell>
        </table:table-row>
        <table:table-row table:style-name="ro1">
          <table:table-cell office:value-type="float" office:value="0.5125376884" calcext:value-type="float">
            <text:p>0.5125376884</text:p>
          </table:table-cell>
          <table:table-cell office:value-type="float" office:value="3.4286931506" calcext:value-type="float">
            <text:p>3.4286931506</text:p>
          </table:table-cell>
          <table:table-cell table:formula="of:=([.B107]-[.B101])/([.A107]-[.A101])" office:value-type="float" office:value="-0.000151955176823914" calcext:value-type="float">
            <text:p>-0.0001519552</text:p>
          </table:table-cell>
          <table:table-cell table:formula="of:=[.C104]*[.A104]*(1-[.A104])*96485/8.314/298.15" office:value-type="float" office:value="-0.00147773757714702" calcext:value-type="float">
            <text:p>-0.0014777376</text:p>
          </table:table-cell>
          <table:table-cell table:formula="of:=ABS([.D104])" office:value-type="float" office:value="0.00147773757714702" calcext:value-type="float">
            <text:p>0.0014777376</text:p>
          </table:table-cell>
          <table:table-cell office:value-type="float" office:value="1" calcext:value-type="float">
            <text:p>1</text:p>
          </table:table-cell>
          <table:table-cell table:formula="of:=[.E104]*[.F104]*[.$G$2]" office:value-type="float" office:value="1.47773757714702E-017" calcext:value-type="float">
            <text:p>1.48E-017</text:p>
          </table:table-cell>
          <table:table-cell table:formula="of:=ABS([.C104]*96485/8.314/298.15*[.A104])" office:value-type="float" office:value="0.00303149093167149" calcext:value-type="float">
            <text:p>0.0030314909</text:p>
          </table:table-cell>
          <table:table-cell table:formula="of:=[.$G$2]*[.H104]" office:value-type="float" office:value="3.03149093167149E-017" calcext:value-type="float">
            <text:p>3.03149093167149E-017</text:p>
          </table:table-cell>
        </table:table-row>
        <table:table-row table:style-name="ro1">
          <table:table-cell office:value-type="float" office:value="0.5175527638" calcext:value-type="float">
            <text:p>0.5175527638</text:p>
          </table:table-cell>
          <table:table-cell office:value-type="float" office:value="3.4286923885" calcext:value-type="float">
            <text:p>3.4286923885</text:p>
          </table:table-cell>
          <table:table-cell table:formula="of:=([.B108]-[.B102])/([.A108]-[.A102])" office:value-type="float" office:value="-0.000151958500642484" calcext:value-type="float">
            <text:p>-0.0001519585</text:p>
          </table:table-cell>
          <table:table-cell table:formula="of:=[.C105]*[.A105]*(1-[.A105])*96485/8.314/298.15" office:value-type="float" office:value="-0.00147687732276407" calcext:value-type="float">
            <text:p>-0.0014768773</text:p>
          </table:table-cell>
          <table:table-cell table:formula="of:=ABS([.D105])" office:value-type="float" office:value="0.00147687732276407" calcext:value-type="float">
            <text:p>0.0014768773</text:p>
          </table:table-cell>
          <table:table-cell office:value-type="float" office:value="1" calcext:value-type="float">
            <text:p>1</text:p>
          </table:table-cell>
          <table:table-cell table:formula="of:=[.E105]*[.F105]*[.$G$2]" office:value-type="float" office:value="1.47687732276407E-017" calcext:value-type="float">
            <text:p>1.48E-017</text:p>
          </table:table-cell>
          <table:table-cell table:formula="of:=ABS([.C105]*96485/8.314/298.15*[.A105])" office:value-type="float" office:value="0.0030612204028708" calcext:value-type="float">
            <text:p>0.0030612204</text:p>
          </table:table-cell>
          <table:table-cell table:formula="of:=[.$G$2]*[.H105]" office:value-type="float" office:value="3.0612204028708E-017" calcext:value-type="float">
            <text:p>3.0612204028708E-017</text:p>
          </table:table-cell>
        </table:table-row>
        <table:table-row table:style-name="ro1">
          <table:table-cell office:value-type="float" office:value="0.5225678392" calcext:value-type="float">
            <text:p>0.5225678392</text:p>
          </table:table-cell>
          <table:table-cell office:value-type="float" office:value="3.4286916265" calcext:value-type="float">
            <text:p>3.4286916265</text:p>
          </table:table-cell>
          <table:table-cell table:formula="of:=([.B109]-[.B103])/([.A109]-[.A103])" office:value-type="float" office:value="-0.000151955177328909" calcext:value-type="float">
            <text:p>-0.0001519552</text:p>
          </table:table-cell>
          <table:table-cell table:formula="of:=[.C106]*[.A106]*(1-[.A106])*96485/8.314/298.15" office:value-type="float" office:value="-0.00147565494574751" calcext:value-type="float">
            <text:p>-0.0014756549</text:p>
          </table:table-cell>
          <table:table-cell table:formula="of:=ABS([.D106])" office:value-type="float" office:value="0.00147565494574751" calcext:value-type="float">
            <text:p>0.0014756549</text:p>
          </table:table-cell>
          <table:table-cell office:value-type="float" office:value="1" calcext:value-type="float">
            <text:p>1</text:p>
          </table:table-cell>
          <table:table-cell table:formula="of:=[.E106]*[.F106]*[.$G$2]" office:value-type="float" office:value="1.47565494574751E-017" calcext:value-type="float">
            <text:p>1.48E-017</text:p>
          </table:table-cell>
          <table:table-cell table:formula="of:=ABS([.C106]*96485/8.314/298.15*[.A106])" office:value-type="float" office:value="0.00309081596697393" calcext:value-type="float">
            <text:p>0.003090816</text:p>
          </table:table-cell>
          <table:table-cell table:formula="of:=[.$G$2]*[.H106]" office:value-type="float" office:value="3.09081596697393E-017" calcext:value-type="float">
            <text:p>3.09081596697393E-017</text:p>
          </table:table-cell>
        </table:table-row>
        <table:table-row table:style-name="ro1">
          <table:table-cell office:value-type="float" office:value="0.5275829146" calcext:value-type="float">
            <text:p>0.5275829146</text:p>
          </table:table-cell>
          <table:table-cell office:value-type="float" office:value="3.4286908644" calcext:value-type="float">
            <text:p>3.4286908644</text:p>
          </table:table-cell>
          <table:table-cell table:formula="of:=([.B110]-[.B104])/([.A110]-[.A104])" office:value-type="float" office:value="-0.000151955176823915" calcext:value-type="float">
            <text:p>-0.0001519552</text:p>
          </table:table-cell>
          <table:table-cell table:formula="of:=[.C107]*[.A107]*(1-[.A107])*96485/8.314/298.15" office:value-type="float" office:value="-0.00147416734348119" calcext:value-type="float">
            <text:p>-0.0014741673</text:p>
          </table:table-cell>
          <table:table-cell table:formula="of:=ABS([.D107])" office:value-type="float" office:value="0.00147416734348119" calcext:value-type="float">
            <text:p>0.0014741673</text:p>
          </table:table-cell>
          <table:table-cell office:value-type="float" office:value="1" calcext:value-type="float">
            <text:p>1</text:p>
          </table:table-cell>
          <table:table-cell table:formula="of:=[.E107]*[.F107]*[.$G$2]" office:value-type="float" office:value="1.47416734348119E-017" calcext:value-type="float">
            <text:p>1.47E-017</text:p>
          </table:table-cell>
          <table:table-cell table:formula="of:=ABS([.C107]*96485/8.314/298.15*[.A107])" office:value-type="float" office:value="0.00312047846921752" calcext:value-type="float">
            <text:p>0.0031204785</text:p>
          </table:table-cell>
          <table:table-cell table:formula="of:=[.$G$2]*[.H107]" office:value-type="float" office:value="3.12047846921752E-017" calcext:value-type="float">
            <text:p>3.12047846921752E-017</text:p>
          </table:table-cell>
        </table:table-row>
        <table:table-row table:style-name="ro1">
          <table:table-cell office:value-type="float" office:value="0.5325979899" calcext:value-type="float">
            <text:p>0.5325979899</text:p>
          </table:table-cell>
          <table:table-cell office:value-type="float" office:value="3.4286901023" calcext:value-type="float">
            <text:p>3.4286901023</text:p>
          </table:table-cell>
          <table:table-cell table:formula="of:=([.B111]-[.B105])/([.A111]-[.A105])" office:value-type="float" office:value="-0.000151955176823915" calcext:value-type="float">
            <text:p>-0.0001519552</text:p>
          </table:table-cell>
          <table:table-cell table:formula="of:=[.C108]*[.A108]*(1-[.A108])*96485/8.314/298.15" office:value-type="float" office:value="-0.00147238222668387" calcext:value-type="float">
            <text:p>-0.0014723822</text:p>
          </table:table-cell>
          <table:table-cell table:formula="of:=ABS([.D108])" office:value-type="float" office:value="0.00147238222668387" calcext:value-type="float">
            <text:p>0.0014723822</text:p>
          </table:table-cell>
          <table:table-cell office:value-type="float" office:value="1" calcext:value-type="float">
            <text:p>1</text:p>
          </table:table-cell>
          <table:table-cell table:formula="of:=[.E108]*[.F108]*[.$G$2]" office:value-type="float" office:value="1.47238222668387E-017" calcext:value-type="float">
            <text:p>1.47E-017</text:p>
          </table:table-cell>
          <table:table-cell table:formula="of:=ABS([.C108]*96485/8.314/298.15*[.A108])" office:value-type="float" office:value="0.0031501409811414" calcext:value-type="float">
            <text:p>0.003150141</text:p>
          </table:table-cell>
          <table:table-cell table:formula="of:=[.$G$2]*[.H108]" office:value-type="float" office:value="3.15014098114139E-017" calcext:value-type="float">
            <text:p>3.15014098114139E-017</text:p>
          </table:table-cell>
        </table:table-row>
        <table:table-row table:style-name="ro1">
          <table:table-cell office:value-type="float" office:value="0.5376130653" calcext:value-type="float">
            <text:p>0.5376130653</text:p>
          </table:table-cell>
          <table:table-cell office:value-type="float" office:value="3.4286893403" calcext:value-type="float">
            <text:p>3.4286893403</text:p>
          </table:table-cell>
          <table:table-cell table:formula="of:=([.B112]-[.B106])/([.A112]-[.A106])" office:value-type="float" office:value="-0.000151955176823915" calcext:value-type="float">
            <text:p>-0.0001519552</text:p>
          </table:table-cell>
          <table:table-cell table:formula="of:=[.C109]*[.A109]*(1-[.A109])*96485/8.314/298.15" office:value-type="float" office:value="-0.00147029959038029" calcext:value-type="float">
            <text:p>-0.0014702996</text:p>
          </table:table-cell>
          <table:table-cell table:formula="of:=ABS([.D109])" office:value-type="float" office:value="0.00147029959038029" calcext:value-type="float">
            <text:p>0.0014702996</text:p>
          </table:table-cell>
          <table:table-cell office:value-type="float" office:value="1" calcext:value-type="float">
            <text:p>1</text:p>
          </table:table-cell>
          <table:table-cell table:formula="of:=[.E109]*[.F109]*[.$G$2]" office:value-type="float" office:value="1.47029959038029E-017" calcext:value-type="float">
            <text:p>1.47E-017</text:p>
          </table:table-cell>
          <table:table-cell table:formula="of:=ABS([.C109]*96485/8.314/298.15*[.A109])" office:value-type="float" office:value="0.00317980349365674" calcext:value-type="float">
            <text:p>0.0031798035</text:p>
          </table:table-cell>
          <table:table-cell table:formula="of:=[.$G$2]*[.H109]" office:value-type="float" office:value="3.17980349365674E-017" calcext:value-type="float">
            <text:p>3.17980349365674E-017</text:p>
          </table:table-cell>
        </table:table-row>
        <table:table-row table:style-name="ro1">
          <table:table-cell office:value-type="float" office:value="0.5426281407" calcext:value-type="float">
            <text:p>0.5426281407</text:p>
          </table:table-cell>
          <table:table-cell office:value-type="float" office:value="3.4286885782" calcext:value-type="float">
            <text:p>3.4286885782</text:p>
          </table:table-cell>
          <table:table-cell table:formula="of:=([.B113]-[.B107])/([.A113]-[.A107])" office:value-type="float" office:value="-0.000151955177328909" calcext:value-type="float">
            <text:p>-0.0001519552</text:p>
          </table:table-cell>
          <table:table-cell table:formula="of:=[.C110]*[.A110]*(1-[.A110])*96485/8.314/298.15" office:value-type="float" office:value="-0.00146791943948142" calcext:value-type="float">
            <text:p>-0.0014679194</text:p>
          </table:table-cell>
          <table:table-cell table:formula="of:=ABS([.D110])" office:value-type="float" office:value="0.00146791943948142" calcext:value-type="float">
            <text:p>0.0014679194</text:p>
          </table:table-cell>
          <table:table-cell office:value-type="float" office:value="1" calcext:value-type="float">
            <text:p>1</text:p>
          </table:table-cell>
          <table:table-cell table:formula="of:=[.E110]*[.F110]*[.$G$2]" office:value-type="float" office:value="1.46791943948142E-017" calcext:value-type="float">
            <text:p>1.47E-017</text:p>
          </table:table-cell>
          <table:table-cell table:formula="of:=ABS([.C110]*96485/8.314/298.15*[.A110])" office:value-type="float" office:value="0.00320946601683814" calcext:value-type="float">
            <text:p>0.003209466</text:p>
          </table:table-cell>
          <table:table-cell table:formula="of:=[.$G$2]*[.H110]" office:value-type="float" office:value="3.20946601683814E-017" calcext:value-type="float">
            <text:p>3.20946601683814E-017</text:p>
          </table:table-cell>
        </table:table-row>
        <table:table-row table:style-name="ro1">
          <table:table-cell office:value-type="float" office:value="0.5476432161" calcext:value-type="float">
            <text:p>0.5476432161</text:p>
          </table:table-cell>
          <table:table-cell office:value-type="float" office:value="3.4286878161" calcext:value-type="float">
            <text:p>3.4286878161</text:p>
          </table:table-cell>
          <table:table-cell table:formula="of:=([.B114]-[.B108])/([.A114]-[.A108])" office:value-type="float" office:value="-0.000151955176823915" calcext:value-type="float">
            <text:p>-0.0001519552</text:p>
          </table:table-cell>
          <table:table-cell table:formula="of:=[.C111]*[.A111]*(1-[.A111])*96485/8.314/298.15" office:value-type="float" office:value="-0.00146524175935221" calcext:value-type="float">
            <text:p>-0.0014652418</text:p>
          </table:table-cell>
          <table:table-cell table:formula="of:=ABS([.D111])" office:value-type="float" office:value="0.00146524175935221" calcext:value-type="float">
            <text:p>0.0014652418</text:p>
          </table:table-cell>
          <table:table-cell office:value-type="float" office:value="1" calcext:value-type="float">
            <text:p>1</text:p>
          </table:table-cell>
          <table:table-cell table:formula="of:=[.E111]*[.F111]*[.$G$2]" office:value-type="float" office:value="1.46524175935221E-017" calcext:value-type="float">
            <text:p>1.47E-017</text:p>
          </table:table-cell>
          <table:table-cell table:formula="of:=ABS([.C111]*96485/8.314/298.15*[.A111])" office:value-type="float" office:value="0.00323912851868742" calcext:value-type="float">
            <text:p>0.0032391285</text:p>
          </table:table-cell>
          <table:table-cell table:formula="of:=[.$G$2]*[.H111]" office:value-type="float" office:value="3.23912851868742E-017" calcext:value-type="float">
            <text:p>3.23912851868742E-017</text:p>
          </table:table-cell>
        </table:table-row>
        <table:table-row table:style-name="ro1">
          <table:table-cell office:value-type="float" office:value="0.5526582915" calcext:value-type="float">
            <text:p>0.5526582915</text:p>
          </table:table-cell>
          <table:table-cell office:value-type="float" office:value="3.4286870541" calcext:value-type="float">
            <text:p>3.4286870541</text:p>
          </table:table-cell>
          <table:table-cell table:formula="of:=([.B115]-[.B109])/([.A115]-[.A109])" office:value-type="float" office:value="-0.000151958500137478" calcext:value-type="float">
            <text:p>-0.0001519585</text:p>
          </table:table-cell>
          <table:table-cell table:formula="of:=[.C112]*[.A112]*(1-[.A112])*96485/8.314/298.15" office:value-type="float" office:value="-0.00146229854491565" calcext:value-type="float">
            <text:p>-0.0014622985</text:p>
          </table:table-cell>
          <table:table-cell table:formula="of:=ABS([.D112])" office:value-type="float" office:value="0.00146229854491565" calcext:value-type="float">
            <text:p>0.0014622985</text:p>
          </table:table-cell>
          <table:table-cell office:value-type="float" office:value="1" calcext:value-type="float">
            <text:p>1</text:p>
          </table:table-cell>
          <table:table-cell table:formula="of:=[.E112]*[.F112]*[.$G$2]" office:value-type="float" office:value="1.46229854491565E-017" calcext:value-type="float">
            <text:p>1.46E-017</text:p>
          </table:table-cell>
          <table:table-cell table:formula="of:=ABS([.C112]*96485/8.314/298.15*[.A112])" office:value-type="float" office:value="0.00326886252082093" calcext:value-type="float">
            <text:p>0.0032688625</text:p>
          </table:table-cell>
          <table:table-cell table:formula="of:=[.$G$2]*[.H112]" office:value-type="float" office:value="3.26886252082093E-017" calcext:value-type="float">
            <text:p>3.26886252082093E-017</text:p>
          </table:table-cell>
        </table:table-row>
        <table:table-row table:style-name="ro1">
          <table:table-cell office:value-type="float" office:value="0.5576733668" calcext:value-type="float">
            <text:p>0.5576733668</text:p>
          </table:table-cell>
          <table:table-cell office:value-type="float" office:value="3.428686292" calcext:value-type="float">
            <text:p>3.428686292</text:p>
          </table:table-cell>
          <table:table-cell table:formula="of:=([.B116]-[.B110])/([.A116]-[.A110])" office:value-type="float" office:value="-0.000151955176823914" calcext:value-type="float">
            <text:p>-0.0001519552</text:p>
          </table:table-cell>
          <table:table-cell table:formula="of:=[.C113]*[.A113]*(1-[.A113])*96485/8.314/298.15" office:value-type="float" office:value="-0.00145899385049781" calcext:value-type="float">
            <text:p>-0.0014589939</text:p>
          </table:table-cell>
          <table:table-cell table:formula="of:=ABS([.D113])" office:value-type="float" office:value="0.00145899385049781" calcext:value-type="float">
            <text:p>0.0014589939</text:p>
          </table:table-cell>
          <table:table-cell office:value-type="float" office:value="1" calcext:value-type="float">
            <text:p>1</text:p>
          </table:table-cell>
          <table:table-cell table:formula="of:=[.E113]*[.F113]*[.$G$2]" office:value-type="float" office:value="1.45899385049781E-017" calcext:value-type="float">
            <text:p>1.46E-017</text:p>
          </table:table-cell>
          <table:table-cell table:formula="of:=ABS([.C113]*96485/8.314/298.15*[.A113])" office:value-type="float" office:value="0.00329845354312662" calcext:value-type="float">
            <text:p>0.0032984535</text:p>
          </table:table-cell>
          <table:table-cell table:formula="of:=[.$G$2]*[.H113]" office:value-type="float" office:value="3.29845354312662E-017" calcext:value-type="float">
            <text:p>3.29845354312662E-017</text:p>
          </table:table-cell>
        </table:table-row>
        <table:table-row table:style-name="ro1">
          <table:table-cell office:value-type="float" office:value="0.5626884422" calcext:value-type="float">
            <text:p>0.5626884422</text:p>
          </table:table-cell>
          <table:table-cell office:value-type="float" office:value="3.4286855299" calcext:value-type="float">
            <text:p>3.4286855299</text:p>
          </table:table-cell>
          <table:table-cell table:formula="of:=([.B117]-[.B111])/([.A117]-[.A111])" office:value-type="float" office:value="-0.000151955177328909" calcext:value-type="float">
            <text:p>-0.0001519552</text:p>
          </table:table-cell>
          <table:table-cell table:formula="of:=[.C114]*[.A114]*(1-[.A114])*96485/8.314/298.15" office:value-type="float" office:value="-0.00145542362166881" calcext:value-type="float">
            <text:p>-0.0014554236</text:p>
          </table:table-cell>
          <table:table-cell table:formula="of:=ABS([.D114])" office:value-type="float" office:value="0.00145542362166881" calcext:value-type="float">
            <text:p>0.0014554236</text:p>
          </table:table-cell>
          <table:table-cell office:value-type="float" office:value="1" calcext:value-type="float">
            <text:p>1</text:p>
          </table:table-cell>
          <table:table-cell table:formula="of:=[.E114]*[.F114]*[.$G$2]" office:value-type="float" office:value="1.45542362166881E-017" calcext:value-type="float">
            <text:p>1.46E-017</text:p>
          </table:table-cell>
          <table:table-cell table:formula="of:=ABS([.C114]*96485/8.314/298.15*[.A114])" office:value-type="float" office:value="0.00332811606670233" calcext:value-type="float">
            <text:p>0.0033281161</text:p>
          </table:table-cell>
          <table:table-cell table:formula="of:=[.$G$2]*[.H114]" office:value-type="float" office:value="3.32811606670233E-017" calcext:value-type="float">
            <text:p>3.32811606670233E-017</text:p>
          </table:table-cell>
        </table:table-row>
        <table:table-row table:style-name="ro1">
          <table:table-cell office:value-type="float" office:value="0.5677035176" calcext:value-type="float">
            <text:p>0.5677035176</text:p>
          </table:table-cell>
          <table:table-cell office:value-type="float" office:value="3.4286847678" calcext:value-type="float">
            <text:p>3.4286847678</text:p>
          </table:table-cell>
          <table:table-cell table:formula="of:=([.B118]-[.B112])/([.A118]-[.A112])" office:value-type="float" office:value="-0.000151958500642484" calcext:value-type="float">
            <text:p>-0.0001519585</text:p>
          </table:table-cell>
          <table:table-cell table:formula="of:=[.C115]*[.A115]*(1-[.A115])*96485/8.314/298.15" office:value-type="float" office:value="-0.0014515876145577" calcext:value-type="float">
            <text:p>-0.0014515876</text:p>
          </table:table-cell>
          <table:table-cell table:formula="of:=ABS([.D115])" office:value-type="float" office:value="0.0014515876145577" calcext:value-type="float">
            <text:p>0.0014515876</text:p>
          </table:table-cell>
          <table:table-cell office:value-type="float" office:value="1" calcext:value-type="float">
            <text:p>1</text:p>
          </table:table-cell>
          <table:table-cell table:formula="of:=[.E115]*[.F115]*[.$G$2]" office:value-type="float" office:value="1.4515876145577E-017" calcext:value-type="float">
            <text:p>1.45E-017</text:p>
          </table:table-cell>
          <table:table-cell table:formula="of:=ABS([.C115]*96485/8.314/298.15*[.A115])" office:value-type="float" office:value="0.00335785201512364" calcext:value-type="float">
            <text:p>0.003357852</text:p>
          </table:table-cell>
          <table:table-cell table:formula="of:=[.$G$2]*[.H115]" office:value-type="float" office:value="3.35785201512364E-017" calcext:value-type="float">
            <text:p>3.35785201512364E-017</text:p>
          </table:table-cell>
        </table:table-row>
        <table:table-row table:style-name="ro1">
          <table:table-cell office:value-type="float" office:value="0.572718593" calcext:value-type="float">
            <text:p>0.572718593</text:p>
          </table:table-cell>
          <table:table-cell office:value-type="float" office:value="3.4286840058" calcext:value-type="float">
            <text:p>3.4286840058</text:p>
          </table:table-cell>
          <table:table-cell table:formula="of:=([.B119]-[.B113])/([.A119]-[.A113])" office:value-type="float" office:value="-0.000151955176823915" calcext:value-type="float">
            <text:p>-0.0001519552</text:p>
          </table:table-cell>
          <table:table-cell table:formula="of:=[.C116]*[.A116]*(1-[.A116])*96485/8.314/298.15" office:value-type="float" office:value="-0.00144739059107941" calcext:value-type="float">
            <text:p>-0.0014473906</text:p>
          </table:table-cell>
          <table:table-cell table:formula="of:=ABS([.D116])" office:value-type="float" office:value="0.00144739059107941" calcext:value-type="float">
            <text:p>0.0014473906</text:p>
          </table:table-cell>
          <table:table-cell office:value-type="float" office:value="1" calcext:value-type="float">
            <text:p>1</text:p>
          </table:table-cell>
          <table:table-cell table:formula="of:=[.E116]*[.F116]*[.$G$2]" office:value-type="float" office:value="1.44739059107941E-017" calcext:value-type="float">
            <text:p>1.45E-017</text:p>
          </table:table-cell>
          <table:table-cell table:formula="of:=ABS([.C116]*96485/8.314/298.15*[.A116])" office:value-type="float" office:value="0.00338744108067265" calcext:value-type="float">
            <text:p>0.0033874411</text:p>
          </table:table-cell>
          <table:table-cell table:formula="of:=[.$G$2]*[.H116]" office:value-type="float" office:value="3.38744108067265E-017" calcext:value-type="float">
            <text:p>3.38744108067265E-017</text:p>
          </table:table-cell>
        </table:table-row>
        <table:table-row table:style-name="ro1">
          <table:table-cell office:value-type="float" office:value="0.5777336683" calcext:value-type="float">
            <text:p>0.5777336683</text:p>
          </table:table-cell>
          <table:table-cell office:value-type="float" office:value="3.4286832437" calcext:value-type="float">
            <text:p>3.4286832437</text:p>
          </table:table-cell>
          <table:table-cell table:formula="of:=([.B120]-[.B114])/([.A120]-[.A114])" office:value-type="float" office:value="-0.000151955176823915" calcext:value-type="float">
            <text:p>-0.0001519552</text:p>
          </table:table-cell>
          <table:table-cell table:formula="of:=[.C117]*[.A117]*(1-[.A117])*96485/8.314/298.15" office:value-type="float" office:value="-0.00144292779908463" calcext:value-type="float">
            <text:p>-0.0014429278</text:p>
          </table:table-cell>
          <table:table-cell table:formula="of:=ABS([.D117])" office:value-type="float" office:value="0.00144292779908463" calcext:value-type="float">
            <text:p>0.0014429278</text:p>
          </table:table-cell>
          <table:table-cell office:value-type="float" office:value="1" calcext:value-type="float">
            <text:p>1</text:p>
          </table:table-cell>
          <table:table-cell table:formula="of:=[.E117]*[.F117]*[.$G$2]" office:value-type="float" office:value="1.44292779908463E-017" calcext:value-type="float">
            <text:p>1.44E-017</text:p>
          </table:table-cell>
          <table:table-cell table:formula="of:=ABS([.C117]*96485/8.314/298.15*[.A117])" office:value-type="float" office:value="0.00341710359259653" calcext:value-type="float">
            <text:p>0.0034171036</text:p>
          </table:table-cell>
          <table:table-cell table:formula="of:=[.$G$2]*[.H117]" office:value-type="float" office:value="3.41710359259653E-017" calcext:value-type="float">
            <text:p>3.41710359259653E-017</text:p>
          </table:table-cell>
        </table:table-row>
        <table:table-row table:style-name="ro1">
          <table:table-cell office:value-type="float" office:value="0.5827487437" calcext:value-type="float">
            <text:p>0.5827487437</text:p>
          </table:table-cell>
          <table:table-cell office:value-type="float" office:value="3.4286824816" calcext:value-type="float">
            <text:p>3.4286824816</text:p>
          </table:table-cell>
          <table:table-cell table:formula="of:=([.B121]-[.B115])/([.A121]-[.A115])" office:value-type="float" office:value="-0.000151955177328909" calcext:value-type="float">
            <text:p>-0.0001519552</text:p>
          </table:table-cell>
          <table:table-cell table:formula="of:=[.C118]*[.A118]*(1-[.A118])*96485/8.314/298.15" office:value-type="float" office:value="-0.00143816749230967" calcext:value-type="float">
            <text:p>-0.0014381675</text:p>
          </table:table-cell>
          <table:table-cell table:formula="of:=ABS([.D118])" office:value-type="float" office:value="0.00143816749230967" calcext:value-type="float">
            <text:p>0.0014381675</text:p>
          </table:table-cell>
          <table:table-cell office:value-type="float" office:value="1" calcext:value-type="float">
            <text:p>1</text:p>
          </table:table-cell>
          <table:table-cell table:formula="of:=[.E118]*[.F118]*[.$G$2]" office:value-type="float" office:value="1.43816749230967E-017" calcext:value-type="float">
            <text:p>1.44E-017</text:p>
          </table:table-cell>
          <table:table-cell table:formula="of:=ABS([.C118]*96485/8.314/298.15*[.A118])" office:value-type="float" office:value="0.00344676611656655" calcext:value-type="float">
            <text:p>0.0034467661</text:p>
          </table:table-cell>
          <table:table-cell table:formula="of:=[.$G$2]*[.H118]" office:value-type="float" office:value="3.44676611656655E-017" calcext:value-type="float">
            <text:p>3.44676611656655E-017</text:p>
          </table:table-cell>
        </table:table-row>
        <table:table-row table:style-name="ro1">
          <table:table-cell office:value-type="float" office:value="0.5877638191" calcext:value-type="float">
            <text:p>0.5877638191</text:p>
          </table:table-cell>
          <table:table-cell office:value-type="float" office:value="3.4286817196" calcext:value-type="float">
            <text:p>3.4286817196</text:p>
          </table:table-cell>
          <table:table-cell table:formula="of:=([.B122]-[.B116])/([.A122]-[.A116])" office:value-type="float" office:value="-0.000151955177328909" calcext:value-type="float">
            <text:p>-0.0001519552</text:p>
          </table:table-cell>
          <table:table-cell table:formula="of:=[.C119]*[.A119]*(1-[.A119])*96485/8.314/298.15" office:value-type="float" office:value="-0.00143310966126478" calcext:value-type="float">
            <text:p>-0.0014331097</text:p>
          </table:table-cell>
          <table:table-cell table:formula="of:=ABS([.D119])" office:value-type="float" office:value="0.00143310966126478" calcext:value-type="float">
            <text:p>0.0014331097</text:p>
          </table:table-cell>
          <table:table-cell office:value-type="float" office:value="1" calcext:value-type="float">
            <text:p>1</text:p>
          </table:table-cell>
          <table:table-cell table:formula="of:=[.E119]*[.F119]*[.$G$2]" office:value-type="float" office:value="1.43310966126478E-017" calcext:value-type="float">
            <text:p>1.43E-017</text:p>
          </table:table-cell>
          <table:table-cell table:formula="of:=ABS([.C119]*96485/8.314/298.15*[.A119])" office:value-type="float" office:value="0.00347642862918047" calcext:value-type="float">
            <text:p>0.0034764286</text:p>
          </table:table-cell>
          <table:table-cell table:formula="of:=[.$G$2]*[.H119]" office:value-type="float" office:value="3.47642862918047E-017" calcext:value-type="float">
            <text:p>3.47642862918047E-017</text:p>
          </table:table-cell>
        </table:table-row>
        <table:table-row table:style-name="ro1">
          <table:table-cell office:value-type="float" office:value="0.5927788945" calcext:value-type="float">
            <text:p>0.5927788945</text:p>
          </table:table-cell>
          <table:table-cell office:value-type="float" office:value="3.4286809575" calcext:value-type="float">
            <text:p>3.4286809575</text:p>
          </table:table-cell>
          <table:table-cell table:formula="of:=([.B123]-[.B117])/([.A123]-[.A117])" office:value-type="float" office:value="-0.000151955176823915" calcext:value-type="float">
            <text:p>-0.0001519552</text:p>
          </table:table-cell>
          <table:table-cell table:formula="of:=[.C120]*[.A120]*(1-[.A120])*96485/8.314/298.15" office:value-type="float" office:value="-0.00142775430600039" calcext:value-type="float">
            <text:p>-0.0014277543</text:p>
          </table:table-cell>
          <table:table-cell table:formula="of:=ABS([.D120])" office:value-type="float" office:value="0.00142775430600039" calcext:value-type="float">
            <text:p>0.0014277543</text:p>
          </table:table-cell>
          <table:table-cell office:value-type="float" office:value="1" calcext:value-type="float">
            <text:p>1</text:p>
          </table:table-cell>
          <table:table-cell table:formula="of:=[.E120]*[.F120]*[.$G$2]" office:value-type="float" office:value="1.42775430600039E-017" calcext:value-type="float">
            <text:p>1.43E-017</text:p>
          </table:table-cell>
          <table:table-cell table:formula="of:=ABS([.C120]*96485/8.314/298.15*[.A120])" office:value-type="float" office:value="0.00350609113014255" calcext:value-type="float">
            <text:p>0.0035060911</text:p>
          </table:table-cell>
          <table:table-cell table:formula="of:=[.$G$2]*[.H120]" office:value-type="float" office:value="3.50609113014255E-017" calcext:value-type="float">
            <text:p>3.50609113014255E-017</text:p>
          </table:table-cell>
        </table:table-row>
        <table:table-row table:style-name="ro1">
          <table:table-cell office:value-type="float" office:value="0.5977939698" calcext:value-type="float">
            <text:p>0.5977939698</text:p>
          </table:table-cell>
          <table:table-cell office:value-type="float" office:value="3.4286801954" calcext:value-type="float">
            <text:p>3.4286801954</text:p>
          </table:table-cell>
          <table:table-cell table:formula="of:=([.B124]-[.B118])/([.A124]-[.A118])" office:value-type="float" office:value="-0.000151955176823915" calcext:value-type="float">
            <text:p>-0.0001519552</text:p>
          </table:table-cell>
          <table:table-cell table:formula="of:=[.C121]*[.A121]*(1-[.A121])*96485/8.314/298.15" office:value-type="float" office:value="-0.00142210143614073" calcext:value-type="float">
            <text:p>-0.0014221014</text:p>
          </table:table-cell>
          <table:table-cell table:formula="of:=ABS([.D121])" office:value-type="float" office:value="0.00142210143614073" calcext:value-type="float">
            <text:p>0.0014221014</text:p>
          </table:table-cell>
          <table:table-cell office:value-type="float" office:value="1" calcext:value-type="float">
            <text:p>1</text:p>
          </table:table-cell>
          <table:table-cell table:formula="of:=[.E121]*[.F121]*[.$G$2]" office:value-type="float" office:value="1.42210143614073E-017" calcext:value-type="float">
            <text:p>1.42E-017</text:p>
          </table:table-cell>
          <table:table-cell table:formula="of:=ABS([.C121]*96485/8.314/298.15*[.A121])" office:value-type="float" office:value="0.00353575364206642" calcext:value-type="float">
            <text:p>0.0035357536</text:p>
          </table:table-cell>
          <table:table-cell table:formula="of:=[.$G$2]*[.H121]" office:value-type="float" office:value="3.53575364206642E-017" calcext:value-type="float">
            <text:p>3.53575364206642E-017</text:p>
          </table:table-cell>
        </table:table-row>
        <table:table-row table:style-name="ro1">
          <table:table-cell office:value-type="float" office:value="0.6028090452" calcext:value-type="float">
            <text:p>0.6028090452</text:p>
          </table:table-cell>
          <table:table-cell office:value-type="float" office:value="3.4286794334" calcext:value-type="float">
            <text:p>3.4286794334</text:p>
          </table:table-cell>
          <table:table-cell table:formula="of:=([.B125]-[.B119])/([.A125]-[.A119])" office:value-type="float" office:value="-0.000151958500137478" calcext:value-type="float">
            <text:p>-0.0001519585</text:p>
          </table:table-cell>
          <table:table-cell table:formula="of:=[.C122]*[.A122]*(1-[.A122])*96485/8.314/298.15" office:value-type="float" office:value="-0.00141618201842289" calcext:value-type="float">
            <text:p>-0.001416182</text:p>
          </table:table-cell>
          <table:table-cell table:formula="of:=ABS([.D122])" office:value-type="float" office:value="0.00141618201842289" calcext:value-type="float">
            <text:p>0.001416182</text:p>
          </table:table-cell>
          <table:table-cell office:value-type="float" office:value="1" calcext:value-type="float">
            <text:p>1</text:p>
          </table:table-cell>
          <table:table-cell table:formula="of:=[.E122]*[.F122]*[.$G$2]" office:value-type="float" office:value="1.41618201842289E-017" calcext:value-type="float">
            <text:p>1.42E-017</text:p>
          </table:table-cell>
          <table:table-cell table:formula="of:=ABS([.C122]*96485/8.314/298.15*[.A122])" office:value-type="float" office:value="0.00356549413149649" calcext:value-type="float">
            <text:p>0.0035654941</text:p>
          </table:table-cell>
          <table:table-cell table:formula="of:=[.$G$2]*[.H122]" office:value-type="float" office:value="3.56549413149649E-017" calcext:value-type="float">
            <text:p>3.56549413149649E-017</text:p>
          </table:table-cell>
        </table:table-row>
        <table:table-row table:style-name="ro1">
          <table:table-cell office:value-type="float" office:value="0.6078241206" calcext:value-type="float">
            <text:p>0.6078241206</text:p>
          </table:table-cell>
          <table:table-cell office:value-type="float" office:value="3.4286786713" calcext:value-type="float">
            <text:p>3.4286786713</text:p>
          </table:table-cell>
          <table:table-cell table:formula="of:=([.B126]-[.B120])/([.A126]-[.A120])" office:value-type="float" office:value="-0.000151955177328909" calcext:value-type="float">
            <text:p>-0.0001519552</text:p>
          </table:table-cell>
          <table:table-cell table:formula="of:=[.C123]*[.A123]*(1-[.A123])*96485/8.314/298.15" office:value-type="float" office:value="-0.00140990314246653" calcext:value-type="float">
            <text:p>-0.0014099031</text:p>
          </table:table-cell>
          <table:table-cell table:formula="of:=ABS([.D123])" office:value-type="float" office:value="0.00140990314246653" calcext:value-type="float">
            <text:p>0.0014099031</text:p>
          </table:table-cell>
          <table:table-cell office:value-type="float" office:value="1" calcext:value-type="float">
            <text:p>1</text:p>
          </table:table-cell>
          <table:table-cell table:formula="of:=[.E123]*[.F123]*[.$G$2]" office:value-type="float" office:value="1.40990314246653E-017" calcext:value-type="float">
            <text:p>1.41E-017</text:p>
          </table:table-cell>
          <table:table-cell table:formula="of:=ABS([.C123]*96485/8.314/298.15*[.A123])" office:value-type="float" office:value="0.00359507867904467" calcext:value-type="float">
            <text:p>0.0035950787</text:p>
          </table:table-cell>
          <table:table-cell table:formula="of:=[.$G$2]*[.H123]" office:value-type="float" office:value="3.59507867904467E-017" calcext:value-type="float">
            <text:p>3.59507867904467E-017</text:p>
          </table:table-cell>
        </table:table-row>
        <table:table-row table:style-name="ro1">
          <table:table-cell office:value-type="float" office:value="0.612839196" calcext:value-type="float">
            <text:p>0.612839196</text:p>
          </table:table-cell>
          <table:table-cell office:value-type="float" office:value="3.4286779092" calcext:value-type="float">
            <text:p>3.4286779092</text:p>
          </table:table-cell>
          <table:table-cell table:formula="of:=([.B127]-[.B121])/([.A127]-[.A121])" office:value-type="float" office:value="-0.000151955176823914" calcext:value-type="float">
            <text:p>-0.0001519552</text:p>
          </table:table-cell>
          <table:table-cell table:formula="of:=[.C124]*[.A124]*(1-[.A124])*96485/8.314/298.15" office:value-type="float" office:value="-0.00140335770939066" calcext:value-type="float">
            <text:p>-0.0014033577</text:p>
          </table:table-cell>
          <table:table-cell table:formula="of:=ABS([.D124])" office:value-type="float" office:value="0.00140335770939066" calcext:value-type="float">
            <text:p>0.0014033577</text:p>
          </table:table-cell>
          <table:table-cell office:value-type="float" office:value="1" calcext:value-type="float">
            <text:p>1</text:p>
          </table:table-cell>
          <table:table-cell table:formula="of:=[.E124]*[.F124]*[.$G$2]" office:value-type="float" office:value="1.40335770939066E-017" calcext:value-type="float">
            <text:p>1.40E-017</text:p>
          </table:table-cell>
          <table:table-cell table:formula="of:=ABS([.C124]*96485/8.314/298.15*[.A124])" office:value-type="float" office:value="0.00362474117961243" calcext:value-type="float">
            <text:p>0.0036247412</text:p>
          </table:table-cell>
          <table:table-cell table:formula="of:=[.$G$2]*[.H124]" office:value-type="float" office:value="3.62474117961243E-017" calcext:value-type="float">
            <text:p>3.62474117961243E-017</text:p>
          </table:table-cell>
        </table:table-row>
        <table:table-row table:style-name="ro1">
          <table:table-cell office:value-type="float" office:value="0.6178542714" calcext:value-type="float">
            <text:p>0.6178542714</text:p>
          </table:table-cell>
          <table:table-cell office:value-type="float" office:value="3.4286771471" calcext:value-type="float">
            <text:p>3.4286771471</text:p>
          </table:table-cell>
          <table:table-cell table:formula="of:=([.B128]-[.B122])/([.A128]-[.A122])" office:value-type="float" office:value="-0.000151958500137478" calcext:value-type="float">
            <text:p>-0.0001519585</text:p>
          </table:table-cell>
          <table:table-cell table:formula="of:=[.C125]*[.A125]*(1-[.A125])*96485/8.314/298.15" office:value-type="float" office:value="-0.0013965453037994" calcext:value-type="float">
            <text:p>-0.0013965453</text:p>
          </table:table-cell>
          <table:table-cell table:formula="of:=ABS([.D125])" office:value-type="float" office:value="0.0013965453037994" calcext:value-type="float">
            <text:p>0.0013965453</text:p>
          </table:table-cell>
          <table:table-cell office:value-type="float" office:value="1" calcext:value-type="float">
            <text:p>1</text:p>
          </table:table-cell>
          <table:table-cell table:formula="of:=[.E125]*[.F125]*[.$G$2]" office:value-type="float" office:value="1.3965453037994E-017" calcext:value-type="float">
            <text:p>1.40E-017</text:p>
          </table:table-cell>
          <table:table-cell table:formula="of:=ABS([.C125]*96485/8.314/298.15*[.A125])" office:value-type="float" office:value="0.00365448361523149" calcext:value-type="float">
            <text:p>0.0036544836</text:p>
          </table:table-cell>
          <table:table-cell table:formula="of:=[.$G$2]*[.H125]" office:value-type="float" office:value="3.65448361523149E-017" calcext:value-type="float">
            <text:p>3.65448361523149E-017</text:p>
          </table:table-cell>
        </table:table-row>
        <table:table-row table:style-name="ro1">
          <table:table-cell office:value-type="float" office:value="0.6228693467" calcext:value-type="float">
            <text:p>0.6228693467</text:p>
          </table:table-cell>
          <table:table-cell office:value-type="float" office:value="3.4286763851" calcext:value-type="float">
            <text:p>3.4286763851</text:p>
          </table:table-cell>
          <table:table-cell table:formula="of:=([.B129]-[.B123])/([.A129]-[.A123])" office:value-type="float" office:value="-0.000151955176823915" calcext:value-type="float">
            <text:p>-0.0001519552</text:p>
          </table:table-cell>
          <table:table-cell table:formula="of:=[.C126]*[.A126]*(1-[.A126])*96485/8.314/298.15" office:value-type="float" office:value="-0.00138937429433445" calcext:value-type="float">
            <text:p>-0.0013893743</text:p>
          </table:table-cell>
          <table:table-cell table:formula="of:=ABS([.D126])" office:value-type="float" office:value="0.00138937429433445" calcext:value-type="float">
            <text:p>0.0013893743</text:p>
          </table:table-cell>
          <table:table-cell office:value-type="float" office:value="1" calcext:value-type="float">
            <text:p>1</text:p>
          </table:table-cell>
          <table:table-cell table:formula="of:=[.E126]*[.F126]*[.$G$2]" office:value-type="float" office:value="1.38937429433445E-017" calcext:value-type="float">
            <text:p>1.39E-017</text:p>
          </table:table-cell>
          <table:table-cell table:formula="of:=ABS([.C126]*96485/8.314/298.15*[.A126])" office:value-type="float" office:value="0.00368406620405166" calcext:value-type="float">
            <text:p>0.0036840662</text:p>
          </table:table-cell>
          <table:table-cell table:formula="of:=[.$G$2]*[.H126]" office:value-type="float" office:value="3.68406620405166E-017" calcext:value-type="float">
            <text:p>3.68406620405166E-017</text:p>
          </table:table-cell>
        </table:table-row>
        <table:table-row table:style-name="ro1">
          <table:table-cell office:value-type="float" office:value="0.6278844221" calcext:value-type="float">
            <text:p>0.6278844221</text:p>
          </table:table-cell>
          <table:table-cell office:value-type="float" office:value="3.428675623" calcext:value-type="float">
            <text:p>3.428675623</text:p>
          </table:table-cell>
          <table:table-cell table:formula="of:=([.B130]-[.B124])/([.A130]-[.A124])" office:value-type="float" office:value="-0.000151955177328909" calcext:value-type="float">
            <text:p>-0.0001519552</text:p>
          </table:table-cell>
          <table:table-cell table:formula="of:=[.C127]*[.A127]*(1-[.A127])*96485/8.314/298.15" office:value-type="float" office:value="-0.00138193631212176" calcext:value-type="float">
            <text:p>-0.0013819363</text:p>
          </table:table-cell>
          <table:table-cell table:formula="of:=ABS([.D127])" office:value-type="float" office:value="0.00138193631212176" calcext:value-type="float">
            <text:p>0.0013819363</text:p>
          </table:table-cell>
          <table:table-cell office:value-type="float" office:value="1" calcext:value-type="float">
            <text:p>1</text:p>
          </table:table-cell>
          <table:table-cell table:formula="of:=[.E127]*[.F127]*[.$G$2]" office:value-type="float" office:value="1.38193631212176E-017" calcext:value-type="float">
            <text:p>1.38E-017</text:p>
          </table:table-cell>
          <table:table-cell table:formula="of:=ABS([.C127]*96485/8.314/298.15*[.A127])" office:value-type="float" office:value="0.00371372872890889" calcext:value-type="float">
            <text:p>0.0037137287</text:p>
          </table:table-cell>
          <table:table-cell table:formula="of:=[.$G$2]*[.H127]" office:value-type="float" office:value="3.71372872890889E-017" calcext:value-type="float">
            <text:p>3.71372872890889E-017</text:p>
          </table:table-cell>
        </table:table-row>
        <table:table-row table:style-name="ro1">
          <table:table-cell office:value-type="float" office:value="0.6328994975" calcext:value-type="float">
            <text:p>0.6328994975</text:p>
          </table:table-cell>
          <table:table-cell office:value-type="float" office:value="3.4286748609" calcext:value-type="float">
            <text:p>3.4286748609</text:p>
          </table:table-cell>
          <table:table-cell table:formula="of:=([.B131]-[.B125])/([.A131]-[.A125])" office:value-type="float" office:value="-0.000151955177328909" calcext:value-type="float">
            <text:p>-0.0001519552</text:p>
          </table:table-cell>
          <table:table-cell table:formula="of:=[.C128]*[.A128]*(1-[.A128])*96485/8.314/298.15" office:value-type="float" office:value="-0.00137420080581712" calcext:value-type="float">
            <text:p>-0.0013742008</text:p>
          </table:table-cell>
          <table:table-cell table:formula="of:=ABS([.D128])" office:value-type="float" office:value="0.00137420080581712" calcext:value-type="float">
            <text:p>0.0013742008</text:p>
          </table:table-cell>
          <table:table-cell office:value-type="float" office:value="1" calcext:value-type="float">
            <text:p>1</text:p>
          </table:table-cell>
          <table:table-cell table:formula="of:=[.E128]*[.F128]*[.$G$2]" office:value-type="float" office:value="1.37420080581712E-017" calcext:value-type="float">
            <text:p>1.37E-017</text:p>
          </table:table-cell>
          <table:table-cell table:formula="of:=ABS([.C128]*96485/8.314/298.15*[.A128])" office:value-type="float" office:value="0.00374339124152281" calcext:value-type="float">
            <text:p>0.0037433912</text:p>
          </table:table-cell>
          <table:table-cell table:formula="of:=[.$G$2]*[.H128]" office:value-type="float" office:value="3.74339124152281E-017" calcext:value-type="float">
            <text:p>3.74339124152281E-017</text:p>
          </table:table-cell>
        </table:table-row>
        <table:table-row table:style-name="ro1">
          <table:table-cell office:value-type="float" office:value="0.6379145729" calcext:value-type="float">
            <text:p>0.6379145729</text:p>
          </table:table-cell>
          <table:table-cell office:value-type="float" office:value="3.4286740989" calcext:value-type="float">
            <text:p>3.4286740989</text:p>
          </table:table-cell>
          <table:table-cell table:formula="of:=([.B132]-[.B126])/([.A132]-[.A126])" office:value-type="float" office:value="-0.000151958500137479" calcext:value-type="float">
            <text:p>-0.0001519585</text:p>
          </table:table-cell>
          <table:table-cell table:formula="of:=[.C129]*[.A129]*(1-[.A129])*96485/8.314/298.15" office:value-type="float" office:value="-0.00136619765407102" calcext:value-type="float">
            <text:p>-0.0013661977</text:p>
          </table:table-cell>
          <table:table-cell table:formula="of:=ABS([.D129])" office:value-type="float" office:value="0.00136619765407102" calcext:value-type="float">
            <text:p>0.0013661977</text:p>
          </table:table-cell>
          <table:table-cell office:value-type="float" office:value="1" calcext:value-type="float">
            <text:p>1</text:p>
          </table:table-cell>
          <table:table-cell table:formula="of:=[.E129]*[.F129]*[.$G$2]" office:value-type="float" office:value="1.36619765407102E-017" calcext:value-type="float">
            <text:p>1.37E-017</text:p>
          </table:table-cell>
          <table:table-cell table:formula="of:=ABS([.C129]*96485/8.314/298.15*[.A129])" office:value-type="float" office:value="0.00377313625962003" calcext:value-type="float">
            <text:p>0.0037731363</text:p>
          </table:table-cell>
          <table:table-cell table:formula="of:=[.$G$2]*[.H129]" office:value-type="float" office:value="3.77313625962003E-017" calcext:value-type="float">
            <text:p>3.77313625962003E-017</text:p>
          </table:table-cell>
        </table:table-row>
        <table:table-row table:style-name="ro1">
          <table:table-cell office:value-type="float" office:value="0.6429296482" calcext:value-type="float">
            <text:p>0.6429296482</text:p>
          </table:table-cell>
          <table:table-cell office:value-type="float" office:value="3.4286733368" calcext:value-type="float">
            <text:p>3.4286733368</text:p>
          </table:table-cell>
          <table:table-cell table:formula="of:=([.B133]-[.B127])/([.A133]-[.A127])" office:value-type="float" office:value="-0.000151955176823915" calcext:value-type="float">
            <text:p>-0.0001519552</text:p>
          </table:table-cell>
          <table:table-cell table:formula="of:=[.C130]*[.A130]*(1-[.A130])*96485/8.314/298.15" office:value-type="float" office:value="-0.00135783723044052" calcext:value-type="float">
            <text:p>-0.0013578372</text:p>
          </table:table-cell>
          <table:table-cell table:formula="of:=ABS([.D130])" office:value-type="float" office:value="0.00135783723044052" calcext:value-type="float">
            <text:p>0.0013578372</text:p>
          </table:table-cell>
          <table:table-cell office:value-type="float" office:value="1" calcext:value-type="float">
            <text:p>1</text:p>
          </table:table-cell>
          <table:table-cell table:formula="of:=[.E130]*[.F130]*[.$G$2]" office:value-type="float" office:value="1.35783723044052E-017" calcext:value-type="float">
            <text:p>1.36E-017</text:p>
          </table:table-cell>
          <table:table-cell table:formula="of:=ABS([.C130]*96485/8.314/298.15*[.A130])" office:value-type="float" office:value="0.00380271625352156" calcext:value-type="float">
            <text:p>0.0038027163</text:p>
          </table:table-cell>
          <table:table-cell table:formula="of:=[.$G$2]*[.H130]" office:value-type="float" office:value="3.80271625352156E-017" calcext:value-type="float">
            <text:p>3.80271625352156E-017</text:p>
          </table:table-cell>
        </table:table-row>
        <table:table-row table:style-name="ro1">
          <table:table-cell office:value-type="float" office:value="0.6479447236" calcext:value-type="float">
            <text:p>0.6479447236</text:p>
          </table:table-cell>
          <table:table-cell office:value-type="float" office:value="3.4286725747" calcext:value-type="float">
            <text:p>3.4286725747</text:p>
          </table:table-cell>
          <table:table-cell table:formula="of:=([.B134]-[.B128])/([.A134]-[.A128])" office:value-type="float" office:value="-0.000151955177328909" calcext:value-type="float">
            <text:p>-0.0001519552</text:p>
          </table:table-cell>
          <table:table-cell table:formula="of:=[.C131]*[.A131]*(1-[.A131])*96485/8.314/298.15" office:value-type="float" office:value="-0.00134920917023046" calcext:value-type="float">
            <text:p>-0.0013492092</text:p>
          </table:table-cell>
          <table:table-cell table:formula="of:=ABS([.D131])" office:value-type="float" office:value="0.00134920917023046" calcext:value-type="float">
            <text:p>0.0013492092</text:p>
          </table:table-cell>
          <table:table-cell office:value-type="float" office:value="1" calcext:value-type="float">
            <text:p>1</text:p>
          </table:table-cell>
          <table:table-cell table:formula="of:=[.E131]*[.F131]*[.$G$2]" office:value-type="float" office:value="1.34920917023046E-017" calcext:value-type="float">
            <text:p>1.35E-017</text:p>
          </table:table-cell>
          <table:table-cell table:formula="of:=ABS([.C131]*96485/8.314/298.15*[.A131])" office:value-type="float" office:value="0.00383237877877309" calcext:value-type="float">
            <text:p>0.0038323788</text:p>
          </table:table-cell>
          <table:table-cell table:formula="of:=[.$G$2]*[.H131]" office:value-type="float" office:value="3.83237877877309E-017" calcext:value-type="float">
            <text:p>3.83237877877309E-017</text:p>
          </table:table-cell>
        </table:table-row>
        <table:table-row table:style-name="ro1">
          <table:table-cell office:value-type="float" office:value="0.652959799" calcext:value-type="float">
            <text:p>0.652959799</text:p>
          </table:table-cell>
          <table:table-cell office:value-type="float" office:value="3.4286718126" calcext:value-type="float">
            <text:p>3.4286718126</text:p>
          </table:table-cell>
          <table:table-cell table:formula="of:=([.B135]-[.B129])/([.A135]-[.A129])" office:value-type="float" office:value="-0.000151958500642484" calcext:value-type="float">
            <text:p>-0.0001519585</text:p>
          </table:table-cell>
          <table:table-cell table:formula="of:=[.C132]*[.A132]*(1-[.A132])*96485/8.314/298.15" office:value-type="float" office:value="-0.00134031289851021" calcext:value-type="float">
            <text:p>-0.0013403129</text:p>
          </table:table-cell>
          <table:table-cell table:formula="of:=ABS([.D132])" office:value-type="float" office:value="0.00134031289851021" calcext:value-type="float">
            <text:p>0.0013403129</text:p>
          </table:table-cell>
          <table:table-cell office:value-type="float" office:value="1" calcext:value-type="float">
            <text:p>1</text:p>
          </table:table-cell>
          <table:table-cell table:formula="of:=[.E132]*[.F132]*[.$G$2]" office:value-type="float" office:value="1.34031289851021E-017" calcext:value-type="float">
            <text:p>1.34E-017</text:p>
          </table:table-cell>
          <table:table-cell table:formula="of:=ABS([.C132]*96485/8.314/298.15*[.A132])" office:value-type="float" office:value="0.00386212575559859" calcext:value-type="float">
            <text:p>0.0038621258</text:p>
          </table:table-cell>
          <table:table-cell table:formula="of:=[.$G$2]*[.H132]" office:value-type="float" office:value="3.86212575559859E-017" calcext:value-type="float">
            <text:p>3.86212575559859E-017</text:p>
          </table:table-cell>
        </table:table-row>
        <table:table-row table:style-name="ro1">
          <table:table-cell office:value-type="float" office:value="0.6579748744" calcext:value-type="float">
            <text:p>0.6579748744</text:p>
          </table:table-cell>
          <table:table-cell office:value-type="float" office:value="3.4286710506" calcext:value-type="float">
            <text:p>3.4286710506</text:p>
          </table:table-cell>
          <table:table-cell table:formula="of:=([.B136]-[.B130])/([.A136]-[.A130])" office:value-type="float" office:value="-0.000151955176823914" calcext:value-type="float">
            <text:p>-0.0001519552</text:p>
          </table:table-cell>
          <table:table-cell table:formula="of:=[.C133]*[.A133]*(1-[.A133])*96485/8.314/298.15" office:value-type="float" office:value="-0.00133106047793788" calcext:value-type="float">
            <text:p>-0.0013310605</text:p>
          </table:table-cell>
          <table:table-cell table:formula="of:=ABS([.D133])" office:value-type="float" office:value="0.00133106047793788" calcext:value-type="float">
            <text:p>0.0013310605</text:p>
          </table:table-cell>
          <table:table-cell office:value-type="float" office:value="1" calcext:value-type="float">
            <text:p>1</text:p>
          </table:table-cell>
          <table:table-cell table:formula="of:=[.E133]*[.F133]*[.$G$2]" office:value-type="float" office:value="1.33106047793788E-017" calcext:value-type="float">
            <text:p>1.33E-017</text:p>
          </table:table-cell>
          <table:table-cell table:formula="of:=ABS([.C133]*96485/8.314/298.15*[.A133])" office:value-type="float" office:value="0.00389170379106757" calcext:value-type="float">
            <text:p>0.0038917038</text:p>
          </table:table-cell>
          <table:table-cell table:formula="of:=[.$G$2]*[.H133]" office:value-type="float" office:value="3.89170379106756E-017" calcext:value-type="float">
            <text:p>3.89170379106756E-017</text:p>
          </table:table-cell>
        </table:table-row>
        <table:table-row table:style-name="ro1">
          <table:table-cell office:value-type="float" office:value="0.6629899497" calcext:value-type="float">
            <text:p>0.6629899497</text:p>
          </table:table-cell>
          <table:table-cell office:value-type="float" office:value="3.4286702885" calcext:value-type="float">
            <text:p>3.4286702885</text:p>
          </table:table-cell>
          <table:table-cell table:formula="of:=([.B137]-[.B131])/([.A137]-[.A131])" office:value-type="float" office:value="-0.000151955176823914" calcext:value-type="float">
            <text:p>-0.0001519552</text:p>
          </table:table-cell>
          <table:table-cell table:formula="of:=[.C134]*[.A134]*(1-[.A134])*96485/8.314/298.15" office:value-type="float" office:value="-0.00132153985501587" calcext:value-type="float">
            <text:p>-0.0013215399</text:p>
          </table:table-cell>
          <table:table-cell table:formula="of:=ABS([.D134])" office:value-type="float" office:value="0.00132153985501587" calcext:value-type="float">
            <text:p>0.0013215399</text:p>
          </table:table-cell>
          <table:table-cell office:value-type="float" office:value="1" calcext:value-type="float">
            <text:p>1</text:p>
          </table:table-cell>
          <table:table-cell table:formula="of:=[.E134]*[.F134]*[.$G$2]" office:value-type="float" office:value="1.32153985501587E-017" calcext:value-type="float">
            <text:p>1.32E-017</text:p>
          </table:table-cell>
          <table:table-cell table:formula="of:=ABS([.C134]*96485/8.314/298.15*[.A134])" office:value-type="float" office:value="0.00392136630299144" calcext:value-type="float">
            <text:p>0.0039213663</text:p>
          </table:table-cell>
          <table:table-cell table:formula="of:=[.$G$2]*[.H134]" office:value-type="float" office:value="3.92136630299144E-017" calcext:value-type="float">
            <text:p>3.92136630299144E-017</text:p>
          </table:table-cell>
        </table:table-row>
        <table:table-row table:style-name="ro1">
          <table:table-cell office:value-type="float" office:value="0.6680050251" calcext:value-type="float">
            <text:p>0.6680050251</text:p>
          </table:table-cell>
          <table:table-cell office:value-type="float" office:value="3.4286695264" calcext:value-type="float">
            <text:p>3.4286695264</text:p>
          </table:table-cell>
          <table:table-cell table:formula="of:=([.B138]-[.B132])/([.A138]-[.A132])" office:value-type="float" office:value="-0.000151955176823914" calcext:value-type="float">
            <text:p>-0.0001519552</text:p>
          </table:table-cell>
          <table:table-cell table:formula="of:=[.C135]*[.A135]*(1-[.A135])*96485/8.314/298.15" office:value-type="float" office:value="-0.00131172171243335" calcext:value-type="float">
            <text:p>-0.0013117217</text:p>
          </table:table-cell>
          <table:table-cell table:formula="of:=ABS([.D135])" office:value-type="float" office:value="0.00131172171243335" calcext:value-type="float">
            <text:p>0.0013117217</text:p>
          </table:table-cell>
          <table:table-cell office:value-type="float" office:value="1" calcext:value-type="float">
            <text:p>1</text:p>
          </table:table-cell>
          <table:table-cell table:formula="of:=[.E135]*[.F135]*[.$G$2]" office:value-type="float" office:value="1.31172171243335E-017" calcext:value-type="float">
            <text:p>1.31E-017</text:p>
          </table:table-cell>
          <table:table-cell table:formula="of:=ABS([.C135]*96485/8.314/298.15*[.A135])" office:value-type="float" office:value="0.00395102881550678" calcext:value-type="float">
            <text:p>0.0039510288</text:p>
          </table:table-cell>
          <table:table-cell table:formula="of:=[.$G$2]*[.H135]" office:value-type="float" office:value="3.95102881550678E-017" calcext:value-type="float">
            <text:p>3.95102881550678E-017</text:p>
          </table:table-cell>
        </table:table-row>
        <table:table-row table:style-name="ro1">
          <table:table-cell office:value-type="float" office:value="0.6730201005" calcext:value-type="float">
            <text:p>0.6730201005</text:p>
          </table:table-cell>
          <table:table-cell office:value-type="float" office:value="3.4286687644" calcext:value-type="float">
            <text:p>3.4286687644</text:p>
          </table:table-cell>
          <table:table-cell table:formula="of:=([.B139]-[.B133])/([.A139]-[.A133])" office:value-type="float" office:value="-0.000151955177328909" calcext:value-type="float">
            <text:p>-0.0001519552</text:p>
          </table:table-cell>
          <table:table-cell table:formula="of:=[.C136]*[.A136]*(1-[.A136])*96485/8.314/298.15" office:value-type="float" office:value="-0.00130160605470284" calcext:value-type="float">
            <text:p>-0.0013016061</text:p>
          </table:table-cell>
          <table:table-cell table:formula="of:=ABS([.D136])" office:value-type="float" office:value="0.00130160605470284" calcext:value-type="float">
            <text:p>0.0013016061</text:p>
          </table:table-cell>
          <table:table-cell office:value-type="float" office:value="1" calcext:value-type="float">
            <text:p>1</text:p>
          </table:table-cell>
          <table:table-cell table:formula="of:=[.E136]*[.F136]*[.$G$2]" office:value-type="float" office:value="1.30160605470284E-017" calcext:value-type="float">
            <text:p>1.30E-017</text:p>
          </table:table-cell>
          <table:table-cell table:formula="of:=ABS([.C136]*96485/8.314/298.15*[.A136])" office:value-type="float" office:value="0.00398069134125122" calcext:value-type="float">
            <text:p>0.0039806913</text:p>
          </table:table-cell>
          <table:table-cell table:formula="of:=[.$G$2]*[.H136]" office:value-type="float" office:value="3.98069134125122E-017" calcext:value-type="float">
            <text:p>3.98069134125122E-017</text:p>
          </table:table-cell>
        </table:table-row>
        <table:table-row table:style-name="ro1">
          <table:table-cell office:value-type="float" office:value="0.6780351759" calcext:value-type="float">
            <text:p>0.6780351759</text:p>
          </table:table-cell>
          <table:table-cell office:value-type="float" office:value="3.4286680023" calcext:value-type="float">
            <text:p>3.4286680023</text:p>
          </table:table-cell>
          <table:table-cell table:formula="of:=([.B140]-[.B134])/([.A140]-[.A134])" office:value-type="float" office:value="-0.000151955176823914" calcext:value-type="float">
            <text:p>-0.0001519552</text:p>
          </table:table-cell>
          <table:table-cell table:formula="of:=[.C137]*[.A137]*(1-[.A137])*96485/8.314/298.15" office:value-type="float" office:value="-0.0012911928688474" calcext:value-type="float">
            <text:p>-0.0012911929</text:p>
          </table:table-cell>
          <table:table-cell table:formula="of:=ABS([.D137])" office:value-type="float" office:value="0.0012911928688474" calcext:value-type="float">
            <text:p>0.0012911929</text:p>
          </table:table-cell>
          <table:table-cell office:value-type="float" office:value="1" calcext:value-type="float">
            <text:p>1</text:p>
          </table:table-cell>
          <table:table-cell table:formula="of:=[.E137]*[.F137]*[.$G$2]" office:value-type="float" office:value="1.2911928688474E-017" calcext:value-type="float">
            <text:p>1.29E-017</text:p>
          </table:table-cell>
          <table:table-cell table:formula="of:=ABS([.C137]*96485/8.314/298.15*[.A137])" office:value-type="float" office:value="0.00401035384053746" calcext:value-type="float">
            <text:p>0.0040103538</text:p>
          </table:table-cell>
          <table:table-cell table:formula="of:=[.$G$2]*[.H137]" office:value-type="float" office:value="4.01035384053746E-017" calcext:value-type="float">
            <text:p>4.01035384053746E-017</text:p>
          </table:table-cell>
        </table:table-row>
        <table:table-row table:style-name="ro1">
          <table:table-cell office:value-type="float" office:value="0.6830502513" calcext:value-type="float">
            <text:p>0.6830502513</text:p>
          </table:table-cell>
          <table:table-cell office:value-type="float" office:value="3.4286672402" calcext:value-type="float">
            <text:p>3.4286672402</text:p>
          </table:table-cell>
          <table:table-cell table:formula="of:=([.B141]-[.B135])/([.A141]-[.A135])" office:value-type="float" office:value="-0.000151955176823915" calcext:value-type="float">
            <text:p>-0.0001519552</text:p>
          </table:table-cell>
          <table:table-cell table:formula="of:=[.C138]*[.A138]*(1-[.A138])*96485/8.314/298.15" office:value-type="float" office:value="-0.00128048216784398" calcext:value-type="float">
            <text:p>-0.0012804822</text:p>
          </table:table-cell>
          <table:table-cell table:formula="of:=ABS([.D138])" office:value-type="float" office:value="0.00128048216784398" calcext:value-type="float">
            <text:p>0.0012804822</text:p>
          </table:table-cell>
          <table:table-cell office:value-type="float" office:value="1" calcext:value-type="float">
            <text:p>1</text:p>
          </table:table-cell>
          <table:table-cell table:formula="of:=[.E138]*[.F138]*[.$G$2]" office:value-type="float" office:value="1.28048216784398E-017" calcext:value-type="float">
            <text:p>1.28E-017</text:p>
          </table:table-cell>
          <table:table-cell table:formula="of:=ABS([.C138]*96485/8.314/298.15*[.A138])" office:value-type="float" office:value="0.00404001635305282" calcext:value-type="float">
            <text:p>0.0040400164</text:p>
          </table:table-cell>
          <table:table-cell table:formula="of:=[.$G$2]*[.H138]" office:value-type="float" office:value="4.04001635305282E-017" calcext:value-type="float">
            <text:p>4.04001635305282E-017</text:p>
          </table:table-cell>
        </table:table-row>
        <table:table-row table:style-name="ro1">
          <table:table-cell office:value-type="float" office:value="0.6880653266" calcext:value-type="float">
            <text:p>0.6880653266</text:p>
          </table:table-cell>
          <table:table-cell office:value-type="float" office:value="3.4286664782" calcext:value-type="float">
            <text:p>3.4286664782</text:p>
          </table:table-cell>
          <table:table-cell table:formula="of:=([.B142]-[.B136])/([.A142]-[.A136])" office:value-type="float" office:value="-0.000151958500152237" calcext:value-type="float">
            <text:p>-0.0001519585</text:p>
          </table:table-cell>
          <table:table-cell table:formula="of:=[.C139]*[.A139]*(1-[.A139])*96485/8.314/298.15" office:value-type="float" office:value="-0.00126950171155777" calcext:value-type="float">
            <text:p>-0.0012695017</text:p>
          </table:table-cell>
          <table:table-cell table:formula="of:=ABS([.D139])" office:value-type="float" office:value="0.00126950171155777" calcext:value-type="float">
            <text:p>0.0012695017</text:p>
          </table:table-cell>
          <table:table-cell office:value-type="float" office:value="1" calcext:value-type="float">
            <text:p>1</text:p>
          </table:table-cell>
          <table:table-cell table:formula="of:=[.E139]*[.F139]*[.$G$2]" office:value-type="float" office:value="1.26950171155777E-017" calcext:value-type="float">
            <text:p>1.27E-017</text:p>
          </table:table-cell>
          <table:table-cell table:formula="of:=ABS([.C139]*96485/8.314/298.15*[.A139])" office:value-type="float" office:value="0.00406976787069086" calcext:value-type="float">
            <text:p>0.0040697679</text:p>
          </table:table-cell>
          <table:table-cell table:formula="of:=[.$G$2]*[.H139]" office:value-type="float" office:value="4.06976787069086E-017" calcext:value-type="float">
            <text:p>4.06976787069086E-017</text:p>
          </table:table-cell>
        </table:table-row>
        <table:table-row table:style-name="ro1">
          <table:table-cell office:value-type="float" office:value="0.693080402" calcext:value-type="float">
            <text:p>0.693080402</text:p>
          </table:table-cell>
          <table:table-cell office:value-type="float" office:value="3.4286657161" calcext:value-type="float">
            <text:p>3.4286657161</text:p>
          </table:table-cell>
          <table:table-cell table:formula="of:=([.B143]-[.B137])/([.A143]-[.A137])" office:value-type="float" office:value="-0.000151955177343668" calcext:value-type="float">
            <text:p>-0.0001519552</text:p>
          </table:table-cell>
          <table:table-cell table:formula="of:=[.C140]*[.A140]*(1-[.A140])*96485/8.314/298.15" office:value-type="float" office:value="-0.00125816821194811" calcext:value-type="float">
            <text:p>-0.0012581682</text:p>
          </table:table-cell>
          <table:table-cell table:formula="of:=ABS([.D140])" office:value-type="float" office:value="0.00125816821194811" calcext:value-type="float">
            <text:p>0.0012581682</text:p>
          </table:table-cell>
          <table:table-cell office:value-type="float" office:value="1" calcext:value-type="float">
            <text:p>1</text:p>
          </table:table-cell>
          <table:table-cell table:formula="of:=[.E140]*[.F140]*[.$G$2]" office:value-type="float" office:value="1.25816821194811E-017" calcext:value-type="float">
            <text:p>1.26E-017</text:p>
          </table:table-cell>
          <table:table-cell table:formula="of:=ABS([.C140]*96485/8.314/298.15*[.A140])" office:value-type="float" office:value="0.00409934139151357" calcext:value-type="float">
            <text:p>0.0040993414</text:p>
          </table:table-cell>
          <table:table-cell table:formula="of:=[.$G$2]*[.H140]" office:value-type="float" office:value="4.09934139151357E-017" calcext:value-type="float">
            <text:p>4.09934139151357E-017</text:p>
          </table:table-cell>
        </table:table-row>
        <table:table-row table:style-name="ro1">
          <table:table-cell office:value-type="float" office:value="0.6980954774" calcext:value-type="float">
            <text:p>0.6980954774</text:p>
          </table:table-cell>
          <table:table-cell office:value-type="float" office:value="3.428664954" calcext:value-type="float">
            <text:p>3.428664954</text:p>
          </table:table-cell>
          <table:table-cell table:formula="of:=([.B144]-[.B138])/([.A144]-[.A138])" office:value-type="float" office:value="-0.000151955177343668" calcext:value-type="float">
            <text:p>-0.0001519552</text:p>
          </table:table-cell>
          <table:table-cell table:formula="of:=[.C141]*[.A141]*(1-[.A141])*96485/8.314/298.15" office:value-type="float" office:value="-0.00124656495249002" calcext:value-type="float">
            <text:p>-0.001246565</text:p>
          </table:table-cell>
          <table:table-cell table:formula="of:=ABS([.D141])" office:value-type="float" office:value="0.00124656495249002" calcext:value-type="float">
            <text:p>0.001246565</text:p>
          </table:table-cell>
          <table:table-cell office:value-type="float" office:value="1" calcext:value-type="float">
            <text:p>1</text:p>
          </table:table-cell>
          <table:table-cell table:formula="of:=[.E141]*[.F141]*[.$G$2]" office:value-type="float" office:value="1.24656495249002E-017" calcext:value-type="float">
            <text:p>1.25E-017</text:p>
          </table:table-cell>
          <table:table-cell table:formula="of:=ABS([.C141]*96485/8.314/298.15*[.A141])" office:value-type="float" office:value="0.00412900390413037" calcext:value-type="float">
            <text:p>0.0041290039</text:p>
          </table:table-cell>
          <table:table-cell table:formula="of:=[.$G$2]*[.H141]" office:value-type="float" office:value="4.12900390413037E-017" calcext:value-type="float">
            <text:p>4.12900390413037E-017</text:p>
          </table:table-cell>
        </table:table-row>
        <table:table-row table:style-name="ro1">
          <table:table-cell office:value-type="float" office:value="0.7031105528" calcext:value-type="float">
            <text:p>0.7031105528</text:p>
          </table:table-cell>
          <table:table-cell office:value-type="float" office:value="3.4286641919" calcext:value-type="float">
            <text:p>3.4286641919</text:p>
          </table:table-cell>
          <table:table-cell table:formula="of:=([.B145]-[.B139])/([.A145]-[.A139])" office:value-type="float" office:value="-0.000151961823465801" calcext:value-type="float">
            <text:p>-0.0001519618</text:p>
          </table:table-cell>
          <table:table-cell table:formula="of:=[.C142]*[.A142]*(1-[.A142])*96485/8.314/298.15" office:value-type="float" office:value="-0.00123471817453989" calcext:value-type="float">
            <text:p>-0.0012347182</text:p>
          </table:table-cell>
          <table:table-cell table:formula="of:=ABS([.D142])" office:value-type="float" office:value="0.00123471817453989" calcext:value-type="float">
            <text:p>0.0012347182</text:p>
          </table:table-cell>
          <table:table-cell office:value-type="float" office:value="1" calcext:value-type="float">
            <text:p>1</text:p>
          </table:table-cell>
          <table:table-cell table:formula="of:=[.E142]*[.F142]*[.$G$2]" office:value-type="float" office:value="1.23471817453989E-017" calcext:value-type="float">
            <text:p>1.23E-017</text:p>
          </table:table-cell>
          <table:table-cell table:formula="of:=ABS([.C142]*96485/8.314/298.15*[.A142])" office:value-type="float" office:value="0.00415884830594238" calcext:value-type="float">
            <text:p>0.0041588483</text:p>
          </table:table-cell>
          <table:table-cell table:formula="of:=[.$G$2]*[.H142]" office:value-type="float" office:value="4.15884830594238E-017" calcext:value-type="float">
            <text:p>4.15884830594238E-017</text:p>
          </table:table-cell>
        </table:table-row>
        <table:table-row table:style-name="ro1">
          <table:table-cell office:value-type="float" office:value="0.7081256281" calcext:value-type="float">
            <text:p>0.7081256281</text:p>
          </table:table-cell>
          <table:table-cell office:value-type="float" office:value="3.4286634299" calcext:value-type="float">
            <text:p>3.4286634299</text:p>
          </table:table-cell>
          <table:table-cell table:formula="of:=([.B146]-[.B140])/([.A146]-[.A140])" office:value-type="float" office:value="-0.000151975116705298" calcext:value-type="float">
            <text:p>-0.0001519751</text:p>
          </table:table-cell>
          <table:table-cell table:formula="of:=[.C143]*[.A143]*(1-[.A143])*96485/8.314/298.15" office:value-type="float" office:value="-0.00122262628578548" calcext:value-type="float">
            <text:p>-0.0012226263</text:p>
          </table:table-cell>
          <table:table-cell table:formula="of:=ABS([.D143])" office:value-type="float" office:value="0.00122262628578548" calcext:value-type="float">
            <text:p>0.0012226263</text:p>
          </table:table-cell>
          <table:table-cell office:value-type="float" office:value="1" calcext:value-type="float">
            <text:p>1</text:p>
          </table:table-cell>
          <table:table-cell table:formula="of:=[.E143]*[.F143]*[.$G$2]" office:value-type="float" office:value="1.22262628578548E-017" calcext:value-type="float">
            <text:p>1.22E-017</text:p>
          </table:table-cell>
          <table:table-cell table:formula="of:=ABS([.C143]*96485/8.314/298.15*[.A143])" office:value-type="float" office:value="0.00418887851587179" calcext:value-type="float">
            <text:p>0.0041888785</text:p>
          </table:table-cell>
          <table:table-cell table:formula="of:=[.$G$2]*[.H143]" office:value-type="float" office:value="4.18887851587179E-017" calcext:value-type="float">
            <text:p>4.18887851587179E-017</text:p>
          </table:table-cell>
        </table:table-row>
        <table:table-row table:style-name="ro1">
          <table:table-cell office:value-type="float" office:value="0.7131407035" calcext:value-type="float">
            <text:p>0.7131407035</text:p>
          </table:table-cell>
          <table:table-cell office:value-type="float" office:value="3.4286626678" calcext:value-type="float">
            <text:p>3.4286626678</text:p>
          </table:table-cell>
          <table:table-cell table:formula="of:=([.B147]-[.B141])/([.A147]-[.A141])" office:value-type="float" office:value="-0.000152048230109009" calcext:value-type="float">
            <text:p>-0.0001520482</text:p>
          </table:table-cell>
          <table:table-cell table:formula="of:=[.C144]*[.A144]*(1-[.A144])*96485/8.314/298.15" office:value-type="float" office:value="-0.0012107110066722" calcext:value-type="float">
            <text:p>-0.001210711</text:p>
          </table:table-cell>
          <table:table-cell table:formula="of:=ABS([.D144])" office:value-type="float" office:value="0.0012107110066722" calcext:value-type="float">
            <text:p>0.001210711</text:p>
          </table:table-cell>
          <table:table-cell office:value-type="float" office:value="1" calcext:value-type="float">
            <text:p>1</text:p>
          </table:table-cell>
          <table:table-cell table:formula="of:=[.E144]*[.F144]*[.$G$2]" office:value-type="float" office:value="1.2107110066722E-017" calcext:value-type="float">
            <text:p>1.21E-017</text:p>
          </table:table-cell>
          <table:table-cell table:formula="of:=ABS([.C144]*96485/8.314/298.15*[.A144])" office:value-type="float" office:value="0.00422057441206965" calcext:value-type="float">
            <text:p>0.0042205744</text:p>
          </table:table-cell>
          <table:table-cell table:formula="of:=[.$G$2]*[.H144]" office:value-type="float" office:value="4.22057441206965E-017" calcext:value-type="float">
            <text:p>4.22057441206965E-017</text:p>
          </table:table-cell>
        </table:table-row>
        <table:table-row table:style-name="ro1">
          <table:table-cell office:value-type="float" office:value="0.7181557789" calcext:value-type="float">
            <text:p>0.7181557789</text:p>
          </table:table-cell>
          <table:table-cell office:value-type="float" office:value="3.4286619056" calcext:value-type="float">
            <text:p>3.4286619056</text:p>
          </table:table-cell>
          <table:table-cell table:formula="of:=([.B148]-[.B142])/([.A148]-[.A142])" office:value-type="float" office:value="-0.000152420441185133" calcext:value-type="float">
            <text:p>-0.0001524204</text:p>
          </table:table-cell>
          <table:table-cell table:formula="of:=[.C145]*[.A145]*(1-[.A145])*96485/8.314/298.15" office:value-type="float" office:value="-0.00120084229477793" calcext:value-type="float">
            <text:p>-0.0012008423</text:p>
          </table:table-cell>
          <table:table-cell table:formula="of:=ABS([.D145])" office:value-type="float" office:value="0.00120084229477793" calcext:value-type="float">
            <text:p>0.0012008423</text:p>
          </table:table-cell>
          <table:table-cell office:value-type="float" office:value="1" calcext:value-type="float">
            <text:p>1</text:p>
          </table:table-cell>
          <table:table-cell table:formula="of:=[.E145]*[.F145]*[.$G$2]" office:value-type="float" office:value="1.20084229477793E-017" calcext:value-type="float">
            <text:p>1.20E-017</text:p>
          </table:table-cell>
          <table:table-cell table:formula="of:=ABS([.C145]*96485/8.314/298.15*[.A145])" office:value-type="float" office:value="0.00426065962995872" calcext:value-type="float">
            <text:p>0.0042606596</text:p>
          </table:table-cell>
          <table:table-cell table:formula="of:=[.$G$2]*[.H145]" office:value-type="float" office:value="4.26065962995872E-017" calcext:value-type="float">
            <text:p>4.26065962995872E-017</text:p>
          </table:table-cell>
        </table:table-row>
        <table:table-row table:style-name="ro1">
          <table:table-cell office:value-type="float" office:value="0.7231708543" calcext:value-type="float">
            <text:p>0.7231708543</text:p>
          </table:table-cell>
          <table:table-cell office:value-type="float" office:value="3.4286611431" calcext:value-type="float">
            <text:p>3.4286611431</text:p>
          </table:table-cell>
          <table:table-cell table:formula="of:=([.B149]-[.B143])/([.A149]-[.A143])" office:value-type="float" office:value="-0.000154268202872565" calcext:value-type="float">
            <text:p>-0.0001542682</text:p>
          </table:table-cell>
          <table:table-cell table:formula="of:=[.C146]*[.A146]*(1-[.A146])*96485/8.314/298.15" office:value-type="float" office:value="-0.00120210973642395" calcext:value-type="float">
            <text:p>-0.0012021097</text:p>
          </table:table-cell>
          <table:table-cell table:formula="of:=ABS([.D146])" office:value-type="float" office:value="0.00120210973642395" calcext:value-type="float">
            <text:p>0.0012021097</text:p>
          </table:table-cell>
          <table:table-cell office:value-type="float" office:value="1" calcext:value-type="float">
            <text:p>1</text:p>
          </table:table-cell>
          <table:table-cell table:formula="of:=[.E146]*[.F146]*[.$G$2]" office:value-type="float" office:value="1.20210973642395E-017" calcext:value-type="float">
            <text:p>1.20E-017</text:p>
          </table:table-cell>
          <table:table-cell table:formula="of:=ABS([.C146]*96485/8.314/298.15*[.A146])" office:value-type="float" office:value="0.00434242475944596" calcext:value-type="float">
            <text:p>0.0043424248</text:p>
          </table:table-cell>
          <table:table-cell table:formula="of:=[.$G$2]*[.H146]" office:value-type="float" office:value="4.34242475944596E-017" calcext:value-type="float">
            <text:p>4.34242475944596E-017</text:p>
          </table:table-cell>
        </table:table-row>
        <table:table-row table:style-name="ro1">
          <table:table-cell office:value-type="float" office:value="0.7281859296" calcext:value-type="float">
            <text:p>0.7281859296</text:p>
          </table:table-cell>
          <table:table-cell office:value-type="float" office:value="3.4286603788" calcext:value-type="float">
            <text:p>3.4286603788</text:p>
          </table:table-cell>
          <table:table-cell table:formula="of:=([.B150]-[.B144])/([.A150]-[.A144])" office:value-type="float" office:value="-0.000163403991092428" calcext:value-type="float">
            <text:p>-0.000163404</text:p>
          </table:table-cell>
          <table:table-cell table:formula="of:=[.C147]*[.A147]*(1-[.A147])*96485/8.314/298.15" office:value-type="float" office:value="-0.00125890177046273" calcext:value-type="float">
            <text:p>-0.0012589018</text:p>
          </table:table-cell>
          <table:table-cell table:formula="of:=ABS([.D147])" office:value-type="float" office:value="0.00125890177046273" calcext:value-type="float">
            <text:p>0.0012589018</text:p>
          </table:table-cell>
          <table:table-cell office:value-type="float" office:value="1" calcext:value-type="float">
            <text:p>1</text:p>
          </table:table-cell>
          <table:table-cell table:formula="of:=[.E147]*[.F147]*[.$G$2]" office:value-type="float" office:value="1.25890177046273E-017" calcext:value-type="float">
            <text:p>1.26E-017</text:p>
          </table:table-cell>
          <table:table-cell table:formula="of:=ABS([.C147]*96485/8.314/298.15*[.A147])" office:value-type="float" office:value="0.00463148124970181" calcext:value-type="float">
            <text:p>0.0046314812</text:p>
          </table:table-cell>
          <table:table-cell table:formula="of:=[.$G$2]*[.H147]" office:value-type="float" office:value="4.63148124970181E-017" calcext:value-type="float">
            <text:p>4.63148124970181E-017</text:p>
          </table:table-cell>
        </table:table-row>
        <table:table-row table:style-name="ro1">
          <table:table-cell office:value-type="float" office:value="0.733201005" calcext:value-type="float">
            <text:p>0.733201005</text:p>
          </table:table-cell>
          <table:table-cell office:value-type="float" office:value="3.4286596055" calcext:value-type="float">
            <text:p>3.4286596055</text:p>
          </table:table-cell>
          <table:table-cell table:formula="of:=([.B151]-[.B145])/([.A151]-[.A145])" office:value-type="float" office:value="-0.000208684134667378" calcext:value-type="float">
            <text:p>-0.0002086841</text:p>
          </table:table-cell>
          <table:table-cell table:formula="of:=[.C148]*[.A148]*(1-[.A148])*96485/8.314/298.15" office:value-type="float" office:value="-0.00158895515771458" calcext:value-type="float">
            <text:p>-0.0015889552</text:p>
          </table:table-cell>
          <table:table-cell table:formula="of:=ABS([.D148])" office:value-type="float" office:value="0.00158895515771458" calcext:value-type="float">
            <text:p>0.0015889552</text:p>
          </table:table-cell>
          <table:table-cell office:value-type="float" office:value="1" calcext:value-type="float">
            <text:p>1</text:p>
          </table:table-cell>
          <table:table-cell table:formula="of:=[.E148]*[.F148]*[.$G$2]" office:value-type="float" office:value="1.58895515771458E-017" calcext:value-type="float">
            <text:p>1.59E-017</text:p>
          </table:table-cell>
          <table:table-cell table:formula="of:=ABS([.C148]*96485/8.314/298.15*[.A148])" office:value-type="float" office:value="0.00595562647346022" calcext:value-type="float">
            <text:p>0.0059556265</text:p>
          </table:table-cell>
          <table:table-cell table:formula="of:=[.$G$2]*[.H148]" office:value-type="float" office:value="5.95562647346022E-017" calcext:value-type="float">
            <text:p>5.95562647346022E-017</text:p>
          </table:table-cell>
        </table:table-row>
        <table:table-row table:style-name="ro1">
          <table:table-cell office:value-type="float" office:value="0.7382160804" calcext:value-type="float">
            <text:p>0.7382160804</text:p>
          </table:table-cell>
          <table:table-cell office:value-type="float" office:value="3.4286587879" calcext:value-type="float">
            <text:p>3.4286587879</text:p>
          </table:table-cell>
          <table:table-cell table:formula="of:=([.B152]-[.B146])/([.A152]-[.A146])" office:value-type="float" office:value="-0.000418016316824651" calcext:value-type="float">
            <text:p>-0.0004180163</text:p>
          </table:table-cell>
          <table:table-cell table:formula="of:=[.C149]*[.A149]*(1-[.A149])*96485/8.314/298.15" office:value-type="float" office:value="-0.00314437741863622" calcext:value-type="float">
            <text:p>-0.0031443774</text:p>
          </table:table-cell>
          <table:table-cell table:formula="of:=ABS([.D149])" office:value-type="float" office:value="0.00314437741863622" calcext:value-type="float">
            <text:p>0.0031443774</text:p>
          </table:table-cell>
          <table:table-cell office:value-type="float" office:value="1" calcext:value-type="float">
            <text:p>1</text:p>
          </table:table-cell>
          <table:table-cell table:formula="of:=[.E149]*[.F149]*[.$G$2]" office:value-type="float" office:value="3.14437741863622E-017" calcext:value-type="float">
            <text:p>3.14E-017</text:p>
          </table:table-cell>
          <table:table-cell table:formula="of:=ABS([.C149]*96485/8.314/298.15*[.A149])" office:value-type="float" office:value="0.0120113466993724" calcext:value-type="float">
            <text:p>0.0120113467</text:p>
          </table:table-cell>
          <table:table-cell table:formula="of:=[.$G$2]*[.H149]" office:value-type="float" office:value="1.20113466993724E-016" calcext:value-type="float">
            <text:p>1.20113466993724E-016</text:p>
          </table:table-cell>
        </table:table-row>
        <table:table-row table:style-name="ro1">
          <table:table-cell office:value-type="float" office:value="0.7432311558" calcext:value-type="float">
            <text:p>0.7432311558</text:p>
          </table:table-cell>
          <table:table-cell office:value-type="float" office:value="3.4286577509" calcext:value-type="float">
            <text:p>3.4286577509</text:p>
          </table:table-cell>
          <table:table-cell table:formula="of:=([.B153]-[.B147])/([.A153]-[.A147])" office:value-type="float" office:value="-0.000846278405732575" calcext:value-type="float">
            <text:p>-0.0008462784</text:p>
          </table:table-cell>
          <table:table-cell table:formula="of:=[.C150]*[.A150]*(1-[.A150])*96485/8.314/298.15" office:value-type="float" office:value="-0.00628629068637603" calcext:value-type="float">
            <text:p>-0.0062862907</text:p>
          </table:table-cell>
          <table:table-cell table:formula="of:=ABS([.D150])" office:value-type="float" office:value="0.00628629068637603" calcext:value-type="float">
            <text:p>0.0062862907</text:p>
          </table:table-cell>
          <table:table-cell office:value-type="float" office:value="1" calcext:value-type="float">
            <text:p>1</text:p>
          </table:table-cell>
          <table:table-cell table:formula="of:=[.E150]*[.F150]*[.$G$2]" office:value-type="float" office:value="6.28629068637603E-017" calcext:value-type="float">
            <text:p>6.29E-017</text:p>
          </table:table-cell>
          <table:table-cell table:formula="of:=ABS([.C150]*96485/8.314/298.15*[.A150])" office:value-type="float" office:value="0.024482295373342" calcext:value-type="float">
            <text:p>0.0244822954</text:p>
          </table:table-cell>
          <table:table-cell table:formula="of:=[.$G$2]*[.H150]" office:value-type="float" office:value="2.4482295373342E-016" calcext:value-type="float">
            <text:p>2.4482295373342E-016</text:p>
          </table:table-cell>
        </table:table-row>
        <table:table-row table:style-name="ro1">
          <table:table-cell office:value-type="float" office:value="0.7482462312" calcext:value-type="float">
            <text:p>0.7482462312</text:p>
          </table:table-cell>
          <table:table-cell office:value-type="float" office:value="3.4286556262" calcext:value-type="float">
            <text:p>3.4286556262</text:p>
          </table:table-cell>
          <table:table-cell table:formula="of:=([.B154]-[.B148])/([.A154]-[.A148])" office:value-type="float" office:value="-0.00135217641776248" calcext:value-type="float">
            <text:p>-0.0013521764</text:p>
          </table:table-cell>
          <table:table-cell table:formula="of:=[.C151]*[.A151]*(1-[.A151])*96485/8.314/298.15" office:value-type="float" office:value="-0.0099144549468635" calcext:value-type="float">
            <text:p>-0.0099144549</text:p>
          </table:table-cell>
          <table:table-cell table:formula="of:=ABS([.D151])" office:value-type="float" office:value="0.0099144549468635" calcext:value-type="float">
            <text:p>0.0099144549</text:p>
          </table:table-cell>
          <table:table-cell office:value-type="float" office:value="1" calcext:value-type="float">
            <text:p>1</text:p>
          </table:table-cell>
          <table:table-cell table:formula="of:=[.E151]*[.F151]*[.$G$2]" office:value-type="float" office:value="9.9144549468635E-017" calcext:value-type="float">
            <text:p>9.91E-017</text:p>
          </table:table-cell>
          <table:table-cell table:formula="of:=ABS([.C151]*96485/8.314/298.15*[.A151])" office:value-type="float" office:value="0.03938155521612" calcext:value-type="float">
            <text:p>0.0393815552</text:p>
          </table:table-cell>
          <table:table-cell table:formula="of:=[.$G$2]*[.H151]" office:value-type="float" office:value="3.938155521612E-016" calcext:value-type="float">
            <text:p>3.938155521612E-016</text:p>
          </table:table-cell>
        </table:table-row>
        <table:table-row table:style-name="ro1">
          <table:table-cell office:value-type="float" office:value="0.7532613065" calcext:value-type="float">
            <text:p>0.7532613065</text:p>
          </table:table-cell>
          <table:table-cell office:value-type="float" office:value="3.4286485648" calcext:value-type="float">
            <text:p>3.4286485648</text:p>
          </table:table-cell>
          <table:table-cell table:formula="of:=([.B155]-[.B149])/([.A155]-[.A149])" office:value-type="float" office:value="-0.00196639782646576" calcext:value-type="float">
            <text:p>-0.0019663978</text:p>
          </table:table-cell>
          <table:table-cell table:formula="of:=[.C152]*[.A152]*(1-[.A152])*96485/8.314/298.15" office:value-type="float" office:value="-0.0142255567591142" calcext:value-type="float">
            <text:p>-0.0142255568</text:p>
          </table:table-cell>
          <table:table-cell table:formula="of:=ABS([.D152])" office:value-type="float" office:value="0.0142255567591142" calcext:value-type="float">
            <text:p>0.0142255568</text:p>
          </table:table-cell>
          <table:table-cell office:value-type="float" office:value="1" calcext:value-type="float">
            <text:p>1</text:p>
          </table:table-cell>
          <table:table-cell table:formula="of:=[.E152]*[.F152]*[.$G$2]" office:value-type="float" office:value="1.42255567591142E-016" calcext:value-type="float">
            <text:p>1.42E-016</text:p>
          </table:table-cell>
          <table:table-cell table:formula="of:=ABS([.C152]*96485/8.314/298.15*[.A152])" office:value-type="float" office:value="0.0576543409439518" calcext:value-type="float">
            <text:p>0.0576543409</text:p>
          </table:table-cell>
          <table:table-cell table:formula="of:=[.$G$2]*[.H152]" office:value-type="float" office:value="5.76543409439518E-016" calcext:value-type="float">
            <text:p>5.76543409439518E-016</text:p>
          </table:table-cell>
        </table:table-row>
        <table:table-row table:style-name="ro1">
          <table:table-cell office:value-type="float" office:value="0.7582763819" calcext:value-type="float">
            <text:p>0.7582763819</text:p>
          </table:table-cell>
          <table:table-cell office:value-type="float" office:value="3.4286349139" calcext:value-type="float">
            <text:p>3.4286349139</text:p>
          </table:table-cell>
          <table:table-cell table:formula="of:=([.B156]-[.B150])/([.A156]-[.A150])" office:value-type="float" office:value="-0.00306161234759158" calcext:value-type="float">
            <text:p>-0.0030616123</text:p>
          </table:table-cell>
          <table:table-cell table:formula="of:=[.C153]*[.A153]*(1-[.A153])*96485/8.314/298.15" office:value-type="float" office:value="-0.0218429747318322" calcext:value-type="float">
            <text:p>-0.0218429747</text:p>
          </table:table-cell>
          <table:table-cell table:formula="of:=ABS([.D153])" office:value-type="float" office:value="0.0218429747318322" calcext:value-type="float">
            <text:p>0.0218429747</text:p>
          </table:table-cell>
          <table:table-cell office:value-type="float" office:value="1" calcext:value-type="float">
            <text:p>1</text:p>
          </table:table-cell>
          <table:table-cell table:formula="of:=[.E153]*[.F153]*[.$G$2]" office:value-type="float" office:value="2.18429747318322E-016" calcext:value-type="float">
            <text:p>2.18E-016</text:p>
          </table:table-cell>
          <table:table-cell table:formula="of:=ABS([.C153]*96485/8.314/298.15*[.A153])" office:value-type="float" office:value="0.090363427883145" calcext:value-type="float">
            <text:p>0.0903634279</text:p>
          </table:table-cell>
          <table:table-cell table:formula="of:=[.$G$2]*[.H153]" office:value-type="float" office:value="9.03634278831451E-016" calcext:value-type="float">
            <text:p>9.03634278831451E-016</text:p>
          </table:table-cell>
        </table:table-row>
        <table:table-row table:style-name="ro1">
          <table:table-cell office:value-type="float" office:value="0.7632914573" calcext:value-type="float">
            <text:p>0.7632914573</text:p>
          </table:table-cell>
          <table:table-cell office:value-type="float" office:value="3.4286189179" calcext:value-type="float">
            <text:p>3.4286189179</text:p>
          </table:table-cell>
          <table:table-cell table:formula="of:=([.B157]-[.B151])/([.A157]-[.A151])" office:value-type="float" office:value="-0.00566802382583763" calcext:value-type="float">
            <text:p>-0.0056680238</text:p>
          </table:table-cell>
          <table:table-cell table:formula="of:=[.C154]*[.A154]*(1-[.A154])*96485/8.314/298.15" office:value-type="float" office:value="-0.0398612550005388" calcext:value-type="float">
            <text:p>-0.039861255</text:p>
          </table:table-cell>
          <table:table-cell table:formula="of:=ABS([.D154])" office:value-type="float" office:value="0.0398612550005388" calcext:value-type="float">
            <text:p>0.039861255</text:p>
          </table:table-cell>
          <table:table-cell office:value-type="float" office:value="1" calcext:value-type="float">
            <text:p>1</text:p>
          </table:table-cell>
          <table:table-cell table:formula="of:=[.E154]*[.F154]*[.$G$2]" office:value-type="float" office:value="3.98612550005388E-016" calcext:value-type="float">
            <text:p>3.99E-016</text:p>
          </table:table-cell>
          <table:table-cell table:formula="of:=ABS([.C154]*96485/8.314/298.15*[.A154])" office:value-type="float" office:value="0.168398041514954" calcext:value-type="float">
            <text:p>0.1683980415</text:p>
          </table:table-cell>
          <table:table-cell table:formula="of:=[.$G$2]*[.H154]" office:value-type="float" office:value="1.68398041514954E-015" calcext:value-type="float">
            <text:p>1.68398041514954E-015</text:p>
          </table:table-cell>
        </table:table-row>
        <table:table-row table:style-name="ro1">
          <table:table-cell office:value-type="float" office:value="0.7683065327" calcext:value-type="float">
            <text:p>0.7683065327</text:p>
          </table:table-cell>
          <table:table-cell office:value-type="float" office:value="3.4285996181" calcext:value-type="float">
            <text:p>3.4285996181</text:p>
          </table:table-cell>
          <table:table-cell table:formula="of:=([.B158]-[.B152])/([.A158]-[.A152])" office:value-type="float" office:value="-0.009067982670367" calcext:value-type="float">
            <text:p>-0.0090679827</text:p>
          </table:table-cell>
          <table:table-cell table:formula="of:=[.C155]*[.A155]*(1-[.A155])*96485/8.314/298.15" office:value-type="float" office:value="-0.0628309987943395" calcext:value-type="float">
            <text:p>-0.0628309988</text:p>
          </table:table-cell>
          <table:table-cell table:formula="of:=ABS([.D155])" office:value-type="float" office:value="0.0628309987943395" calcext:value-type="float">
            <text:p>0.0628309988</text:p>
          </table:table-cell>
          <table:table-cell office:value-type="float" office:value="1" calcext:value-type="float">
            <text:p>1</text:p>
          </table:table-cell>
          <table:table-cell table:formula="of:=[.E155]*[.F155]*[.$G$2]" office:value-type="float" office:value="6.28309987943395E-016" calcext:value-type="float">
            <text:p>6.28E-016</text:p>
          </table:table-cell>
          <table:table-cell table:formula="of:=ABS([.C155]*96485/8.314/298.15*[.A155])" office:value-type="float" office:value="0.27118157247388" calcext:value-type="float">
            <text:p>0.2711815725</text:p>
          </table:table-cell>
          <table:table-cell table:formula="of:=[.$G$2]*[.H155]" office:value-type="float" office:value="2.7118157247388E-015" calcext:value-type="float">
            <text:p>2.7118157247388E-015</text:p>
          </table:table-cell>
        </table:table-row>
        <table:table-row table:style-name="ro1">
          <table:table-cell office:value-type="float" office:value="0.773321608" calcext:value-type="float">
            <text:p>0.773321608</text:p>
          </table:table-cell>
          <table:table-cell office:value-type="float" office:value="3.4285656256" calcext:value-type="float">
            <text:p>3.4285656256</text:p>
          </table:table-cell>
          <table:table-cell table:formula="of:=([.B159]-[.B153])/([.A159]-[.A153])" office:value-type="float" office:value="-0.0126451339516659" calcext:value-type="float">
            <text:p>-0.012645134</text:p>
          </table:table-cell>
          <table:table-cell table:formula="of:=[.C156]*[.A156]*(1-[.A156])*96485/8.314/298.15" office:value-type="float" office:value="-0.0862797086887776" calcext:value-type="float">
            <text:p>-0.0862797087</text:p>
          </table:table-cell>
          <table:table-cell table:formula="of:=ABS([.D156])" office:value-type="float" office:value="0.0862797086887776" calcext:value-type="float">
            <text:p>0.0862797087</text:p>
          </table:table-cell>
          <table:table-cell office:value-type="float" office:value="1" calcext:value-type="float">
            <text:p>1</text:p>
          </table:table-cell>
          <table:table-cell table:formula="of:=[.E156]*[.F156]*[.$G$2]" office:value-type="float" office:value="8.62797086887776E-016" calcext:value-type="float">
            <text:p>8.63E-016</text:p>
          </table:table-cell>
          <table:table-cell table:formula="of:=ABS([.C156]*96485/8.314/298.15*[.A156])" office:value-type="float" office:value="0.380626084063529" calcext:value-type="float">
            <text:p>0.3806260841</text:p>
          </table:table-cell>
          <table:table-cell table:formula="of:=[.$G$2]*[.H156]" office:value-type="float" office:value="3.80626084063529E-015" calcext:value-type="float">
            <text:p>3.80626084063529E-015</text:p>
          </table:table-cell>
        </table:table-row>
        <table:table-row table:style-name="ro1">
          <table:table-cell office:value-type="float" office:value="0.7783366834" calcext:value-type="float">
            <text:p>0.7783366834</text:p>
          </table:table-cell>
          <table:table-cell office:value-type="float" office:value="3.4284850728" calcext:value-type="float">
            <text:p>3.4284850728</text:p>
          </table:table-cell>
          <table:table-cell table:formula="of:=([.B160]-[.B154])/([.A160]-[.A154])" office:value-type="float" office:value="-0.0171927625600892" calcext:value-type="float">
            <text:p>-0.0171927626</text:p>
          </table:table-cell>
          <table:table-cell table:formula="of:=[.C157]*[.A157]*(1-[.A157])*96485/8.314/298.15" office:value-type="float" office:value="-0.115457449410593" calcext:value-type="float">
            <text:p>-0.1154574494</text:p>
          </table:table-cell>
          <table:table-cell table:formula="of:=ABS([.D157])" office:value-type="float" office:value="0.115457449410593" calcext:value-type="float">
            <text:p>0.1154574494</text:p>
          </table:table-cell>
          <table:table-cell office:value-type="float" office:value="1" calcext:value-type="float">
            <text:p>1</text:p>
          </table:table-cell>
          <table:table-cell table:formula="of:=[.E157]*[.F157]*[.$G$2]" office:value-type="float" office:value="1.15457449410593E-015" calcext:value-type="float">
            <text:p>1.15E-015</text:p>
          </table:table-cell>
          <table:table-cell table:formula="of:=ABS([.C157]*96485/8.314/298.15*[.A157])" office:value-type="float" office:value="0.520868545962166" calcext:value-type="float">
            <text:p>0.520868546</text:p>
          </table:table-cell>
          <table:table-cell table:formula="of:=[.$G$2]*[.H157]" office:value-type="float" office:value="5.20868545962166E-015" calcext:value-type="float">
            <text:p>5.20868545962166E-015</text:p>
          </table:table-cell>
        </table:table-row>
        <table:table-row table:style-name="ro1">
          <table:table-cell office:value-type="float" office:value="0.7833517588" calcext:value-type="float">
            <text:p>0.7833517588</text:p>
          </table:table-cell>
          <table:table-cell office:value-type="float" office:value="3.4283757051" calcext:value-type="float">
            <text:p>3.4283757051</text:p>
          </table:table-cell>
          <table:table-cell table:formula="of:=([.B161]-[.B155])/([.A161]-[.A155])" office:value-type="float" office:value="-0.0266256716474245" calcext:value-type="float">
            <text:p>-0.0266256716</text:p>
          </table:table-cell>
          <table:table-cell table:formula="of:=[.C158]*[.A158]*(1-[.A158])*96485/8.314/298.15" office:value-type="float" office:value="-0.175884484313979" calcext:value-type="float">
            <text:p>-0.1758844843</text:p>
          </table:table-cell>
          <table:table-cell table:formula="of:=ABS([.D158])" office:value-type="float" office:value="0.175884484313979" calcext:value-type="float">
            <text:p>0.1758844843</text:p>
          </table:table-cell>
          <table:table-cell office:value-type="float" office:value="1" calcext:value-type="float">
            <text:p>1</text:p>
          </table:table-cell>
          <table:table-cell table:formula="of:=[.E158]*[.F158]*[.$G$2]" office:value-type="float" office:value="1.75884484313979E-015" calcext:value-type="float">
            <text:p>1.76E-015</text:p>
          </table:table-cell>
          <table:table-cell table:formula="of:=ABS([.C158]*96485/8.314/298.15*[.A158])" office:value-type="float" office:value="0.81184358266546" calcext:value-type="float">
            <text:p>0.8118435827</text:p>
          </table:table-cell>
          <table:table-cell table:formula="of:=[.$G$2]*[.H158]" office:value-type="float" office:value="8.1184358266546E-015" calcext:value-type="float">
            <text:p>8.1184358266546E-015</text:p>
          </table:table-cell>
        </table:table-row>
        <table:table-row table:style-name="ro1">
          <table:table-cell office:value-type="float" office:value="0.7883668342" calcext:value-type="float">
            <text:p>0.7883668342</text:p>
          </table:table-cell>
          <table:table-cell office:value-type="float" office:value="3.4282544161" calcext:value-type="float">
            <text:p>3.4282544161</text:p>
          </table:table-cell>
          <table:table-cell table:formula="of:=([.B162]-[.B156])/([.A162]-[.A156])" office:value-type="float" office:value="-0.0483320651182077" calcext:value-type="float">
            <text:p>-0.0483320651</text:p>
          </table:table-cell>
          <table:table-cell table:formula="of:=[.C159]*[.A159]*(1-[.A159])*96485/8.314/298.15" office:value-type="float" office:value="-0.313879096258589" calcext:value-type="float">
            <text:p>-0.3138790963</text:p>
          </table:table-cell>
          <table:table-cell table:formula="of:=ABS([.D159])" office:value-type="float" office:value="0.313879096258589" calcext:value-type="float">
            <text:p>0.3138790963</text:p>
          </table:table-cell>
          <table:table-cell office:value-type="float" office:value="1" calcext:value-type="float">
            <text:p>1</text:p>
          </table:table-cell>
          <table:table-cell table:formula="of:=[.E159]*[.F159]*[.$G$2]" office:value-type="float" office:value="3.13879096258589E-015" calcext:value-type="float">
            <text:p>3.14E-015</text:p>
          </table:table-cell>
          <table:table-cell table:formula="of:=ABS([.C159]*96485/8.314/298.15*[.A159])" office:value-type="float" office:value="1.48312810552206" calcext:value-type="float">
            <text:p>1.4831281055</text:p>
          </table:table-cell>
          <table:table-cell table:formula="of:=[.$G$2]*[.H159]" office:value-type="float" office:value="0.0000000000000148312810552206" calcext:value-type="float">
            <text:p>1.48312810552206E-014</text:p>
          </table:table-cell>
        </table:table-row>
        <table:table-row table:style-name="ro1">
          <table:table-cell office:value-type="float" office:value="0.7933819095" calcext:value-type="float">
            <text:p>0.7933819095</text:p>
          </table:table-cell>
          <table:table-cell office:value-type="float" office:value="3.4281015799" calcext:value-type="float">
            <text:p>3.4281015799</text:p>
          </table:table-cell>
          <table:table-cell table:formula="of:=([.B163]-[.B157])/([.A163]-[.A157])" office:value-type="float" office:value="-0.0742358266246461" calcext:value-type="float">
            <text:p>-0.0742358266</text:p>
          </table:table-cell>
          <table:table-cell table:formula="of:=[.C160]*[.A160]*(1-[.A160])*96485/8.314/298.15" office:value-type="float" office:value="-0.473673570716411" calcext:value-type="float">
            <text:p>-0.4736735707</text:p>
          </table:table-cell>
          <table:table-cell table:formula="of:=ABS([.D160])" office:value-type="float" office:value="0.473673570716411" calcext:value-type="float">
            <text:p>0.4736735707</text:p>
          </table:table-cell>
          <table:table-cell office:value-type="float" office:value="1" calcext:value-type="float">
            <text:p>1</text:p>
          </table:table-cell>
          <table:table-cell table:formula="of:=[.E160]*[.F160]*[.$G$2]" office:value-type="float" office:value="4.73673570716411E-015" calcext:value-type="float">
            <text:p>4.74E-015</text:p>
          </table:table-cell>
          <table:table-cell table:formula="of:=ABS([.C160]*96485/8.314/298.15*[.A160])" office:value-type="float" office:value="2.29250773526247" calcext:value-type="float">
            <text:p>2.2925077353</text:p>
          </table:table-cell>
          <table:table-cell table:formula="of:=[.$G$2]*[.H160]" office:value-type="float" office:value="0.0000000000000229250773526247" calcext:value-type="float">
            <text:p>2.29250773526247E-014</text:p>
          </table:table-cell>
        </table:table-row>
        <table:table-row table:style-name="ro1">
          <table:table-cell office:value-type="float" office:value="0.7983969849" calcext:value-type="float">
            <text:p>0.7983969849</text:p>
          </table:table-cell>
          <table:table-cell office:value-type="float" office:value="3.4277984396" calcext:value-type="float">
            <text:p>3.4277984396</text:p>
          </table:table-cell>
          <table:table-cell table:formula="of:=([.B164]-[.B158])/([.A164]-[.A158])" office:value-type="float" office:value="-0.100650208571305" calcext:value-type="float">
            <text:p>-0.1006502086</text:p>
          </table:table-cell>
          <table:table-cell table:formula="of:=[.C161]*[.A161]*(1-[.A161])*96485/8.314/298.15" office:value-type="float" office:value="-0.630587790556777" calcext:value-type="float">
            <text:p>-0.6305877906</text:p>
          </table:table-cell>
          <table:table-cell table:formula="of:=ABS([.D161])" office:value-type="float" office:value="0.630587790556777" calcext:value-type="float">
            <text:p>0.6305877906</text:p>
          </table:table-cell>
          <table:table-cell office:value-type="float" office:value="1" calcext:value-type="float">
            <text:p>1</text:p>
          </table:table-cell>
          <table:table-cell table:formula="of:=[.E161]*[.F161]*[.$G$2]" office:value-type="float" office:value="6.30587790556777E-015" calcext:value-type="float">
            <text:p>6.31E-015</text:p>
          </table:table-cell>
          <table:table-cell table:formula="of:=ABS([.C161]*96485/8.314/298.15*[.A161])" office:value-type="float" office:value="3.12786884781455" calcext:value-type="float">
            <text:p>3.1278688478</text:p>
          </table:table-cell>
          <table:table-cell table:formula="of:=[.$G$2]*[.H161]" office:value-type="float" office:value="0.0000000000000312786884781455" calcext:value-type="float">
            <text:p>3.12786884781455E-014</text:p>
          </table:table-cell>
        </table:table-row>
        <table:table-row table:style-name="ro1">
          <table:table-cell office:value-type="float" office:value="0.8034120603" calcext:value-type="float">
            <text:p>0.8034120603</text:p>
          </table:table-cell>
          <table:table-cell office:value-type="float" office:value="3.4271112919" calcext:value-type="float">
            <text:p>3.4271112919</text:p>
          </table:table-cell>
          <table:table-cell table:formula="of:=([.B165]-[.B159])/([.A165]-[.A159])" office:value-type="float" office:value="-0.12845234010808" calcext:value-type="float">
            <text:p>-0.1284523401</text:p>
          </table:table-cell>
          <table:table-cell table:formula="of:=[.C162]*[.A162]*(1-[.A162])*96485/8.314/298.15" office:value-type="float" office:value="-0.789681939977025" calcext:value-type="float">
            <text:p>-0.78968194</text:p>
          </table:table-cell>
          <table:table-cell table:formula="of:=ABS([.D162])" office:value-type="float" office:value="0.789681939977025" calcext:value-type="float">
            <text:p>0.78968194</text:p>
          </table:table-cell>
          <table:table-cell office:value-type="float" office:value="1" calcext:value-type="float">
            <text:p>1</text:p>
          </table:table-cell>
          <table:table-cell table:formula="of:=[.E162]*[.F162]*[.$G$2]" office:value-type="float" office:value="7.89681939977025E-015" calcext:value-type="float">
            <text:p>7.90E-015</text:p>
          </table:table-cell>
          <table:table-cell table:formula="of:=ABS([.C162]*96485/8.314/298.15*[.A162])" office:value-type="float" office:value="4.0169399057852" calcext:value-type="float">
            <text:p>4.0169399058</text:p>
          </table:table-cell>
          <table:table-cell table:formula="of:=[.$G$2]*[.H162]" office:value-type="float" office:value="0.000000000000040169399057852" calcext:value-type="float">
            <text:p>4.0169399057852E-014</text:p>
          </table:table-cell>
        </table:table-row>
        <table:table-row table:style-name="ro1">
          <table:table-cell office:value-type="float" office:value="0.8084271357" calcext:value-type="float">
            <text:p>0.8084271357</text:p>
          </table:table-cell>
          <table:table-cell office:value-type="float" office:value="3.4262512832" calcext:value-type="float">
            <text:p>3.4262512832</text:p>
          </table:table-cell>
          <table:table-cell table:formula="of:=([.B166]-[.B160])/([.A166]-[.A160])" office:value-type="float" office:value="-0.162936982505906" calcext:value-type="float">
            <text:p>-0.1629369825</text:p>
          </table:table-cell>
          <table:table-cell table:formula="of:=[.C163]*[.A163]*(1-[.A163])*96485/8.314/298.15" office:value-type="float" office:value="-0.982221670849444" calcext:value-type="float">
            <text:p>-0.9822216708</text:p>
          </table:table-cell>
          <table:table-cell table:formula="of:=ABS([.D163])" office:value-type="float" office:value="0.982221670849444" calcext:value-type="float">
            <text:p>0.9822216708</text:p>
          </table:table-cell>
          <table:table-cell office:value-type="float" office:value="1" calcext:value-type="float">
            <text:p>1</text:p>
          </table:table-cell>
          <table:table-cell table:formula="of:=[.E163]*[.F163]*[.$G$2]" office:value-type="float" office:value="9.82221670849444E-015" calcext:value-type="float">
            <text:p>9.82E-015</text:p>
          </table:table-cell>
          <table:table-cell table:formula="of:=ABS([.C163]*96485/8.314/298.15*[.A163])" office:value-type="float" office:value="5.12714404745393" calcext:value-type="float">
            <text:p>5.1271440475</text:p>
          </table:table-cell>
          <table:table-cell table:formula="of:=[.$G$2]*[.H163]" office:value-type="float" office:value="0.0000000000000512714404745393" calcext:value-type="float">
            <text:p>5.12714404745393E-014</text:p>
          </table:table-cell>
        </table:table-row>
        <table:table-row table:style-name="ro1">
          <table:table-cell office:value-type="float" office:value="0.8134422111" calcext:value-type="float">
            <text:p>0.8134422111</text:p>
          </table:table-cell>
          <table:table-cell office:value-type="float" office:value="3.4253470948" calcext:value-type="float">
            <text:p>3.4253470948</text:p>
          </table:table-cell>
          <table:table-cell table:formula="of:=([.B167]-[.B161])/([.A167]-[.A161])" office:value-type="float" office:value="-0.228091151026006" calcext:value-type="float">
            <text:p>-0.228091151</text:p>
          </table:table-cell>
          <table:table-cell table:formula="of:=[.C164]*[.A164]*(1-[.A164])*96485/8.314/298.15" office:value-type="float" office:value="-1.34729747229974" calcext:value-type="float">
            <text:p>-1.3472974723</text:p>
          </table:table-cell>
          <table:table-cell table:formula="of:=ABS([.D164])" office:value-type="float" office:value="1.34729747229974" calcext:value-type="float">
            <text:p>1.3472974723</text:p>
          </table:table-cell>
          <table:table-cell office:value-type="float" office:value="1" calcext:value-type="float">
            <text:p>1</text:p>
          </table:table-cell>
          <table:table-cell table:formula="of:=[.E164]*[.F164]*[.$G$2]" office:value-type="float" office:value="0.0000000000000134729747229974" calcext:value-type="float">
            <text:p>1.35E-014</text:p>
          </table:table-cell>
          <table:table-cell table:formula="of:=ABS([.C164]*96485/8.314/298.15*[.A164])" office:value-type="float" office:value="7.22187736166798" calcext:value-type="float">
            <text:p>7.2218773617</text:p>
          </table:table-cell>
          <table:table-cell table:formula="of:=[.$G$2]*[.H164]" office:value-type="float" office:value="0.0000000000000722187736166798" calcext:value-type="float">
            <text:p>7.22187736166798E-014</text:p>
          </table:table-cell>
        </table:table-row>
        <table:table-row table:style-name="ro1">
          <table:table-cell office:value-type="float" office:value="0.8184572864" calcext:value-type="float">
            <text:p>0.8184572864</text:p>
          </table:table-cell>
          <table:table-cell office:value-type="float" office:value="3.4243892271" calcext:value-type="float">
            <text:p>3.4243892271</text:p>
          </table:table-cell>
          <table:table-cell table:formula="of:=([.B168]-[.B162])/([.A168]-[.A162])" office:value-type="float" office:value="-0.329969370383983" calcext:value-type="float">
            <text:p>-0.3299693704</text:p>
          </table:table-cell>
          <table:table-cell table:formula="of:=[.C165]*[.A165]*(1-[.A165])*96485/8.314/298.15" office:value-type="float" office:value="-1.90837376511647" calcext:value-type="float">
            <text:p>-1.9083737651</text:p>
          </table:table-cell>
          <table:table-cell table:formula="of:=ABS([.D165])" office:value-type="float" office:value="1.90837376511647" calcext:value-type="float">
            <text:p>1.9083737651</text:p>
          </table:table-cell>
          <table:table-cell office:value-type="float" office:value="1" calcext:value-type="float">
            <text:p>1</text:p>
          </table:table-cell>
          <table:table-cell table:formula="of:=[.E165]*[.F165]*[.$G$2]" office:value-type="float" office:value="0.0000000000000190837376511647" calcext:value-type="float">
            <text:p>1.91E-014</text:p>
          </table:table-cell>
          <table:table-cell table:formula="of:=ABS([.C165]*96485/8.314/298.15*[.A165])" office:value-type="float" office:value="10.5119821516013" calcext:value-type="float">
            <text:p>10.5119821516</text:p>
          </table:table-cell>
          <table:table-cell table:formula="of:=[.$G$2]*[.H165]" office:value-type="float" office:value="0.000000000000105119821516013" calcext:value-type="float">
            <text:p>1.05119821516013E-013</text:p>
          </table:table-cell>
        </table:table-row>
        <table:table-row table:style-name="ro1">
          <table:table-cell office:value-type="float" office:value="0.8234723618" calcext:value-type="float">
            <text:p>0.8234723618</text:p>
          </table:table-cell>
          <table:table-cell office:value-type="float" office:value="3.4231987324" calcext:value-type="float">
            <text:p>3.4231987324</text:p>
          </table:table-cell>
          <table:table-cell table:formula="of:=([.B169]-[.B163])/([.A169]-[.A163])" office:value-type="float" office:value="-0.440386047106332" calcext:value-type="float">
            <text:p>-0.4403860471</text:p>
          </table:table-cell>
          <table:table-cell table:formula="of:=[.C166]*[.A166]*(1-[.A166])*96485/8.314/298.15" office:value-type="float" office:value="-2.49178321602848" calcext:value-type="float">
            <text:p>-2.491783216</text:p>
          </table:table-cell>
          <table:table-cell table:formula="of:=ABS([.D166])" office:value-type="float" office:value="2.49178321602848" calcext:value-type="float">
            <text:p>2.491783216</text:p>
          </table:table-cell>
          <table:table-cell office:value-type="float" office:value="1" calcext:value-type="float">
            <text:p>1</text:p>
          </table:table-cell>
          <table:table-cell table:formula="of:=[.E166]*[.F166]*[.$G$2]" office:value-type="float" office:value="0.0000000000000249178321602848" calcext:value-type="float">
            <text:p>2.49E-014</text:p>
          </table:table-cell>
          <table:table-cell table:formula="of:=ABS([.C166]*96485/8.314/298.15*[.A166])" office:value-type="float" office:value="14.1155415743192" calcext:value-type="float">
            <text:p>14.1155415743</text:p>
          </table:table-cell>
          <table:table-cell table:formula="of:=[.$G$2]*[.H166]" office:value-type="float" office:value="0.000000000000141155415743192" calcext:value-type="float">
            <text:p>1.41155415743192E-013</text:p>
          </table:table-cell>
        </table:table-row>
        <table:table-row table:style-name="ro1">
          <table:table-cell office:value-type="float" office:value="0.8284874372" calcext:value-type="float">
            <text:p>0.8284874372</text:p>
          </table:table-cell>
          <table:table-cell office:value-type="float" office:value="3.4209350737" calcext:value-type="float">
            <text:p>3.4209350737</text:p>
          </table:table-cell>
          <table:table-cell table:formula="of:=([.B170]-[.B164])/([.A170]-[.A164])" office:value-type="float" office:value="-0.555785662137714" calcext:value-type="float">
            <text:p>-0.5557856621</text:p>
          </table:table-cell>
          <table:table-cell table:formula="of:=[.C167]*[.A167]*(1-[.A167])*96485/8.314/298.15" office:value-type="float" office:value="-3.07400217143744" calcext:value-type="float">
            <text:p>-3.0740021714</text:p>
          </table:table-cell>
          <table:table-cell table:formula="of:=ABS([.D167])" office:value-type="float" office:value="3.07400217143744" calcext:value-type="float">
            <text:p>3.0740021714</text:p>
          </table:table-cell>
          <table:table-cell office:value-type="float" office:value="1" calcext:value-type="float">
            <text:p>1</text:p>
          </table:table-cell>
          <table:table-cell table:formula="of:=[.E167]*[.F167]*[.$G$2]" office:value-type="float" office:value="0.0000000000000307400217143744" calcext:value-type="float">
            <text:p>3.07E-014</text:p>
          </table:table-cell>
          <table:table-cell table:formula="of:=ABS([.C167]*96485/8.314/298.15*[.A167])" office:value-type="float" office:value="17.9228980154767" calcext:value-type="float">
            <text:p>17.9228980155</text:p>
          </table:table-cell>
          <table:table-cell table:formula="of:=[.$G$2]*[.H167]" office:value-type="float" office:value="0.000000000000179228980154767" calcext:value-type="float">
            <text:p>1.79228980154767E-013</text:p>
          </table:table-cell>
        </table:table-row>
        <table:table-row table:style-name="ro1">
          <table:table-cell office:value-type="float" office:value="0.8335025126" calcext:value-type="float">
            <text:p>0.8335025126</text:p>
          </table:table-cell>
          <table:table-cell office:value-type="float" office:value="3.4171823643" calcext:value-type="float">
            <text:p>3.4171823643</text:p>
          </table:table-cell>
          <table:table-cell table:formula="of:=([.B171]-[.B165])/([.A171]-[.A165])" office:value-type="float" office:value="-0.68838698047752" calcext:value-type="float">
            <text:p>-0.6883869805</text:p>
          </table:table-cell>
          <table:table-cell table:formula="of:=[.C168]*[.A168]*(1-[.A168])*96485/8.314/298.15" office:value-type="float" office:value="-3.71845228106485" calcext:value-type="float">
            <text:p>-3.7184522811</text:p>
          </table:table-cell>
          <table:table-cell table:formula="of:=ABS([.D168])" office:value-type="float" office:value="3.71845228106485" calcext:value-type="float">
            <text:p>3.7184522811</text:p>
          </table:table-cell>
          <table:table-cell office:value-type="float" office:value="1" calcext:value-type="float">
            <text:p>1</text:p>
          </table:table-cell>
          <table:table-cell table:formula="of:=[.E168]*[.F168]*[.$G$2]" office:value-type="float" office:value="0.0000000000000371845228106485" calcext:value-type="float">
            <text:p>3.72E-014</text:p>
          </table:table-cell>
          <table:table-cell table:formula="of:=ABS([.C168]*96485/8.314/298.15*[.A168])" office:value-type="float" office:value="22.3333837593086" calcext:value-type="float">
            <text:p>22.3333837593</text:p>
          </table:table-cell>
          <table:table-cell table:formula="of:=[.$G$2]*[.H168]" office:value-type="float" office:value="0.000000000000223333837593086" calcext:value-type="float">
            <text:p>2.23333837593086E-013</text:p>
          </table:table-cell>
        </table:table-row>
        <table:table-row table:style-name="ro1">
          <table:table-cell office:value-type="float" office:value="0.8385175879" calcext:value-type="float">
            <text:p>0.8385175879</text:p>
          </table:table-cell>
          <table:table-cell office:value-type="float" office:value="3.4129998679" calcext:value-type="float">
            <text:p>3.4129998679</text:p>
          </table:table-cell>
          <table:table-cell table:formula="of:=([.B172]-[.B166])/([.A172]-[.A166])" office:value-type="float" office:value="-0.890798896366202" calcext:value-type="float">
            <text:p>-0.8907988964</text:p>
          </table:table-cell>
          <table:table-cell table:formula="of:=[.C169]*[.A169]*(1-[.A169])*96485/8.314/298.15" office:value-type="float" office:value="-4.69496157197994" calcext:value-type="float">
            <text:p>-4.694961572</text:p>
          </table:table-cell>
          <table:table-cell table:formula="of:=ABS([.D169])" office:value-type="float" office:value="4.69496157197994" calcext:value-type="float">
            <text:p>4.694961572</text:p>
          </table:table-cell>
          <table:table-cell office:value-type="float" office:value="1" calcext:value-type="float">
            <text:p>1</text:p>
          </table:table-cell>
          <table:table-cell table:formula="of:=[.E169]*[.F169]*[.$G$2]" office:value-type="float" office:value="0.0000000000000469496157197994" calcext:value-type="float">
            <text:p>4.69E-014</text:p>
          </table:table-cell>
          <table:table-cell table:formula="of:=ABS([.C169]*96485/8.314/298.15*[.A169])" office:value-type="float" office:value="29.0741357583421" calcext:value-type="float">
            <text:p>29.0741357583</text:p>
          </table:table-cell>
          <table:table-cell table:formula="of:=[.$G$2]*[.H169]" office:value-type="float" office:value="0.000000000000290741357583421" calcext:value-type="float">
            <text:p>2.90741357583421E-013</text:p>
          </table:table-cell>
        </table:table-row>
        <table:table-row table:style-name="ro1">
          <table:table-cell office:value-type="float" office:value="0.8435326633" calcext:value-type="float">
            <text:p>0.8435326633</text:p>
          </table:table-cell>
          <table:table-cell office:value-type="float" office:value="3.4086232529" calcext:value-type="float">
            <text:p>3.4086232529</text:p>
          </table:table-cell>
          <table:table-cell table:formula="of:=([.B173]-[.B167])/([.A173]-[.A167])" office:value-type="float" office:value="-1.13567903442807" calcext:value-type="float">
            <text:p>-1.1356790344</text:p>
          </table:table-cell>
          <table:table-cell table:formula="of:=[.C170]*[.A170]*(1-[.A170])*96485/8.314/298.15" office:value-type="float" office:value="-5.83439959056315" calcext:value-type="float">
            <text:p>-5.8343995906</text:p>
          </table:table-cell>
          <table:table-cell table:formula="of:=ABS([.D170])" office:value-type="float" office:value="5.83439959056315" calcext:value-type="float">
            <text:p>5.8343995906</text:p>
          </table:table-cell>
          <table:table-cell office:value-type="float" office:value="1" calcext:value-type="float">
            <text:p>1</text:p>
          </table:table-cell>
          <table:table-cell table:formula="of:=[.E170]*[.F170]*[.$G$2]" office:value-type="float" office:value="0.0000000000000583439959056315" calcext:value-type="float">
            <text:p>5.83E-014</text:p>
          </table:table-cell>
          <table:table-cell table:formula="of:=ABS([.C170]*96485/8.314/298.15*[.A170])" office:value-type="float" office:value="37.2882910492024" calcext:value-type="float">
            <text:p>37.2882910492</text:p>
          </table:table-cell>
          <table:table-cell table:formula="of:=[.$G$2]*[.H170]" office:value-type="float" office:value="0.000000000000372882910492024" calcext:value-type="float">
            <text:p>3.72882910492024E-013</text:p>
          </table:table-cell>
        </table:table-row>
        <table:table-row table:style-name="ro1">
          <table:table-cell office:value-type="float" office:value="0.8485477387" calcext:value-type="float">
            <text:p>0.8485477387</text:p>
          </table:table-cell>
          <table:table-cell office:value-type="float" office:value="3.4036753515" calcext:value-type="float">
            <text:p>3.4036753515</text:p>
          </table:table-cell>
          <table:table-cell table:formula="of:=([.B174]-[.B168])/([.A174]-[.A168])" office:value-type="float" office:value="-1.35362522734038" calcext:value-type="float">
            <text:p>-1.3536252273</text:p>
          </table:table-cell>
          <table:table-cell table:formula="of:=[.C171]*[.A171]*(1-[.A171])*96485/8.314/298.15" office:value-type="float" office:value="-6.77119700372757" calcext:value-type="float">
            <text:p>-6.7711970037</text:p>
          </table:table-cell>
          <table:table-cell table:formula="of:=ABS([.D171])" office:value-type="float" office:value="6.77119700372757" calcext:value-type="float">
            <text:p>6.7711970037</text:p>
          </table:table-cell>
          <table:table-cell office:value-type="float" office:value="1" calcext:value-type="float">
            <text:p>1</text:p>
          </table:table-cell>
          <table:table-cell table:formula="of:=[.E171]*[.F171]*[.$G$2]" office:value-type="float" office:value="0.0000000000000677119700372757" calcext:value-type="float">
            <text:p>6.77E-014</text:p>
          </table:table-cell>
          <table:table-cell table:formula="of:=ABS([.C171]*96485/8.314/298.15*[.A171])" office:value-type="float" office:value="44.7084576064205" calcext:value-type="float">
            <text:p>44.7084576064</text:p>
          </table:table-cell>
          <table:table-cell table:formula="of:=[.$G$2]*[.H171]" office:value-type="float" office:value="0.000000000000447084576064205" calcext:value-type="float">
            <text:p>4.47084576064205E-013</text:p>
          </table:table-cell>
        </table:table-row>
        <table:table-row table:style-name="ro1">
          <table:table-cell office:value-type="float" office:value="0.8535628141" calcext:value-type="float">
            <text:p>0.8535628141</text:p>
          </table:table-cell>
          <table:table-cell office:value-type="float" office:value="3.3963941907" calcext:value-type="float">
            <text:p>3.3963941907</text:p>
          </table:table-cell>
          <table:table-cell table:formula="of:=([.B175]-[.B169])/([.A175]-[.A169])" office:value-type="float" office:value="-1.58102564978727" calcext:value-type="float">
            <text:p>-1.5810256498</text:p>
          </table:table-cell>
          <table:table-cell table:formula="of:=[.C172]*[.A172]*(1-[.A172])*96485/8.314/298.15" office:value-type="float" office:value="-7.69202600945896" calcext:value-type="float">
            <text:p>-7.6920260095</text:p>
          </table:table-cell>
          <table:table-cell table:formula="of:=ABS([.D172])" office:value-type="float" office:value="7.69202600945896" calcext:value-type="float">
            <text:p>7.6920260095</text:p>
          </table:table-cell>
          <table:table-cell office:value-type="float" office:value="1" calcext:value-type="float">
            <text:p>1</text:p>
          </table:table-cell>
          <table:table-cell table:formula="of:=[.E172]*[.F172]*[.$G$2]" office:value-type="float" office:value="0.0000000000000769202600945896" calcext:value-type="float">
            <text:p>7.69E-014</text:p>
          </table:table-cell>
          <table:table-cell table:formula="of:=ABS([.C172]*96485/8.314/298.15*[.A172])" office:value-type="float" office:value="52.5278190931076" calcext:value-type="float">
            <text:p>52.5278190931</text:p>
          </table:table-cell>
          <table:table-cell table:formula="of:=[.$G$2]*[.H172]" office:value-type="float" office:value="0.000000000000525278190931076" calcext:value-type="float">
            <text:p>5.25278190931076E-013</text:p>
          </table:table-cell>
        </table:table-row>
        <table:table-row table:style-name="ro1">
          <table:table-cell office:value-type="float" office:value="0.8585778894" calcext:value-type="float">
            <text:p>0.8585778894</text:p>
          </table:table-cell>
          <table:table-cell office:value-type="float" office:value="3.386761978" calcext:value-type="float">
            <text:p>3.386761978</text:p>
          </table:table-cell>
          <table:table-cell table:formula="of:=([.B176]-[.B170])/([.A176]-[.A170])" office:value-type="float" office:value="-1.87235625235184" calcext:value-type="float">
            <text:p>-1.8723562524</text:p>
          </table:table-cell>
          <table:table-cell table:formula="of:=[.C173]*[.A173]*(1-[.A173])*96485/8.314/298.15" office:value-type="float" office:value="-8.84912779654541" calcext:value-type="float">
            <text:p>-8.8491277965</text:p>
          </table:table-cell>
          <table:table-cell table:formula="of:=ABS([.D173])" office:value-type="float" office:value="8.84912779654541" calcext:value-type="float">
            <text:p>8.8491277965</text:p>
          </table:table-cell>
          <table:table-cell office:value-type="float" office:value="1" calcext:value-type="float">
            <text:p>1</text:p>
          </table:table-cell>
          <table:table-cell table:formula="of:=[.E173]*[.F173]*[.$G$2]" office:value-type="float" office:value="0.0000000000000884912779654541" calcext:value-type="float">
            <text:p>8.85E-014</text:p>
          </table:table-cell>
          <table:table-cell table:formula="of:=ABS([.C173]*96485/8.314/298.15*[.A173])" office:value-type="float" office:value="62.5724489544241" calcext:value-type="float">
            <text:p>62.5724489544</text:p>
          </table:table-cell>
          <table:table-cell table:formula="of:=[.$G$2]*[.H173]" office:value-type="float" office:value="0.000000000000625724489544241" calcext:value-type="float">
            <text:p>6.25724489544241E-013</text:p>
          </table:table-cell>
        </table:table-row>
        <table:table-row table:style-name="ro1">
          <table:table-cell office:value-type="float" office:value="0.8635929648" calcext:value-type="float">
            <text:p>0.8635929648</text:p>
          </table:table-cell>
          <table:table-cell office:value-type="float" office:value="3.3764511691" calcext:value-type="float">
            <text:p>3.3764511691</text:p>
          </table:table-cell>
          <table:table-cell table:formula="of:=([.B177]-[.B171])/([.A177]-[.A171])" office:value-type="float" office:value="-2.21397527480834" calcext:value-type="float">
            <text:p>-2.2139752748</text:p>
          </table:table-cell>
          <table:table-cell table:formula="of:=[.C174]*[.A174]*(1-[.A174])*96485/8.314/298.15" office:value-type="float" office:value="-10.1515790119625" calcext:value-type="float">
            <text:p>-10.151579012</text:p>
          </table:table-cell>
          <table:table-cell table:formula="of:=ABS([.D174])" office:value-type="float" office:value="10.1515790119625" calcext:value-type="float">
            <text:p>10.151579012</text:p>
          </table:table-cell>
          <table:table-cell office:value-type="float" office:value="1" calcext:value-type="float">
            <text:p>1</text:p>
          </table:table-cell>
          <table:table-cell table:formula="of:=[.E174]*[.F174]*[.$G$2]" office:value-type="float" office:value="0.000000000000101515790119625" calcext:value-type="float">
            <text:p>1.02E-013</text:p>
          </table:table-cell>
          <table:table-cell table:formula="of:=ABS([.C174]*96485/8.314/298.15*[.A174])" office:value-type="float" office:value="74.4212275934173" calcext:value-type="float">
            <text:p>74.4212275934</text:p>
          </table:table-cell>
          <table:table-cell table:formula="of:=[.$G$2]*[.H174]" office:value-type="float" office:value="0.000000000000744212275934173" calcext:value-type="float">
            <text:p>7.44212275934173E-013</text:p>
          </table:table-cell>
        </table:table-row>
        <table:table-row table:style-name="ro1">
          <table:table-cell office:value-type="float" office:value="0.8686080402" calcext:value-type="float">
            <text:p>0.8686080402</text:p>
          </table:table-cell>
          <table:table-cell office:value-type="float" office:value="3.365426091" calcext:value-type="float">
            <text:p>3.365426091</text:p>
          </table:table-cell>
          <table:table-cell table:formula="of:=([.B178]-[.B172])/([.A178]-[.A172])" office:value-type="float" office:value="-2.59900992780694" calcext:value-type="float">
            <text:p>-2.5990099278</text:p>
          </table:table-cell>
          <table:table-cell table:formula="of:=[.C175]*[.A175]*(1-[.A175])*96485/8.314/298.15" office:value-type="float" office:value="-11.5455743223071" calcext:value-type="float">
            <text:p>-11.5455743223</text:p>
          </table:table-cell>
          <table:table-cell table:formula="of:=ABS([.D175])" office:value-type="float" office:value="11.5455743223071" calcext:value-type="float">
            <text:p>11.5455743223</text:p>
          </table:table-cell>
          <table:table-cell office:value-type="float" office:value="1" calcext:value-type="float">
            <text:p>1</text:p>
          </table:table-cell>
          <table:table-cell table:formula="of:=[.E175]*[.F175]*[.$G$2]" office:value-type="float" office:value="0.000000000000115455743223071" calcext:value-type="float">
            <text:p>1.15E-013</text:p>
          </table:table-cell>
          <table:table-cell table:formula="of:=ABS([.C175]*96485/8.314/298.15*[.A175])" office:value-type="float" office:value="87.8712391525427" calcext:value-type="float">
            <text:p>87.8712391525</text:p>
          </table:table-cell>
          <table:table-cell table:formula="of:=[.$G$2]*[.H175]" office:value-type="float" office:value="0.000000000000878712391525427" calcext:value-type="float">
            <text:p>8.78712391525427E-013</text:p>
          </table:table-cell>
        </table:table-row>
        <table:table-row table:style-name="ro1">
          <table:table-cell office:value-type="float" office:value="0.8736231156" calcext:value-type="float">
            <text:p>0.8736231156</text:p>
          </table:table-cell>
          <table:table-cell office:value-type="float" office:value="3.3522832064" calcext:value-type="float">
            <text:p>3.3522832064</text:p>
          </table:table-cell>
          <table:table-cell table:formula="of:=([.B179]-[.B173])/([.A179]-[.A173])" office:value-type="float" office:value="-3.01297078209753" calcext:value-type="float">
            <text:p>-3.0129707821</text:p>
          </table:table-cell>
          <table:table-cell table:formula="of:=[.C176]*[.A176]*(1-[.A176])*96485/8.314/298.15" office:value-type="float" office:value="-12.947968930488" calcext:value-type="float">
            <text:p>-12.9479689305</text:p>
          </table:table-cell>
          <table:table-cell table:formula="of:=ABS([.D176])" office:value-type="float" office:value="12.947968930488" calcext:value-type="float">
            <text:p>12.9479689305</text:p>
          </table:table-cell>
          <table:table-cell office:value-type="float" office:value="1" calcext:value-type="float">
            <text:p>1</text:p>
          </table:table-cell>
          <table:table-cell table:formula="of:=[.E176]*[.F176]*[.$G$2]" office:value-type="float" office:value="0.00000000000012947968930488" calcext:value-type="float">
            <text:p>1.29E-013</text:p>
          </table:table-cell>
          <table:table-cell table:formula="of:=ABS([.C176]*96485/8.314/298.15*[.A176])" office:value-type="float" office:value="102.455199714419" calcext:value-type="float">
            <text:p>102.4551997144</text:p>
          </table:table-cell>
          <table:table-cell table:formula="of:=[.$G$2]*[.H176]" office:value-type="float" office:value="0.00000000000102455199714419" calcext:value-type="float">
            <text:p>1.02455199714419E-012</text:p>
          </table:table-cell>
        </table:table-row>
        <table:table-row table:style-name="ro1">
          <table:table-cell office:value-type="float" office:value="0.878638191" calcext:value-type="float">
            <text:p>0.878638191</text:p>
          </table:table-cell>
          <table:table-cell office:value-type="float" office:value="3.3370558341" calcext:value-type="float">
            <text:p>3.3370558341</text:p>
          </table:table-cell>
          <table:table-cell table:formula="of:=([.B180]-[.B174])/([.A180]-[.A174])" office:value-type="float" office:value="-3.50888788733828" calcext:value-type="float">
            <text:p>-3.5088878873</text:p>
          </table:table-cell>
          <table:table-cell table:formula="of:=[.C177]*[.A177]*(1-[.A177])*96485/8.314/298.15" office:value-type="float" office:value="-14.5638627468938" calcext:value-type="float">
            <text:p>-14.5638627469</text:p>
          </table:table-cell>
          <table:table-cell table:formula="of:=ABS([.D177])" office:value-type="float" office:value="14.5638627468938" calcext:value-type="float">
            <text:p>14.5638627469</text:p>
          </table:table-cell>
          <table:table-cell office:value-type="float" office:value="1" calcext:value-type="float">
            <text:p>1</text:p>
          </table:table-cell>
          <table:table-cell table:formula="of:=[.E177]*[.F177]*[.$G$2]" office:value-type="float" office:value="0.000000000000145638627468938" calcext:value-type="float">
            <text:p>1.46E-013</text:p>
          </table:table-cell>
          <table:table-cell table:formula="of:=ABS([.C177]*96485/8.314/298.15*[.A177])" office:value-type="float" office:value="120.003672216964" calcext:value-type="float">
            <text:p>120.003672217</text:p>
          </table:table-cell>
          <table:table-cell table:formula="of:=[.$G$2]*[.H177]" office:value-type="float" office:value="0.00000000000120003672216964" calcext:value-type="float">
            <text:p>1.20003672216964E-012</text:p>
          </table:table-cell>
        </table:table-row>
        <table:table-row table:style-name="ro1">
          <table:table-cell office:value-type="float" office:value="0.8836532663" calcext:value-type="float">
            <text:p>0.8836532663</text:p>
          </table:table-cell>
          <table:table-cell office:value-type="float" office:value="3.3181888067" calcext:value-type="float">
            <text:p>3.3181888067</text:p>
          </table:table-cell>
          <table:table-cell table:formula="of:=([.B181]-[.B175])/([.A181]-[.A175])" office:value-type="float" office:value="-4.21081028416445" calcext:value-type="float">
            <text:p>-4.2108102842</text:p>
          </table:table-cell>
          <table:table-cell table:formula="of:=[.C178]*[.A178]*(1-[.A178])*96485/8.314/298.15" office:value-type="float" office:value="-16.8506525910868" calcext:value-type="float">
            <text:p>-16.8506525911</text:p>
          </table:table-cell>
          <table:table-cell table:formula="of:=ABS([.D178])" office:value-type="float" office:value="16.8506525910868" calcext:value-type="float">
            <text:p>16.8506525911</text:p>
          </table:table-cell>
          <table:table-cell office:value-type="float" office:value="1" calcext:value-type="float">
            <text:p>1</text:p>
          </table:table-cell>
          <table:table-cell table:formula="of:=[.E178]*[.F178]*[.$G$2]" office:value-type="float" office:value="0.000000000000168506525910868" calcext:value-type="float">
            <text:p>1.69E-013</text:p>
          </table:table-cell>
          <table:table-cell table:formula="of:=ABS([.C178]*96485/8.314/298.15*[.A178])" office:value-type="float" office:value="144.831333508135" calcext:value-type="float">
            <text:p>144.8313335081</text:p>
          </table:table-cell>
          <table:table-cell table:formula="of:=[.$G$2]*[.H178]" office:value-type="float" office:value="0.00000000000144831333508135" calcext:value-type="float">
            <text:p>1.44831333508135E-012</text:p>
          </table:table-cell>
        </table:table-row>
        <table:table-row table:style-name="ro1">
          <table:table-cell office:value-type="float" office:value="0.8886683417" calcext:value-type="float">
            <text:p>0.8886683417</text:p>
          </table:table-cell>
          <table:table-cell office:value-type="float" office:value="3.2961003244" calcext:value-type="float">
            <text:p>3.2961003244</text:p>
          </table:table-cell>
          <table:table-cell table:formula="of:=([.B182]-[.B176])/([.A182]-[.A176])" office:value-type="float" office:value="-4.97880204007039" calcext:value-type="float">
            <text:p>-4.9788020401</text:p>
          </table:table-cell>
          <table:table-cell table:formula="of:=[.C179]*[.A179]*(1-[.A179])*96485/8.314/298.15" office:value-type="float" office:value="-19.1733594005769" calcext:value-type="float">
            <text:p>-19.1733594006</text:p>
          </table:table-cell>
          <table:table-cell table:formula="of:=ABS([.D179])" office:value-type="float" office:value="19.1733594005769" calcext:value-type="float">
            <text:p>19.1733594006</text:p>
          </table:table-cell>
          <table:table-cell office:value-type="float" office:value="1" calcext:value-type="float">
            <text:p>1</text:p>
          </table:table-cell>
          <table:table-cell table:formula="of:=[.E179]*[.F179]*[.$G$2]" office:value-type="float" office:value="0.000000000000191733594005769" calcext:value-type="float">
            <text:p>1.92E-013</text:p>
          </table:table-cell>
          <table:table-cell table:formula="of:=ABS([.C179]*96485/8.314/298.15*[.A179])" office:value-type="float" office:value="172.218394061026" calcext:value-type="float">
            <text:p>172.218394061</text:p>
          </table:table-cell>
          <table:table-cell table:formula="of:=[.$G$2]*[.H179]" office:value-type="float" office:value="0.00000000000172218394061026" calcext:value-type="float">
            <text:p>1.72218394061026E-012</text:p>
          </table:table-cell>
        </table:table-row>
        <table:table-row table:style-name="ro1">
          <table:table-cell office:value-type="float" office:value="0.8936834171" calcext:value-type="float">
            <text:p>0.8936834171</text:p>
          </table:table-cell>
          <table:table-cell office:value-type="float" office:value="3.2708671455" calcext:value-type="float">
            <text:p>3.2708671455</text:p>
          </table:table-cell>
          <table:table-cell table:formula="of:=([.B183]-[.B177])/([.A183]-[.A177])" office:value-type="float" office:value="-5.85467448043205" calcext:value-type="float">
            <text:p>-5.8546744804</text:p>
          </table:table-cell>
          <table:table-cell table:formula="of:=[.C180]*[.A180]*(1-[.A180])*96485/8.314/298.15" office:value-type="float" office:value="-21.6522199245791" calcext:value-type="float">
            <text:p>-21.6522199246</text:p>
          </table:table-cell>
          <table:table-cell table:formula="of:=ABS([.D180])" office:value-type="float" office:value="21.6522199245791" calcext:value-type="float">
            <text:p>21.6522199246</text:p>
          </table:table-cell>
          <table:table-cell office:value-type="float" office:value="1" calcext:value-type="float">
            <text:p>1</text:p>
          </table:table-cell>
          <table:table-cell table:formula="of:=[.E180]*[.F180]*[.$G$2]" office:value-type="float" office:value="0.000000000000216522199245791" calcext:value-type="float">
            <text:p>2.17E-013</text:p>
          </table:table-cell>
          <table:table-cell table:formula="of:=ABS([.C180]*96485/8.314/298.15*[.A180])" office:value-type="float" office:value="203.657974456769" calcext:value-type="float">
            <text:p>203.6579744568</text:p>
          </table:table-cell>
          <table:table-cell table:formula="of:=[.$G$2]*[.H180]" office:value-type="float" office:value="0.00000000000203657974456769" calcext:value-type="float">
            <text:p>2.03657974456769E-012</text:p>
          </table:table-cell>
        </table:table-row>
        <table:table-row table:style-name="ro1">
          <table:table-cell office:value-type="float" office:value="0.8986984925" calcext:value-type="float">
            <text:p>0.8986984925</text:p>
          </table:table-cell>
          <table:table-cell office:value-type="float" office:value="3.238720905" calcext:value-type="float">
            <text:p>3.238720905</text:p>
          </table:table-cell>
          <table:table-cell table:formula="of:=([.B184]-[.B178])/([.A184]-[.A178])" office:value-type="float" office:value="-6.74988216444989" calcext:value-type="float">
            <text:p>-6.7498821644</text:p>
          </table:table-cell>
          <table:table-cell table:formula="of:=[.C181]*[.A181]*(1-[.A181])*96485/8.314/298.15" office:value-type="float" office:value="-23.9188932214104" calcext:value-type="float">
            <text:p>-23.9188932214</text:p>
          </table:table-cell>
          <table:table-cell table:formula="of:=ABS([.D181])" office:value-type="float" office:value="23.9188932214104" calcext:value-type="float">
            <text:p>23.9188932214</text:p>
          </table:table-cell>
          <table:table-cell office:value-type="float" office:value="1" calcext:value-type="float">
            <text:p>1</text:p>
          </table:table-cell>
          <table:table-cell table:formula="of:=[.E181]*[.F181]*[.$G$2]" office:value-type="float" office:value="0.000000000000239188932214104" calcext:value-type="float">
            <text:p>2.39E-013</text:p>
          </table:table-cell>
          <table:table-cell table:formula="of:=ABS([.C181]*96485/8.314/298.15*[.A181])" office:value-type="float" office:value="236.115866502879" calcext:value-type="float">
            <text:p>236.1158665029</text:p>
          </table:table-cell>
          <table:table-cell table:formula="of:=[.$G$2]*[.H181]" office:value-type="float" office:value="0.00000000000236115866502879" calcext:value-type="float">
            <text:p>2.36115866502879E-012</text:p>
          </table:table-cell>
        </table:table-row>
        <table:table-row table:style-name="ro1">
          <table:table-cell office:value-type="float" office:value="0.9037135678" calcext:value-type="float">
            <text:p>0.9037135678</text:p>
          </table:table-cell>
          <table:table-cell office:value-type="float" office:value="3.2024688016" calcext:value-type="float">
            <text:p>3.2024688016</text:p>
          </table:table-cell>
          <table:table-cell table:formula="of:=([.B185]-[.B179])/([.A185]-[.A179])" office:value-type="float" office:value="-7.55846761399464" calcext:value-type="float">
            <text:p>-7.558467614</text:p>
          </table:table-cell>
          <table:table-cell table:formula="of:=[.C182]*[.A182]*(1-[.A182])*96485/8.314/298.15" office:value-type="float" office:value="-25.6002744432878" calcext:value-type="float">
            <text:p>-25.6002744433</text:p>
          </table:table-cell>
          <table:table-cell table:formula="of:=ABS([.D182])" office:value-type="float" office:value="25.6002744432878" calcext:value-type="float">
            <text:p>25.6002744433</text:p>
          </table:table-cell>
          <table:table-cell office:value-type="float" office:value="1" calcext:value-type="float">
            <text:p>1</text:p>
          </table:table-cell>
          <table:table-cell table:formula="of:=[.E182]*[.F182]*[.$G$2]" office:value-type="float" office:value="0.000000000000256002744432878" calcext:value-type="float">
            <text:p>2.56E-013</text:p>
          </table:table-cell>
          <table:table-cell table:formula="of:=ABS([.C182]*96485/8.314/298.15*[.A182])" office:value-type="float" office:value="265.876238825763" calcext:value-type="float">
            <text:p>265.8762388258</text:p>
          </table:table-cell>
          <table:table-cell table:formula="of:=[.$G$2]*[.H182]" office:value-type="float" office:value="0.00000000000265876238825763" calcext:value-type="float">
            <text:p>2.65876238825763E-012</text:p>
          </table:table-cell>
        </table:table-row>
        <table:table-row table:style-name="ro1">
          <table:table-cell office:value-type="float" office:value="0.9087286432" calcext:value-type="float">
            <text:p>0.9087286432</text:p>
          </table:table-cell>
          <table:table-cell office:value-type="float" office:value="3.1608860315" calcext:value-type="float">
            <text:p>3.1608860315</text:p>
          </table:table-cell>
          <table:table-cell table:formula="of:=([.B186]-[.B180])/([.A186]-[.A180])" office:value-type="float" office:value="-8.35311973144755" calcext:value-type="float">
            <text:p>-8.3531197314</text:p>
          </table:table-cell>
          <table:table-cell table:formula="of:=[.C183]*[.A183]*(1-[.A183])*96485/8.314/298.15" office:value-type="float" office:value="-26.9669852572422" calcext:value-type="float">
            <text:p>-26.9669852572</text:p>
          </table:table-cell>
          <table:table-cell table:formula="of:=ABS([.D183])" office:value-type="float" office:value="26.9669852572422" calcext:value-type="float">
            <text:p>26.9669852572</text:p>
          </table:table-cell>
          <table:table-cell office:value-type="float" office:value="1" calcext:value-type="float">
            <text:p>1</text:p>
          </table:table-cell>
          <table:table-cell table:formula="of:=[.E183]*[.F183]*[.$G$2]" office:value-type="float" office:value="0.000000000000269669852572422" calcext:value-type="float">
            <text:p>2.70E-013</text:p>
          </table:table-cell>
          <table:table-cell table:formula="of:=ABS([.C183]*96485/8.314/298.15*[.A183])" office:value-type="float" office:value="295.459454123533" calcext:value-type="float">
            <text:p>295.4594541235</text:p>
          </table:table-cell>
          <table:table-cell table:formula="of:=[.$G$2]*[.H183]" office:value-type="float" office:value="0.00000000000295459454123533" calcext:value-type="float">
            <text:p>2.95459454123533E-012</text:p>
          </table:table-cell>
        </table:table-row>
        <table:table-row table:style-name="ro1">
          <table:table-cell office:value-type="float" office:value="0.9137437186" calcext:value-type="float">
            <text:p>0.9137437186</text:p>
          </table:table-cell>
          <table:table-cell office:value-type="float" office:value="3.1150817994" calcext:value-type="float">
            <text:p>3.1150817994</text:p>
          </table:table-cell>
          <table:table-cell table:formula="of:=([.B187]-[.B181])/([.A187]-[.A181])" office:value-type="float" office:value="-9.33975553880176" calcext:value-type="float">
            <text:p>-9.3397555388</text:p>
          </table:table-cell>
          <table:table-cell table:formula="of:=[.C184]*[.A184]*(1-[.A184])*96485/8.314/298.15" office:value-type="float" office:value="-28.6527039267922" calcext:value-type="float">
            <text:p>-28.6527039268</text:p>
          </table:table-cell>
          <table:table-cell table:formula="of:=ABS([.D184])" office:value-type="float" office:value="28.6527039267922" calcext:value-type="float">
            <text:p>28.6527039268</text:p>
          </table:table-cell>
          <table:table-cell office:value-type="float" office:value="1" calcext:value-type="float">
            <text:p>1</text:p>
          </table:table-cell>
          <table:table-cell table:formula="of:=[.E184]*[.F184]*[.$G$2]" office:value-type="float" office:value="0.000000000000286527039267922" calcext:value-type="float">
            <text:p>2.87E-013</text:p>
          </table:table-cell>
          <table:table-cell table:formula="of:=ABS([.C184]*96485/8.314/298.15*[.A184])" office:value-type="float" office:value="332.18107089407" calcext:value-type="float">
            <text:p>332.1810708941</text:p>
          </table:table-cell>
          <table:table-cell table:formula="of:=[.$G$2]*[.H184]" office:value-type="float" office:value="0.0000000000033218107089407" calcext:value-type="float">
            <text:p>3.3218107089407E-012</text:p>
          </table:table-cell>
        </table:table-row>
        <table:table-row table:style-name="ro1">
          <table:table-cell office:value-type="float" office:value="0.918758794" calcext:value-type="float">
            <text:p>0.918758794</text:p>
          </table:table-cell>
          <table:table-cell office:value-type="float" office:value="3.0686626152" calcext:value-type="float">
            <text:p>3.0686626152</text:p>
          </table:table-cell>
          <table:table-cell table:formula="of:=([.B188]-[.B182])/([.A188]-[.A182])" office:value-type="float" office:value="-10.5447152650477" calcext:value-type="float">
            <text:p>-10.544715265</text:p>
          </table:table-cell>
          <table:table-cell table:formula="of:=[.C185]*[.A185]*(1-[.A185])*96485/8.314/298.15" office:value-type="float" office:value="-30.6356920417741" calcext:value-type="float">
            <text:p>-30.6356920418</text:p>
          </table:table-cell>
          <table:table-cell table:formula="of:=ABS([.D185])" office:value-type="float" office:value="30.6356920417741" calcext:value-type="float">
            <text:p>30.6356920418</text:p>
          </table:table-cell>
          <table:table-cell office:value-type="float" office:value="1" calcext:value-type="float">
            <text:p>1</text:p>
          </table:table-cell>
          <table:table-cell table:formula="of:=[.E185]*[.F185]*[.$G$2]" office:value-type="float" office:value="0.000000000000306356920417741" calcext:value-type="float">
            <text:p>3.06E-013</text:p>
          </table:table-cell>
          <table:table-cell table:formula="of:=ABS([.C185]*96485/8.314/298.15*[.A185])" office:value-type="float" office:value="377.095485778167" calcext:value-type="float">
            <text:p>377.0954857782</text:p>
          </table:table-cell>
          <table:table-cell table:formula="of:=[.$G$2]*[.H185]" office:value-type="float" office:value="0.00000000000377095485778167" calcext:value-type="float">
            <text:p>3.77095485778167E-012</text:p>
          </table:table-cell>
        </table:table-row>
        <table:table-row table:style-name="ro1">
          <table:table-cell office:value-type="float" office:value="0.9237738693" calcext:value-type="float">
            <text:p>0.9237738693</text:p>
          </table:table-cell>
          <table:table-cell office:value-type="float" office:value="3.0195179955" calcext:value-type="float">
            <text:p>3.0195179955</text:p>
          </table:table-cell>
          <table:table-cell table:formula="of:=([.B189]-[.B183])/([.A189]-[.A183])" office:value-type="float" office:value="-11.6209775882963" calcext:value-type="float">
            <text:p>-11.6209775883</text:p>
          </table:table-cell>
          <table:table-cell table:formula="of:=[.C186]*[.A186]*(1-[.A186])*96485/8.314/298.15" office:value-type="float" office:value="-31.851301230018" calcext:value-type="float">
            <text:p>-31.85130123</text:p>
          </table:table-cell>
          <table:table-cell table:formula="of:=ABS([.D186])" office:value-type="float" office:value="31.851301230018" calcext:value-type="float">
            <text:p>31.85130123</text:p>
          </table:table-cell>
          <table:table-cell office:value-type="float" office:value="1" calcext:value-type="float">
            <text:p>1</text:p>
          </table:table-cell>
          <table:table-cell table:formula="of:=[.E186]*[.F186]*[.$G$2]" office:value-type="float" office:value="0.00000000000031851301230018" calcext:value-type="float">
            <text:p>3.19E-013</text:p>
          </table:table-cell>
          <table:table-cell table:formula="of:=ABS([.C186]*96485/8.314/298.15*[.A186])" office:value-type="float" office:value="417.852787981248" calcext:value-type="float">
            <text:p>417.8527879812</text:p>
          </table:table-cell>
          <table:table-cell table:formula="of:=[.$G$2]*[.H186]" office:value-type="float" office:value="0.00000000000417852787981248" calcext:value-type="float">
            <text:p>4.17852787981248E-012</text:p>
          </table:table-cell>
        </table:table-row>
        <table:table-row table:style-name="ro1">
          <table:table-cell office:value-type="float" office:value="0.9287889447" calcext:value-type="float">
            <text:p>0.9287889447</text:p>
          </table:table-cell>
          <table:table-cell office:value-type="float" office:value="2.9576834374" calcext:value-type="float">
            <text:p>2.9576834374</text:p>
          </table:table-cell>
          <table:table-cell table:formula="of:=([.B190]-[.B184])/([.A190]-[.A184])" office:value-type="float" office:value="-12.4671962674353" calcext:value-type="float">
            <text:p>-12.4671962674</text:p>
          </table:table-cell>
          <table:table-cell table:formula="of:=[.C187]*[.A187]*(1-[.A187])*96485/8.314/298.15" office:value-type="float" office:value="-32.0958013215397" calcext:value-type="float">
            <text:p>-32.0958013215</text:p>
          </table:table-cell>
          <table:table-cell table:formula="of:=ABS([.D187])" office:value-type="float" office:value="32.0958013215397" calcext:value-type="float">
            <text:p>32.0958013215</text:p>
          </table:table-cell>
          <table:table-cell office:value-type="float" office:value="1" calcext:value-type="float">
            <text:p>1</text:p>
          </table:table-cell>
          <table:table-cell table:formula="of:=[.E187]*[.F187]*[.$G$2]" office:value-type="float" office:value="0.000000000000320958013215397" calcext:value-type="float">
            <text:p>3.21E-013</text:p>
          </table:table-cell>
          <table:table-cell table:formula="of:=ABS([.C187]*96485/8.314/298.15*[.A187])" office:value-type="float" office:value="450.713743622049" calcext:value-type="float">
            <text:p>450.713743622</text:p>
          </table:table-cell>
          <table:table-cell table:formula="of:=[.$G$2]*[.H187]" office:value-type="float" office:value="0.00000000000450713743622049" calcext:value-type="float">
            <text:p>4.50713743622049E-012</text:p>
          </table:table-cell>
        </table:table-row>
        <table:table-row table:style-name="ro1">
          <table:table-cell office:value-type="float" office:value="0.9338040201" calcext:value-type="float">
            <text:p>0.9338040201</text:p>
          </table:table-cell>
          <table:table-cell office:value-type="float" office:value="2.8851735499" calcext:value-type="float">
            <text:p>2.8851735499</text:p>
          </table:table-cell>
          <table:table-cell table:formula="of:=([.B191]-[.B185])/([.A191]-[.A185])" office:value-type="float" office:value="-13.3482996078072" calcext:value-type="float">
            <text:p>-13.3482996078</text:p>
          </table:table-cell>
          <table:table-cell table:formula="of:=[.C188]*[.A188]*(1-[.A188])*96485/8.314/298.15" office:value-type="float" office:value="-32.116504251314" calcext:value-type="float">
            <text:p>-32.1165042513</text:p>
          </table:table-cell>
          <table:table-cell table:formula="of:=ABS([.D188])" office:value-type="float" office:value="32.116504251314" calcext:value-type="float">
            <text:p>32.1165042513</text:p>
          </table:table-cell>
          <table:table-cell office:value-type="float" office:value="1" calcext:value-type="float">
            <text:p>1</text:p>
          </table:table-cell>
          <table:table-cell table:formula="of:=[.E188]*[.F188]*[.$G$2]" office:value-type="float" office:value="0.00000000000032116504251314" calcext:value-type="float">
            <text:p>3.21E-013</text:p>
          </table:table-cell>
          <table:table-cell table:formula="of:=ABS([.C188]*96485/8.314/298.15*[.A188])" office:value-type="float" office:value="485.173031652849" calcext:value-type="float">
            <text:p>485.1730316529</text:p>
          </table:table-cell>
          <table:table-cell table:formula="of:=[.$G$2]*[.H188]" office:value-type="float" office:value="0.00000000000485173031652849" calcext:value-type="float">
            <text:p>4.85173031652849E-012</text:p>
          </table:table-cell>
        </table:table-row>
        <table:table-row table:style-name="ro1">
          <table:table-cell office:value-type="float" office:value="0.9388190955" calcext:value-type="float">
            <text:p>0.9388190955</text:p>
          </table:table-cell>
          <table:table-cell office:value-type="float" office:value="2.8112055597" calcext:value-type="float">
            <text:p>2.8112055597</text:p>
          </table:table-cell>
          <table:table-cell table:formula="of:=([.B192]-[.B186])/([.A192]-[.A186])" office:value-type="float" office:value="-14.3399523409623" calcext:value-type="float">
            <text:p>-14.339952341</text:p>
          </table:table-cell>
          <table:table-cell table:formula="of:=[.C189]*[.A189]*(1-[.A189])*96485/8.314/298.15" office:value-type="float" office:value="-32.0597759623806" calcext:value-type="float">
            <text:p>-32.0597759624</text:p>
          </table:table-cell>
          <table:table-cell table:formula="of:=ABS([.D189])" office:value-type="float" office:value="32.0597759623806" calcext:value-type="float">
            <text:p>32.0597759624</text:p>
          </table:table-cell>
          <table:table-cell office:value-type="float" office:value="1" calcext:value-type="float">
            <text:p>1</text:p>
          </table:table-cell>
          <table:table-cell table:formula="of:=[.E189]*[.F189]*[.$G$2]" office:value-type="float" office:value="0.000000000000320597759623806" calcext:value-type="float">
            <text:p>3.21E-013</text:p>
          </table:table-cell>
          <table:table-cell table:formula="of:=ABS([.C189]*96485/8.314/298.15*[.A189])" office:value-type="float" office:value="524.016050831362" calcext:value-type="float">
            <text:p>524.0160508314</text:p>
          </table:table-cell>
          <table:table-cell table:formula="of:=[.$G$2]*[.H189]" office:value-type="float" office:value="0.00000000000524016050831362" calcext:value-type="float">
            <text:p>5.24016050831362E-012</text:p>
          </table:table-cell>
        </table:table-row>
        <table:table-row table:style-name="ro1">
          <table:table-cell office:value-type="float" office:value="0.9438341709" calcext:value-type="float">
            <text:p>0.9438341709</text:p>
          </table:table-cell>
          <table:table-cell office:value-type="float" office:value="2.7399382248" calcext:value-type="float">
            <text:p>2.7399382248</text:p>
          </table:table-cell>
          <table:table-cell table:formula="of:=([.B193]-[.B187])/([.A193]-[.A187])" office:value-type="float" office:value="-15.1579611084809" calcext:value-type="float">
            <text:p>-15.1579611085</text:p>
          </table:table-cell>
          <table:table-cell table:formula="of:=[.C190]*[.A190]*(1-[.A190])*96485/8.314/298.15" office:value-type="float" office:value="-31.2768945999275" calcext:value-type="float">
            <text:p>-31.2768945999</text:p>
          </table:table-cell>
          <table:table-cell table:formula="of:=ABS([.D190])" office:value-type="float" office:value="31.2768945999275" calcext:value-type="float">
            <text:p>31.2768945999</text:p>
          </table:table-cell>
          <table:table-cell office:value-type="float" office:value="1" calcext:value-type="float">
            <text:p>1</text:p>
          </table:table-cell>
          <table:table-cell table:formula="of:=[.E190]*[.F190]*[.$G$2]" office:value-type="float" office:value="0.000000000000312768945999275" calcext:value-type="float">
            <text:p>3.13E-013</text:p>
          </table:table-cell>
          <table:table-cell table:formula="of:=ABS([.C190]*96485/8.314/298.15*[.A190])" office:value-type="float" office:value="556.866961658143" calcext:value-type="float">
            <text:p>556.8669616581</text:p>
          </table:table-cell>
          <table:table-cell table:formula="of:=[.$G$2]*[.H190]" office:value-type="float" office:value="0.00000000000556866961658143" calcext:value-type="float">
            <text:p>5.56866961658143E-012</text:p>
          </table:table-cell>
        </table:table-row>
        <table:table-row table:style-name="ro1">
          <table:table-cell office:value-type="float" office:value="0.9488492462" calcext:value-type="float">
            <text:p>0.9488492462</text:p>
          </table:table-cell>
          <table:table-cell office:value-type="float" office:value="2.6670062439" calcext:value-type="float">
            <text:p>2.6670062439</text:p>
          </table:table-cell>
          <table:table-cell table:formula="of:=([.B194]-[.B188])/([.A194]-[.A188])" office:value-type="float" office:value="-15.810287434596" calcext:value-type="float">
            <text:p>-15.8102874346</text:p>
          </table:table-cell>
          <table:table-cell table:formula="of:=[.C191]*[.A191]*(1-[.A191])*96485/8.314/298.15" office:value-type="float" office:value="-29.8678518194517" calcext:value-type="float">
            <text:p>-29.8678518195</text:p>
          </table:table-cell>
          <table:table-cell table:formula="of:=ABS([.D191])" office:value-type="float" office:value="29.8678518194517" calcext:value-type="float">
            <text:p>29.8678518195</text:p>
          </table:table-cell>
          <table:table-cell office:value-type="float" office:value="1" calcext:value-type="float">
            <text:p>1</text:p>
          </table:table-cell>
          <table:table-cell table:formula="of:=[.E191]*[.F191]*[.$G$2]" office:value-type="float" office:value="0.000000000000298678518194517" calcext:value-type="float">
            <text:p>2.99E-013</text:p>
          </table:table-cell>
          <table:table-cell table:formula="of:=ABS([.C191]*96485/8.314/298.15*[.A191])" office:value-type="float" office:value="583.91811655866" calcext:value-type="float">
            <text:p>583.9181165587</text:p>
          </table:table-cell>
          <table:table-cell table:formula="of:=[.$G$2]*[.H191]" office:value-type="float" office:value="0.0000000000058391811655866" calcext:value-type="float">
            <text:p>5.8391811655866E-012</text:p>
          </table:table-cell>
        </table:table-row>
        <table:table-row table:style-name="ro1">
          <table:table-cell office:value-type="float" office:value="0.9538643216" calcext:value-type="float">
            <text:p>0.9538643216</text:p>
          </table:table-cell>
          <table:table-cell office:value-type="float" office:value="2.5880223436" calcext:value-type="float">
            <text:p>2.5880223436</text:p>
          </table:table-cell>
          <table:table-cell table:formula="of:=([.B195]-[.B189])/([.A195]-[.A189])" office:value-type="float" office:value="-16.4098462568137" calcext:value-type="float">
            <text:p>-16.4098462568</text:p>
          </table:table-cell>
          <table:table-cell table:formula="of:=[.C192]*[.A192]*(1-[.A192])*96485/8.314/298.15" office:value-type="float" office:value="-28.1088446498092" calcext:value-type="float">
            <text:p>-28.1088446498</text:p>
          </table:table-cell>
          <table:table-cell table:formula="of:=ABS([.D192])" office:value-type="float" office:value="28.1088446498092" calcext:value-type="float">
            <text:p>28.1088446498</text:p>
          </table:table-cell>
          <table:table-cell office:value-type="float" office:value="1" calcext:value-type="float">
            <text:p>1</text:p>
          </table:table-cell>
          <table:table-cell table:formula="of:=[.E192]*[.F192]*[.$G$2]" office:value-type="float" office:value="0.000000000000281088446498092" calcext:value-type="float">
            <text:p>2.81E-013</text:p>
          </table:table-cell>
          <table:table-cell table:formula="of:=ABS([.C192]*96485/8.314/298.15*[.A192])" office:value-type="float" office:value="609.264795157086" calcext:value-type="float">
            <text:p>609.2647951571</text:p>
          </table:table-cell>
          <table:table-cell table:formula="of:=[.$G$2]*[.H192]" office:value-type="float" office:value="0.00000000000609264795157086" calcext:value-type="float">
            <text:p>6.09264795157086E-012</text:p>
          </table:table-cell>
        </table:table-row>
        <table:table-row table:style-name="ro1">
          <table:table-cell office:value-type="float" office:value="0.958879397" calcext:value-type="float">
            <text:p>0.958879397</text:p>
          </table:table-cell>
          <table:table-cell office:value-type="float" office:value="2.5015735317" calcext:value-type="float">
            <text:p>2.5015735317</text:p>
          </table:table-cell>
          <table:table-cell table:formula="of:=([.B196]-[.B190])/([.A196]-[.A190])" office:value-type="float" office:value="-17.1709609069949" calcext:value-type="float">
            <text:p>-17.170960907</text:p>
          </table:table-cell>
          <table:table-cell table:formula="of:=[.C193]*[.A193]*(1-[.A193])*96485/8.314/298.15" office:value-type="float" office:value="-26.35318001522" calcext:value-type="float">
            <text:p>-26.3531800152</text:p>
          </table:table-cell>
          <table:table-cell table:formula="of:=ABS([.D193])" office:value-type="float" office:value="26.35318001522" calcext:value-type="float">
            <text:p>26.3531800152</text:p>
          </table:table-cell>
          <table:table-cell office:value-type="float" office:value="1" calcext:value-type="float">
            <text:p>1</text:p>
          </table:table-cell>
          <table:table-cell table:formula="of:=[.E193]*[.F193]*[.$G$2]" office:value-type="float" office:value="0.0000000000002635318001522" calcext:value-type="float">
            <text:p>2.64E-013</text:p>
          </table:table-cell>
          <table:table-cell table:formula="of:=ABS([.C193]*96485/8.314/298.15*[.A193])" office:value-type="float" office:value="640.875329946402" calcext:value-type="float">
            <text:p>640.8753299464</text:p>
          </table:table-cell>
          <table:table-cell table:formula="of:=[.$G$2]*[.H193]" office:value-type="float" office:value="0.00000000000640875329946402" calcext:value-type="float">
            <text:p>6.40875329946402E-012</text:p>
          </table:table-cell>
        </table:table-row>
        <table:table-row table:style-name="ro1">
          <table:table-cell office:value-type="float" office:value="0.9638944724" calcext:value-type="float">
            <text:p>0.9638944724</text:p>
          </table:table-cell>
          <table:table-cell office:value-type="float" office:value="2.40943485" calcext:value-type="float">
            <text:p>2.40943485</text:p>
          </table:table-cell>
          <table:table-cell table:formula="of:=([.B197]-[.B191])/([.A197]-[.A191])" office:value-type="float" office:value="-18.7099195979849" calcext:value-type="float">
            <text:p>-18.709919598</text:p>
          </table:table-cell>
          <table:table-cell table:formula="of:=[.C194]*[.A194]*(1-[.A194])*96485/8.314/298.15" office:value-type="float" office:value="-25.344870346176" calcext:value-type="float">
            <text:p>-25.3448703462</text:p>
          </table:table-cell>
          <table:table-cell table:formula="of:=ABS([.D194])" office:value-type="float" office:value="25.344870346176" calcext:value-type="float">
            <text:p>25.3448703462</text:p>
          </table:table-cell>
          <table:table-cell office:value-type="float" office:value="1" calcext:value-type="float">
            <text:p>1</text:p>
          </table:table-cell>
          <table:table-cell table:formula="of:=[.E194]*[.F194]*[.$G$2]" office:value-type="float" office:value="0.00000000000025344870346176" calcext:value-type="float">
            <text:p>2.53E-013</text:p>
          </table:table-cell>
          <table:table-cell table:formula="of:=ABS([.C194]*96485/8.314/298.15*[.A194])" office:value-type="float" office:value="701.966486322055" calcext:value-type="float">
            <text:p>701.9664863221</text:p>
          </table:table-cell>
          <table:table-cell table:formula="of:=[.$G$2]*[.H194]" office:value-type="float" office:value="0.00000000000701966486322055" calcext:value-type="float">
            <text:p>7.01966486322055E-012</text:p>
          </table:table-cell>
        </table:table-row>
        <table:table-row table:style-name="ro1">
          <table:table-cell office:value-type="float" office:value="0.9689095477" calcext:value-type="float">
            <text:p>0.9689095477</text:p>
          </table:table-cell>
          <table:table-cell office:value-type="float" office:value="2.3174258653" calcext:value-type="float">
            <text:p>2.3174258653</text:p>
          </table:table-cell>
          <table:table-cell table:formula="of:=([.B198]-[.B192])/([.A198]-[.A192])" office:value-type="float" office:value="-20.7307420334123" calcext:value-type="float">
            <text:p>-20.7307420334</text:p>
          </table:table-cell>
          <table:table-cell table:formula="of:=[.C195]*[.A195]*(1-[.A195])*96485/8.314/298.15" office:value-type="float" office:value="-24.3074885822276" calcext:value-type="float">
            <text:p>-24.3074885822</text:p>
          </table:table-cell>
          <table:table-cell table:formula="of:=ABS([.D195])" office:value-type="float" office:value="24.3074885822276" calcext:value-type="float">
            <text:p>24.3074885822</text:p>
          </table:table-cell>
          <table:table-cell office:value-type="float" office:value="1" calcext:value-type="float">
            <text:p>1</text:p>
          </table:table-cell>
          <table:table-cell table:formula="of:=[.E195]*[.F195]*[.$G$2]" office:value-type="float" office:value="0.000000000000243074885822276" calcext:value-type="float">
            <text:p>2.43E-013</text:p>
          </table:table-cell>
          <table:table-cell table:formula="of:=ABS([.C195]*96485/8.314/298.15*[.A195])" office:value-type="float" office:value="781.831294947989" calcext:value-type="float">
            <text:p>781.831294948</text:p>
          </table:table-cell>
          <table:table-cell table:formula="of:=[.$G$2]*[.H195]" office:value-type="float" office:value="0.00000000000781831294947989" calcext:value-type="float">
            <text:p>7.81831294947989E-012</text:p>
          </table:table-cell>
        </table:table-row>
        <table:table-row table:style-name="ro1">
          <table:table-cell office:value-type="float" office:value="0.9739246231" calcext:value-type="float">
            <text:p>0.9739246231</text:p>
          </table:table-cell>
          <table:table-cell office:value-type="float" office:value="2.2232562464" calcext:value-type="float">
            <text:p>2.2232562464</text:p>
          </table:table-cell>
          <table:table-cell table:formula="of:=([.B199]-[.B193])/([.A199]-[.A193])" office:value-type="float" office:value="-22.6452901728077" calcext:value-type="float">
            <text:p>-22.6452901728</text:p>
          </table:table-cell>
          <table:table-cell table:formula="of:=[.C196]*[.A196]*(1-[.A196])*96485/8.314/298.15" office:value-type="float" office:value="-22.3845721498261" calcext:value-type="float">
            <text:p>-22.3845721498</text:p>
          </table:table-cell>
          <table:table-cell table:formula="of:=ABS([.D196])" office:value-type="float" office:value="22.3845721498261" calcext:value-type="float">
            <text:p>22.3845721498</text:p>
          </table:table-cell>
          <table:table-cell office:value-type="float" office:value="1" calcext:value-type="float">
            <text:p>1</text:p>
          </table:table-cell>
          <table:table-cell table:formula="of:=[.E196]*[.F196]*[.$G$2]" office:value-type="float" office:value="0.000000000000223845721498261" calcext:value-type="float">
            <text:p>2.24E-013</text:p>
          </table:table-cell>
          <table:table-cell table:formula="of:=ABS([.C196]*96485/8.314/298.15*[.A196])" office:value-type="float" office:value="858.45632205708" calcext:value-type="float">
            <text:p>858.4563220571</text:p>
          </table:table-cell>
          <table:table-cell table:formula="of:=[.$G$2]*[.H196]" office:value-type="float" office:value="0.0000000000085845632205708" calcext:value-type="float">
            <text:p>8.5845632205708E-012</text:p>
          </table:table-cell>
        </table:table-row>
        <table:table-row table:style-name="ro1">
          <table:table-cell office:value-type="float" office:value="0.9789396985" calcext:value-type="float">
            <text:p>0.9789396985</text:p>
          </table:table-cell>
          <table:table-cell office:value-type="float" office:value="2.1040163007" calcext:value-type="float">
            <text:p>2.1040163007</text:p>
          </table:table-cell>
          <table:table-cell table:formula="of:=([.B200]-[.B194])/([.A200]-[.A194])" office:value-type="float" office:value="-24.3591652504312" calcext:value-type="float">
            <text:p>-24.3591652504</text:p>
          </table:table-cell>
          <table:table-cell table:formula="of:=[.C197]*[.A197]*(1-[.A197])*96485/8.314/298.15" office:value-type="float" office:value="-19.5478003098106" calcext:value-type="float">
            <text:p>-19.5478003098</text:p>
          </table:table-cell>
          <table:table-cell table:formula="of:=ABS([.D197])" office:value-type="float" office:value="19.5478003098106" calcext:value-type="float">
            <text:p>19.5478003098</text:p>
          </table:table-cell>
          <table:table-cell office:value-type="float" office:value="1" calcext:value-type="float">
            <text:p>1</text:p>
          </table:table-cell>
          <table:table-cell table:formula="of:=[.E197]*[.F197]*[.$G$2]" office:value-type="float" office:value="0.000000000000195478003098106" calcext:value-type="float">
            <text:p>1.95E-013</text:p>
          </table:table-cell>
          <table:table-cell table:formula="of:=ABS([.C197]*96485/8.314/298.15*[.A197])" office:value-type="float" office:value="928.182358159053" calcext:value-type="float">
            <text:p>928.1823581591</text:p>
          </table:table-cell>
          <table:table-cell table:formula="of:=[.$G$2]*[.H197]" office:value-type="float" office:value="0.00000000000928182358159053" calcext:value-type="float">
            <text:p>9.28182358159053E-012</text:p>
          </table:table-cell>
        </table:table-row>
        <table:table-row table:style-name="ro1">
          <table:table-cell office:value-type="float" office:value="0.9839547739" calcext:value-type="float">
            <text:p>0.9839547739</text:p>
          </table:table-cell>
          <table:table-cell office:value-type="float" office:value="1.9642249393" calcext:value-type="float">
            <text:p>1.9642249393</text:p>
          </table:table-cell>
          <table:table-cell table:formula="of:=([.B201]-[.B195])/([.A201]-[.A195])" office:value-type="float" office:value="-25.0436702170461" calcext:value-type="float">
            <text:p>-25.043670217</text:p>
          </table:table-cell>
          <table:table-cell table:formula="of:=[.C198]*[.A198]*(1-[.A198])*96485/8.314/298.15" office:value-type="float" office:value="-15.3898335251478" calcext:value-type="float">
            <text:p>-15.3898335251</text:p>
          </table:table-cell>
          <table:table-cell table:formula="of:=ABS([.D198])" office:value-type="float" office:value="15.3898335251478" calcext:value-type="float">
            <text:p>15.3898335251</text:p>
          </table:table-cell>
          <table:table-cell office:value-type="float" office:value="1" calcext:value-type="float">
            <text:p>1</text:p>
          </table:table-cell>
          <table:table-cell table:formula="of:=[.E198]*[.F198]*[.$G$2]" office:value-type="float" office:value="0.000000000000153898335251478" calcext:value-type="float">
            <text:p>1.54E-013</text:p>
          </table:table-cell>
          <table:table-cell table:formula="of:=ABS([.C198]*96485/8.314/298.15*[.A198])" office:value-type="float" office:value="959.153422284766" calcext:value-type="float">
            <text:p>959.1534222848</text:p>
          </table:table-cell>
          <table:table-cell table:formula="of:=[.$G$2]*[.H198]" office:value-type="float" office:value="0.00000000000959153422284766" calcext:value-type="float">
            <text:p>9.59153422284766E-012</text:p>
          </table:table-cell>
        </table:table-row>
        <table:table-row table:style-name="ro1">
          <table:table-cell office:value-type="float" office:value="0.9889698492" calcext:value-type="float">
            <text:p>0.9889698492</text:p>
          </table:table-cell>
          <table:table-cell office:value-type="float" office:value="1.8201665102" calcext:value-type="float">
            <text:p>1.8201665102</text:p>
          </table:table-cell>
          <table:table-cell table:formula="of:=([.B202]-[.B196])/([.A202]-[.A196])" office:value-type="float" office:value="2.28278061121751" calcext:value-type="float">
            <text:p>2.2827806112</text:p>
          </table:table-cell>
          <table:table-cell table:formula="of:=[.C199]*[.A199]*(1-[.A199])*96485/8.314/298.15" office:value-type="float" office:value="0.969267484562265" calcext:value-type="float">
            <text:p>0.9692674846</text:p>
          </table:table-cell>
          <table:table-cell table:formula="of:=ABS([.D199])" office:value-type="float" office:value="0.969267484562265" calcext:value-type="float">
            <text:p>0.9692674846</text:p>
          </table:table-cell>
          <table:table-cell office:value-type="float" office:value="1" calcext:value-type="float">
            <text:p>1</text:p>
          </table:table-cell>
          <table:table-cell table:formula="of:=[.E199]*[.F199]*[.$G$2]" office:value-type="float" office:value="9.69267484562265E-015" calcext:value-type="float">
            <text:p>9.69E-015</text:p>
          </table:table-cell>
          <table:table-cell table:formula="of:=ABS([.C199]*96485/8.314/298.15*[.A199])" office:value-type="float" office:value="87.8743638357395" calcext:value-type="float">
            <text:p>87.8743638357</text:p>
          </table:table-cell>
          <table:table-cell table:style-name="ce1" table:formula="of:=[.I198]" office:value-type="float" office:value="0.00000000000959153422284766" calcext:value-type="float">
            <text:p>9.59E-012</text:p>
          </table:table-cell>
        </table:table-row>
        <table:table-row table:style-name="ro1">
          <table:table-cell office:value-type="float" office:value="0.9939849246" calcext:value-type="float">
            <text:p>0.9939849246</text:p>
          </table:table-cell>
          <table:table-cell office:value-type="float" office:value="1.6764565524" calcext:value-type="float">
            <text:p>1.6764565524</text:p>
          </table:table-cell>
          <table:table-cell table:formula="of:=([.B203]-[.B197])/([.A203]-[.A197])" office:value-type="float" office:value="2.14928080240685" calcext:value-type="float">
            <text:p>2.1492808024</text:p>
          </table:table-cell>
          <table:table-cell table:formula="of:=[.C200]*[.A200]*(1-[.A200])*96485/8.314/298.15" office:value-type="float" office:value="0.500183084269756" calcext:value-type="float">
            <text:p>0.5001830843</text:p>
          </table:table-cell>
          <table:table-cell table:formula="of:=ABS([.D200])" office:value-type="float" office:value="0.500183084269756" calcext:value-type="float">
            <text:p>0.5001830843</text:p>
          </table:table-cell>
          <table:table-cell office:value-type="float" office:value="1" calcext:value-type="float">
            <text:p>1</text:p>
          </table:table-cell>
          <table:table-cell table:formula="of:=[.E200]*[.F200]*[.$G$2]" office:value-type="float" office:value="5.00183084269756E-015" calcext:value-type="float">
            <text:p>5.00E-015</text:p>
          </table:table-cell>
          <table:table-cell table:formula="of:=ABS([.C200]*96485/8.314/298.15*[.A200])" office:value-type="float" office:value="83.1549151104165" calcext:value-type="float">
            <text:p>83.1549151104</text:p>
          </table:table-cell>
          <table:table-cell table:style-name="ce1" table:formula="of:=[.I199]" office:value-type="float" office:value="0.00000000000959153422284766" calcext:value-type="float">
            <text:p>9.59E-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8806831" calcext:value-type="float">
            <text:p>1.538806831</text:p>
          </table:table-cell>
          <table:table-cell table:formula="of:=([.B204]-[.B198])/([.A204]-[.A198])" office:value-type="float" office:value="1.99625530705502" calcext:value-type="float">
            <text:p>1.9962553071</text:p>
          </table:table-cell>
          <table:table-cell table:formula="of:=[.C201]*[.A201]*(1-[.A201])*96485/8.314/298.15" office:value-type="float" office:value="0" calcext:value-type="float">
            <text:p>0</text:p>
          </table:table-cell>
          <table:table-cell table:formula="of:=ABS([.D201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01]*[.F201]*[.$G$2]" office:value-type="float" office:value="0" calcext:value-type="float">
            <text:p>0.00E+000</text:p>
          </table:table-cell>
          <table:table-cell table:formula="of:=ABS([.C201]*96485/8.314/298.15*[.A201])" office:value-type="float" office:value="77.7017948995164" calcext:value-type="float">
            <text:p>77.7017948995</text:p>
          </table:table-cell>
          <table:table-cell table:style-name="ce1" table:formula="of:=[.I200]" office:value-type="float" office:value="0.00000000000959153422284766" calcext:value-type="float">
            <text:p>9.59E-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 style:data-style-name="N2" text:time-value="01:43:48.328372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</meta:editing-cycles>
    <meta:editing-duration>PT15M18S</meta:editing-duration>
    <dc:date>2017-06-08T01:45:59.159432339</dc:date>
    <meta:generator>LibreOffice/4.2.8.2$Linux_X86_64 LibreOffice_project/420m0$Build-2</meta:generator>
    <meta:document-statistic meta:table-count="1" meta:cell-count="17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Sheet1.A5:Sheet1.A201 Sheet1.I5:Sheet1.I201" svg:x="0.32cm" svg:y="0.18cm" svg:width="12.64cm" svg:height="8.64cm">
          <chartooo:coordinate-region svg:x="1.947cm" svg:y="0.38cm" svg:width="10.77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201" chart:class="chart:scatter">
            <chart:domain table:cell-range-address="Sheet1.A5:Sheet1.A201"/>
            <chart:data-point chart:repeated="1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0452261">
                <text:p>0.0160452261</text:p>
                <draw:g>
                  <svg:desc>Sheet1.A5:Sheet1.A201</svg:desc>
                </draw:g>
              </table:table-cell>
              <table:table-cell office:value-type="float" office:value="0.000000000000100360423208886">
                <text:p>0.000000000000100360423208886</text:p>
                <draw:g>
                  <svg:desc>Sheet1.I5:Sheet1.I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0603015">
                <text:p>0.0210603015</text:p>
              </table:table-cell>
              <table:table-cell office:value-type="float" office:value="0.000000000000111621851380269">
                <text:p>0.000000000000111621851380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0753769">
                <text:p>0.0260753769</text:p>
              </table:table-cell>
              <table:table-cell office:value-type="float" office:value="0.000000000000106300132510529">
                <text:p>0.000000000000106300132510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0904523">
                <text:p>0.0310904523</text:p>
              </table:table-cell>
              <table:table-cell office:value-type="float" office:value="0.0000000000000886272105145006">
                <text:p>0.0000000000000886272105145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61055276">
                <text:p>0.0361055276</text:p>
              </table:table-cell>
              <table:table-cell office:value-type="float" office:value="0.0000000000000603992962877696">
                <text:p>0.0000000000000603992962877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1120603">
                <text:p>0.041120603</text:p>
              </table:table-cell>
              <table:table-cell office:value-type="float" office:value="0.0000000000000333385463817584">
                <text:p>0.0000000000000333385463817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1356784">
                <text:p>0.0461356784</text:p>
              </table:table-cell>
              <table:table-cell office:value-type="float" office:value="0.0000000000000233551788615948">
                <text:p>0.0000000000000233551788615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11507538">
                <text:p>0.0511507538</text:p>
              </table:table-cell>
              <table:table-cell office:value-type="float" office:value="0.0000000000000187473893604936">
                <text:p>0.0000000000000187473893604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61658291">
                <text:p>0.0561658291</text:p>
              </table:table-cell>
              <table:table-cell office:value-type="float" office:value="0.0000000000000146500280085229">
                <text:p>0.00000000000001465002800852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11809045">
                <text:p>0.0611809045</text:p>
              </table:table-cell>
              <table:table-cell office:value-type="float" office:value="0.0000000000000101466968488507">
                <text:p>0.00000000000001014669684885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1959799">
                <text:p>0.0661959799</text:p>
              </table:table-cell>
              <table:table-cell office:value-type="float" office:value="6.28882239120591E-015">
                <text:p>6.28882239120591E-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12110553">
                <text:p>0.0712110553</text:p>
              </table:table-cell>
              <table:table-cell office:value-type="float" office:value="5.00384494951181E-015">
                <text:p>5.00384494951181E-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2261307">
                <text:p>0.0762261307</text:p>
              </table:table-cell>
              <table:table-cell office:value-type="float" office:value="4.62387180659712E-015">
                <text:p>4.62387180659712E-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1241206">
                <text:p>0.081241206</text:p>
              </table:table-cell>
              <table:table-cell office:value-type="float" office:value="4.3918222342042E-015">
                <text:p>4.3918222342042E-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62562814">
                <text:p>0.0862562814</text:p>
              </table:table-cell>
              <table:table-cell office:value-type="float" office:value="4.1330120833803E-015">
                <text:p>4.1330120833803E-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12713568">
                <text:p>0.0912713568</text:p>
              </table:table-cell>
              <table:table-cell office:value-type="float" office:value="3.90441446576502E-015">
                <text:p>3.90441446576502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2864322">
                <text:p>0.0962864322</text:p>
              </table:table-cell>
              <table:table-cell office:value-type="float" office:value="3.8874023155658E-015">
                <text:p>3.8874023155658E-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3015075">
                <text:p>0.1013015075</text:p>
              </table:table-cell>
              <table:table-cell office:value-type="float" office:value="3.94514743167012E-015">
                <text:p>3.94514743167012E-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63165829">
                <text:p>0.1063165829</text:p>
              </table:table-cell>
              <table:table-cell office:value-type="float" office:value="3.98053058769898E-015">
                <text:p>3.98053058769898E-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13316583">
                <text:p>0.1113316583</text:p>
              </table:table-cell>
              <table:table-cell office:value-type="float" office:value="3.85268635050657E-015">
                <text:p>3.85268635050657E-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63467337">
                <text:p>0.1163467337</text:p>
              </table:table-cell>
              <table:table-cell office:value-type="float" office:value="3.42078742847946E-015">
                <text:p>3.42078742847946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1361809">
                <text:p>0.121361809</text:p>
              </table:table-cell>
              <table:table-cell office:value-type="float" office:value="2.87183146023569E-015">
                <text:p>2.87183146023569E-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63768844">
                <text:p>0.1263768844</text:p>
              </table:table-cell>
              <table:table-cell office:value-type="float" office:value="2.25489976653007E-015">
                <text:p>2.25489976653007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13919598">
                <text:p>0.1313919598</text:p>
              </table:table-cell>
              <table:table-cell office:value-type="float" office:value="1.58434070879651E-015">
                <text:p>1.58434070879651E-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64070352">
                <text:p>0.1364070352</text:p>
              </table:table-cell>
              <table:table-cell office:value-type="float" office:value="8.92509653816659E-016">
                <text:p>8.92509653816659E-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14221106">
                <text:p>0.1414221106</text:p>
              </table:table-cell>
              <table:table-cell office:value-type="float" office:value="3.43768571755987E-016">
                <text:p>3.43768571755987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64371859">
                <text:p>0.1464371859</text:p>
              </table:table-cell>
              <table:table-cell office:value-type="float" office:value="1.60118801063929E-016">
                <text:p>1.60118801063929E-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14522613">
                <text:p>0.1514522613</text:p>
              </table:table-cell>
              <table:table-cell office:value-type="float" office:value="1.07159794960225E-016">
                <text:p>1.07159794960225E-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64673367">
                <text:p>0.1564673367</text:p>
              </table:table-cell>
              <table:table-cell office:value-type="float" office:value="8.05749303926199E-017">
                <text:p>8.05749303926199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14824121">
                <text:p>0.1614824121</text:p>
              </table:table-cell>
              <table:table-cell office:value-type="float" office:value="5.93525346451222E-017">
                <text:p>5.93525346451222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64974874">
                <text:p>0.1664974874</text:p>
              </table:table-cell>
              <table:table-cell office:value-type="float" office:value="4.32139974257047E-017">
                <text:p>4.32139974257047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15125628">
                <text:p>0.1715125628</text:p>
              </table:table-cell>
              <table:table-cell office:value-type="float" office:value="3.85065254715917E-017">
                <text:p>3.85065254715917E-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65276382">
                <text:p>0.1765276382</text:p>
              </table:table-cell>
              <table:table-cell office:value-type="float" office:value="3.8382485073031E-017">
                <text:p>3.8382485073031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15427136">
                <text:p>0.1815427136</text:p>
              </table:table-cell>
              <table:table-cell office:value-type="float" office:value="3.9213421059145E-017">
                <text:p>3.9213421059145E-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65577889">
                <text:p>0.1865577889</text:p>
              </table:table-cell>
              <table:table-cell office:value-type="float" office:value="4.02428675662988E-017">
                <text:p>4.02428675662988E-0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15728643">
                <text:p>0.1915728643</text:p>
              </table:table-cell>
              <table:table-cell office:value-type="float" office:value="4.1313531084171E-017">
                <text:p>4.1313531084171E-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65879397">
                <text:p>0.1965879397</text:p>
              </table:table-cell>
              <table:table-cell office:value-type="float" office:value="4.23930199158004E-017">
                <text:p>4.23930199158004E-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16030151">
                <text:p>0.2016030151</text:p>
              </table:table-cell>
              <table:table-cell office:value-type="float" office:value="4.34737085960233E-017">
                <text:p>4.34737085960233E-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66180905">
                <text:p>0.2066180905</text:p>
              </table:table-cell>
              <table:table-cell office:value-type="float" office:value="4.45551603115075E-017">
                <text:p>4.45551603115075E-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16331658">
                <text:p>0.2116331658</text:p>
              </table:table-cell>
              <table:table-cell office:value-type="float" office:value="4.56366120054277E-017">
                <text:p>4.56366120054277E-0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66482412">
                <text:p>0.2166482412</text:p>
              </table:table-cell>
              <table:table-cell office:value-type="float" office:value="4.67180638761707E-017">
                <text:p>4.67180638761707E-0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16633166">
                <text:p>0.2216633166</text:p>
              </table:table-cell>
              <table:table-cell office:value-type="float" office:value="4.7799515595249E-017">
                <text:p>4.7799515595249E-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6678392">
                <text:p>0.226678392</text:p>
              </table:table-cell>
              <table:table-cell office:value-type="float" office:value="4.88806739312777E-017">
                <text:p>4.88806739312777E-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16934673">
                <text:p>0.2316934673</text:p>
              </table:table-cell>
              <table:table-cell office:value-type="float" office:value="4.99624188458005E-017">
                <text:p>4.99624188458005E-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67085427">
                <text:p>0.2367085427</text:p>
              </table:table-cell>
              <table:table-cell office:value-type="float" office:value="5.10435645344207E-017">
                <text:p>5.10435645344207E-0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17236181">
                <text:p>0.2417236181</text:p>
              </table:table-cell>
              <table:table-cell office:value-type="float" office:value="5.21240717162043E-017">
                <text:p>5.21240717162043E-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67386935">
                <text:p>0.2467386935</text:p>
              </table:table-cell>
              <table:table-cell office:value-type="float" office:value="5.3201348083705E-017">
                <text:p>5.3201348083705E-0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17537688">
                <text:p>0.2517537688</text:p>
              </table:table-cell>
              <table:table-cell office:value-type="float" office:value="5.42608703845124E-017">
                <text:p>5.42608703845124E-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67688442">
                <text:p>0.2567688442</text:p>
              </table:table-cell>
              <table:table-cell office:value-type="float" office:value="5.52328333901174E-017">
                <text:p>5.52328333901174E-0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17839196">
                <text:p>0.2617839196</text:p>
              </table:table-cell>
              <table:table-cell office:value-type="float" office:value="5.57593021799444E-017">
                <text:p>5.57593021799444E-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6798995">
                <text:p>0.266798995</text:p>
              </table:table-cell>
              <table:table-cell office:value-type="float" office:value="5.4157304799205E-017">
                <text:p>5.4157304799205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18140704">
                <text:p>0.2718140704</text:p>
              </table:table-cell>
              <table:table-cell office:value-type="float" office:value="4.92496688059326E-017">
                <text:p>4.92496688059326E-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68291457">
                <text:p>0.2768291457</text:p>
              </table:table-cell>
              <table:table-cell office:value-type="float" office:value="4.31815825643968E-017">
                <text:p>4.31815825643968E-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18442211">
                <text:p>0.2818442211</text:p>
              </table:table-cell>
              <table:table-cell office:value-type="float" office:value="3.66864422232768E-017">
                <text:p>3.66864422232768E-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68592965">
                <text:p>0.2868592965</text:p>
              </table:table-cell>
              <table:table-cell office:value-type="float" office:value="2.99894605986828E-017">
                <text:p>2.99894605986828E-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18743719">
                <text:p>0.2918743719</text:p>
              </table:table-cell>
              <table:table-cell office:value-type="float" office:value="2.35187637599885E-017">
                <text:p>2.35187637599885E-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68894472">
                <text:p>0.2968894472</text:p>
              </table:table-cell>
              <table:table-cell office:value-type="float" office:value="1.91515074337977E-017">
                <text:p>1.91515074337977E-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019045226">
                <text:p>0.3019045226</text:p>
              </table:table-cell>
              <table:table-cell office:value-type="float" office:value="1.8183138363434E-017">
                <text:p>1.8183138363434E-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06919598">
                <text:p>0.306919598</text:p>
              </table:table-cell>
              <table:table-cell office:value-type="float" office:value="1.8220375451663E-017">
                <text:p>1.8220375451663E-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119346734">
                <text:p>0.3119346734</text:p>
              </table:table-cell>
              <table:table-cell office:value-type="float" office:value="1.84636235719054E-017">
                <text:p>1.84636235719054E-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169497487">
                <text:p>0.3169497487</text:p>
              </table:table-cell>
              <table:table-cell office:value-type="float" office:value="1.87493994416647E-017">
                <text:p>1.87493994416647E-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19648241">
                <text:p>0.3219648241</text:p>
              </table:table-cell>
              <table:table-cell office:value-type="float" office:value="1.90435710965066E-017">
                <text:p>1.90435710965066E-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69798995">
                <text:p>0.3269798995</text:p>
              </table:table-cell>
              <table:table-cell office:value-type="float" office:value="1.93397798054214E-017">
                <text:p>1.93397798054214E-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319949749">
                <text:p>0.3319949749</text:p>
              </table:table-cell>
              <table:table-cell office:value-type="float" office:value="1.96368343214642E-017">
                <text:p>1.96368343214642E-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70100503">
                <text:p>0.3370100503</text:p>
              </table:table-cell>
              <table:table-cell office:value-type="float" office:value="1.99330299915137E-017">
                <text:p>1.99330299915137E-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420251256">
                <text:p>0.3420251256</text:p>
              </table:table-cell>
              <table:table-cell office:value-type="float" office:value="2.02296551088164E-017">
                <text:p>2.02296551088164E-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47040201">
                <text:p>0.347040201</text:p>
              </table:table-cell>
              <table:table-cell office:value-type="float" office:value="2.05262803021851E-017">
                <text:p>2.05262803021851E-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520552764">
                <text:p>0.3520552764</text:p>
              </table:table-cell>
              <table:table-cell office:value-type="float" office:value="2.08233608326448E-017">
                <text:p>2.08233608326448E-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70703518">
                <text:p>0.3570703518</text:p>
              </table:table-cell>
              <table:table-cell office:value-type="float" office:value="2.11195304842767E-017">
                <text:p>2.11195304842767E-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620854271">
                <text:p>0.3620854271</text:p>
              </table:table-cell>
              <table:table-cell office:value-type="float" office:value="2.14161556035154E-017">
                <text:p>2.14161556035154E-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671005025">
                <text:p>0.3671005025</text:p>
              </table:table-cell>
              <table:table-cell office:value-type="float" office:value="2.17132556670374E-017">
                <text:p>2.17132556670374E-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21155779">
                <text:p>0.3721155779</text:p>
              </table:table-cell>
              <table:table-cell office:value-type="float" office:value="2.20094059269664E-017">
                <text:p>2.20094059269664E-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771306533">
                <text:p>0.3771306533</text:p>
              </table:table-cell>
              <table:table-cell office:value-type="float" office:value="2.23060309789756E-017">
                <text:p>2.23060309789756E-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821457286">
                <text:p>0.3821457286</text:p>
              </table:table-cell>
              <table:table-cell office:value-type="float" office:value="2.26026560982144E-017">
                <text:p>2.26026560982144E-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87160804">
                <text:p>0.387160804</text:p>
              </table:table-cell>
              <table:table-cell office:value-type="float" office:value="2.28992812233678E-017">
                <text:p>2.28992812233678E-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21758794">
                <text:p>0.3921758794</text:p>
              </table:table-cell>
              <table:table-cell office:value-type="float" office:value="2.31959064256085E-017">
                <text:p>2.31959064256085E-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71909548">
                <text:p>0.3971909548</text:p>
              </table:table-cell>
              <table:table-cell office:value-type="float" office:value="2.34925314736746E-017">
                <text:p>2.34925314736746E-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22060302">
                <text:p>0.4022060302</text:p>
              </table:table-cell>
              <table:table-cell office:value-type="float" office:value="2.37896768761127E-017">
                <text:p>2.37896768761127E-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72211055">
                <text:p>0.4072211055</text:p>
              </table:table-cell>
              <table:table-cell office:value-type="float" office:value="2.40857817180668E-017">
                <text:p>2.40857817180668E-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22361809">
                <text:p>0.4122361809</text:p>
              </table:table-cell>
              <table:table-cell office:value-type="float" office:value="2.43824069242505E-017">
                <text:p>2.43824069242505E-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72512563">
                <text:p>0.4172512563</text:p>
              </table:table-cell>
              <table:table-cell office:value-type="float" office:value="2.46795717895659E-017">
                <text:p>2.46795717895659E-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22663317">
                <text:p>0.4222663317</text:p>
              </table:table-cell>
              <table:table-cell office:value-type="float" office:value="2.49756570935269E-017">
                <text:p>2.49756570935269E-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27281407">
                <text:p>0.427281407</text:p>
              </table:table-cell>
              <table:table-cell office:value-type="float" office:value="2.52722822127657E-017">
                <text:p>2.52722822127657E-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22964824">
                <text:p>0.4322964824</text:p>
              </table:table-cell>
              <table:table-cell office:value-type="float" office:value="2.55689074228926E-017">
                <text:p>2.55689074228926E-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373115578">
                <text:p>0.4373115578</text:p>
              </table:table-cell>
              <table:table-cell office:value-type="float" office:value="2.58655325490318E-017">
                <text:p>2.58655325490318E-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23266332">
                <text:p>0.4423266332</text:p>
              </table:table-cell>
              <table:table-cell office:value-type="float" office:value="2.61621575882259E-017">
                <text:p>2.61621575882259E-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73417085">
                <text:p>0.4473417085</text:p>
              </table:table-cell>
              <table:table-cell office:value-type="float" office:value="2.64587827074646E-017">
                <text:p>2.64587827074646E-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523567839">
                <text:p>0.4523567839</text:p>
              </table:table-cell>
              <table:table-cell office:value-type="float" office:value="2.67559929828684E-017">
                <text:p>2.67559929828684E-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573718593">
                <text:p>0.4573718593</text:p>
              </table:table-cell>
              <table:table-cell office:value-type="float" office:value="2.70520330476739E-017">
                <text:p>2.70520330476739E-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23869347">
                <text:p>0.4623869347</text:p>
              </table:table-cell>
              <table:table-cell office:value-type="float" office:value="2.73486580829249E-017">
                <text:p>2.73486580829249E-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74020101">
                <text:p>0.4674020101</text:p>
              </table:table-cell>
              <table:table-cell office:value-type="float" office:value="2.76458878202184E-017">
                <text:p>2.76458878202184E-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24170854">
                <text:p>0.4724170854</text:p>
              </table:table-cell>
              <table:table-cell office:value-type="float" office:value="2.7941908327317E-017">
                <text:p>2.7941908327317E-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774321608">
                <text:p>0.4774321608</text:p>
              </table:table-cell>
              <table:table-cell office:value-type="float" office:value="2.82385335463159E-017">
                <text:p>2.82385335463159E-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24472362">
                <text:p>0.4824472362</text:p>
              </table:table-cell>
              <table:table-cell office:value-type="float" office:value="2.85351586724552E-017">
                <text:p>2.85351586724552E-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74623116">
                <text:p>0.4874623116</text:p>
              </table:table-cell>
              <table:table-cell office:value-type="float" office:value="2.88317837027772E-017">
                <text:p>2.88317837027772E-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24773869">
                <text:p>0.4924773869</text:p>
              </table:table-cell>
              <table:table-cell office:value-type="float" office:value="2.9128408822016E-017">
                <text:p>2.9128408822016E-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74924623">
                <text:p>0.4974924623</text:p>
              </table:table-cell>
              <table:table-cell office:value-type="float" office:value="2.9425034044958E-017">
                <text:p>2.9425034044958E-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25075377">
                <text:p>0.5025075377</text:p>
              </table:table-cell>
              <table:table-cell office:value-type="float" office:value="2.97223091943154E-017">
                <text:p>2.97223091943154E-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75226131">
                <text:p>0.5075226131</text:p>
              </table:table-cell>
              <table:table-cell office:value-type="float" office:value="3.00182841974762E-017">
                <text:p>3.00182841974762E-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25376884">
                <text:p>0.5125376884</text:p>
              </table:table-cell>
              <table:table-cell office:value-type="float" office:value="3.03149093167149E-017">
                <text:p>3.03149093167149E-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75527638">
                <text:p>0.5175527638</text:p>
              </table:table-cell>
              <table:table-cell office:value-type="float" office:value="3.0612204028708E-017">
                <text:p>3.0612204028708E-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25678392">
                <text:p>0.5225678392</text:p>
              </table:table-cell>
              <table:table-cell office:value-type="float" office:value="3.09081596697393E-017">
                <text:p>3.09081596697393E-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75829146">
                <text:p>0.5275829146</text:p>
              </table:table-cell>
              <table:table-cell office:value-type="float" office:value="3.12047846921752E-017">
                <text:p>3.12047846921752E-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25979899">
                <text:p>0.5325979899</text:p>
              </table:table-cell>
              <table:table-cell office:value-type="float" office:value="3.15014098114139E-017">
                <text:p>3.15014098114139E-0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76130653">
                <text:p>0.5376130653</text:p>
              </table:table-cell>
              <table:table-cell office:value-type="float" office:value="3.17980349365674E-017">
                <text:p>3.17980349365674E-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26281407">
                <text:p>0.5426281407</text:p>
              </table:table-cell>
              <table:table-cell office:value-type="float" office:value="3.20946601683814E-017">
                <text:p>3.20946601683814E-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76432161">
                <text:p>0.5476432161</text:p>
              </table:table-cell>
              <table:table-cell office:value-type="float" office:value="3.23912851868742E-017">
                <text:p>3.23912851868742E-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26582915">
                <text:p>0.5526582915</text:p>
              </table:table-cell>
              <table:table-cell office:value-type="float" office:value="3.26886252082093E-017">
                <text:p>3.26886252082093E-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576733668">
                <text:p>0.5576733668</text:p>
              </table:table-cell>
              <table:table-cell office:value-type="float" office:value="3.29845354312662E-017">
                <text:p>3.29845354312662E-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26884422">
                <text:p>0.5626884422</text:p>
              </table:table-cell>
              <table:table-cell office:value-type="float" office:value="3.32811606670233E-017">
                <text:p>3.32811606670233E-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677035176">
                <text:p>0.5677035176</text:p>
              </table:table-cell>
              <table:table-cell office:value-type="float" office:value="3.35785201512364E-017">
                <text:p>3.35785201512364E-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72718593">
                <text:p>0.572718593</text:p>
              </table:table-cell>
              <table:table-cell office:value-type="float" office:value="3.38744108067265E-017">
                <text:p>3.38744108067265E-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77336683">
                <text:p>0.5777336683</text:p>
              </table:table-cell>
              <table:table-cell office:value-type="float" office:value="3.41710359259653E-017">
                <text:p>3.41710359259653E-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827487437">
                <text:p>0.5827487437</text:p>
              </table:table-cell>
              <table:table-cell office:value-type="float" office:value="3.44676611656655E-017">
                <text:p>3.44676611656655E-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877638191">
                <text:p>0.5877638191</text:p>
              </table:table-cell>
              <table:table-cell office:value-type="float" office:value="3.47642862918047E-017">
                <text:p>3.47642862918047E-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27788945">
                <text:p>0.5927788945</text:p>
              </table:table-cell>
              <table:table-cell office:value-type="float" office:value="3.50609113014255E-017">
                <text:p>3.50609113014255E-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77939698">
                <text:p>0.5977939698</text:p>
              </table:table-cell>
              <table:table-cell office:value-type="float" office:value="3.53575364206642E-017">
                <text:p>3.53575364206642E-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028090452">
                <text:p>0.6028090452</text:p>
              </table:table-cell>
              <table:table-cell office:value-type="float" office:value="3.56549413149649E-017">
                <text:p>3.56549413149649E-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78241206">
                <text:p>0.6078241206</text:p>
              </table:table-cell>
              <table:table-cell office:value-type="float" office:value="3.59507867904467E-017">
                <text:p>3.59507867904467E-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12839196">
                <text:p>0.612839196</text:p>
              </table:table-cell>
              <table:table-cell office:value-type="float" office:value="3.62474117961243E-017">
                <text:p>3.62474117961243E-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78542714">
                <text:p>0.6178542714</text:p>
              </table:table-cell>
              <table:table-cell office:value-type="float" office:value="3.65448361523149E-017">
                <text:p>3.65448361523149E-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228693467">
                <text:p>0.6228693467</text:p>
              </table:table-cell>
              <table:table-cell office:value-type="float" office:value="3.68406620405166E-017">
                <text:p>3.68406620405166E-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278844221">
                <text:p>0.6278844221</text:p>
              </table:table-cell>
              <table:table-cell office:value-type="float" office:value="3.71372872890889E-017">
                <text:p>3.71372872890889E-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328994975">
                <text:p>0.6328994975</text:p>
              </table:table-cell>
              <table:table-cell office:value-type="float" office:value="3.74339124152281E-017">
                <text:p>3.74339124152281E-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379145729">
                <text:p>0.6379145729</text:p>
              </table:table-cell>
              <table:table-cell office:value-type="float" office:value="3.77313625962003E-017">
                <text:p>3.77313625962003E-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429296482">
                <text:p>0.6429296482</text:p>
              </table:table-cell>
              <table:table-cell office:value-type="float" office:value="3.80271625352156E-017">
                <text:p>3.80271625352156E-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479447236">
                <text:p>0.6479447236</text:p>
              </table:table-cell>
              <table:table-cell office:value-type="float" office:value="3.83237877877309E-017">
                <text:p>3.83237877877309E-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52959799">
                <text:p>0.652959799</text:p>
              </table:table-cell>
              <table:table-cell office:value-type="float" office:value="3.86212575559859E-017">
                <text:p>3.86212575559859E-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579748744">
                <text:p>0.6579748744</text:p>
              </table:table-cell>
              <table:table-cell office:value-type="float" office:value="3.89170379106756E-017">
                <text:p>3.89170379106756E-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629899497">
                <text:p>0.6629899497</text:p>
              </table:table-cell>
              <table:table-cell office:value-type="float" office:value="3.92136630299144E-017">
                <text:p>3.92136630299144E-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680050251">
                <text:p>0.6680050251</text:p>
              </table:table-cell>
              <table:table-cell office:value-type="float" office:value="3.95102881550678E-017">
                <text:p>3.95102881550678E-0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730201005">
                <text:p>0.6730201005</text:p>
              </table:table-cell>
              <table:table-cell office:value-type="float" office:value="3.98069134125122E-017">
                <text:p>3.98069134125122E-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780351759">
                <text:p>0.6780351759</text:p>
              </table:table-cell>
              <table:table-cell office:value-type="float" office:value="4.01035384053746E-017">
                <text:p>4.01035384053746E-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830502513">
                <text:p>0.6830502513</text:p>
              </table:table-cell>
              <table:table-cell office:value-type="float" office:value="4.04001635305282E-017">
                <text:p>4.04001635305282E-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880653266">
                <text:p>0.6880653266</text:p>
              </table:table-cell>
              <table:table-cell office:value-type="float" office:value="4.06976787069086E-017">
                <text:p>4.06976787069086E-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93080402">
                <text:p>0.693080402</text:p>
              </table:table-cell>
              <table:table-cell office:value-type="float" office:value="4.09934139151357E-017">
                <text:p>4.09934139151357E-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980954774">
                <text:p>0.6980954774</text:p>
              </table:table-cell>
              <table:table-cell office:value-type="float" office:value="4.12900390413037E-017">
                <text:p>4.12900390413037E-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031105528">
                <text:p>0.7031105528</text:p>
              </table:table-cell>
              <table:table-cell office:value-type="float" office:value="4.15884830594238E-017">
                <text:p>4.15884830594238E-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081256281">
                <text:p>0.7081256281</text:p>
              </table:table-cell>
              <table:table-cell office:value-type="float" office:value="4.18887851587179E-017">
                <text:p>4.18887851587179E-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131407035">
                <text:p>0.7131407035</text:p>
              </table:table-cell>
              <table:table-cell office:value-type="float" office:value="4.22057441206965E-017">
                <text:p>4.22057441206965E-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81557789">
                <text:p>0.7181557789</text:p>
              </table:table-cell>
              <table:table-cell office:value-type="float" office:value="4.26065962995872E-017">
                <text:p>4.26065962995872E-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231708543">
                <text:p>0.7231708543</text:p>
              </table:table-cell>
              <table:table-cell office:value-type="float" office:value="4.34242475944596E-017">
                <text:p>4.34242475944596E-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281859296">
                <text:p>0.7281859296</text:p>
              </table:table-cell>
              <table:table-cell office:value-type="float" office:value="4.63148124970181E-017">
                <text:p>4.63148124970181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733201005">
                <text:p>0.733201005</text:p>
              </table:table-cell>
              <table:table-cell office:value-type="float" office:value="5.95562647346022E-017">
                <text:p>5.95562647346022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7382160804">
                <text:p>0.7382160804</text:p>
              </table:table-cell>
              <table:table-cell office:value-type="float" office:value="1.20113466993724E-016">
                <text:p>1.20113466993724E-0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7432311558">
                <text:p>0.7432311558</text:p>
              </table:table-cell>
              <table:table-cell office:value-type="float" office:value="2.4482295373342E-016">
                <text:p>2.4482295373342E-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482462312">
                <text:p>0.7482462312</text:p>
              </table:table-cell>
              <table:table-cell office:value-type="float" office:value="3.938155521612E-016">
                <text:p>3.938155521612E-0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7532613065">
                <text:p>0.7532613065</text:p>
              </table:table-cell>
              <table:table-cell office:value-type="float" office:value="5.76543409439518E-016">
                <text:p>5.76543409439518E-0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7582763819">
                <text:p>0.7582763819</text:p>
              </table:table-cell>
              <table:table-cell office:value-type="float" office:value="9.03634278831451E-016">
                <text:p>9.03634278831451E-0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7632914573">
                <text:p>0.7632914573</text:p>
              </table:table-cell>
              <table:table-cell office:value-type="float" office:value="1.68398041514954E-015">
                <text:p>1.68398041514954E-0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7683065327">
                <text:p>0.7683065327</text:p>
              </table:table-cell>
              <table:table-cell office:value-type="float" office:value="2.7118157247388E-015">
                <text:p>2.7118157247388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73321608">
                <text:p>0.773321608</text:p>
              </table:table-cell>
              <table:table-cell office:value-type="float" office:value="3.80626084063529E-015">
                <text:p>3.80626084063529E-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783366834">
                <text:p>0.7783366834</text:p>
              </table:table-cell>
              <table:table-cell office:value-type="float" office:value="5.20868545962166E-015">
                <text:p>5.20868545962166E-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7833517588">
                <text:p>0.7833517588</text:p>
              </table:table-cell>
              <table:table-cell office:value-type="float" office:value="8.1184358266546E-015">
                <text:p>8.1184358266546E-0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7883668342">
                <text:p>0.7883668342</text:p>
              </table:table-cell>
              <table:table-cell office:value-type="float" office:value="0.0000000000000148312810552206">
                <text:p>0.00000000000001483128105522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7933819095">
                <text:p>0.7933819095</text:p>
              </table:table-cell>
              <table:table-cell office:value-type="float" office:value="0.0000000000000229250773526247">
                <text:p>0.0000000000000229250773526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983969849">
                <text:p>0.7983969849</text:p>
              </table:table-cell>
              <table:table-cell office:value-type="float" office:value="0.0000000000000312786884781455">
                <text:p>0.0000000000000312786884781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8034120603">
                <text:p>0.8034120603</text:p>
              </table:table-cell>
              <table:table-cell office:value-type="float" office:value="0.000000000000040169399057852">
                <text:p>0.000000000000040169399057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8084271357">
                <text:p>0.8084271357</text:p>
              </table:table-cell>
              <table:table-cell office:value-type="float" office:value="0.0000000000000512714404745393">
                <text:p>0.00000000000005127144047453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8134422111">
                <text:p>0.8134422111</text:p>
              </table:table-cell>
              <table:table-cell office:value-type="float" office:value="0.0000000000000722187736166798">
                <text:p>0.00000000000007221877361667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8184572864">
                <text:p>0.8184572864</text:p>
              </table:table-cell>
              <table:table-cell office:value-type="float" office:value="0.000000000000105119821516013">
                <text:p>0.0000000000001051198215160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234723618">
                <text:p>0.8234723618</text:p>
              </table:table-cell>
              <table:table-cell office:value-type="float" office:value="0.000000000000141155415743192">
                <text:p>0.0000000000001411554157431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8284874372">
                <text:p>0.8284874372</text:p>
              </table:table-cell>
              <table:table-cell office:value-type="float" office:value="0.000000000000179228980154767">
                <text:p>0.0000000000001792289801547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335025126">
                <text:p>0.8335025126</text:p>
              </table:table-cell>
              <table:table-cell office:value-type="float" office:value="0.000000000000223333837593086">
                <text:p>0.000000000000223333837593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8385175879">
                <text:p>0.8385175879</text:p>
              </table:table-cell>
              <table:table-cell office:value-type="float" office:value="0.000000000000290741357583421">
                <text:p>0.0000000000002907413575834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8435326633">
                <text:p>0.8435326633</text:p>
              </table:table-cell>
              <table:table-cell office:value-type="float" office:value="0.000000000000372882910492024">
                <text:p>0.0000000000003728829104920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485477387">
                <text:p>0.8485477387</text:p>
              </table:table-cell>
              <table:table-cell office:value-type="float" office:value="0.000000000000447084576064205">
                <text:p>0.0000000000004470845760642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535628141">
                <text:p>0.8535628141</text:p>
              </table:table-cell>
              <table:table-cell office:value-type="float" office:value="0.000000000000525278190931076">
                <text:p>0.000000000000525278190931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85778894">
                <text:p>0.8585778894</text:p>
              </table:table-cell>
              <table:table-cell office:value-type="float" office:value="0.000000000000625724489544241">
                <text:p>0.0000000000006257244895442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8635929648">
                <text:p>0.8635929648</text:p>
              </table:table-cell>
              <table:table-cell office:value-type="float" office:value="0.000000000000744212275934173">
                <text:p>0.000000000000744212275934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686080402">
                <text:p>0.8686080402</text:p>
              </table:table-cell>
              <table:table-cell office:value-type="float" office:value="0.000000000000878712391525427">
                <text:p>0.000000000000878712391525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8736231156">
                <text:p>0.8736231156</text:p>
              </table:table-cell>
              <table:table-cell office:value-type="float" office:value="0.00000000000102455199714419">
                <text:p>0.000000000001024551997144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78638191">
                <text:p>0.878638191</text:p>
              </table:table-cell>
              <table:table-cell office:value-type="float" office:value="0.00000000000120003672216964">
                <text:p>0.000000000001200036722169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8836532663">
                <text:p>0.8836532663</text:p>
              </table:table-cell>
              <table:table-cell office:value-type="float" office:value="0.00000000000144831333508135">
                <text:p>0.000000000001448313335081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8886683417">
                <text:p>0.8886683417</text:p>
              </table:table-cell>
              <table:table-cell office:value-type="float" office:value="0.00000000000172218394061026">
                <text:p>0.00000000000172218394061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936834171">
                <text:p>0.8936834171</text:p>
              </table:table-cell>
              <table:table-cell office:value-type="float" office:value="0.00000000000203657974456769">
                <text:p>0.000000000002036579744567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986984925">
                <text:p>0.8986984925</text:p>
              </table:table-cell>
              <table:table-cell office:value-type="float" office:value="0.00000000000236115866502879">
                <text:p>0.000000000002361158665028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037135678">
                <text:p>0.9037135678</text:p>
              </table:table-cell>
              <table:table-cell office:value-type="float" office:value="0.00000000000265876238825763">
                <text:p>0.000000000002658762388257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087286432">
                <text:p>0.9087286432</text:p>
              </table:table-cell>
              <table:table-cell office:value-type="float" office:value="0.00000000000295459454123533">
                <text:p>0.000000000002954594541235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137437186">
                <text:p>0.9137437186</text:p>
              </table:table-cell>
              <table:table-cell office:value-type="float" office:value="0.0000000000033218107089407">
                <text:p>0.00000000000332181070894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18758794">
                <text:p>0.918758794</text:p>
              </table:table-cell>
              <table:table-cell office:value-type="float" office:value="0.00000000000377095485778167">
                <text:p>0.000000000003770954857781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237738693">
                <text:p>0.9237738693</text:p>
              </table:table-cell>
              <table:table-cell office:value-type="float" office:value="0.00000000000417852787981248">
                <text:p>0.00000000000417852787981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87889447">
                <text:p>0.9287889447</text:p>
              </table:table-cell>
              <table:table-cell office:value-type="float" office:value="0.00000000000450713743622049">
                <text:p>0.000000000004507137436220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338040201">
                <text:p>0.9338040201</text:p>
              </table:table-cell>
              <table:table-cell office:value-type="float" office:value="0.00000000000485173031652849">
                <text:p>0.00000000000485173031652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388190955">
                <text:p>0.9388190955</text:p>
              </table:table-cell>
              <table:table-cell office:value-type="float" office:value="0.00000000000524016050831362">
                <text:p>0.000000000005240160508313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438341709">
                <text:p>0.9438341709</text:p>
              </table:table-cell>
              <table:table-cell office:value-type="float" office:value="0.00000000000556866961658143">
                <text:p>0.000000000005568669616581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488492462">
                <text:p>0.9488492462</text:p>
              </table:table-cell>
              <table:table-cell office:value-type="float" office:value="0.0000000000058391811655866">
                <text:p>0.0000000000058391811655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538643216">
                <text:p>0.9538643216</text:p>
              </table:table-cell>
              <table:table-cell office:value-type="float" office:value="0.00000000000609264795157086">
                <text:p>0.00000000000609264795157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58879397">
                <text:p>0.958879397</text:p>
              </table:table-cell>
              <table:table-cell office:value-type="float" office:value="0.00000000000640875329946402">
                <text:p>0.000000000006408753299464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638944724">
                <text:p>0.9638944724</text:p>
              </table:table-cell>
              <table:table-cell office:value-type="float" office:value="0.00000000000701966486322055">
                <text:p>0.00000000000701966486322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689095477">
                <text:p>0.9689095477</text:p>
              </table:table-cell>
              <table:table-cell office:value-type="float" office:value="0.00000000000781831294947989">
                <text:p>0.000000000007818312949479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39246231">
                <text:p>0.9739246231</text:p>
              </table:table-cell>
              <table:table-cell office:value-type="float" office:value="0.0000000000085845632205708">
                <text:p>0.00000000000858456322057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89396985">
                <text:p>0.9789396985</text:p>
              </table:table-cell>
              <table:table-cell office:value-type="float" office:value="0.00000000000928182358159053">
                <text:p>0.000000000009281823581590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839547739">
                <text:p>0.9839547739</text:p>
              </table:table-cell>
              <table:table-cell office:value-type="float" office:value="0.00000000000959153422284766">
                <text:p>0.000000000009591534222847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889698492">
                <text:p>0.9889698492</text:p>
              </table:table-cell>
              <table:table-cell office:value-type="float" office:value="0.00000000000959153422284766">
                <text:p>0.000000000009591534222847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939849246">
                <text:p>0.9939849246</text:p>
              </table:table-cell>
              <table:table-cell office:value-type="float" office:value="0.00000000000959153422284766">
                <text:p>0.000000000009591534222847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.00000000000959153422284766">
                <text:p>0.00000000000959153422284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